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9.004cm" svg:x="10.766cm" svg:y="2.019cm">
            <draw:object draw:notify-on-update-of-ranges="Лист1.A1:Лист1.A1 Лист1.A2:Лист1.A725 Лист1.B1:Лист1.B1 Лист1.B2:Лист1.B7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.3025542783924" calcext:value-type="float">
            <text:p>1,3025542783924</text:p>
          </table:table-cell>
          <table:table-cell office:value-type="float" office:value="3.07449956978571" calcext:value-type="float">
            <text:p>3,07449956978571</text:p>
          </table:table-cell>
        </table:table-row>
        <table:table-row table:style-name="ro1">
          <table:table-cell office:value-type="float" office:value="3.55453762687242" calcext:value-type="float">
            <text:p>3,55453762687242</text:p>
          </table:table-cell>
          <table:table-cell office:value-type="float" office:value="-4.50911648196677" calcext:value-type="float">
            <text:p>-4,50911648196677</text:p>
          </table:table-cell>
        </table:table-row>
        <table:table-row table:style-name="ro1">
          <table:table-cell office:value-type="float" office:value="4.13964388913406" calcext:value-type="float">
            <text:p>4,13964388913406</text:p>
          </table:table-cell>
          <table:table-cell office:value-type="float" office:value="-3.56470693456047" calcext:value-type="float">
            <text:p>-3,56470693456047</text:p>
          </table:table-cell>
        </table:table-row>
        <table:table-row table:style-name="ro1">
          <table:table-cell office:value-type="float" office:value="-0.141838822265395" calcext:value-type="float">
            <text:p>-0,141838822265395</text:p>
          </table:table-cell>
          <table:table-cell office:value-type="float" office:value="4.25746108685707" calcext:value-type="float">
            <text:p>4,25746108685707</text:p>
          </table:table-cell>
        </table:table-row>
        <table:table-row table:style-name="ro1">
          <table:table-cell office:value-type="float" office:value="4.42807282397132" calcext:value-type="float">
            <text:p>4,42807282397132</text:p>
          </table:table-cell>
          <table:table-cell office:value-type="float" office:value="-3.96967987210105" calcext:value-type="float">
            <text:p>-3,96967987210105</text:p>
          </table:table-cell>
        </table:table-row>
        <table:table-row table:style-name="ro1">
          <table:table-cell office:value-type="float" office:value="1.555415972089" calcext:value-type="float">
            <text:p>1,555415972089</text:p>
          </table:table-cell>
          <table:table-cell office:value-type="float" office:value="-3.79617000182384" calcext:value-type="float">
            <text:p>-3,79617000182384</text:p>
          </table:table-cell>
        </table:table-row>
        <table:table-row table:style-name="ro1">
          <table:table-cell office:value-type="float" office:value="2.50461811104141" calcext:value-type="float">
            <text:p>2,50461811104141</text:p>
          </table:table-cell>
          <table:table-cell office:value-type="float" office:value="-3.24091267111125" calcext:value-type="float">
            <text:p>-3,24091267111125</text:p>
          </table:table-cell>
        </table:table-row>
        <table:table-row table:style-name="ro1">
          <table:table-cell office:value-type="float" office:value="3.46850875719057" calcext:value-type="float">
            <text:p>3,46850875719057</text:p>
          </table:table-cell>
          <table:table-cell office:value-type="float" office:value="-2.24754691827959" calcext:value-type="float">
            <text:p>-2,24754691827959</text:p>
          </table:table-cell>
        </table:table-row>
        <table:table-row table:style-name="ro1">
          <table:table-cell office:value-type="float" office:value="2.41119861485746" calcext:value-type="float">
            <text:p>2,41119861485746</text:p>
          </table:table-cell>
          <table:table-cell office:value-type="float" office:value="-3.51412169017679" calcext:value-type="float">
            <text:p>-3,51412169017679</text:p>
          </table:table-cell>
        </table:table-row>
        <table:table-row table:style-name="ro1">
          <table:table-cell office:value-type="float" office:value="-0.272267421827863" calcext:value-type="float">
            <text:p>-0,272267421827863</text:p>
          </table:table-cell>
          <table:table-cell office:value-type="float" office:value="5.28777235914304" calcext:value-type="float">
            <text:p>5,28777235914304</text:p>
          </table:table-cell>
        </table:table-row>
        <table:table-row table:style-name="ro1">
          <table:table-cell office:value-type="float" office:value="0.758612407065595" calcext:value-type="float">
            <text:p>0,758612407065595</text:p>
          </table:table-cell>
          <table:table-cell office:value-type="float" office:value="6.16249296264976" calcext:value-type="float">
            <text:p>6,16249296264976</text:p>
          </table:table-cell>
        </table:table-row>
        <table:table-row table:style-name="ro1">
          <table:table-cell office:value-type="float" office:value="-0.0728867482752948" calcext:value-type="float">
            <text:p>-0,0728867482752948</text:p>
          </table:table-cell>
          <table:table-cell office:value-type="float" office:value="4.15477073743633" calcext:value-type="float">
            <text:p>4,15477073743633</text:p>
          </table:table-cell>
        </table:table-row>
        <table:table-row table:style-name="ro1">
          <table:table-cell office:value-type="float" office:value="1.95187398533401" calcext:value-type="float">
            <text:p>1,95187398533401</text:p>
          </table:table-cell>
          <table:table-cell office:value-type="float" office:value="-3.61207409674221" calcext:value-type="float">
            <text:p>-3,61207409674221</text:p>
          </table:table-cell>
        </table:table-row>
        <table:table-row table:style-name="ro1">
          <table:table-cell office:value-type="float" office:value="2.92923409627551" calcext:value-type="float">
            <text:p>2,92923409627551</text:p>
          </table:table-cell>
          <table:table-cell office:value-type="float" office:value="-4.2082586902454" calcext:value-type="float">
            <text:p>-4,2082586902454</text:p>
          </table:table-cell>
        </table:table-row>
        <table:table-row table:style-name="ro1">
          <table:table-cell office:value-type="float" office:value="1.23912998966667" calcext:value-type="float">
            <text:p>1,23912998966667</text:p>
          </table:table-cell>
          <table:table-cell office:value-type="float" office:value="3.00720387418143" calcext:value-type="float">
            <text:p>3,00720387418143</text:p>
          </table:table-cell>
        </table:table-row>
        <table:table-row table:style-name="ro1">
          <table:table-cell office:value-type="float" office:value="4.53894522916801" calcext:value-type="float">
            <text:p>4,53894522916801</text:p>
          </table:table-cell>
          <table:table-cell office:value-type="float" office:value="-4.18766172170461" calcext:value-type="float">
            <text:p>-4,18766172170461</text:p>
          </table:table-cell>
        </table:table-row>
        <table:table-row table:style-name="ro1">
          <table:table-cell office:value-type="float" office:value="4.917834997354" calcext:value-type="float">
            <text:p>4,917834997354</text:p>
          </table:table-cell>
          <table:table-cell office:value-type="float" office:value="-3.68484395599852" calcext:value-type="float">
            <text:p>-3,68484395599852</text:p>
          </table:table-cell>
        </table:table-row>
        <table:table-row table:style-name="ro1">
          <table:table-cell office:value-type="float" office:value="3.31254478796862" calcext:value-type="float">
            <text:p>3,31254478796862</text:p>
          </table:table-cell>
          <table:table-cell office:value-type="float" office:value="-2.41528916654616" calcext:value-type="float">
            <text:p>-2,41528916654616</text:p>
          </table:table-cell>
        </table:table-row>
        <table:table-row table:style-name="ro1">
          <table:table-cell office:value-type="float" office:value="3.90362991397606" calcext:value-type="float">
            <text:p>3,90362991397606</text:p>
          </table:table-cell>
          <table:table-cell office:value-type="float" office:value="-1.95193837529276" calcext:value-type="float">
            <text:p>-1,95193837529276</text:p>
          </table:table-cell>
        </table:table-row>
        <table:table-row table:style-name="ro1">
          <table:table-cell office:value-type="float" office:value="0.0566287269359972" calcext:value-type="float">
            <text:p>0,0566287269359972</text:p>
          </table:table-cell>
          <table:table-cell office:value-type="float" office:value="6.00573834067881" calcext:value-type="float">
            <text:p>6,00573834067881</text:p>
          </table:table-cell>
        </table:table-row>
        <table:table-row table:style-name="ro1">
          <table:table-cell office:value-type="float" office:value="3.26123110353039" calcext:value-type="float">
            <text:p>3,26123110353039</text:p>
          </table:table-cell>
          <table:table-cell office:value-type="float" office:value="-3.92304101595974" calcext:value-type="float">
            <text:p>-3,92304101595974</text:p>
          </table:table-cell>
        </table:table-row>
        <table:table-row table:style-name="ro1">
          <table:table-cell office:value-type="float" office:value="3.07269231206109" calcext:value-type="float">
            <text:p>3,07269231206109</text:p>
          </table:table-cell>
          <table:table-cell office:value-type="float" office:value="-3.26747367330115" calcext:value-type="float">
            <text:p>-3,26747367330115</text:p>
          </table:table-cell>
        </table:table-row>
        <table:table-row table:style-name="ro1">
          <table:table-cell office:value-type="float" office:value="0.860831027639149" calcext:value-type="float">
            <text:p>0,860831027639149</text:p>
          </table:table-cell>
          <table:table-cell office:value-type="float" office:value="4.50972218788913" calcext:value-type="float">
            <text:p>4,50972218788913</text:p>
          </table:table-cell>
        </table:table-row>
        <table:table-row table:style-name="ro1">
          <table:table-cell office:value-type="float" office:value="3.15230385972931" calcext:value-type="float">
            <text:p>3,15230385972931</text:p>
          </table:table-cell>
          <table:table-cell office:value-type="float" office:value="-2.26743547541939" calcext:value-type="float">
            <text:p>-2,26743547541939</text:p>
          </table:table-cell>
        </table:table-row>
        <table:table-row table:style-name="ro1">
          <table:table-cell office:value-type="float" office:value="4.96071234949792" calcext:value-type="float">
            <text:p>4,96071234949792</text:p>
          </table:table-cell>
          <table:table-cell office:value-type="float" office:value="-4.40133015117665" calcext:value-type="float">
            <text:p>-4,40133015117665</text:p>
          </table:table-cell>
        </table:table-row>
        <table:table-row table:style-name="ro1">
          <table:table-cell office:value-type="float" office:value="4.1956977112112" calcext:value-type="float">
            <text:p>4,1956977112112</text:p>
          </table:table-cell>
          <table:table-cell office:value-type="float" office:value="-4.07584693915122" calcext:value-type="float">
            <text:p>-4,07584693915122</text:p>
          </table:table-cell>
        </table:table-row>
        <table:table-row table:style-name="ro1">
          <table:table-cell office:value-type="float" office:value="0.187639725186022" calcext:value-type="float">
            <text:p>0,187639725186022</text:p>
          </table:table-cell>
          <table:table-cell office:value-type="float" office:value="3.7620331589901" calcext:value-type="float">
            <text:p>3,7620331589901</text:p>
          </table:table-cell>
        </table:table-row>
        <table:table-row table:style-name="ro1">
          <table:table-cell office:value-type="float" office:value="3.92485042671547" calcext:value-type="float">
            <text:p>3,92485042671547</text:p>
          </table:table-cell>
          <table:table-cell office:value-type="float" office:value="-3.42516360738065" calcext:value-type="float">
            <text:p>-3,42516360738065</text:p>
          </table:table-cell>
        </table:table-row>
        <table:table-row table:style-name="ro1">
          <table:table-cell office:value-type="float" office:value="3.51207838962676" calcext:value-type="float">
            <text:p>3,51207838962676</text:p>
          </table:table-cell>
          <table:table-cell office:value-type="float" office:value="-4.63119979802962" calcext:value-type="float">
            <text:p>-4,63119979802962</text:p>
          </table:table-cell>
        </table:table-row>
        <table:table-row table:style-name="ro1">
          <table:table-cell office:value-type="float" office:value="4.26549404841978" calcext:value-type="float">
            <text:p>4,26549404841978</text:p>
          </table:table-cell>
          <table:table-cell office:value-type="float" office:value="-4.82651668331758" calcext:value-type="float">
            <text:p>-4,82651668331758</text:p>
          </table:table-cell>
        </table:table-row>
        <table:table-row table:style-name="ro1">
          <table:table-cell office:value-type="float" office:value="4.98224406923538" calcext:value-type="float">
            <text:p>4,98224406923538</text:p>
          </table:table-cell>
          <table:table-cell office:value-type="float" office:value="-3.71597438724835" calcext:value-type="float">
            <text:p>-3,71597438724835</text:p>
          </table:table-cell>
        </table:table-row>
        <table:table-row table:style-name="ro1">
          <table:table-cell office:value-type="float" office:value="-0.592607213778992" calcext:value-type="float">
            <text:p>-0,592607213778992</text:p>
          </table:table-cell>
          <table:table-cell office:value-type="float" office:value="4.52477598662677" calcext:value-type="float">
            <text:p>4,52477598662677</text:p>
          </table:table-cell>
        </table:table-row>
        <table:table-row table:style-name="ro1">
          <table:table-cell office:value-type="float" office:value="0.951337014322264" calcext:value-type="float">
            <text:p>0,951337014322264</text:p>
          </table:table-cell>
          <table:table-cell office:value-type="float" office:value="5.17229329232375" calcext:value-type="float">
            <text:p>5,17229329232375</text:p>
          </table:table-cell>
        </table:table-row>
        <table:table-row table:style-name="ro1">
          <table:table-cell office:value-type="float" office:value="3.55971454637479" calcext:value-type="float">
            <text:p>3,55971454637479</text:p>
          </table:table-cell>
          <table:table-cell office:value-type="float" office:value="-3.92284942956109" calcext:value-type="float">
            <text:p>-3,92284942956109</text:p>
          </table:table-cell>
        </table:table-row>
        <table:table-row table:style-name="ro1">
          <table:table-cell office:value-type="float" office:value="2.55458841908881" calcext:value-type="float">
            <text:p>2,55458841908881</text:p>
          </table:table-cell>
          <table:table-cell office:value-type="float" office:value="-2.60486299478732" calcext:value-type="float">
            <text:p>-2,60486299478732</text:p>
          </table:table-cell>
        </table:table-row>
        <table:table-row table:style-name="ro1">
          <table:table-cell office:value-type="float" office:value="0.404321898330451" calcext:value-type="float">
            <text:p>0,404321898330451</text:p>
          </table:table-cell>
          <table:table-cell office:value-type="float" office:value="4.69893230897384" calcext:value-type="float">
            <text:p>4,69893230897384</text:p>
          </table:table-cell>
        </table:table-row>
        <table:table-row table:style-name="ro1">
          <table:table-cell office:value-type="float" office:value="1.97801806761006" calcext:value-type="float">
            <text:p>1,97801806761006</text:p>
          </table:table-cell>
          <table:table-cell office:value-type="float" office:value="-3.75383059908365" calcext:value-type="float">
            <text:p>-3,75383059908365</text:p>
          </table:table-cell>
        </table:table-row>
        <table:table-row table:style-name="ro1">
          <table:table-cell office:value-type="float" office:value="0.911980379701741" calcext:value-type="float">
            <text:p>0,911980379701741</text:p>
          </table:table-cell>
          <table:table-cell office:value-type="float" office:value="2.75826918717925" calcext:value-type="float">
            <text:p>2,75826918717925</text:p>
          </table:table-cell>
        </table:table-row>
        <table:table-row table:style-name="ro1">
          <table:table-cell office:value-type="float" office:value="3.13098593762761" calcext:value-type="float">
            <text:p>3,13098593762761</text:p>
          </table:table-cell>
          <table:table-cell office:value-type="float" office:value="-5.1065736656689" calcext:value-type="float">
            <text:p>-5,1065736656689</text:p>
          </table:table-cell>
        </table:table-row>
        <table:table-row table:style-name="ro1">
          <table:table-cell office:value-type="float" office:value="3.31612868162986" calcext:value-type="float">
            <text:p>3,31612868162986</text:p>
          </table:table-cell>
          <table:table-cell office:value-type="float" office:value="-4.27624816482037" calcext:value-type="float">
            <text:p>-4,27624816482037</text:p>
          </table:table-cell>
        </table:table-row>
        <table:table-row table:style-name="ro1">
          <table:table-cell office:value-type="float" office:value="2.02564163603177" calcext:value-type="float">
            <text:p>2,02564163603177</text:p>
          </table:table-cell>
          <table:table-cell office:value-type="float" office:value="-3.80962083625027" calcext:value-type="float">
            <text:p>-3,80962083625027</text:p>
          </table:table-cell>
        </table:table-row>
        <table:table-row table:style-name="ro1">
          <table:table-cell office:value-type="float" office:value="-0.0912387706866231" calcext:value-type="float">
            <text:p>-0,0912387706866231</text:p>
          </table:table-cell>
          <table:table-cell office:value-type="float" office:value="3.5316115420766" calcext:value-type="float">
            <text:p>3,5316115420766</text:p>
          </table:table-cell>
        </table:table-row>
        <table:table-row table:style-name="ro1">
          <table:table-cell office:value-type="float" office:value="3.62246834595946" calcext:value-type="float">
            <text:p>3,62246834595946</text:p>
          </table:table-cell>
          <table:table-cell office:value-type="float" office:value="-3.28846596207933" calcext:value-type="float">
            <text:p>-3,28846596207933</text:p>
          </table:table-cell>
        </table:table-row>
        <table:table-row table:style-name="ro1">
          <table:table-cell office:value-type="float" office:value="-0.800249199129644" calcext:value-type="float">
            <text:p>-0,800249199129644</text:p>
          </table:table-cell>
          <table:table-cell office:value-type="float" office:value="3.68578657103013" calcext:value-type="float">
            <text:p>3,68578657103013</text:p>
          </table:table-cell>
        </table:table-row>
        <table:table-row table:style-name="ro1">
          <table:table-cell office:value-type="float" office:value="2.78081797306606" calcext:value-type="float">
            <text:p>2,78081797306606</text:p>
          </table:table-cell>
          <table:table-cell office:value-type="float" office:value="-3.84609894017778" calcext:value-type="float">
            <text:p>-3,84609894017778</text:p>
          </table:table-cell>
        </table:table-row>
        <table:table-row table:style-name="ro1">
          <table:table-cell office:value-type="float" office:value="4.23439602978384" calcext:value-type="float">
            <text:p>4,23439602978384</text:p>
          </table:table-cell>
          <table:table-cell office:value-type="float" office:value="-3.10358597698998" calcext:value-type="float">
            <text:p>-3,10358597698998</text:p>
          </table:table-cell>
        </table:table-row>
        <table:table-row table:style-name="ro1">
          <table:table-cell office:value-type="float" office:value="4.68473655541503" calcext:value-type="float">
            <text:p>4,68473655541503</text:p>
          </table:table-cell>
          <table:table-cell office:value-type="float" office:value="-3.43705995528678" calcext:value-type="float">
            <text:p>-3,43705995528678</text:p>
          </table:table-cell>
        </table:table-row>
        <table:table-row table:style-name="ro1">
          <table:table-cell office:value-type="float" office:value="2.99156258941025" calcext:value-type="float">
            <text:p>2,99156258941025</text:p>
          </table:table-cell>
          <table:table-cell office:value-type="float" office:value="-3.05536350589705" calcext:value-type="float">
            <text:p>-3,05536350589705</text:p>
          </table:table-cell>
        </table:table-row>
        <table:table-row table:style-name="ro1">
          <table:table-cell office:value-type="float" office:value="0.283090569537712" calcext:value-type="float">
            <text:p>0,283090569537712</text:p>
          </table:table-cell>
          <table:table-cell office:value-type="float" office:value="3.32546977430326" calcext:value-type="float">
            <text:p>3,32546977430326</text:p>
          </table:table-cell>
        </table:table-row>
        <table:table-row table:style-name="ro1">
          <table:table-cell office:value-type="float" office:value="1.14802456572844" calcext:value-type="float">
            <text:p>1,14802456572844</text:p>
          </table:table-cell>
          <table:table-cell office:value-type="float" office:value="6.1662821024829" calcext:value-type="float">
            <text:p>6,1662821024829</text:p>
          </table:table-cell>
        </table:table-row>
        <table:table-row table:style-name="ro1">
          <table:table-cell office:value-type="float" office:value="2.4279163195508" calcext:value-type="float">
            <text:p>2,4279163195508</text:p>
          </table:table-cell>
          <table:table-cell office:value-type="float" office:value="-3.88776683865488" calcext:value-type="float">
            <text:p>-3,88776683865488</text:p>
          </table:table-cell>
        </table:table-row>
        <table:table-row table:style-name="ro1">
          <table:table-cell office:value-type="float" office:value="3.14760235694406" calcext:value-type="float">
            <text:p>3,14760235694406</text:p>
          </table:table-cell>
          <table:table-cell office:value-type="float" office:value="-3.96337349782902" calcext:value-type="float">
            <text:p>-3,96337349782902</text:p>
          </table:table-cell>
        </table:table-row>
        <table:table-row table:style-name="ro1">
          <table:table-cell office:value-type="float" office:value="2.38955970122617" calcext:value-type="float">
            <text:p>2,38955970122617</text:p>
          </table:table-cell>
          <table:table-cell office:value-type="float" office:value="-2.62586256430043" calcext:value-type="float">
            <text:p>-2,62586256430043</text:p>
          </table:table-cell>
        </table:table-row>
        <table:table-row table:style-name="ro1">
          <table:table-cell office:value-type="float" office:value="3.43520989567289" calcext:value-type="float">
            <text:p>3,43520989567289</text:p>
          </table:table-cell>
          <table:table-cell office:value-type="float" office:value="-3.87302017336921" calcext:value-type="float">
            <text:p>-3,87302017336921</text:p>
          </table:table-cell>
        </table:table-row>
        <table:table-row table:style-name="ro1">
          <table:table-cell office:value-type="float" office:value="3.55270680476043" calcext:value-type="float">
            <text:p>3,55270680476043</text:p>
          </table:table-cell>
          <table:table-cell office:value-type="float" office:value="-4.02137377383828" calcext:value-type="float">
            <text:p>-4,02137377383828</text:p>
          </table:table-cell>
        </table:table-row>
        <table:table-row table:style-name="ro1">
          <table:table-cell office:value-type="float" office:value="1.83129791286519" calcext:value-type="float">
            <text:p>1,83129791286519</text:p>
          </table:table-cell>
          <table:table-cell office:value-type="float" office:value="6.01989408049411" calcext:value-type="float">
            <text:p>6,01989408049411</text:p>
          </table:table-cell>
        </table:table-row>
        <table:table-row table:style-name="ro1">
          <table:table-cell office:value-type="float" office:value="3.17187898651654" calcext:value-type="float">
            <text:p>3,17187898651654</text:p>
          </table:table-cell>
          <table:table-cell office:value-type="float" office:value="-2.76863402736064" calcext:value-type="float">
            <text:p>-2,76863402736064</text:p>
          </table:table-cell>
        </table:table-row>
        <table:table-row table:style-name="ro1">
          <table:table-cell office:value-type="float" office:value="0.806554831630211" calcext:value-type="float">
            <text:p>0,806554831630211</text:p>
          </table:table-cell>
          <table:table-cell office:value-type="float" office:value="5.58925442095033" calcext:value-type="float">
            <text:p>5,58925442095033</text:p>
          </table:table-cell>
        </table:table-row>
        <table:table-row table:style-name="ro1">
          <table:table-cell office:value-type="float" office:value="3.69768629296935" calcext:value-type="float">
            <text:p>3,69768629296935</text:p>
          </table:table-cell>
          <table:table-cell office:value-type="float" office:value="-4.65561648803301" calcext:value-type="float">
            <text:p>-4,65561648803301</text:p>
          </table:table-cell>
        </table:table-row>
        <table:table-row table:style-name="ro1">
          <table:table-cell office:value-type="float" office:value="3.49102300512839" calcext:value-type="float">
            <text:p>3,49102300512839</text:p>
          </table:table-cell>
          <table:table-cell office:value-type="float" office:value="-3.89284957321988" calcext:value-type="float">
            <text:p>-3,89284957321988</text:p>
          </table:table-cell>
        </table:table-row>
        <table:table-row table:style-name="ro1">
          <table:table-cell office:value-type="float" office:value="3.71523749139505" calcext:value-type="float">
            <text:p>3,71523749139505</text:p>
          </table:table-cell>
          <table:table-cell office:value-type="float" office:value="-2.10121942826843" calcext:value-type="float">
            <text:p>-2,10121942826843</text:p>
          </table:table-cell>
        </table:table-row>
        <table:table-row table:style-name="ro1">
          <table:table-cell office:value-type="float" office:value="4.03595771441517" calcext:value-type="float">
            <text:p>4,03595771441517</text:p>
          </table:table-cell>
          <table:table-cell office:value-type="float" office:value="-3.21331878149363" calcext:value-type="float">
            <text:p>-3,21331878149363</text:p>
          </table:table-cell>
        </table:table-row>
        <table:table-row table:style-name="ro1">
          <table:table-cell office:value-type="float" office:value="0.708740649493507" calcext:value-type="float">
            <text:p>0,708740649493507</text:p>
          </table:table-cell>
          <table:table-cell office:value-type="float" office:value="4.10039590594667" calcext:value-type="float">
            <text:p>4,10039590594667</text:p>
          </table:table-cell>
        </table:table-row>
        <table:table-row table:style-name="ro1">
          <table:table-cell office:value-type="float" office:value="3.35566393664178" calcext:value-type="float">
            <text:p>3,35566393664178</text:p>
          </table:table-cell>
          <table:table-cell office:value-type="float" office:value="-2.25551720796518" calcext:value-type="float">
            <text:p>-2,25551720796518</text:p>
          </table:table-cell>
        </table:table-row>
        <table:table-row table:style-name="ro1">
          <table:table-cell office:value-type="float" office:value="3.52906950476823" calcext:value-type="float">
            <text:p>3,52906950476823</text:p>
          </table:table-cell>
          <table:table-cell office:value-type="float" office:value="-4.32164771827729" calcext:value-type="float">
            <text:p>-4,32164771827729</text:p>
          </table:table-cell>
        </table:table-row>
        <table:table-row table:style-name="ro1">
          <table:table-cell office:value-type="float" office:value="2.81985966683115" calcext:value-type="float">
            <text:p>2,81985966683115</text:p>
          </table:table-cell>
          <table:table-cell office:value-type="float" office:value="-3.22462394548314" calcext:value-type="float">
            <text:p>-3,22462394548314</text:p>
          </table:table-cell>
        </table:table-row>
        <table:table-row table:style-name="ro1">
          <table:table-cell office:value-type="float" office:value="4.18141958654346" calcext:value-type="float">
            <text:p>4,18141958654346</text:p>
          </table:table-cell>
          <table:table-cell office:value-type="float" office:value="-2.47911129537408" calcext:value-type="float">
            <text:p>-2,47911129537408</text:p>
          </table:table-cell>
        </table:table-row>
        <table:table-row table:style-name="ro1">
          <table:table-cell office:value-type="float" office:value="-0.0317562874551627" calcext:value-type="float">
            <text:p>-0,0317562874551627</text:p>
          </table:table-cell>
          <table:table-cell office:value-type="float" office:value="4.41313324545731" calcext:value-type="float">
            <text:p>4,41313324545731</text:p>
          </table:table-cell>
        </table:table-row>
        <table:table-row table:style-name="ro1">
          <table:table-cell office:value-type="float" office:value="1.61919205666199" calcext:value-type="float">
            <text:p>1,61919205666199</text:p>
          </table:table-cell>
          <table:table-cell office:value-type="float" office:value="-4.07699369558614" calcext:value-type="float">
            <text:p>-4,07699369558614</text:p>
          </table:table-cell>
        </table:table-row>
        <table:table-row table:style-name="ro1">
          <table:table-cell office:value-type="float" office:value="3.40515739126536" calcext:value-type="float">
            <text:p>3,40515739126536</text:p>
          </table:table-cell>
          <table:table-cell office:value-type="float" office:value="-3.63940244432675" calcext:value-type="float">
            <text:p>-3,63940244432675</text:p>
          </table:table-cell>
        </table:table-row>
        <table:table-row table:style-name="ro1">
          <table:table-cell office:value-type="float" office:value="0.109750397744961" calcext:value-type="float">
            <text:p>0,109750397744961</text:p>
          </table:table-cell>
          <table:table-cell office:value-type="float" office:value="4.68004324748187" calcext:value-type="float">
            <text:p>4,68004324748187</text:p>
          </table:table-cell>
        </table:table-row>
        <table:table-row table:style-name="ro1">
          <table:table-cell office:value-type="float" office:value="3.36330554198685" calcext:value-type="float">
            <text:p>3,36330554198685</text:p>
          </table:table-cell>
          <table:table-cell office:value-type="float" office:value="-4.3576310654634" calcext:value-type="float">
            <text:p>-4,3576310654634</text:p>
          </table:table-cell>
        </table:table-row>
        <table:table-row table:style-name="ro1">
          <table:table-cell office:value-type="float" office:value="1.83966194258647" calcext:value-type="float">
            <text:p>1,83966194258647</text:p>
          </table:table-cell>
          <table:table-cell office:value-type="float" office:value="3.2817759214149" calcext:value-type="float">
            <text:p>3,2817759214149</text:p>
          </table:table-cell>
        </table:table-row>
        <table:table-row table:style-name="ro1">
          <table:table-cell office:value-type="float" office:value="3.88319713154894" calcext:value-type="float">
            <text:p>3,88319713154894</text:p>
          </table:table-cell>
          <table:table-cell office:value-type="float" office:value="-3.99916025523088" calcext:value-type="float">
            <text:p>-3,99916025523088</text:p>
          </table:table-cell>
        </table:table-row>
        <table:table-row table:style-name="ro1">
          <table:table-cell office:value-type="float" office:value="2.1133590849105" calcext:value-type="float">
            <text:p>2,1133590849105</text:p>
          </table:table-cell>
          <table:table-cell office:value-type="float" office:value="-2.90296355131055" calcext:value-type="float">
            <text:p>-2,90296355131055</text:p>
          </table:table-cell>
        </table:table-row>
        <table:table-row table:style-name="ro1">
          <table:table-cell office:value-type="float" office:value="0.973806699260202" calcext:value-type="float">
            <text:p>0,973806699260202</text:p>
          </table:table-cell>
          <table:table-cell office:value-type="float" office:value="6.17793243169665" calcext:value-type="float">
            <text:p>6,17793243169665</text:p>
          </table:table-cell>
        </table:table-row>
        <table:table-row table:style-name="ro1">
          <table:table-cell office:value-type="float" office:value="2.85137665069908" calcext:value-type="float">
            <text:p>2,85137665069908</text:p>
          </table:table-cell>
          <table:table-cell office:value-type="float" office:value="-5.52414383691103" calcext:value-type="float">
            <text:p>-5,52414383691103</text:p>
          </table:table-cell>
        </table:table-row>
        <table:table-row table:style-name="ro1">
          <table:table-cell office:value-type="float" office:value="3.71928476129723" calcext:value-type="float">
            <text:p>3,71928476129723</text:p>
          </table:table-cell>
          <table:table-cell office:value-type="float" office:value="-3.28255271843681" calcext:value-type="float">
            <text:p>-3,28255271843681</text:p>
          </table:table-cell>
        </table:table-row>
        <table:table-row table:style-name="ro1">
          <table:table-cell office:value-type="float" office:value="2.04524382752011" calcext:value-type="float">
            <text:p>2,04524382752011</text:p>
          </table:table-cell>
          <table:table-cell office:value-type="float" office:value="-3.52834363821028" calcext:value-type="float">
            <text:p>-3,52834363821028</text:p>
          </table:table-cell>
        </table:table-row>
        <table:table-row table:style-name="ro1">
          <table:table-cell office:value-type="float" office:value="2.06202298686577" calcext:value-type="float">
            <text:p>2,06202298686577</text:p>
          </table:table-cell>
          <table:table-cell office:value-type="float" office:value="-3.59670700290231" calcext:value-type="float">
            <text:p>-3,59670700290231</text:p>
          </table:table-cell>
        </table:table-row>
        <table:table-row table:style-name="ro1">
          <table:table-cell office:value-type="float" office:value="4.88206642278555" calcext:value-type="float">
            <text:p>4,88206642278555</text:p>
          </table:table-cell>
          <table:table-cell office:value-type="float" office:value="-3.85515124464537" calcext:value-type="float">
            <text:p>-3,85515124464537</text:p>
          </table:table-cell>
        </table:table-row>
        <table:table-row table:style-name="ro1">
          <table:table-cell office:value-type="float" office:value="0.96130316789719" calcext:value-type="float">
            <text:p>0,96130316789719</text:p>
          </table:table-cell>
          <table:table-cell office:value-type="float" office:value="3.79625625359801" calcext:value-type="float">
            <text:p>3,79625625359801</text:p>
          </table:table-cell>
        </table:table-row>
        <table:table-row table:style-name="ro1">
          <table:table-cell office:value-type="float" office:value="0.499957134028913" calcext:value-type="float">
            <text:p>0,499957134028913</text:p>
          </table:table-cell>
          <table:table-cell office:value-type="float" office:value="4.42660600609515" calcext:value-type="float">
            <text:p>4,42660600609515</text:p>
          </table:table-cell>
        </table:table-row>
        <table:table-row table:style-name="ro1">
          <table:table-cell office:value-type="float" office:value="1.62171318706528" calcext:value-type="float">
            <text:p>1,62171318706528</text:p>
          </table:table-cell>
          <table:table-cell office:value-type="float" office:value="-3.44836854536915" calcext:value-type="float">
            <text:p>-3,44836854536915</text:p>
          </table:table-cell>
        </table:table-row>
        <table:table-row table:style-name="ro1">
          <table:table-cell office:value-type="float" office:value="-0.831379415358452" calcext:value-type="float">
            <text:p>-0,831379415358452</text:p>
          </table:table-cell>
          <table:table-cell office:value-type="float" office:value="4.37622475532088" calcext:value-type="float">
            <text:p>4,37622475532088</text:p>
          </table:table-cell>
        </table:table-row>
        <table:table-row table:style-name="ro1">
          <table:table-cell office:value-type="float" office:value="2.6705545341721" calcext:value-type="float">
            <text:p>2,6705545341721</text:p>
          </table:table-cell>
          <table:table-cell office:value-type="float" office:value="-3.46262779016291" calcext:value-type="float">
            <text:p>-3,46262779016291</text:p>
          </table:table-cell>
        </table:table-row>
        <table:table-row table:style-name="ro1">
          <table:table-cell office:value-type="float" office:value="2.77992969641717" calcext:value-type="float">
            <text:p>2,77992969641717</text:p>
          </table:table-cell>
          <table:table-cell office:value-type="float" office:value="-5.19734863368785" calcext:value-type="float">
            <text:p>-5,19734863368785</text:p>
          </table:table-cell>
        </table:table-row>
        <table:table-row table:style-name="ro1">
          <table:table-cell office:value-type="float" office:value="3.52937308894357" calcext:value-type="float">
            <text:p>3,52937308894357</text:p>
          </table:table-cell>
          <table:table-cell office:value-type="float" office:value="-2.61880113279577" calcext:value-type="float">
            <text:p>-2,61880113279577</text:p>
          </table:table-cell>
        </table:table-row>
        <table:table-row table:style-name="ro1">
          <table:table-cell office:value-type="float" office:value="3.22183732994646" calcext:value-type="float">
            <text:p>3,22183732994646</text:p>
          </table:table-cell>
          <table:table-cell office:value-type="float" office:value="-4.23603506853662" calcext:value-type="float">
            <text:p>-4,23603506853662</text:p>
          </table:table-cell>
        </table:table-row>
        <table:table-row table:style-name="ro1">
          <table:table-cell office:value-type="float" office:value="1.27156993241262" calcext:value-type="float">
            <text:p>1,27156993241262</text:p>
          </table:table-cell>
          <table:table-cell office:value-type="float" office:value="5.60920367465547" calcext:value-type="float">
            <text:p>5,60920367465547</text:p>
          </table:table-cell>
        </table:table-row>
        <table:table-row table:style-name="ro1">
          <table:table-cell office:value-type="float" office:value="0.470473743079551" calcext:value-type="float">
            <text:p>0,470473743079551</text:p>
          </table:table-cell>
          <table:table-cell office:value-type="float" office:value="5.53792480022321" calcext:value-type="float">
            <text:p>5,53792480022321</text:p>
          </table:table-cell>
        </table:table-row>
        <table:table-row table:style-name="ro1">
          <table:table-cell office:value-type="float" office:value="1.17928187279157" calcext:value-type="float">
            <text:p>1,17928187279157</text:p>
          </table:table-cell>
          <table:table-cell office:value-type="float" office:value="4.49704083556514" calcext:value-type="float">
            <text:p>4,49704083556514</text:p>
          </table:table-cell>
        </table:table-row>
        <table:table-row table:style-name="ro1">
          <table:table-cell office:value-type="float" office:value="2.48252436114269" calcext:value-type="float">
            <text:p>2,48252436114269</text:p>
          </table:table-cell>
          <table:table-cell office:value-type="float" office:value="4.93813190719417" calcext:value-type="float">
            <text:p>4,93813190719417</text:p>
          </table:table-cell>
        </table:table-row>
        <table:table-row table:style-name="ro1">
          <table:table-cell office:value-type="float" office:value="0.748672372922053" calcext:value-type="float">
            <text:p>0,748672372922053</text:p>
          </table:table-cell>
          <table:table-cell office:value-type="float" office:value="5.23814102999974" calcext:value-type="float">
            <text:p>5,23814102999974</text:p>
          </table:table-cell>
        </table:table-row>
        <table:table-row table:style-name="ro1">
          <table:table-cell office:value-type="float" office:value="2.6328202842075" calcext:value-type="float">
            <text:p>2,6328202842075</text:p>
          </table:table-cell>
          <table:table-cell office:value-type="float" office:value="-3.58831518364471" calcext:value-type="float">
            <text:p>-3,58831518364471</text:p>
          </table:table-cell>
        </table:table-row>
        <table:table-row table:style-name="ro1">
          <table:table-cell office:value-type="float" office:value="1.28648631745616" calcext:value-type="float">
            <text:p>1,28648631745616</text:p>
          </table:table-cell>
          <table:table-cell office:value-type="float" office:value="-3.85868018053638" calcext:value-type="float">
            <text:p>-3,85868018053638</text:p>
          </table:table-cell>
        </table:table-row>
        <table:table-row table:style-name="ro1">
          <table:table-cell office:value-type="float" office:value="2.91963621578091" calcext:value-type="float">
            <text:p>2,91963621578091</text:p>
          </table:table-cell>
          <table:table-cell office:value-type="float" office:value="-3.16998951506237" calcext:value-type="float">
            <text:p>-3,16998951506237</text:p>
          </table:table-cell>
        </table:table-row>
        <table:table-row table:style-name="ro1">
          <table:table-cell office:value-type="float" office:value="0.80966445128964" calcext:value-type="float">
            <text:p>0,80966445128964</text:p>
          </table:table-cell>
          <table:table-cell office:value-type="float" office:value="3.38696953649859" calcext:value-type="float">
            <text:p>3,38696953649859</text:p>
          </table:table-cell>
        </table:table-row>
        <table:table-row table:style-name="ro1">
          <table:table-cell office:value-type="float" office:value="3.13711672168289" calcext:value-type="float">
            <text:p>3,13711672168289</text:p>
          </table:table-cell>
          <table:table-cell office:value-type="float" office:value="-2.24292726369617" calcext:value-type="float">
            <text:p>-2,24292726369617</text:p>
          </table:table-cell>
        </table:table-row>
        <table:table-row table:style-name="ro1">
          <table:table-cell office:value-type="float" office:value="2.84387415145378" calcext:value-type="float">
            <text:p>2,84387415145378</text:p>
          </table:table-cell>
          <table:table-cell office:value-type="float" office:value="-3.51285947927882" calcext:value-type="float">
            <text:p>-3,51285947927882</text:p>
          </table:table-cell>
        </table:table-row>
        <table:table-row table:style-name="ro1">
          <table:table-cell office:value-type="float" office:value="0.431620507214757" calcext:value-type="float">
            <text:p>0,431620507214757</text:p>
          </table:table-cell>
          <table:table-cell office:value-type="float" office:value="3.59938839862876" calcext:value-type="float">
            <text:p>3,59938839862876</text:p>
          </table:table-cell>
        </table:table-row>
        <table:table-row table:style-name="ro1">
          <table:table-cell office:value-type="float" office:value="1.10481396164275" calcext:value-type="float">
            <text:p>1,10481396164275</text:p>
          </table:table-cell>
          <table:table-cell office:value-type="float" office:value="5.05342157641083" calcext:value-type="float">
            <text:p>5,05342157641083</text:p>
          </table:table-cell>
        </table:table-row>
        <table:table-row table:style-name="ro1">
          <table:table-cell office:value-type="float" office:value="-0.427776030887617" calcext:value-type="float">
            <text:p>-0,427776030887617</text:p>
          </table:table-cell>
          <table:table-cell office:value-type="float" office:value="4.85231995512982" calcext:value-type="float">
            <text:p>4,85231995512982</text:p>
          </table:table-cell>
        </table:table-row>
        <table:table-row table:style-name="ro1">
          <table:table-cell office:value-type="float" office:value="0.874125316778497" calcext:value-type="float">
            <text:p>0,874125316778497</text:p>
          </table:table-cell>
          <table:table-cell office:value-type="float" office:value="4.81599407497756" calcext:value-type="float">
            <text:p>4,81599407497756</text:p>
          </table:table-cell>
        </table:table-row>
        <table:table-row table:style-name="ro1">
          <table:table-cell office:value-type="float" office:value="2.35895505952381" calcext:value-type="float">
            <text:p>2,35895505952381</text:p>
          </table:table-cell>
          <table:table-cell office:value-type="float" office:value="-4.99523698622248" calcext:value-type="float">
            <text:p>-4,99523698622248</text:p>
          </table:table-cell>
        </table:table-row>
        <table:table-row table:style-name="ro1">
          <table:table-cell office:value-type="float" office:value="2.01478075146044" calcext:value-type="float">
            <text:p>2,01478075146044</text:p>
          </table:table-cell>
          <table:table-cell office:value-type="float" office:value="3.54416831678998" calcext:value-type="float">
            <text:p>3,54416831678998</text:p>
          </table:table-cell>
        </table:table-row>
        <table:table-row table:style-name="ro1">
          <table:table-cell office:value-type="float" office:value="2.51572443107743" calcext:value-type="float">
            <text:p>2,51572443107743</text:p>
          </table:table-cell>
          <table:table-cell office:value-type="float" office:value="-3.91198363847489" calcext:value-type="float">
            <text:p>-3,91198363847489</text:p>
          </table:table-cell>
        </table:table-row>
        <table:table-row table:style-name="ro1">
          <table:table-cell office:value-type="float" office:value="-0.473194377237861" calcext:value-type="float">
            <text:p>-0,473194377237861</text:p>
          </table:table-cell>
          <table:table-cell office:value-type="float" office:value="4.53624353618343" calcext:value-type="float">
            <text:p>4,53624353618343</text:p>
          </table:table-cell>
        </table:table-row>
        <table:table-row table:style-name="ro1">
          <table:table-cell office:value-type="float" office:value="2.16143453313086" calcext:value-type="float">
            <text:p>2,16143453313086</text:p>
          </table:table-cell>
          <table:table-cell office:value-type="float" office:value="-3.58637966612063" calcext:value-type="float">
            <text:p>-3,58637966612063</text:p>
          </table:table-cell>
        </table:table-row>
        <table:table-row table:style-name="ro1">
          <table:table-cell office:value-type="float" office:value="3.20090468810815" calcext:value-type="float">
            <text:p>3,20090468810815</text:p>
          </table:table-cell>
          <table:table-cell office:value-type="float" office:value="-4.26966803519551" calcext:value-type="float">
            <text:p>-4,26966803519551</text:p>
          </table:table-cell>
        </table:table-row>
        <table:table-row table:style-name="ro1">
          <table:table-cell office:value-type="float" office:value="-0.176994737870588" calcext:value-type="float">
            <text:p>-0,176994737870588</text:p>
          </table:table-cell>
          <table:table-cell office:value-type="float" office:value="4.62116891444169" calcext:value-type="float">
            <text:p>4,62116891444169</text:p>
          </table:table-cell>
        </table:table-row>
        <table:table-row table:style-name="ro1">
          <table:table-cell office:value-type="float" office:value="1.55610465112857" calcext:value-type="float">
            <text:p>1,55610465112857</text:p>
          </table:table-cell>
          <table:table-cell office:value-type="float" office:value="4.78149833276354" calcext:value-type="float">
            <text:p>4,78149833276354</text:p>
          </table:table-cell>
        </table:table-row>
        <table:table-row table:style-name="ro1">
          <table:table-cell office:value-type="float" office:value="1.77241646107706" calcext:value-type="float">
            <text:p>1,77241646107706</text:p>
          </table:table-cell>
          <table:table-cell office:value-type="float" office:value="4.8965115935302" calcext:value-type="float">
            <text:p>4,8965115935302</text:p>
          </table:table-cell>
        </table:table-row>
        <table:table-row table:style-name="ro1">
          <table:table-cell office:value-type="float" office:value="1.21532747368741" calcext:value-type="float">
            <text:p>1,21532747368741</text:p>
          </table:table-cell>
          <table:table-cell office:value-type="float" office:value="4.60357856366249" calcext:value-type="float">
            <text:p>4,60357856366249</text:p>
          </table:table-cell>
        </table:table-row>
        <table:table-row table:style-name="ro1">
          <table:table-cell office:value-type="float" office:value="0.0621873123414188" calcext:value-type="float">
            <text:p>0,0621873123414188</text:p>
          </table:table-cell>
          <table:table-cell office:value-type="float" office:value="4.30551020584761" calcext:value-type="float">
            <text:p>4,30551020584761</text:p>
          </table:table-cell>
        </table:table-row>
        <table:table-row table:style-name="ro1">
          <table:table-cell office:value-type="float" office:value="3.37442435463977" calcext:value-type="float">
            <text:p>3,37442435463977</text:p>
          </table:table-cell>
          <table:table-cell office:value-type="float" office:value="-1.97000433849486" calcext:value-type="float">
            <text:p>-1,97000433849486</text:p>
          </table:table-cell>
        </table:table-row>
        <table:table-row table:style-name="ro1">
          <table:table-cell office:value-type="float" office:value="0.256980642964363" calcext:value-type="float">
            <text:p>0,256980642964363</text:p>
          </table:table-cell>
          <table:table-cell office:value-type="float" office:value="5.74722648206306" calcext:value-type="float">
            <text:p>5,74722648206306</text:p>
          </table:table-cell>
        </table:table-row>
        <table:table-row table:style-name="ro1">
          <table:table-cell office:value-type="float" office:value="2.04167076375985" calcext:value-type="float">
            <text:p>2,04167076375985</text:p>
          </table:table-cell>
          <table:table-cell office:value-type="float" office:value="-3.68959205913076" calcext:value-type="float">
            <text:p>-3,68959205913076</text:p>
          </table:table-cell>
        </table:table-row>
        <table:table-row table:style-name="ro1">
          <table:table-cell office:value-type="float" office:value="1.92074495544864" calcext:value-type="float">
            <text:p>1,92074495544864</text:p>
          </table:table-cell>
          <table:table-cell office:value-type="float" office:value="3.96962010255178" calcext:value-type="float">
            <text:p>3,96962010255178</text:p>
          </table:table-cell>
        </table:table-row>
        <table:table-row table:style-name="ro1">
          <table:table-cell office:value-type="float" office:value="0.731267434991394" calcext:value-type="float">
            <text:p>0,731267434991394</text:p>
          </table:table-cell>
          <table:table-cell office:value-type="float" office:value="5.56020117208607" calcext:value-type="float">
            <text:p>5,56020117208607</text:p>
          </table:table-cell>
        </table:table-row>
        <table:table-row table:style-name="ro1">
          <table:table-cell office:value-type="float" office:value="0.230110459168128" calcext:value-type="float">
            <text:p>0,230110459168128</text:p>
          </table:table-cell>
          <table:table-cell office:value-type="float" office:value="3.50141043441186" calcext:value-type="float">
            <text:p>3,50141043441186</text:p>
          </table:table-cell>
        </table:table-row>
        <table:table-row table:style-name="ro1">
          <table:table-cell office:value-type="float" office:value="-0.26253195854898" calcext:value-type="float">
            <text:p>-0,26253195854898</text:p>
          </table:table-cell>
          <table:table-cell office:value-type="float" office:value="5.62256504304819" calcext:value-type="float">
            <text:p>5,62256504304819</text:p>
          </table:table-cell>
        </table:table-row>
        <table:table-row table:style-name="ro1">
          <table:table-cell office:value-type="float" office:value="-0.830899721997805" calcext:value-type="float">
            <text:p>-0,830899721997805</text:p>
          </table:table-cell>
          <table:table-cell office:value-type="float" office:value="4.67880888396052" calcext:value-type="float">
            <text:p>4,67880888396052</text:p>
          </table:table-cell>
        </table:table-row>
        <table:table-row table:style-name="ro1">
          <table:table-cell office:value-type="float" office:value="3.00966488738388" calcext:value-type="float">
            <text:p>3,00966488738388</text:p>
          </table:table-cell>
          <table:table-cell office:value-type="float" office:value="-3.9356078678429" calcext:value-type="float">
            <text:p>-3,9356078678429</text:p>
          </table:table-cell>
        </table:table-row>
        <table:table-row table:style-name="ro1">
          <table:table-cell office:value-type="float" office:value="4.83280831796498" calcext:value-type="float">
            <text:p>4,83280831796498</text:p>
          </table:table-cell>
          <table:table-cell office:value-type="float" office:value="-4.70754524757898" calcext:value-type="float">
            <text:p>-4,70754524757898</text:p>
          </table:table-cell>
        </table:table-row>
        <table:table-row table:style-name="ro1">
          <table:table-cell office:value-type="float" office:value="2.62007859401436" calcext:value-type="float">
            <text:p>2,62007859401436</text:p>
          </table:table-cell>
          <table:table-cell office:value-type="float" office:value="-4.83931071817284" calcext:value-type="float">
            <text:p>-4,83931071817284</text:p>
          </table:table-cell>
        </table:table-row>
        <table:table-row table:style-name="ro1">
          <table:table-cell office:value-type="float" office:value="2.31993815205759" calcext:value-type="float">
            <text:p>2,31993815205759</text:p>
          </table:table-cell>
          <table:table-cell office:value-type="float" office:value="-3.4559873281043" calcext:value-type="float">
            <text:p>-3,4559873281043</text:p>
          </table:table-cell>
        </table:table-row>
        <table:table-row table:style-name="ro1">
          <table:table-cell office:value-type="float" office:value="3.31808006580447" calcext:value-type="float">
            <text:p>3,31808006580447</text:p>
          </table:table-cell>
          <table:table-cell office:value-type="float" office:value="-3.26975046025067" calcext:value-type="float">
            <text:p>-3,26975046025067</text:p>
          </table:table-cell>
        </table:table-row>
        <table:table-row table:style-name="ro1">
          <table:table-cell office:value-type="float" office:value="0.436233699371589" calcext:value-type="float">
            <text:p>0,436233699371589</text:p>
          </table:table-cell>
          <table:table-cell office:value-type="float" office:value="4.16756937262512" calcext:value-type="float">
            <text:p>4,16756937262512</text:p>
          </table:table-cell>
        </table:table-row>
        <table:table-row table:style-name="ro1">
          <table:table-cell office:value-type="float" office:value="3.20411265513027" calcext:value-type="float">
            <text:p>3,20411265513027</text:p>
          </table:table-cell>
          <table:table-cell office:value-type="float" office:value="-4.24493680975577" calcext:value-type="float">
            <text:p>-4,24493680975577</text:p>
          </table:table-cell>
        </table:table-row>
        <table:table-row table:style-name="ro1">
          <table:table-cell office:value-type="float" office:value="1.55851234442891" calcext:value-type="float">
            <text:p>1,55851234442891</text:p>
          </table:table-cell>
          <table:table-cell office:value-type="float" office:value="-3.28625251736717" calcext:value-type="float">
            <text:p>-3,28625251736717</text:p>
          </table:table-cell>
        </table:table-row>
        <table:table-row table:style-name="ro1">
          <table:table-cell office:value-type="float" office:value="0.853354417918487" calcext:value-type="float">
            <text:p>0,853354417918487</text:p>
          </table:table-cell>
          <table:table-cell office:value-type="float" office:value="5.3338275418695" calcext:value-type="float">
            <text:p>5,3338275418695</text:p>
          </table:table-cell>
        </table:table-row>
        <table:table-row table:style-name="ro1">
          <table:table-cell office:value-type="float" office:value="3.28758624685242" calcext:value-type="float">
            <text:p>3,28758624685242</text:p>
          </table:table-cell>
          <table:table-cell office:value-type="float" office:value="-3.67898792425115" calcext:value-type="float">
            <text:p>-3,67898792425115</text:p>
          </table:table-cell>
        </table:table-row>
        <table:table-row table:style-name="ro1">
          <table:table-cell office:value-type="float" office:value="2.4878432493586" calcext:value-type="float">
            <text:p>2,4878432493586</text:p>
          </table:table-cell>
          <table:table-cell office:value-type="float" office:value="5.09839048645547" calcext:value-type="float">
            <text:p>5,09839048645547</text:p>
          </table:table-cell>
        </table:table-row>
        <table:table-row table:style-name="ro1">
          <table:table-cell office:value-type="float" office:value="1.22706122147336" calcext:value-type="float">
            <text:p>1,22706122147336</text:p>
          </table:table-cell>
          <table:table-cell office:value-type="float" office:value="5.9762428648883" calcext:value-type="float">
            <text:p>5,9762428648883</text:p>
          </table:table-cell>
        </table:table-row>
        <table:table-row table:style-name="ro1">
          <table:table-cell office:value-type="float" office:value="0.585047116595024" calcext:value-type="float">
            <text:p>0,585047116595024</text:p>
          </table:table-cell>
          <table:table-cell office:value-type="float" office:value="4.38262099097461" calcext:value-type="float">
            <text:p>4,38262099097461</text:p>
          </table:table-cell>
        </table:table-row>
        <table:table-row table:style-name="ro1">
          <table:table-cell office:value-type="float" office:value="3.03248884903057" calcext:value-type="float">
            <text:p>3,03248884903057</text:p>
          </table:table-cell>
          <table:table-cell office:value-type="float" office:value="-4.02085790378415" calcext:value-type="float">
            <text:p>-4,02085790378415</text:p>
          </table:table-cell>
        </table:table-row>
        <table:table-row table:style-name="ro1">
          <table:table-cell office:value-type="float" office:value="3.29189826921117" calcext:value-type="float">
            <text:p>3,29189826921117</text:p>
          </table:table-cell>
          <table:table-cell office:value-type="float" office:value="-5.11651170903803" calcext:value-type="float">
            <text:p>-5,11651170903803</text:p>
          </table:table-cell>
        </table:table-row>
        <table:table-row table:style-name="ro1">
          <table:table-cell office:value-type="float" office:value="-0.687439490695518" calcext:value-type="float">
            <text:p>-0,687439490695518</text:p>
          </table:table-cell>
          <table:table-cell office:value-type="float" office:value="5.36615639913459" calcext:value-type="float">
            <text:p>5,36615639913459</text:p>
          </table:table-cell>
        </table:table-row>
        <table:table-row table:style-name="ro1">
          <table:table-cell office:value-type="float" office:value="3.91510964617896" calcext:value-type="float">
            <text:p>3,91510964617896</text:p>
          </table:table-cell>
          <table:table-cell office:value-type="float" office:value="-3.46512359735115" calcext:value-type="float">
            <text:p>-3,46512359735115</text:p>
          </table:table-cell>
        </table:table-row>
        <table:table-row table:style-name="ro1">
          <table:table-cell office:value-type="float" office:value="-0.502498856265457" calcext:value-type="float">
            <text:p>-0,502498856265457</text:p>
          </table:table-cell>
          <table:table-cell office:value-type="float" office:value="5.40843005347708" calcext:value-type="float">
            <text:p>5,40843005347708</text:p>
          </table:table-cell>
        </table:table-row>
        <table:table-row table:style-name="ro1">
          <table:table-cell office:value-type="float" office:value="3.10548942534147" calcext:value-type="float">
            <text:p>3,10548942534147</text:p>
          </table:table-cell>
          <table:table-cell office:value-type="float" office:value="-4.4183936008665" calcext:value-type="float">
            <text:p>-4,4183936008665</text:p>
          </table:table-cell>
        </table:table-row>
        <table:table-row table:style-name="ro1">
          <table:table-cell office:value-type="float" office:value="3.40539834221501" calcext:value-type="float">
            <text:p>3,40539834221501</text:p>
          </table:table-cell>
          <table:table-cell office:value-type="float" office:value="-2.92489716558077" calcext:value-type="float">
            <text:p>-2,92489716558077</text:p>
          </table:table-cell>
        </table:table-row>
        <table:table-row table:style-name="ro1">
          <table:table-cell office:value-type="float" office:value="4.58656936030964" calcext:value-type="float">
            <text:p>4,58656936030964</text:p>
          </table:table-cell>
          <table:table-cell office:value-type="float" office:value="-2.99443320641371" calcext:value-type="float">
            <text:p>-2,99443320641371</text:p>
          </table:table-cell>
        </table:table-row>
        <table:table-row table:style-name="ro1">
          <table:table-cell office:value-type="float" office:value="3.85988033129513" calcext:value-type="float">
            <text:p>3,85988033129513</text:p>
          </table:table-cell>
          <table:table-cell office:value-type="float" office:value="-3.66792367653186" calcext:value-type="float">
            <text:p>-3,66792367653186</text:p>
          </table:table-cell>
        </table:table-row>
        <table:table-row table:style-name="ro1">
          <table:table-cell office:value-type="float" office:value="0.107865985828982" calcext:value-type="float">
            <text:p>0,107865985828982</text:p>
          </table:table-cell>
          <table:table-cell office:value-type="float" office:value="4.50203905093666" calcext:value-type="float">
            <text:p>4,50203905093666</text:p>
          </table:table-cell>
        </table:table-row>
        <table:table-row table:style-name="ro1">
          <table:table-cell office:value-type="float" office:value="3.01511903824894" calcext:value-type="float">
            <text:p>3,01511903824894</text:p>
          </table:table-cell>
          <table:table-cell office:value-type="float" office:value="-5.23318516430101" calcext:value-type="float">
            <text:p>-5,23318516430101</text:p>
          </table:table-cell>
        </table:table-row>
        <table:table-row table:style-name="ro1">
          <table:table-cell office:value-type="float" office:value="3.98570470500899" calcext:value-type="float">
            <text:p>3,98570470500899</text:p>
          </table:table-cell>
          <table:table-cell office:value-type="float" office:value="-3.64559652838056" calcext:value-type="float">
            <text:p>-3,64559652838056</text:p>
          </table:table-cell>
        </table:table-row>
        <table:table-row table:style-name="ro1">
          <table:table-cell office:value-type="float" office:value="0.744221885725798" calcext:value-type="float">
            <text:p>0,744221885725798</text:p>
          </table:table-cell>
          <table:table-cell office:value-type="float" office:value="5.45923311569654" calcext:value-type="float">
            <text:p>5,45923311569654</text:p>
          </table:table-cell>
        </table:table-row>
        <table:table-row table:style-name="ro1">
          <table:table-cell office:value-type="float" office:value="1.85668749368751" calcext:value-type="float">
            <text:p>1,85668749368751</text:p>
          </table:table-cell>
          <table:table-cell office:value-type="float" office:value="3.19280127719435" calcext:value-type="float">
            <text:p>3,19280127719435</text:p>
          </table:table-cell>
        </table:table-row>
        <table:table-row table:style-name="ro1">
          <table:table-cell office:value-type="float" office:value="0.989475097391841" calcext:value-type="float">
            <text:p>0,989475097391841</text:p>
          </table:table-cell>
          <table:table-cell office:value-type="float" office:value="3.91326408475223" calcext:value-type="float">
            <text:p>3,91326408475223</text:p>
          </table:table-cell>
        </table:table-row>
        <table:table-row table:style-name="ro1">
          <table:table-cell office:value-type="float" office:value="3.48591455003626" calcext:value-type="float">
            <text:p>3,48591455003626</text:p>
          </table:table-cell>
          <table:table-cell office:value-type="float" office:value="-3.98517977160901" calcext:value-type="float">
            <text:p>-3,98517977160901</text:p>
          </table:table-cell>
        </table:table-row>
        <table:table-row table:style-name="ro1">
          <table:table-cell office:value-type="float" office:value="1.83619620125049" calcext:value-type="float">
            <text:p>1,83619620125049</text:p>
          </table:table-cell>
          <table:table-cell office:value-type="float" office:value="-2.84301593788638" calcext:value-type="float">
            <text:p>-2,84301593788638</text:p>
          </table:table-cell>
        </table:table-row>
        <table:table-row table:style-name="ro1">
          <table:table-cell office:value-type="float" office:value="1.63927924677145" calcext:value-type="float">
            <text:p>1,63927924677145</text:p>
          </table:table-cell>
          <table:table-cell office:value-type="float" office:value="4.69891942637373" calcext:value-type="float">
            <text:p>4,69891942637373</text:p>
          </table:table-cell>
        </table:table-row>
        <table:table-row table:style-name="ro1">
          <table:table-cell office:value-type="float" office:value="1.12955627333501" calcext:value-type="float">
            <text:p>1,12955627333501</text:p>
          </table:table-cell>
          <table:table-cell office:value-type="float" office:value="4.18962540633758" calcext:value-type="float">
            <text:p>4,18962540633758</text:p>
          </table:table-cell>
        </table:table-row>
        <table:table-row table:style-name="ro1">
          <table:table-cell office:value-type="float" office:value="3.37196364921743" calcext:value-type="float">
            <text:p>3,37196364921743</text:p>
          </table:table-cell>
          <table:table-cell office:value-type="float" office:value="-2.61490207023661" calcext:value-type="float">
            <text:p>-2,61490207023661</text:p>
          </table:table-cell>
        </table:table-row>
        <table:table-row table:style-name="ro1">
          <table:table-cell office:value-type="float" office:value="0.941608339704158" calcext:value-type="float">
            <text:p>0,941608339704158</text:p>
          </table:table-cell>
          <table:table-cell office:value-type="float" office:value="4.0381350200535" calcext:value-type="float">
            <text:p>4,0381350200535</text:p>
          </table:table-cell>
        </table:table-row>
        <table:table-row table:style-name="ro1">
          <table:table-cell office:value-type="float" office:value="2.80962950705535" calcext:value-type="float">
            <text:p>2,80962950705535</text:p>
          </table:table-cell>
          <table:table-cell office:value-type="float" office:value="-3.18069515185373" calcext:value-type="float">
            <text:p>-3,18069515185373</text:p>
          </table:table-cell>
        </table:table-row>
        <table:table-row table:style-name="ro1">
          <table:table-cell office:value-type="float" office:value="4.95910440847537" calcext:value-type="float">
            <text:p>4,95910440847537</text:p>
          </table:table-cell>
          <table:table-cell office:value-type="float" office:value="-3.72519059678235" calcext:value-type="float">
            <text:p>-3,72519059678235</text:p>
          </table:table-cell>
        </table:table-row>
        <table:table-row table:style-name="ro1">
          <table:table-cell office:value-type="float" office:value="1.6182498023024" calcext:value-type="float">
            <text:p>1,6182498023024</text:p>
          </table:table-cell>
          <table:table-cell office:value-type="float" office:value="3.99121800774804" calcext:value-type="float">
            <text:p>3,99121800774804</text:p>
          </table:table-cell>
        </table:table-row>
        <table:table-row table:style-name="ro1">
          <table:table-cell office:value-type="float" office:value="2.10068073577217" calcext:value-type="float">
            <text:p>2,10068073577217</text:p>
          </table:table-cell>
          <table:table-cell office:value-type="float" office:value="-2.48915095629801" calcext:value-type="float">
            <text:p>-2,48915095629801</text:p>
          </table:table-cell>
        </table:table-row>
        <table:table-row table:style-name="ro1">
          <table:table-cell office:value-type="float" office:value="1.00942533811729" calcext:value-type="float">
            <text:p>1,00942533811729</text:p>
          </table:table-cell>
          <table:table-cell office:value-type="float" office:value="4.13709197789048" calcext:value-type="float">
            <text:p>4,13709197789048</text:p>
          </table:table-cell>
        </table:table-row>
        <table:table-row table:style-name="ro1">
          <table:table-cell office:value-type="float" office:value="2.03584854043761" calcext:value-type="float">
            <text:p>2,03584854043761</text:p>
          </table:table-cell>
          <table:table-cell office:value-type="float" office:value="4.90647470791891" calcext:value-type="float">
            <text:p>4,90647470791891</text:p>
          </table:table-cell>
        </table:table-row>
        <table:table-row table:style-name="ro1">
          <table:table-cell office:value-type="float" office:value="3.75612699845017" calcext:value-type="float">
            <text:p>3,75612699845017</text:p>
          </table:table-cell>
          <table:table-cell office:value-type="float" office:value="-2.37144959096367" calcext:value-type="float">
            <text:p>-2,37144959096367</text:p>
          </table:table-cell>
        </table:table-row>
        <table:table-row table:style-name="ro1">
          <table:table-cell office:value-type="float" office:value="3.35923433102885" calcext:value-type="float">
            <text:p>3,35923433102885</text:p>
          </table:table-cell>
          <table:table-cell office:value-type="float" office:value="-3.77851931746485" calcext:value-type="float">
            <text:p>-3,77851931746485</text:p>
          </table:table-cell>
        </table:table-row>
        <table:table-row table:style-name="ro1">
          <table:table-cell office:value-type="float" office:value="3.29559114261377" calcext:value-type="float">
            <text:p>3,29559114261377</text:p>
          </table:table-cell>
          <table:table-cell office:value-type="float" office:value="-5.35312218214712" calcext:value-type="float">
            <text:p>-5,35312218214712</text:p>
          </table:table-cell>
        </table:table-row>
        <table:table-row table:style-name="ro1">
          <table:table-cell office:value-type="float" office:value="3.57589689104301" calcext:value-type="float">
            <text:p>3,57589689104301</text:p>
          </table:table-cell>
          <table:table-cell office:value-type="float" office:value="-3.35708283292715" calcext:value-type="float">
            <text:p>-3,35708283292715</text:p>
          </table:table-cell>
        </table:table-row>
        <table:table-row table:style-name="ro1">
          <table:table-cell office:value-type="float" office:value="3.61937843660179" calcext:value-type="float">
            <text:p>3,61937843660179</text:p>
          </table:table-cell>
          <table:table-cell office:value-type="float" office:value="-3.51062762151167" calcext:value-type="float">
            <text:p>-3,51062762151167</text:p>
          </table:table-cell>
        </table:table-row>
        <table:table-row table:style-name="ro1">
          <table:table-cell office:value-type="float" office:value="3.20394067521309" calcext:value-type="float">
            <text:p>3,20394067521309</text:p>
          </table:table-cell>
          <table:table-cell office:value-type="float" office:value="-5.28753785396082" calcext:value-type="float">
            <text:p>-5,28753785396082</text:p>
          </table:table-cell>
        </table:table-row>
        <table:table-row table:style-name="ro1">
          <table:table-cell office:value-type="float" office:value="1.49903359548711" calcext:value-type="float">
            <text:p>1,49903359548711</text:p>
          </table:table-cell>
          <table:table-cell office:value-type="float" office:value="4.51848162701657" calcext:value-type="float">
            <text:p>4,51848162701657</text:p>
          </table:table-cell>
        </table:table-row>
        <table:table-row table:style-name="ro1">
          <table:table-cell office:value-type="float" office:value="3.90911644091666" calcext:value-type="float">
            <text:p>3,90911644091666</text:p>
          </table:table-cell>
          <table:table-cell office:value-type="float" office:value="-3.7389615148698" calcext:value-type="float">
            <text:p>-3,7389615148698</text:p>
          </table:table-cell>
        </table:table-row>
        <table:table-row table:style-name="ro1">
          <table:table-cell office:value-type="float" office:value="3.60637045834987" calcext:value-type="float">
            <text:p>3,60637045834987</text:p>
          </table:table-cell>
          <table:table-cell office:value-type="float" office:value="-4.17275392725705" calcext:value-type="float">
            <text:p>-4,17275392725705</text:p>
          </table:table-cell>
        </table:table-row>
        <table:table-row table:style-name="ro1">
          <table:table-cell office:value-type="float" office:value="2.60201559617282" calcext:value-type="float">
            <text:p>2,60201559617282</text:p>
          </table:table-cell>
          <table:table-cell office:value-type="float" office:value="-2.27509906288525" calcext:value-type="float">
            <text:p>-2,27509906288525</text:p>
          </table:table-cell>
        </table:table-row>
        <table:table-row table:style-name="ro1">
          <table:table-cell office:value-type="float" office:value="-0.532825338348329" calcext:value-type="float">
            <text:p>-0,532825338348329</text:p>
          </table:table-cell>
          <table:table-cell office:value-type="float" office:value="5.5533323427647" calcext:value-type="float">
            <text:p>5,5533323427647</text:p>
          </table:table-cell>
        </table:table-row>
        <table:table-row table:style-name="ro1">
          <table:table-cell office:value-type="float" office:value="3.31053774557207" calcext:value-type="float">
            <text:p>3,31053774557207</text:p>
          </table:table-cell>
          <table:table-cell office:value-type="float" office:value="-4.07980885560351" calcext:value-type="float">
            <text:p>-4,07980885560351</text:p>
          </table:table-cell>
        </table:table-row>
        <table:table-row table:style-name="ro1">
          <table:table-cell office:value-type="float" office:value="2.60648840899526" calcext:value-type="float">
            <text:p>2,60648840899526</text:p>
          </table:table-cell>
          <table:table-cell office:value-type="float" office:value="-2.48339435263771" calcext:value-type="float">
            <text:p>-2,48339435263771</text:p>
          </table:table-cell>
        </table:table-row>
        <table:table-row table:style-name="ro1">
          <table:table-cell office:value-type="float" office:value="1.79021237915688" calcext:value-type="float">
            <text:p>1,79021237915688</text:p>
          </table:table-cell>
          <table:table-cell office:value-type="float" office:value="5.43558468372637" calcext:value-type="float">
            <text:p>5,43558468372637</text:p>
          </table:table-cell>
        </table:table-row>
        <table:table-row table:style-name="ro1">
          <table:table-cell office:value-type="float" office:value="4.60366558545859" calcext:value-type="float">
            <text:p>4,60366558545859</text:p>
          </table:table-cell>
          <table:table-cell office:value-type="float" office:value="-3.5731109354041" calcext:value-type="float">
            <text:p>-3,5731109354041</text:p>
          </table:table-cell>
        </table:table-row>
        <table:table-row table:style-name="ro1">
          <table:table-cell office:value-type="float" office:value="0.865532473322662" calcext:value-type="float">
            <text:p>0,865532473322662</text:p>
          </table:table-cell>
          <table:table-cell office:value-type="float" office:value="4.1991755508603" calcext:value-type="float">
            <text:p>4,1991755508603</text:p>
          </table:table-cell>
        </table:table-row>
        <table:table-row table:style-name="ro1">
          <table:table-cell office:value-type="float" office:value="4.0386299735424" calcext:value-type="float">
            <text:p>4,0386299735424</text:p>
          </table:table-cell>
          <table:table-cell office:value-type="float" office:value="-3.64168633771738" calcext:value-type="float">
            <text:p>-3,64168633771738</text:p>
          </table:table-cell>
        </table:table-row>
        <table:table-row table:style-name="ro1">
          <table:table-cell office:value-type="float" office:value="0.832186356817495" calcext:value-type="float">
            <text:p>0,832186356817495</text:p>
          </table:table-cell>
          <table:table-cell office:value-type="float" office:value="5.17919978534145" calcext:value-type="float">
            <text:p>5,17919978534145</text:p>
          </table:table-cell>
        </table:table-row>
        <table:table-row table:style-name="ro1">
          <table:table-cell office:value-type="float" office:value="4.1576308572052" calcext:value-type="float">
            <text:p>4,1576308572052</text:p>
          </table:table-cell>
          <table:table-cell office:value-type="float" office:value="-2.03573442991598" calcext:value-type="float">
            <text:p>-2,03573442991598</text:p>
          </table:table-cell>
        </table:table-row>
        <table:table-row table:style-name="ro1">
          <table:table-cell office:value-type="float" office:value="2.342790364043" calcext:value-type="float">
            <text:p>2,342790364043</text:p>
          </table:table-cell>
          <table:table-cell office:value-type="float" office:value="-3.36816195908308" calcext:value-type="float">
            <text:p>-3,36816195908308</text:p>
          </table:table-cell>
        </table:table-row>
        <table:table-row table:style-name="ro1">
          <table:table-cell office:value-type="float" office:value="3.64884969401256" calcext:value-type="float">
            <text:p>3,64884969401256</text:p>
          </table:table-cell>
          <table:table-cell office:value-type="float" office:value="-3.63214530399143" calcext:value-type="float">
            <text:p>-3,63214530399143</text:p>
          </table:table-cell>
        </table:table-row>
        <table:table-row table:style-name="ro1">
          <table:table-cell office:value-type="float" office:value="0.670150530421206" calcext:value-type="float">
            <text:p>0,670150530421206</text:p>
          </table:table-cell>
          <table:table-cell office:value-type="float" office:value="5.03421680128686" calcext:value-type="float">
            <text:p>5,03421680128686</text:p>
          </table:table-cell>
        </table:table-row>
        <table:table-row table:style-name="ro1">
          <table:table-cell office:value-type="float" office:value="3.75963424978075" calcext:value-type="float">
            <text:p>3,75963424978075</text:p>
          </table:table-cell>
          <table:table-cell office:value-type="float" office:value="-2.31331628607417" calcext:value-type="float">
            <text:p>-2,31331628607417</text:p>
          </table:table-cell>
        </table:table-row>
        <table:table-row table:style-name="ro1">
          <table:table-cell office:value-type="float" office:value="3.53647414598794" calcext:value-type="float">
            <text:p>3,53647414598794</text:p>
          </table:table-cell>
          <table:table-cell office:value-type="float" office:value="-4.35666216416575" calcext:value-type="float">
            <text:p>-4,35666216416575</text:p>
          </table:table-cell>
        </table:table-row>
        <table:table-row table:style-name="ro1">
          <table:table-cell office:value-type="float" office:value="3.87884094123035" calcext:value-type="float">
            <text:p>3,87884094123035</text:p>
          </table:table-cell>
          <table:table-cell office:value-type="float" office:value="-5.23125799372317" calcext:value-type="float">
            <text:p>-5,23125799372317</text:p>
          </table:table-cell>
        </table:table-row>
        <table:table-row table:style-name="ro1">
          <table:table-cell office:value-type="float" office:value="0.857290638284781" calcext:value-type="float">
            <text:p>0,857290638284781</text:p>
          </table:table-cell>
          <table:table-cell office:value-type="float" office:value="3.44547247779628" calcext:value-type="float">
            <text:p>3,44547247779628</text:p>
          </table:table-cell>
        </table:table-row>
        <table:table-row table:style-name="ro1">
          <table:table-cell office:value-type="float" office:value="3.40408822661343" calcext:value-type="float">
            <text:p>3,40408822661343</text:p>
          </table:table-cell>
          <table:table-cell office:value-type="float" office:value="-3.8206740170537" calcext:value-type="float">
            <text:p>-3,8206740170537</text:p>
          </table:table-cell>
        </table:table-row>
        <table:table-row table:style-name="ro1">
          <table:table-cell office:value-type="float" office:value="3.63734016146085" calcext:value-type="float">
            <text:p>3,63734016146085</text:p>
          </table:table-cell>
          <table:table-cell office:value-type="float" office:value="-3.65486135222719" calcext:value-type="float">
            <text:p>-3,65486135222719</text:p>
          </table:table-cell>
        </table:table-row>
        <table:table-row table:style-name="ro1">
          <table:table-cell office:value-type="float" office:value="1.97611491772699" calcext:value-type="float">
            <text:p>1,97611491772699</text:p>
          </table:table-cell>
          <table:table-cell office:value-type="float" office:value="3.64957353761009" calcext:value-type="float">
            <text:p>3,64957353761009</text:p>
          </table:table-cell>
        </table:table-row>
        <table:table-row table:style-name="ro1">
          <table:table-cell office:value-type="float" office:value="0.168330773461447" calcext:value-type="float">
            <text:p>0,168330773461447</text:p>
          </table:table-cell>
          <table:table-cell office:value-type="float" office:value="5.35554173247406" calcext:value-type="float">
            <text:p>5,35554173247406</text:p>
          </table:table-cell>
        </table:table-row>
        <table:table-row table:style-name="ro1">
          <table:table-cell office:value-type="float" office:value="4.32128313654212" calcext:value-type="float">
            <text:p>4,32128313654212</text:p>
          </table:table-cell>
          <table:table-cell office:value-type="float" office:value="-2.69351229446243" calcext:value-type="float">
            <text:p>-2,69351229446243</text:p>
          </table:table-cell>
        </table:table-row>
        <table:table-row table:style-name="ro1">
          <table:table-cell office:value-type="float" office:value="0.450059663825147" calcext:value-type="float">
            <text:p>0,450059663825147</text:p>
          </table:table-cell>
          <table:table-cell office:value-type="float" office:value="4.56954554036682" calcext:value-type="float">
            <text:p>4,56954554036682</text:p>
          </table:table-cell>
        </table:table-row>
        <table:table-row table:style-name="ro1">
          <table:table-cell office:value-type="float" office:value="1.12962984008106" calcext:value-type="float">
            <text:p>1,12962984008106</text:p>
          </table:table-cell>
          <table:table-cell office:value-type="float" office:value="5.93391885675129" calcext:value-type="float">
            <text:p>5,93391885675129</text:p>
          </table:table-cell>
        </table:table-row>
        <table:table-row table:style-name="ro1">
          <table:table-cell office:value-type="float" office:value="0.177900219269414" calcext:value-type="float">
            <text:p>0,177900219269414</text:p>
          </table:table-cell>
          <table:table-cell office:value-type="float" office:value="2.90923976011949" calcext:value-type="float">
            <text:p>2,90923976011949</text:p>
          </table:table-cell>
        </table:table-row>
        <table:table-row table:style-name="ro1">
          <table:table-cell office:value-type="float" office:value="0.964854714086784" calcext:value-type="float">
            <text:p>0,964854714086784</text:p>
          </table:table-cell>
          <table:table-cell office:value-type="float" office:value="4.48845643402896" calcext:value-type="float">
            <text:p>4,48845643402896</text:p>
          </table:table-cell>
        </table:table-row>
        <table:table-row table:style-name="ro1">
          <table:table-cell office:value-type="float" office:value="2.36106794301132" calcext:value-type="float">
            <text:p>2,36106794301132</text:p>
          </table:table-cell>
          <table:table-cell office:value-type="float" office:value="-4.58456859262612" calcext:value-type="float">
            <text:p>-4,58456859262612</text:p>
          </table:table-cell>
        </table:table-row>
        <table:table-row table:style-name="ro1">
          <table:table-cell office:value-type="float" office:value="0.718611399855538" calcext:value-type="float">
            <text:p>0,718611399855538</text:p>
          </table:table-cell>
          <table:table-cell office:value-type="float" office:value="3.84025151912246" calcext:value-type="float">
            <text:p>3,84025151912246</text:p>
          </table:table-cell>
        </table:table-row>
        <table:table-row table:style-name="ro1">
          <table:table-cell office:value-type="float" office:value="0.810074675350958" calcext:value-type="float">
            <text:p>0,810074675350958</text:p>
          </table:table-cell>
          <table:table-cell office:value-type="float" office:value="5.71058878400023" calcext:value-type="float">
            <text:p>5,71058878400023</text:p>
          </table:table-cell>
        </table:table-row>
        <table:table-row table:style-name="ro1">
          <table:table-cell office:value-type="float" office:value="1.06732825995034" calcext:value-type="float">
            <text:p>1,06732825995034</text:p>
          </table:table-cell>
          <table:table-cell office:value-type="float" office:value="4.60570880525351" calcext:value-type="float">
            <text:p>4,60570880525351</text:p>
          </table:table-cell>
        </table:table-row>
        <table:table-row table:style-name="ro1">
          <table:table-cell office:value-type="float" office:value="0.670917224458671" calcext:value-type="float">
            <text:p>0,670917224458671</text:p>
          </table:table-cell>
          <table:table-cell office:value-type="float" office:value="2.60933677368534" calcext:value-type="float">
            <text:p>2,60933677368534</text:p>
          </table:table-cell>
        </table:table-row>
        <table:table-row table:style-name="ro1">
          <table:table-cell office:value-type="float" office:value="-0.141840277203073" calcext:value-type="float">
            <text:p>-0,141840277203073</text:p>
          </table:table-cell>
          <table:table-cell office:value-type="float" office:value="4.20951294980729" calcext:value-type="float">
            <text:p>4,20951294980729</text:p>
          </table:table-cell>
        </table:table-row>
        <table:table-row table:style-name="ro1">
          <table:table-cell office:value-type="float" office:value="1.25716305263531" calcext:value-type="float">
            <text:p>1,25716305263531</text:p>
          </table:table-cell>
          <table:table-cell office:value-type="float" office:value="5.501931988427" calcext:value-type="float">
            <text:p>5,501931988427</text:p>
          </table:table-cell>
        </table:table-row>
        <table:table-row table:style-name="ro1">
          <table:table-cell office:value-type="float" office:value="4.12354765199011" calcext:value-type="float">
            <text:p>4,12354765199011</text:p>
          </table:table-cell>
          <table:table-cell office:value-type="float" office:value="-3.45229941911649" calcext:value-type="float">
            <text:p>-3,45229941911649</text:p>
          </table:table-cell>
        </table:table-row>
        <table:table-row table:style-name="ro1">
          <table:table-cell office:value-type="float" office:value="5.02904888080501" calcext:value-type="float">
            <text:p>5,02904888080501</text:p>
          </table:table-cell>
          <table:table-cell office:value-type="float" office:value="-3.7527073871277" calcext:value-type="float">
            <text:p>-3,7527073871277</text:p>
          </table:table-cell>
        </table:table-row>
        <table:table-row table:style-name="ro1">
          <table:table-cell office:value-type="float" office:value="4.5477449297458" calcext:value-type="float">
            <text:p>4,5477449297458</text:p>
          </table:table-cell>
          <table:table-cell office:value-type="float" office:value="-4.55017791800083" calcext:value-type="float">
            <text:p>-4,55017791800083</text:p>
          </table:table-cell>
        </table:table-row>
        <table:table-row table:style-name="ro1">
          <table:table-cell office:value-type="float" office:value="3.00051897844971" calcext:value-type="float">
            <text:p>3,00051897844971</text:p>
          </table:table-cell>
          <table:table-cell office:value-type="float" office:value="-3.06588940847579" calcext:value-type="float">
            <text:p>-3,06588940847579</text:p>
          </table:table-cell>
        </table:table-row>
        <table:table-row table:style-name="ro1">
          <table:table-cell office:value-type="float" office:value="0.637850688300576" calcext:value-type="float">
            <text:p>0,637850688300576</text:p>
          </table:table-cell>
          <table:table-cell office:value-type="float" office:value="4.85407531666179" calcext:value-type="float">
            <text:p>4,85407531666179</text:p>
          </table:table-cell>
        </table:table-row>
        <table:table-row table:style-name="ro1">
          <table:table-cell office:value-type="float" office:value="3.03294278793417" calcext:value-type="float">
            <text:p>3,03294278793417</text:p>
          </table:table-cell>
          <table:table-cell office:value-type="float" office:value="-4.19533719242061" calcext:value-type="float">
            <text:p>-4,19533719242061</text:p>
          </table:table-cell>
        </table:table-row>
        <table:table-row table:style-name="ro1">
          <table:table-cell office:value-type="float" office:value="1.91894901789061" calcext:value-type="float">
            <text:p>1,91894901789061</text:p>
          </table:table-cell>
          <table:table-cell office:value-type="float" office:value="4.4860482802761" calcext:value-type="float">
            <text:p>4,4860482802761</text:p>
          </table:table-cell>
        </table:table-row>
        <table:table-row table:style-name="ro1">
          <table:table-cell office:value-type="float" office:value="0.840392448563861" calcext:value-type="float">
            <text:p>0,840392448563861</text:p>
          </table:table-cell>
          <table:table-cell office:value-type="float" office:value="4.21800846941483" calcext:value-type="float">
            <text:p>4,21800846941483</text:p>
          </table:table-cell>
        </table:table-row>
        <table:table-row table:style-name="ro1">
          <table:table-cell office:value-type="float" office:value="1.05172887315795" calcext:value-type="float">
            <text:p>1,05172887315795</text:p>
          </table:table-cell>
          <table:table-cell office:value-type="float" office:value="3.44870087878413" calcext:value-type="float">
            <text:p>3,44870087878413</text:p>
          </table:table-cell>
        </table:table-row>
        <table:table-row table:style-name="ro1">
          <table:table-cell office:value-type="float" office:value="0.858135442250328" calcext:value-type="float">
            <text:p>0,858135442250328</text:p>
          </table:table-cell>
          <table:table-cell office:value-type="float" office:value="2.92077469295988" calcext:value-type="float">
            <text:p>2,92077469295988</text:p>
          </table:table-cell>
        </table:table-row>
        <table:table-row table:style-name="ro1">
          <table:table-cell office:value-type="float" office:value="4.10523583764814" calcext:value-type="float">
            <text:p>4,10523583764814</text:p>
          </table:table-cell>
          <table:table-cell office:value-type="float" office:value="-3.11340645064435" calcext:value-type="float">
            <text:p>-3,11340645064435</text:p>
          </table:table-cell>
        </table:table-row>
        <table:table-row table:style-name="ro1">
          <table:table-cell office:value-type="float" office:value="4.03362339754764" calcext:value-type="float">
            <text:p>4,03362339754764</text:p>
          </table:table-cell>
          <table:table-cell office:value-type="float" office:value="-5.15930291100567" calcext:value-type="float">
            <text:p>-5,15930291100567</text:p>
          </table:table-cell>
        </table:table-row>
        <table:table-row table:style-name="ro1">
          <table:table-cell office:value-type="float" office:value="1.62638560834316" calcext:value-type="float">
            <text:p>1,62638560834316</text:p>
          </table:table-cell>
          <table:table-cell office:value-type="float" office:value="-3.11545846693521" calcext:value-type="float">
            <text:p>-3,11545846693521</text:p>
          </table:table-cell>
        </table:table-row>
        <table:table-row table:style-name="ro1">
          <table:table-cell office:value-type="float" office:value="3.61420292103709" calcext:value-type="float">
            <text:p>3,61420292103709</text:p>
          </table:table-cell>
          <table:table-cell office:value-type="float" office:value="-3.63278999245103" calcext:value-type="float">
            <text:p>-3,63278999245103</text:p>
          </table:table-cell>
        </table:table-row>
        <table:table-row table:style-name="ro1">
          <table:table-cell office:value-type="float" office:value="2.36374535523299" calcext:value-type="float">
            <text:p>2,36374535523299</text:p>
          </table:table-cell>
          <table:table-cell office:value-type="float" office:value="4.36112848142085" calcext:value-type="float">
            <text:p>4,36112848142085</text:p>
          </table:table-cell>
        </table:table-row>
        <table:table-row table:style-name="ro1">
          <table:table-cell office:value-type="float" office:value="1.83604421048527" calcext:value-type="float">
            <text:p>1,83604421048527</text:p>
          </table:table-cell>
          <table:table-cell office:value-type="float" office:value="6.0399694904417" calcext:value-type="float">
            <text:p>6,0399694904417</text:p>
          </table:table-cell>
        </table:table-row>
        <table:table-row table:style-name="ro1">
          <table:table-cell office:value-type="float" office:value="3.21895683029632" calcext:value-type="float">
            <text:p>3,21895683029632</text:p>
          </table:table-cell>
          <table:table-cell office:value-type="float" office:value="-4.34460792298084" calcext:value-type="float">
            <text:p>-4,34460792298084</text:p>
          </table:table-cell>
        </table:table-row>
        <table:table-row table:style-name="ro1">
          <table:table-cell office:value-type="float" office:value="1.48122207797253" calcext:value-type="float">
            <text:p>1,48122207797253</text:p>
          </table:table-cell>
          <table:table-cell office:value-type="float" office:value="4.20223600826798" calcext:value-type="float">
            <text:p>4,20223600826798</text:p>
          </table:table-cell>
        </table:table-row>
        <table:table-row table:style-name="ro1">
          <table:table-cell office:value-type="float" office:value="-0.5400310567202" calcext:value-type="float">
            <text:p>-0,5400310567202</text:p>
          </table:table-cell>
          <table:table-cell office:value-type="float" office:value="4.24702768797421" calcext:value-type="float">
            <text:p>4,24702768797421</text:p>
          </table:table-cell>
        </table:table-row>
        <table:table-row table:style-name="ro1">
          <table:table-cell office:value-type="float" office:value="2.28065173126648" calcext:value-type="float">
            <text:p>2,28065173126648</text:p>
          </table:table-cell>
          <table:table-cell office:value-type="float" office:value="-4.39953215003511" calcext:value-type="float">
            <text:p>-4,39953215003511</text:p>
          </table:table-cell>
        </table:table-row>
        <table:table-row table:style-name="ro1">
          <table:table-cell office:value-type="float" office:value="0.871350141659185" calcext:value-type="float">
            <text:p>0,871350141659185</text:p>
          </table:table-cell>
          <table:table-cell office:value-type="float" office:value="6.22653760082788" calcext:value-type="float">
            <text:p>6,22653760082788</text:p>
          </table:table-cell>
        </table:table-row>
        <table:table-row table:style-name="ro1">
          <table:table-cell office:value-type="float" office:value="3.75562825560908" calcext:value-type="float">
            <text:p>3,75562825560908</text:p>
          </table:table-cell>
          <table:table-cell office:value-type="float" office:value="-3.39781741460808" calcext:value-type="float">
            <text:p>-3,39781741460808</text:p>
          </table:table-cell>
        </table:table-row>
        <table:table-row table:style-name="ro1">
          <table:table-cell office:value-type="float" office:value="0.456871588689152" calcext:value-type="float">
            <text:p>0,456871588689152</text:p>
          </table:table-cell>
          <table:table-cell office:value-type="float" office:value="5.46581168667447" calcext:value-type="float">
            <text:p>5,46581168667447</text:p>
          </table:table-cell>
        </table:table-row>
        <table:table-row table:style-name="ro1">
          <table:table-cell office:value-type="float" office:value="0.257198125419235" calcext:value-type="float">
            <text:p>0,257198125419235</text:p>
          </table:table-cell>
          <table:table-cell office:value-type="float" office:value="4.24417476678328" calcext:value-type="float">
            <text:p>4,24417476678328</text:p>
          </table:table-cell>
        </table:table-row>
        <table:table-row table:style-name="ro1">
          <table:table-cell office:value-type="float" office:value="4.98660405973105" calcext:value-type="float">
            <text:p>4,98660405973105</text:p>
          </table:table-cell>
          <table:table-cell office:value-type="float" office:value="-3.1707413843084" calcext:value-type="float">
            <text:p>-3,1707413843084</text:p>
          </table:table-cell>
        </table:table-row>
        <table:table-row table:style-name="ro1">
          <table:table-cell office:value-type="float" office:value="3.08108138645927" calcext:value-type="float">
            <text:p>3,08108138645927</text:p>
          </table:table-cell>
          <table:table-cell office:value-type="float" office:value="-4.65400645567292" calcext:value-type="float">
            <text:p>-4,65400645567292</text:p>
          </table:table-cell>
        </table:table-row>
        <table:table-row table:style-name="ro1">
          <table:table-cell office:value-type="float" office:value="3.53193111110596" calcext:value-type="float">
            <text:p>3,53193111110596</text:p>
          </table:table-cell>
          <table:table-cell office:value-type="float" office:value="-4.58952198266966" calcext:value-type="float">
            <text:p>-4,58952198266966</text:p>
          </table:table-cell>
        </table:table-row>
        <table:table-row table:style-name="ro1">
          <table:table-cell office:value-type="float" office:value="0.908990364898389" calcext:value-type="float">
            <text:p>0,908990364898389</text:p>
          </table:table-cell>
          <table:table-cell office:value-type="float" office:value="2.94091290831053" calcext:value-type="float">
            <text:p>2,94091290831053</text:p>
          </table:table-cell>
        </table:table-row>
        <table:table-row table:style-name="ro1">
          <table:table-cell office:value-type="float" office:value="3.39122611800674" calcext:value-type="float">
            <text:p>3,39122611800674</text:p>
          </table:table-cell>
          <table:table-cell office:value-type="float" office:value="-3.33093862815617" calcext:value-type="float">
            <text:p>-3,33093862815617</text:p>
          </table:table-cell>
        </table:table-row>
        <table:table-row table:style-name="ro1">
          <table:table-cell office:value-type="float" office:value="0.247061980911393" calcext:value-type="float">
            <text:p>0,247061980911393</text:p>
          </table:table-cell>
          <table:table-cell office:value-type="float" office:value="5.27843493962097" calcext:value-type="float">
            <text:p>5,27843493962097</text:p>
          </table:table-cell>
        </table:table-row>
        <table:table-row table:style-name="ro1">
          <table:table-cell office:value-type="float" office:value="0.658033801972823" calcext:value-type="float">
            <text:p>0,658033801972823</text:p>
          </table:table-cell>
          <table:table-cell office:value-type="float" office:value="5.84530300286191" calcext:value-type="float">
            <text:p>5,84530300286191</text:p>
          </table:table-cell>
        </table:table-row>
        <table:table-row table:style-name="ro1">
          <table:table-cell office:value-type="float" office:value="3.57876207281119" calcext:value-type="float">
            <text:p>3,57876207281119</text:p>
          </table:table-cell>
          <table:table-cell office:value-type="float" office:value="-5.03512454646986" calcext:value-type="float">
            <text:p>-5,03512454646986</text:p>
          </table:table-cell>
        </table:table-row>
        <table:table-row table:style-name="ro1">
          <table:table-cell office:value-type="float" office:value="4.72099521652783" calcext:value-type="float">
            <text:p>4,72099521652783</text:p>
          </table:table-cell>
          <table:table-cell office:value-type="float" office:value="-3.34113392468586" calcext:value-type="float">
            <text:p>-3,34113392468586</text:p>
          </table:table-cell>
        </table:table-row>
        <table:table-row table:style-name="ro1">
          <table:table-cell office:value-type="float" office:value="1.1395504610798" calcext:value-type="float">
            <text:p>1,1395504610798</text:p>
          </table:table-cell>
          <table:table-cell office:value-type="float" office:value="5.59251897848003" calcext:value-type="float">
            <text:p>5,59251897848003</text:p>
          </table:table-cell>
        </table:table-row>
        <table:table-row table:style-name="ro1">
          <table:table-cell office:value-type="float" office:value="-0.591111828838415" calcext:value-type="float">
            <text:p>-0,591111828838415</text:p>
          </table:table-cell>
          <table:table-cell office:value-type="float" office:value="5.12457386514" calcext:value-type="float">
            <text:p>5,12457386514</text:p>
          </table:table-cell>
        </table:table-row>
        <table:table-row table:style-name="ro1">
          <table:table-cell office:value-type="float" office:value="0.979173537540902" calcext:value-type="float">
            <text:p>0,979173537540902</text:p>
          </table:table-cell>
          <table:table-cell office:value-type="float" office:value="5.16762047951788" calcext:value-type="float">
            <text:p>5,16762047951788</text:p>
          </table:table-cell>
        </table:table-row>
        <table:table-row table:style-name="ro1">
          <table:table-cell office:value-type="float" office:value="2.26261384341617" calcext:value-type="float">
            <text:p>2,26261384341617</text:p>
          </table:table-cell>
          <table:table-cell office:value-type="float" office:value="4.77312477279796" calcext:value-type="float">
            <text:p>4,77312477279796</text:p>
          </table:table-cell>
        </table:table-row>
        <table:table-row table:style-name="ro1">
          <table:table-cell office:value-type="float" office:value="3.12885949923452" calcext:value-type="float">
            <text:p>3,12885949923452</text:p>
          </table:table-cell>
          <table:table-cell office:value-type="float" office:value="-3.70268012457477" calcext:value-type="float">
            <text:p>-3,70268012457477</text:p>
          </table:table-cell>
        </table:table-row>
        <table:table-row table:style-name="ro1">
          <table:table-cell office:value-type="float" office:value="3.55774533880206" calcext:value-type="float">
            <text:p>3,55774533880206</text:p>
          </table:table-cell>
          <table:table-cell office:value-type="float" office:value="-5.46230391072329" calcext:value-type="float">
            <text:p>-5,46230391072329</text:p>
          </table:table-cell>
        </table:table-row>
        <table:table-row table:style-name="ro1">
          <table:table-cell office:value-type="float" office:value="3.17832510593663" calcext:value-type="float">
            <text:p>3,17832510593663</text:p>
          </table:table-cell>
          <table:table-cell office:value-type="float" office:value="-2.57838848868657" calcext:value-type="float">
            <text:p>-2,57838848868657</text:p>
          </table:table-cell>
        </table:table-row>
        <table:table-row table:style-name="ro1">
          <table:table-cell office:value-type="float" office:value="1.6838941214046" calcext:value-type="float">
            <text:p>1,6838941214046</text:p>
          </table:table-cell>
          <table:table-cell office:value-type="float" office:value="3.58397502168221" calcext:value-type="float">
            <text:p>3,58397502168221</text:p>
          </table:table-cell>
        </table:table-row>
        <table:table-row table:style-name="ro1">
          <table:table-cell office:value-type="float" office:value="1.10651440064448" calcext:value-type="float">
            <text:p>1,10651440064448</text:p>
          </table:table-cell>
          <table:table-cell office:value-type="float" office:value="4.48769231489472" calcext:value-type="float">
            <text:p>4,48769231489472</text:p>
          </table:table-cell>
        </table:table-row>
        <table:table-row table:style-name="ro1">
          <table:table-cell office:value-type="float" office:value="1.15572624272384" calcext:value-type="float">
            <text:p>1,15572624272384</text:p>
          </table:table-cell>
          <table:table-cell office:value-type="float" office:value="5.90397158969759" calcext:value-type="float">
            <text:p>5,90397158969759</text:p>
          </table:table-cell>
        </table:table-row>
        <table:table-row table:style-name="ro1">
          <table:table-cell office:value-type="float" office:value="3.81827607037016" calcext:value-type="float">
            <text:p>3,81827607037016</text:p>
          </table:table-cell>
          <table:table-cell office:value-type="float" office:value="-5.40264596317879" calcext:value-type="float">
            <text:p>-5,40264596317879</text:p>
          </table:table-cell>
        </table:table-row>
        <table:table-row table:style-name="ro1">
          <table:table-cell office:value-type="float" office:value="0.12753259055814" calcext:value-type="float">
            <text:p>0,12753259055814</text:p>
          </table:table-cell>
          <table:table-cell office:value-type="float" office:value="4.21672048425416" calcext:value-type="float">
            <text:p>4,21672048425416</text:p>
          </table:table-cell>
        </table:table-row>
        <table:table-row table:style-name="ro1">
          <table:table-cell office:value-type="float" office:value="3.27339809175841" calcext:value-type="float">
            <text:p>3,27339809175841</text:p>
          </table:table-cell>
          <table:table-cell office:value-type="float" office:value="-2.21077809731347" calcext:value-type="float">
            <text:p>-2,21077809731347</text:p>
          </table:table-cell>
        </table:table-row>
        <table:table-row table:style-name="ro1">
          <table:table-cell office:value-type="float" office:value="3.25521646850124" calcext:value-type="float">
            <text:p>3,25521646850124</text:p>
          </table:table-cell>
          <table:table-cell office:value-type="float" office:value="-1.99866368999918" calcext:value-type="float">
            <text:p>-1,99866368999918</text:p>
          </table:table-cell>
        </table:table-row>
        <table:table-row table:style-name="ro1">
          <table:table-cell office:value-type="float" office:value="3.60133083420585" calcext:value-type="float">
            <text:p>3,60133083420585</text:p>
          </table:table-cell>
          <table:table-cell office:value-type="float" office:value="-4.08863112428492" calcext:value-type="float">
            <text:p>-4,08863112428492</text:p>
          </table:table-cell>
        </table:table-row>
        <table:table-row table:style-name="ro1">
          <table:table-cell office:value-type="float" office:value="0.943276992117318" calcext:value-type="float">
            <text:p>0,943276992117318</text:p>
          </table:table-cell>
          <table:table-cell office:value-type="float" office:value="5.89444608532453" calcext:value-type="float">
            <text:p>5,89444608532453</text:p>
          </table:table-cell>
        </table:table-row>
        <table:table-row table:style-name="ro1">
          <table:table-cell office:value-type="float" office:value="2.56764067814367" calcext:value-type="float">
            <text:p>2,56764067814367</text:p>
          </table:table-cell>
          <table:table-cell office:value-type="float" office:value="4.84156746135212" calcext:value-type="float">
            <text:p>4,84156746135212</text:p>
          </table:table-cell>
        </table:table-row>
        <table:table-row table:style-name="ro1">
          <table:table-cell office:value-type="float" office:value="0.706336813959183" calcext:value-type="float">
            <text:p>0,706336813959183</text:p>
          </table:table-cell>
          <table:table-cell office:value-type="float" office:value="4.81361158181024" calcext:value-type="float">
            <text:p>4,81361158181024</text:p>
          </table:table-cell>
        </table:table-row>
        <table:table-row table:style-name="ro1">
          <table:table-cell office:value-type="float" office:value="0.0642906052289242" calcext:value-type="float">
            <text:p>0,0642906052289242</text:p>
          </table:table-cell>
          <table:table-cell office:value-type="float" office:value="5.09419328686101" calcext:value-type="float">
            <text:p>5,09419328686101</text:p>
          </table:table-cell>
        </table:table-row>
        <table:table-row table:style-name="ro1">
          <table:table-cell office:value-type="float" office:value="3.52882897040212" calcext:value-type="float">
            <text:p>3,52882897040212</text:p>
          </table:table-cell>
          <table:table-cell office:value-type="float" office:value="-2.99188015227895" calcext:value-type="float">
            <text:p>-2,99188015227895</text:p>
          </table:table-cell>
        </table:table-row>
        <table:table-row table:style-name="ro1">
          <table:table-cell office:value-type="float" office:value="0.83799766725331" calcext:value-type="float">
            <text:p>0,83799766725331</text:p>
          </table:table-cell>
          <table:table-cell office:value-type="float" office:value="4.35903116816052" calcext:value-type="float">
            <text:p>4,35903116816052</text:p>
          </table:table-cell>
        </table:table-row>
        <table:table-row table:style-name="ro1">
          <table:table-cell office:value-type="float" office:value="3.32408537022158" calcext:value-type="float">
            <text:p>3,32408537022158</text:p>
          </table:table-cell>
          <table:table-cell office:value-type="float" office:value="-4.55305512727319" calcext:value-type="float">
            <text:p>-4,55305512727319</text:p>
          </table:table-cell>
        </table:table-row>
        <table:table-row table:style-name="ro1">
          <table:table-cell office:value-type="float" office:value="2.80625808786181" calcext:value-type="float">
            <text:p>2,80625808786181</text:p>
          </table:table-cell>
          <table:table-cell office:value-type="float" office:value="4.41112759905773" calcext:value-type="float">
            <text:p>4,41112759905773</text:p>
          </table:table-cell>
        </table:table-row>
        <table:table-row table:style-name="ro1">
          <table:table-cell office:value-type="float" office:value="1.35812622746071" calcext:value-type="float">
            <text:p>1,35812622746071</text:p>
          </table:table-cell>
          <table:table-cell office:value-type="float" office:value="3.74729198304483" calcext:value-type="float">
            <text:p>3,74729198304483</text:p>
          </table:table-cell>
        </table:table-row>
        <table:table-row table:style-name="ro1">
          <table:table-cell office:value-type="float" office:value="1.51739058793309" calcext:value-type="float">
            <text:p>1,51739058793309</text:p>
          </table:table-cell>
          <table:table-cell office:value-type="float" office:value="5.2143928960075" calcext:value-type="float">
            <text:p>5,2143928960075</text:p>
          </table:table-cell>
        </table:table-row>
        <table:table-row table:style-name="ro1">
          <table:table-cell office:value-type="float" office:value="0.697576055655096" calcext:value-type="float">
            <text:p>0,697576055655096</text:p>
          </table:table-cell>
          <table:table-cell office:value-type="float" office:value="6.08281270787888" calcext:value-type="float">
            <text:p>6,08281270787888</text:p>
          </table:table-cell>
        </table:table-row>
        <table:table-row table:style-name="ro1">
          <table:table-cell office:value-type="float" office:value="2.20337179609754" calcext:value-type="float">
            <text:p>2,20337179609754</text:p>
          </table:table-cell>
          <table:table-cell office:value-type="float" office:value="-4.26136009406485" calcext:value-type="float">
            <text:p>-4,26136009406485</text:p>
          </table:table-cell>
        </table:table-row>
        <table:table-row table:style-name="ro1">
          <table:table-cell office:value-type="float" office:value="1.13622000490567" calcext:value-type="float">
            <text:p>1,13622000490567</text:p>
          </table:table-cell>
          <table:table-cell office:value-type="float" office:value="4.46830048494974" calcext:value-type="float">
            <text:p>4,46830048494974</text:p>
          </table:table-cell>
        </table:table-row>
        <table:table-row table:style-name="ro1">
          <table:table-cell office:value-type="float" office:value="3.63016445419373" calcext:value-type="float">
            <text:p>3,63016445419373</text:p>
          </table:table-cell>
          <table:table-cell office:value-type="float" office:value="-2.15104409238537" calcext:value-type="float">
            <text:p>-2,15104409238537</text:p>
          </table:table-cell>
        </table:table-row>
        <table:table-row table:style-name="ro1">
          <table:table-cell office:value-type="float" office:value="2.58971784215602" calcext:value-type="float">
            <text:p>2,58971784215602</text:p>
          </table:table-cell>
          <table:table-cell office:value-type="float" office:value="-5.02285777821667" calcext:value-type="float">
            <text:p>-5,02285777821667</text:p>
          </table:table-cell>
        </table:table-row>
        <table:table-row table:style-name="ro1">
          <table:table-cell office:value-type="float" office:value="1.34150552336759" calcext:value-type="float">
            <text:p>1,34150552336759</text:p>
          </table:table-cell>
          <table:table-cell office:value-type="float" office:value="5.71744184537104" calcext:value-type="float">
            <text:p>5,71744184537104</text:p>
          </table:table-cell>
        </table:table-row>
        <table:table-row table:style-name="ro1">
          <table:table-cell office:value-type="float" office:value="3.023819691872" calcext:value-type="float">
            <text:p>3,023819691872</text:p>
          </table:table-cell>
          <table:table-cell office:value-type="float" office:value="-4.39104077089364" calcext:value-type="float">
            <text:p>-4,39104077089364</text:p>
          </table:table-cell>
        </table:table-row>
        <table:table-row table:style-name="ro1">
          <table:table-cell office:value-type="float" office:value="2.97786994199976" calcext:value-type="float">
            <text:p>2,97786994199976</text:p>
          </table:table-cell>
          <table:table-cell office:value-type="float" office:value="-2.8650429020477" calcext:value-type="float">
            <text:p>-2,8650429020477</text:p>
          </table:table-cell>
        </table:table-row>
        <table:table-row table:style-name="ro1">
          <table:table-cell office:value-type="float" office:value="1.21607547962196" calcext:value-type="float">
            <text:p>1,21607547962196</text:p>
          </table:table-cell>
          <table:table-cell office:value-type="float" office:value="5.89551203161436" calcext:value-type="float">
            <text:p>5,89551203161436</text:p>
          </table:table-cell>
        </table:table-row>
        <table:table-row table:style-name="ro1">
          <table:table-cell office:value-type="float" office:value="3.8759749159654" calcext:value-type="float">
            <text:p>3,8759749159654</text:p>
          </table:table-cell>
          <table:table-cell office:value-type="float" office:value="-4.45945348067597" calcext:value-type="float">
            <text:p>-4,45945348067597</text:p>
          </table:table-cell>
        </table:table-row>
        <table:table-row table:style-name="ro1">
          <table:table-cell office:value-type="float" office:value="4.66660291290732" calcext:value-type="float">
            <text:p>4,66660291290732</text:p>
          </table:table-cell>
          <table:table-cell office:value-type="float" office:value="-3.41318443071955" calcext:value-type="float">
            <text:p>-3,41318443071955</text:p>
          </table:table-cell>
        </table:table-row>
        <table:table-row table:style-name="ro1">
          <table:table-cell office:value-type="float" office:value="0.624454790129713" calcext:value-type="float">
            <text:p>0,624454790129713</text:p>
          </table:table-cell>
          <table:table-cell office:value-type="float" office:value="4.70545944309658" calcext:value-type="float">
            <text:p>4,70545944309658</text:p>
          </table:table-cell>
        </table:table-row>
        <table:table-row table:style-name="ro1">
          <table:table-cell office:value-type="float" office:value="2.81269127173699" calcext:value-type="float">
            <text:p>2,81269127173699</text:p>
          </table:table-cell>
          <table:table-cell office:value-type="float" office:value="-3.33336086532901" calcext:value-type="float">
            <text:p>-3,33336086532901</text:p>
          </table:table-cell>
        </table:table-row>
        <table:table-row table:style-name="ro1">
          <table:table-cell office:value-type="float" office:value="3.55566938308721" calcext:value-type="float">
            <text:p>3,55566938308721</text:p>
          </table:table-cell>
          <table:table-cell office:value-type="float" office:value="-3.1936746692207" calcext:value-type="float">
            <text:p>-3,1936746692207</text:p>
          </table:table-cell>
        </table:table-row>
        <table:table-row table:style-name="ro1">
          <table:table-cell office:value-type="float" office:value="2.72773807110366" calcext:value-type="float">
            <text:p>2,72773807110366</text:p>
          </table:table-cell>
          <table:table-cell office:value-type="float" office:value="-3.05996683354129" calcext:value-type="float">
            <text:p>-3,05996683354129</text:p>
          </table:table-cell>
        </table:table-row>
        <table:table-row table:style-name="ro1">
          <table:table-cell office:value-type="float" office:value="2.48731665439615" calcext:value-type="float">
            <text:p>2,48731665439615</text:p>
          </table:table-cell>
          <table:table-cell office:value-type="float" office:value="-3.64841316884976" calcext:value-type="float">
            <text:p>-3,64841316884976</text:p>
          </table:table-cell>
        </table:table-row>
        <table:table-row table:style-name="ro1">
          <table:table-cell office:value-type="float" office:value="3.20352303636863" calcext:value-type="float">
            <text:p>3,20352303636863</text:p>
          </table:table-cell>
          <table:table-cell office:value-type="float" office:value="-4.14365574389192" calcext:value-type="float">
            <text:p>-4,14365574389192</text:p>
          </table:table-cell>
        </table:table-row>
        <table:table-row table:style-name="ro1">
          <table:table-cell office:value-type="float" office:value="0.819913094766211" calcext:value-type="float">
            <text:p>0,819913094766211</text:p>
          </table:table-cell>
          <table:table-cell office:value-type="float" office:value="4.47410850535193" calcext:value-type="float">
            <text:p>4,47410850535193</text:p>
          </table:table-cell>
        </table:table-row>
        <table:table-row table:style-name="ro1">
          <table:table-cell office:value-type="float" office:value="0.469290283760062" calcext:value-type="float">
            <text:p>0,469290283760062</text:p>
          </table:table-cell>
          <table:table-cell office:value-type="float" office:value="5.82475829685747" calcext:value-type="float">
            <text:p>5,82475829685747</text:p>
          </table:table-cell>
        </table:table-row>
        <table:table-row table:style-name="ro1">
          <table:table-cell office:value-type="float" office:value="3.04837498406706" calcext:value-type="float">
            <text:p>3,04837498406706</text:p>
          </table:table-cell>
          <table:table-cell office:value-type="float" office:value="-3.18203912677917" calcext:value-type="float">
            <text:p>-3,18203912677917</text:p>
          </table:table-cell>
        </table:table-row>
        <table:table-row table:style-name="ro1">
          <table:table-cell office:value-type="float" office:value="-1.01964208468948" calcext:value-type="float">
            <text:p>-1,01964208468948</text:p>
          </table:table-cell>
          <table:table-cell office:value-type="float" office:value="4.412272501065" calcext:value-type="float">
            <text:p>4,412272501065</text:p>
          </table:table-cell>
        </table:table-row>
        <table:table-row table:style-name="ro1">
          <table:table-cell office:value-type="float" office:value="3.47113451270322" calcext:value-type="float">
            <text:p>3,47113451270322</text:p>
          </table:table-cell>
          <table:table-cell office:value-type="float" office:value="-4.04237748403584" calcext:value-type="float">
            <text:p>-4,04237748403584</text:p>
          </table:table-cell>
        </table:table-row>
        <table:table-row table:style-name="ro1">
          <table:table-cell office:value-type="float" office:value="0.943934350091948" calcext:value-type="float">
            <text:p>0,943934350091948</text:p>
          </table:table-cell>
          <table:table-cell office:value-type="float" office:value="4.28789959096564" calcext:value-type="float">
            <text:p>4,28789959096564</text:p>
          </table:table-cell>
        </table:table-row>
        <table:table-row table:style-name="ro1">
          <table:table-cell office:value-type="float" office:value="0.523584718277851" calcext:value-type="float">
            <text:p>0,523584718277851</text:p>
          </table:table-cell>
          <table:table-cell office:value-type="float" office:value="5.85444294552697" calcext:value-type="float">
            <text:p>5,85444294552697</text:p>
          </table:table-cell>
        </table:table-row>
        <table:table-row table:style-name="ro1">
          <table:table-cell office:value-type="float" office:value="1.26140664622797" calcext:value-type="float">
            <text:p>1,26140664622797</text:p>
          </table:table-cell>
          <table:table-cell office:value-type="float" office:value="4.22420003360585" calcext:value-type="float">
            <text:p>4,22420003360585</text:p>
          </table:table-cell>
        </table:table-row>
        <table:table-row table:style-name="ro1">
          <table:table-cell office:value-type="float" office:value="2.6532694781491" calcext:value-type="float">
            <text:p>2,6532694781491</text:p>
          </table:table-cell>
          <table:table-cell office:value-type="float" office:value="-3.41364748965545" calcext:value-type="float">
            <text:p>-3,41364748965545</text:p>
          </table:table-cell>
        </table:table-row>
        <table:table-row table:style-name="ro1">
          <table:table-cell office:value-type="float" office:value="4.08171439705754" calcext:value-type="float">
            <text:p>4,08171439705754</text:p>
          </table:table-cell>
          <table:table-cell office:value-type="float" office:value="-4.07911309031179" calcext:value-type="float">
            <text:p>-4,07911309031179</text:p>
          </table:table-cell>
        </table:table-row>
        <table:table-row table:style-name="ro1">
          <table:table-cell office:value-type="float" office:value="3.19060813486261" calcext:value-type="float">
            <text:p>3,19060813486261</text:p>
          </table:table-cell>
          <table:table-cell office:value-type="float" office:value="-2.88429180704526" calcext:value-type="float">
            <text:p>-2,88429180704526</text:p>
          </table:table-cell>
        </table:table-row>
        <table:table-row table:style-name="ro1">
          <table:table-cell office:value-type="float" office:value="3.18117970903695" calcext:value-type="float">
            <text:p>3,18117970903695</text:p>
          </table:table-cell>
          <table:table-cell office:value-type="float" office:value="-2.70054267143541" calcext:value-type="float">
            <text:p>-2,70054267143541</text:p>
          </table:table-cell>
        </table:table-row>
        <table:table-row table:style-name="ro1">
          <table:table-cell office:value-type="float" office:value="2.00052717227197" calcext:value-type="float">
            <text:p>2,00052717227197</text:p>
          </table:table-cell>
          <table:table-cell office:value-type="float" office:value="4.5472668570485" calcext:value-type="float">
            <text:p>4,5472668570485</text:p>
          </table:table-cell>
        </table:table-row>
        <table:table-row table:style-name="ro1">
          <table:table-cell office:value-type="float" office:value="0.770434280910701" calcext:value-type="float">
            <text:p>0,770434280910701</text:p>
          </table:table-cell>
          <table:table-cell office:value-type="float" office:value="6.16102209084549" calcext:value-type="float">
            <text:p>6,16102209084549</text:p>
          </table:table-cell>
        </table:table-row>
        <table:table-row table:style-name="ro1">
          <table:table-cell office:value-type="float" office:value="1.44464333335544" calcext:value-type="float">
            <text:p>1,44464333335544</text:p>
          </table:table-cell>
          <table:table-cell office:value-type="float" office:value="6.06434541061525" calcext:value-type="float">
            <text:p>6,06434541061525</text:p>
          </table:table-cell>
        </table:table-row>
        <table:table-row table:style-name="ro1">
          <table:table-cell office:value-type="float" office:value="2.77249926367691" calcext:value-type="float">
            <text:p>2,77249926367691</text:p>
          </table:table-cell>
          <table:table-cell office:value-type="float" office:value="-2.97268480891747" calcext:value-type="float">
            <text:p>-2,97268480891747</text:p>
          </table:table-cell>
        </table:table-row>
        <table:table-row table:style-name="ro1">
          <table:table-cell office:value-type="float" office:value="1.3065897579597" calcext:value-type="float">
            <text:p>1,3065897579597</text:p>
          </table:table-cell>
          <table:table-cell office:value-type="float" office:value="4.75571838327226" calcext:value-type="float">
            <text:p>4,75571838327226</text:p>
          </table:table-cell>
        </table:table-row>
        <table:table-row table:style-name="ro1">
          <table:table-cell office:value-type="float" office:value="2.72007249142196" calcext:value-type="float">
            <text:p>2,72007249142196</text:p>
          </table:table-cell>
          <table:table-cell office:value-type="float" office:value="3.9163256935105" calcext:value-type="float">
            <text:p>3,9163256935105</text:p>
          </table:table-cell>
        </table:table-row>
        <table:table-row table:style-name="ro1">
          <table:table-cell office:value-type="float" office:value="3.37620330631487" calcext:value-type="float">
            <text:p>3,37620330631487</text:p>
          </table:table-cell>
          <table:table-cell office:value-type="float" office:value="-5.14059144106531" calcext:value-type="float">
            <text:p>-5,14059144106531</text:p>
          </table:table-cell>
        </table:table-row>
        <table:table-row table:style-name="ro1">
          <table:table-cell office:value-type="float" office:value="3.07145181321767" calcext:value-type="float">
            <text:p>3,07145181321767</text:p>
          </table:table-cell>
          <table:table-cell office:value-type="float" office:value="-3.01069943310515" calcext:value-type="float">
            <text:p>-3,01069943310515</text:p>
          </table:table-cell>
        </table:table-row>
        <table:table-row table:style-name="ro1">
          <table:table-cell office:value-type="float" office:value="1.2968383896085" calcext:value-type="float">
            <text:p>1,2968383896085</text:p>
          </table:table-cell>
          <table:table-cell office:value-type="float" office:value="-3.60140096487176" calcext:value-type="float">
            <text:p>-3,60140096487176</text:p>
          </table:table-cell>
        </table:table-row>
        <table:table-row table:style-name="ro1">
          <table:table-cell office:value-type="float" office:value="4.72225934954274" calcext:value-type="float">
            <text:p>4,72225934954274</text:p>
          </table:table-cell>
          <table:table-cell office:value-type="float" office:value="-3.60837453481239" calcext:value-type="float">
            <text:p>-3,60837453481239</text:p>
          </table:table-cell>
        </table:table-row>
        <table:table-row table:style-name="ro1">
          <table:table-cell office:value-type="float" office:value="1.24623083550834" calcext:value-type="float">
            <text:p>1,24623083550834</text:p>
          </table:table-cell>
          <table:table-cell office:value-type="float" office:value="-3.65803439188786" calcext:value-type="float">
            <text:p>-3,65803439188786</text:p>
          </table:table-cell>
        </table:table-row>
        <table:table-row table:style-name="ro1">
          <table:table-cell office:value-type="float" office:value="2.18062756455203" calcext:value-type="float">
            <text:p>2,18062756455203</text:p>
          </table:table-cell>
          <table:table-cell office:value-type="float" office:value="-3.69644715813419" calcext:value-type="float">
            <text:p>-3,69644715813419</text:p>
          </table:table-cell>
        </table:table-row>
        <table:table-row table:style-name="ro1">
          <table:table-cell office:value-type="float" office:value="1.51446797425591" calcext:value-type="float">
            <text:p>1,51446797425591</text:p>
          </table:table-cell>
          <table:table-cell office:value-type="float" office:value="4.47654098175086" calcext:value-type="float">
            <text:p>4,47654098175086</text:p>
          </table:table-cell>
        </table:table-row>
        <table:table-row table:style-name="ro1">
          <table:table-cell office:value-type="float" office:value="0.860143131675181" calcext:value-type="float">
            <text:p>0,860143131675181</text:p>
          </table:table-cell>
          <table:table-cell office:value-type="float" office:value="3.10434251432112" calcext:value-type="float">
            <text:p>3,10434251432112</text:p>
          </table:table-cell>
        </table:table-row>
        <table:table-row table:style-name="ro1">
          <table:table-cell office:value-type="float" office:value="0.777805413336013" calcext:value-type="float">
            <text:p>0,777805413336013</text:p>
          </table:table-cell>
          <table:table-cell office:value-type="float" office:value="3.08782085863339" calcext:value-type="float">
            <text:p>3,08782085863339</text:p>
          </table:table-cell>
        </table:table-row>
        <table:table-row table:style-name="ro1">
          <table:table-cell office:value-type="float" office:value="-0.144751934332309" calcext:value-type="float">
            <text:p>-0,144751934332309</text:p>
          </table:table-cell>
          <table:table-cell office:value-type="float" office:value="4.08612487475652" calcext:value-type="float">
            <text:p>4,08612487475652</text:p>
          </table:table-cell>
        </table:table-row>
        <table:table-row table:style-name="ro1">
          <table:table-cell office:value-type="float" office:value="0.392111300517387" calcext:value-type="float">
            <text:p>0,392111300517387</text:p>
          </table:table-cell>
          <table:table-cell office:value-type="float" office:value="6.02084124370921" calcext:value-type="float">
            <text:p>6,02084124370921</text:p>
          </table:table-cell>
        </table:table-row>
        <table:table-row table:style-name="ro1">
          <table:table-cell office:value-type="float" office:value="0.884814549952327" calcext:value-type="float">
            <text:p>0,884814549952327</text:p>
          </table:table-cell>
          <table:table-cell office:value-type="float" office:value="3.22027888458621" calcext:value-type="float">
            <text:p>3,22027888458621</text:p>
          </table:table-cell>
        </table:table-row>
        <table:table-row table:style-name="ro1">
          <table:table-cell office:value-type="float" office:value="4.8152786192482" calcext:value-type="float">
            <text:p>4,8152786192482</text:p>
          </table:table-cell>
          <table:table-cell office:value-type="float" office:value="-3.62258328271932" calcext:value-type="float">
            <text:p>-3,62258328271932</text:p>
          </table:table-cell>
        </table:table-row>
        <table:table-row table:style-name="ro1">
          <table:table-cell office:value-type="float" office:value="3.47121102187154" calcext:value-type="float">
            <text:p>3,47121102187154</text:p>
          </table:table-cell>
          <table:table-cell office:value-type="float" office:value="-3.62360955994628" calcext:value-type="float">
            <text:p>-3,62360955994628</text:p>
          </table:table-cell>
        </table:table-row>
        <table:table-row table:style-name="ro1">
          <table:table-cell office:value-type="float" office:value="1.17544279579323" calcext:value-type="float">
            <text:p>1,17544279579323</text:p>
          </table:table-cell>
          <table:table-cell office:value-type="float" office:value="2.98287359299091" calcext:value-type="float">
            <text:p>2,98287359299091</text:p>
          </table:table-cell>
        </table:table-row>
        <table:table-row table:style-name="ro1">
          <table:table-cell office:value-type="float" office:value="0.778721121280111" calcext:value-type="float">
            <text:p>0,778721121280111</text:p>
          </table:table-cell>
          <table:table-cell office:value-type="float" office:value="4.05472247223055" calcext:value-type="float">
            <text:p>4,05472247223055</text:p>
          </table:table-cell>
        </table:table-row>
        <table:table-row table:style-name="ro1">
          <table:table-cell office:value-type="float" office:value="3.45528119859378" calcext:value-type="float">
            <text:p>3,45528119859378</text:p>
          </table:table-cell>
          <table:table-cell office:value-type="float" office:value="-4.57363488079163" calcext:value-type="float">
            <text:p>-4,57363488079163</text:p>
          </table:table-cell>
        </table:table-row>
        <table:table-row table:style-name="ro1">
          <table:table-cell office:value-type="float" office:value="1.40592210913974" calcext:value-type="float">
            <text:p>1,40592210913974</text:p>
          </table:table-cell>
          <table:table-cell office:value-type="float" office:value="5.72217919363292" calcext:value-type="float">
            <text:p>5,72217919363292</text:p>
          </table:table-cell>
        </table:table-row>
        <table:table-row table:style-name="ro1">
          <table:table-cell office:value-type="float" office:value="0.596956869199651" calcext:value-type="float">
            <text:p>0,596956869199651</text:p>
          </table:table-cell>
          <table:table-cell office:value-type="float" office:value="6.1771854125375" calcext:value-type="float">
            <text:p>6,1771854125375</text:p>
          </table:table-cell>
        </table:table-row>
        <table:table-row table:style-name="ro1">
          <table:table-cell office:value-type="float" office:value="3.90815724329953" calcext:value-type="float">
            <text:p>3,90815724329953</text:p>
          </table:table-cell>
          <table:table-cell office:value-type="float" office:value="-4.42387414871706" calcext:value-type="float">
            <text:p>-4,42387414871706</text:p>
          </table:table-cell>
        </table:table-row>
        <table:table-row table:style-name="ro1">
          <table:table-cell office:value-type="float" office:value="0.860831027639149" calcext:value-type="float">
            <text:p>0,860831027639149</text:p>
          </table:table-cell>
          <table:table-cell office:value-type="float" office:value="4.50972218788913" calcext:value-type="float">
            <text:p>4,50972218788913</text:p>
          </table:table-cell>
        </table:table-row>
        <table:table-row table:style-name="ro1">
          <table:table-cell office:value-type="float" office:value="2.54881442526632" calcext:value-type="float">
            <text:p>2,54881442526632</text:p>
          </table:table-cell>
          <table:table-cell office:value-type="float" office:value="-1.91122010619143" calcext:value-type="float">
            <text:p>-1,91122010619143</text:p>
          </table:table-cell>
        </table:table-row>
        <table:table-row table:style-name="ro1">
          <table:table-cell office:value-type="float" office:value="2.71457718634234" calcext:value-type="float">
            <text:p>2,71457718634234</text:p>
          </table:table-cell>
          <table:table-cell office:value-type="float" office:value="-3.37065625903329" calcext:value-type="float">
            <text:p>-3,37065625903329</text:p>
          </table:table-cell>
        </table:table-row>
        <table:table-row table:style-name="ro1">
          <table:table-cell office:value-type="float" office:value="1.08493112242426" calcext:value-type="float">
            <text:p>1,08493112242426</text:p>
          </table:table-cell>
          <table:table-cell office:value-type="float" office:value="5.20126281698757" calcext:value-type="float">
            <text:p>5,20126281698757</text:p>
          </table:table-cell>
        </table:table-row>
        <table:table-row table:style-name="ro1">
          <table:table-cell office:value-type="float" office:value="2.27586333016386" calcext:value-type="float">
            <text:p>2,27586333016386</text:p>
          </table:table-cell>
          <table:table-cell office:value-type="float" office:value="-3.63283502602584" calcext:value-type="float">
            <text:p>-3,63283502602584</text:p>
          </table:table-cell>
        </table:table-row>
        <table:table-row table:style-name="ro1">
          <table:table-cell office:value-type="float" office:value="0.119914664526203" calcext:value-type="float">
            <text:p>0,119914664526203</text:p>
          </table:table-cell>
          <table:table-cell office:value-type="float" office:value="4.96899910597101" calcext:value-type="float">
            <text:p>4,96899910597101</text:p>
          </table:table-cell>
        </table:table-row>
        <table:table-row table:style-name="ro1">
          <table:table-cell office:value-type="float" office:value="0.823599031710588" calcext:value-type="float">
            <text:p>0,823599031710588</text:p>
          </table:table-cell>
          <table:table-cell office:value-type="float" office:value="4.94886758482446" calcext:value-type="float">
            <text:p>4,94886758482446</text:p>
          </table:table-cell>
        </table:table-row>
        <table:table-row table:style-name="ro1">
          <table:table-cell office:value-type="float" office:value="0.755254223759676" calcext:value-type="float">
            <text:p>0,755254223759676</text:p>
          </table:table-cell>
          <table:table-cell office:value-type="float" office:value="4.92145973828298" calcext:value-type="float">
            <text:p>4,92145973828298</text:p>
          </table:table-cell>
        </table:table-row>
        <table:table-row table:style-name="ro1">
          <table:table-cell office:value-type="float" office:value="1.36632061158697" calcext:value-type="float">
            <text:p>1,36632061158697</text:p>
          </table:table-cell>
          <table:table-cell office:value-type="float" office:value="-3.52238090430614" calcext:value-type="float">
            <text:p>-3,52238090430614</text:p>
          </table:table-cell>
        </table:table-row>
        <table:table-row table:style-name="ro1">
          <table:table-cell office:value-type="float" office:value="1.05376287436291" calcext:value-type="float">
            <text:p>1,05376287436291</text:p>
          </table:table-cell>
          <table:table-cell office:value-type="float" office:value="3.84566093085715" calcext:value-type="float">
            <text:p>3,84566093085715</text:p>
          </table:table-cell>
        </table:table-row>
        <table:table-row table:style-name="ro1">
          <table:table-cell office:value-type="float" office:value="2.49898236382212" calcext:value-type="float">
            <text:p>2,49898236382212</text:p>
          </table:table-cell>
          <table:table-cell office:value-type="float" office:value="-3.99913249026324" calcext:value-type="float">
            <text:p>-3,99913249026324</text:p>
          </table:table-cell>
        </table:table-row>
        <table:table-row table:style-name="ro1">
          <table:table-cell office:value-type="float" office:value="3.0034726660137" calcext:value-type="float">
            <text:p>3,0034726660137</text:p>
          </table:table-cell>
          <table:table-cell office:value-type="float" office:value="-3.52141178271997" calcext:value-type="float">
            <text:p>-3,52141178271997</text:p>
          </table:table-cell>
        </table:table-row>
        <table:table-row table:style-name="ro1">
          <table:table-cell office:value-type="float" office:value="0.966674839283938" calcext:value-type="float">
            <text:p>0,966674839283938</text:p>
          </table:table-cell>
          <table:table-cell office:value-type="float" office:value="4.83261504508138" calcext:value-type="float">
            <text:p>4,83261504508138</text:p>
          </table:table-cell>
        </table:table-row>
        <table:table-row table:style-name="ro1">
          <table:table-cell office:value-type="float" office:value="3.71860894078608" calcext:value-type="float">
            <text:p>3,71860894078608</text:p>
          </table:table-cell>
          <table:table-cell office:value-type="float" office:value="-4.40938691080977" calcext:value-type="float">
            <text:p>-4,40938691080977</text:p>
          </table:table-cell>
        </table:table-row>
        <table:table-row table:style-name="ro1">
          <table:table-cell office:value-type="float" office:value="1.6325979819304" calcext:value-type="float">
            <text:p>1,6325979819304</text:p>
          </table:table-cell>
          <table:table-cell office:value-type="float" office:value="4.75051736818864" calcext:value-type="float">
            <text:p>4,75051736818864</text:p>
          </table:table-cell>
        </table:table-row>
        <table:table-row table:style-name="ro1">
          <table:table-cell office:value-type="float" office:value="2.82690790805308" calcext:value-type="float">
            <text:p>2,82690790805308</text:p>
          </table:table-cell>
          <table:table-cell office:value-type="float" office:value="-2.53118115477002" calcext:value-type="float">
            <text:p>-2,53118115477002</text:p>
          </table:table-cell>
        </table:table-row>
        <table:table-row table:style-name="ro1">
          <table:table-cell office:value-type="float" office:value="3.24419271313623" calcext:value-type="float">
            <text:p>3,24419271313623</text:p>
          </table:table-cell>
          <table:table-cell office:value-type="float" office:value="-4.45680470684456" calcext:value-type="float">
            <text:p>-4,45680470684456</text:p>
          </table:table-cell>
        </table:table-row>
        <table:table-row table:style-name="ro1">
          <table:table-cell office:value-type="float" office:value="4.80509817400843" calcext:value-type="float">
            <text:p>4,80509817400843</text:p>
          </table:table-cell>
          <table:table-cell office:value-type="float" office:value="-4.10586332294934" calcext:value-type="float">
            <text:p>-4,10586332294934</text:p>
          </table:table-cell>
        </table:table-row>
        <table:table-row table:style-name="ro1">
          <table:table-cell office:value-type="float" office:value="3.53691223297507" calcext:value-type="float">
            <text:p>3,53691223297507</text:p>
          </table:table-cell>
          <table:table-cell office:value-type="float" office:value="-2.6655314735553" calcext:value-type="float">
            <text:p>-2,6655314735553</text:p>
          </table:table-cell>
        </table:table-row>
        <table:table-row table:style-name="ro1">
          <table:table-cell office:value-type="float" office:value="1.21884408573808" calcext:value-type="float">
            <text:p>1,21884408573808</text:p>
          </table:table-cell>
          <table:table-cell office:value-type="float" office:value="4.92995359081762" calcext:value-type="float">
            <text:p>4,92995359081762</text:p>
          </table:table-cell>
        </table:table-row>
        <table:table-row table:style-name="ro1">
          <table:table-cell office:value-type="float" office:value="2.33685033205068" calcext:value-type="float">
            <text:p>2,33685033205068</text:p>
          </table:table-cell>
          <table:table-cell office:value-type="float" office:value="-3.89637654451696" calcext:value-type="float">
            <text:p>-3,89637654451696</text:p>
          </table:table-cell>
        </table:table-row>
        <table:table-row table:style-name="ro1">
          <table:table-cell office:value-type="float" office:value="3.30394446866763" calcext:value-type="float">
            <text:p>3,30394446866763</text:p>
          </table:table-cell>
          <table:table-cell office:value-type="float" office:value="-2.55101736573945" calcext:value-type="float">
            <text:p>-2,55101736573945</text:p>
          </table:table-cell>
        </table:table-row>
        <table:table-row table:style-name="ro1">
          <table:table-cell office:value-type="float" office:value="2.74170504240686" calcext:value-type="float">
            <text:p>2,74170504240686</text:p>
          </table:table-cell>
          <table:table-cell office:value-type="float" office:value="-2.2475056669344" calcext:value-type="float">
            <text:p>-2,2475056669344</text:p>
          </table:table-cell>
        </table:table-row>
        <table:table-row table:style-name="ro1">
          <table:table-cell office:value-type="float" office:value="2.90435313268168" calcext:value-type="float">
            <text:p>2,90435313268168</text:p>
          </table:table-cell>
          <table:table-cell office:value-type="float" office:value="-4.70851697237799" calcext:value-type="float">
            <text:p>-4,70851697237799</text:p>
          </table:table-cell>
        </table:table-row>
        <table:table-row table:style-name="ro1">
          <table:table-cell office:value-type="float" office:value="5.00631621050726" calcext:value-type="float">
            <text:p>5,00631621050726</text:p>
          </table:table-cell>
          <table:table-cell office:value-type="float" office:value="-3.8262867152402" calcext:value-type="float">
            <text:p>-3,8262867152402</text:p>
          </table:table-cell>
        </table:table-row>
        <table:table-row table:style-name="ro1">
          <table:table-cell office:value-type="float" office:value="2.89185199009938" calcext:value-type="float">
            <text:p>2,89185199009938</text:p>
          </table:table-cell>
          <table:table-cell office:value-type="float" office:value="-3.57325827634823" calcext:value-type="float">
            <text:p>-3,57325827634823</text:p>
          </table:table-cell>
        </table:table-row>
        <table:table-row table:style-name="ro1">
          <table:table-cell office:value-type="float" office:value="3.20701496200277" calcext:value-type="float">
            <text:p>3,20701496200277</text:p>
          </table:table-cell>
          <table:table-cell office:value-type="float" office:value="-4.60195916780572" calcext:value-type="float">
            <text:p>-4,60195916780572</text:p>
          </table:table-cell>
        </table:table-row>
        <table:table-row table:style-name="ro1">
          <table:table-cell office:value-type="float" office:value="0.545931429714726" calcext:value-type="float">
            <text:p>0,545931429714726</text:p>
          </table:table-cell>
          <table:table-cell office:value-type="float" office:value="3.84256031596751" calcext:value-type="float">
            <text:p>3,84256031596751</text:p>
          </table:table-cell>
        </table:table-row>
        <table:table-row table:style-name="ro1">
          <table:table-cell office:value-type="float" office:value="3.53094913448468" calcext:value-type="float">
            <text:p>3,53094913448468</text:p>
          </table:table-cell>
          <table:table-cell office:value-type="float" office:value="-5.15723632875455" calcext:value-type="float">
            <text:p>-5,15723632875455</text:p>
          </table:table-cell>
        </table:table-row>
        <table:table-row table:style-name="ro1">
          <table:table-cell office:value-type="float" office:value="0.0175711580580996" calcext:value-type="float">
            <text:p>0,0175711580580996</text:p>
          </table:table-cell>
          <table:table-cell office:value-type="float" office:value="4.52959627568673" calcext:value-type="float">
            <text:p>4,52959627568673</text:p>
          </table:table-cell>
        </table:table-row>
        <table:table-row table:style-name="ro1">
          <table:table-cell office:value-type="float" office:value="0.648500545523374" calcext:value-type="float">
            <text:p>0,648500545523374</text:p>
          </table:table-cell>
          <table:table-cell office:value-type="float" office:value="4.17558556218391" calcext:value-type="float">
            <text:p>4,17558556218391</text:p>
          </table:table-cell>
        </table:table-row>
        <table:table-row table:style-name="ro1">
          <table:table-cell office:value-type="float" office:value="0.988306480605255" calcext:value-type="float">
            <text:p>0,988306480605255</text:p>
          </table:table-cell>
          <table:table-cell office:value-type="float" office:value="4.33941046636625" calcext:value-type="float">
            <text:p>4,33941046636625</text:p>
          </table:table-cell>
        </table:table-row>
        <table:table-row table:style-name="ro1">
          <table:table-cell office:value-type="float" office:value="3.14314752272679" calcext:value-type="float">
            <text:p>3,14314752272679</text:p>
          </table:table-cell>
          <table:table-cell office:value-type="float" office:value="-2.4389601752934" calcext:value-type="float">
            <text:p>-2,4389601752934</text:p>
          </table:table-cell>
        </table:table-row>
        <table:table-row table:style-name="ro1">
          <table:table-cell office:value-type="float" office:value="3.54038593965144" calcext:value-type="float">
            <text:p>3,54038593965144</text:p>
          </table:table-cell>
          <table:table-cell office:value-type="float" office:value="-2.88772860865439" calcext:value-type="float">
            <text:p>-2,88772860865439</text:p>
          </table:table-cell>
        </table:table-row>
        <table:table-row table:style-name="ro1">
          <table:table-cell office:value-type="float" office:value="1.73047056223947" calcext:value-type="float">
            <text:p>1,73047056223947</text:p>
          </table:table-cell>
          <table:table-cell office:value-type="float" office:value="2.90202689061794" calcext:value-type="float">
            <text:p>2,90202689061794</text:p>
          </table:table-cell>
        </table:table-row>
        <table:table-row table:style-name="ro1">
          <table:table-cell office:value-type="float" office:value="2.90060555474718" calcext:value-type="float">
            <text:p>2,90060555474718</text:p>
          </table:table-cell>
          <table:table-cell office:value-type="float" office:value="-3.85619751086837" calcext:value-type="float">
            <text:p>-3,85619751086837</text:p>
          </table:table-cell>
        </table:table-row>
        <table:table-row table:style-name="ro1">
          <table:table-cell office:value-type="float" office:value="3.25127785268059" calcext:value-type="float">
            <text:p>3,25127785268059</text:p>
          </table:table-cell>
          <table:table-cell office:value-type="float" office:value="-3.09303210252626" calcext:value-type="float">
            <text:p>-3,09303210252626</text:p>
          </table:table-cell>
        </table:table-row>
        <table:table-row table:style-name="ro1">
          <table:table-cell office:value-type="float" office:value="2.31571520455112" calcext:value-type="float">
            <text:p>2,31571520455112</text:p>
          </table:table-cell>
          <table:table-cell office:value-type="float" office:value="-3.8384673373921" calcext:value-type="float">
            <text:p>-3,8384673373921</text:p>
          </table:table-cell>
        </table:table-row>
        <table:table-row table:style-name="ro1">
          <table:table-cell office:value-type="float" office:value="4.44154090641496" calcext:value-type="float">
            <text:p>4,44154090641496</text:p>
          </table:table-cell>
          <table:table-cell office:value-type="float" office:value="-3.46254723415245" calcext:value-type="float">
            <text:p>-3,46254723415245</text:p>
          </table:table-cell>
        </table:table-row>
        <table:table-row table:style-name="ro1">
          <table:table-cell office:value-type="float" office:value="1.42086954679194" calcext:value-type="float">
            <text:p>1,42086954679194</text:p>
          </table:table-cell>
          <table:table-cell office:value-type="float" office:value="4.50511534753307" calcext:value-type="float">
            <text:p>4,50511534753307</text:p>
          </table:table-cell>
        </table:table-row>
        <table:table-row table:style-name="ro1">
          <table:table-cell office:value-type="float" office:value="1.8474140035886" calcext:value-type="float">
            <text:p>1,8474140035886</text:p>
          </table:table-cell>
          <table:table-cell office:value-type="float" office:value="-3.47365845410664" calcext:value-type="float">
            <text:p>-3,47365845410664</text:p>
          </table:table-cell>
        </table:table-row>
        <table:table-row table:style-name="ro1">
          <table:table-cell office:value-type="float" office:value="3.8258185662337" calcext:value-type="float">
            <text:p>3,8258185662337</text:p>
          </table:table-cell>
          <table:table-cell office:value-type="float" office:value="-2.98379279350209" calcext:value-type="float">
            <text:p>-2,98379279350209</text:p>
          </table:table-cell>
        </table:table-row>
        <table:table-row table:style-name="ro1">
          <table:table-cell office:value-type="float" office:value="3.396053870403" calcext:value-type="float">
            <text:p>3,396053870403</text:p>
          </table:table-cell>
          <table:table-cell office:value-type="float" office:value="-2.25491394170672" calcext:value-type="float">
            <text:p>-2,25491394170672</text:p>
          </table:table-cell>
        </table:table-row>
        <table:table-row table:style-name="ro1">
          <table:table-cell office:value-type="float" office:value="-0.387121319125467" calcext:value-type="float">
            <text:p>-0,387121319125467</text:p>
          </table:table-cell>
          <table:table-cell office:value-type="float" office:value="4.20935190518062" calcext:value-type="float">
            <text:p>4,20935190518062</text:p>
          </table:table-cell>
        </table:table-row>
        <table:table-row table:style-name="ro1">
          <table:table-cell office:value-type="float" office:value="1.61557866325327" calcext:value-type="float">
            <text:p>1,61557866325327</text:p>
          </table:table-cell>
          <table:table-cell office:value-type="float" office:value="3.89708150959688" calcext:value-type="float">
            <text:p>3,89708150959688</text:p>
          </table:table-cell>
        </table:table-row>
        <table:table-row table:style-name="ro1">
          <table:table-cell office:value-type="float" office:value="2.59756070666382" calcext:value-type="float">
            <text:p>2,59756070666382</text:p>
          </table:table-cell>
          <table:table-cell office:value-type="float" office:value="4.45242218724691" calcext:value-type="float">
            <text:p>4,45242218724691</text:p>
          </table:table-cell>
        </table:table-row>
        <table:table-row table:style-name="ro1">
          <table:table-cell office:value-type="float" office:value="3.12149576117743" calcext:value-type="float">
            <text:p>3,12149576117743</text:p>
          </table:table-cell>
          <table:table-cell office:value-type="float" office:value="-2.85821321546764" calcext:value-type="float">
            <text:p>-2,85821321546764</text:p>
          </table:table-cell>
        </table:table-row>
        <table:table-row table:style-name="ro1">
          <table:table-cell office:value-type="float" office:value="-0.168841872296757" calcext:value-type="float">
            <text:p>-0,168841872296757</text:p>
          </table:table-cell>
          <table:table-cell office:value-type="float" office:value="4.55161415956983" calcext:value-type="float">
            <text:p>4,55161415956983</text:p>
          </table:table-cell>
        </table:table-row>
        <table:table-row table:style-name="ro1">
          <table:table-cell office:value-type="float" office:value="3.95226764168246" calcext:value-type="float">
            <text:p>3,95226764168246</text:p>
          </table:table-cell>
          <table:table-cell office:value-type="float" office:value="-5.03427250203471" calcext:value-type="float">
            <text:p>-5,03427250203471</text:p>
          </table:table-cell>
        </table:table-row>
        <table:table-row table:style-name="ro1">
          <table:table-cell office:value-type="float" office:value="-0.683378291276189" calcext:value-type="float">
            <text:p>-0,683378291276189</text:p>
          </table:table-cell>
          <table:table-cell office:value-type="float" office:value="4.29216300695153" calcext:value-type="float">
            <text:p>4,29216300695153</text:p>
          </table:table-cell>
        </table:table-row>
        <table:table-row table:style-name="ro1">
          <table:table-cell office:value-type="float" office:value="0.0514535187534917" calcext:value-type="float">
            <text:p>0,0514535187534917</text:p>
          </table:table-cell>
          <table:table-cell office:value-type="float" office:value="4.32376144764339" calcext:value-type="float">
            <text:p>4,32376144764339</text:p>
          </table:table-cell>
        </table:table-row>
        <table:table-row table:style-name="ro1">
          <table:table-cell office:value-type="float" office:value="2.16196423969054" calcext:value-type="float">
            <text:p>2,16196423969054</text:p>
          </table:table-cell>
          <table:table-cell office:value-type="float" office:value="-3.91515935000495" calcext:value-type="float">
            <text:p>-3,91515935000495</text:p>
          </table:table-cell>
        </table:table-row>
        <table:table-row table:style-name="ro1">
          <table:table-cell office:value-type="float" office:value="2.1436653830468" calcext:value-type="float">
            <text:p>2,1436653830468</text:p>
          </table:table-cell>
          <table:table-cell office:value-type="float" office:value="5.04893251211446" calcext:value-type="float">
            <text:p>5,04893251211446</text:p>
          </table:table-cell>
        </table:table-row>
        <table:table-row table:style-name="ro1">
          <table:table-cell office:value-type="float" office:value="2.01807169696279" calcext:value-type="float">
            <text:p>2,01807169696279</text:p>
          </table:table-cell>
          <table:table-cell office:value-type="float" office:value="4.99773459301358" calcext:value-type="float">
            <text:p>4,99773459301358</text:p>
          </table:table-cell>
        </table:table-row>
        <table:table-row table:style-name="ro1">
          <table:table-cell office:value-type="float" office:value="2.02591873913262" calcext:value-type="float">
            <text:p>2,02591873913262</text:p>
          </table:table-cell>
          <table:table-cell office:value-type="float" office:value="-3.90724919348307" calcext:value-type="float">
            <text:p>-3,90724919348307</text:p>
          </table:table-cell>
        </table:table-row>
        <table:table-row table:style-name="ro1">
          <table:table-cell office:value-type="float" office:value="0.408774618121827" calcext:value-type="float">
            <text:p>0,408774618121827</text:p>
          </table:table-cell>
          <table:table-cell office:value-type="float" office:value="4.96644423571038" calcext:value-type="float">
            <text:p>4,96644423571038</text:p>
          </table:table-cell>
        </table:table-row>
        <table:table-row table:style-name="ro1">
          <table:table-cell office:value-type="float" office:value="4.57219574146932" calcext:value-type="float">
            <text:p>4,57219574146932</text:p>
          </table:table-cell>
          <table:table-cell office:value-type="float" office:value="-3.14157949873589" calcext:value-type="float">
            <text:p>-3,14157949873589</text:p>
          </table:table-cell>
        </table:table-row>
        <table:table-row table:style-name="ro1">
          <table:table-cell office:value-type="float" office:value="0.311185549302985" calcext:value-type="float">
            <text:p>0,311185549302985</text:p>
          </table:table-cell>
          <table:table-cell office:value-type="float" office:value="4.42153162569316" calcext:value-type="float">
            <text:p>4,42153162569316</text:p>
          </table:table-cell>
        </table:table-row>
        <table:table-row table:style-name="ro1">
          <table:table-cell office:value-type="float" office:value="0.537066544240733" calcext:value-type="float">
            <text:p>0,537066544240733</text:p>
          </table:table-cell>
          <table:table-cell office:value-type="float" office:value="4.33125430506713" calcext:value-type="float">
            <text:p>4,33125430506713</text:p>
          </table:table-cell>
        </table:table-row>
        <table:table-row table:style-name="ro1">
          <table:table-cell office:value-type="float" office:value="-0.140175159704167" calcext:value-type="float">
            <text:p>-0,140175159704167</text:p>
          </table:table-cell>
          <table:table-cell office:value-type="float" office:value="4.58027587215237" calcext:value-type="float">
            <text:p>4,58027587215237</text:p>
          </table:table-cell>
        </table:table-row>
        <table:table-row table:style-name="ro1">
          <table:table-cell office:value-type="float" office:value="3.63390483177056" calcext:value-type="float">
            <text:p>3,63390483177056</text:p>
          </table:table-cell>
          <table:table-cell office:value-type="float" office:value="-3.1854310526065" calcext:value-type="float">
            <text:p>-3,1854310526065</text:p>
          </table:table-cell>
        </table:table-row>
        <table:table-row table:style-name="ro1">
          <table:table-cell office:value-type="float" office:value="3.06018520955647" calcext:value-type="float">
            <text:p>3,06018520955647</text:p>
          </table:table-cell>
          <table:table-cell office:value-type="float" office:value="-4.04229751805694" calcext:value-type="float">
            <text:p>-4,04229751805694</text:p>
          </table:table-cell>
        </table:table-row>
        <table:table-row table:style-name="ro1">
          <table:table-cell office:value-type="float" office:value="4.30610628672278" calcext:value-type="float">
            <text:p>4,30610628672278</text:p>
          </table:table-cell>
          <table:table-cell office:value-type="float" office:value="-5.06601464516669" calcext:value-type="float">
            <text:p>-5,06601464516669</text:p>
          </table:table-cell>
        </table:table-row>
        <table:table-row table:style-name="ro1">
          <table:table-cell office:value-type="float" office:value="0.162959987685063" calcext:value-type="float">
            <text:p>0,162959987685063</text:p>
          </table:table-cell>
          <table:table-cell office:value-type="float" office:value="4.63708907209788" calcext:value-type="float">
            <text:p>4,63708907209788</text:p>
          </table:table-cell>
        </table:table-row>
        <table:table-row table:style-name="ro1">
          <table:table-cell office:value-type="float" office:value="3.28456625817115" calcext:value-type="float">
            <text:p>3,28456625817115</text:p>
          </table:table-cell>
          <table:table-cell office:value-type="float" office:value="-5.13851504224872" calcext:value-type="float">
            <text:p>-5,13851504224872</text:p>
          </table:table-cell>
        </table:table-row>
        <table:table-row table:style-name="ro1">
          <table:table-cell office:value-type="float" office:value="3.50992164129028" calcext:value-type="float">
            <text:p>3,50992164129028</text:p>
          </table:table-cell>
          <table:table-cell office:value-type="float" office:value="-4.01301450742956" calcext:value-type="float">
            <text:p>-4,01301450742956</text:p>
          </table:table-cell>
        </table:table-row>
        <table:table-row table:style-name="ro1">
          <table:table-cell office:value-type="float" office:value="2.83130823035734" calcext:value-type="float">
            <text:p>2,83130823035734</text:p>
          </table:table-cell>
          <table:table-cell office:value-type="float" office:value="-3.72992751047485" calcext:value-type="float">
            <text:p>-3,72992751047485</text:p>
          </table:table-cell>
        </table:table-row>
        <table:table-row table:style-name="ro1">
          <table:table-cell office:value-type="float" office:value="2.24810386544794" calcext:value-type="float">
            <text:p>2,24810386544794</text:p>
          </table:table-cell>
          <table:table-cell office:value-type="float" office:value="3.52959248949784" calcext:value-type="float">
            <text:p>3,52959248949784</text:p>
          </table:table-cell>
        </table:table-row>
        <table:table-row table:style-name="ro1">
          <table:table-cell office:value-type="float" office:value="0.565935766183735" calcext:value-type="float">
            <text:p>0,565935766183735</text:p>
          </table:table-cell>
          <table:table-cell office:value-type="float" office:value="6.06752406669685" calcext:value-type="float">
            <text:p>6,06752406669685</text:p>
          </table:table-cell>
        </table:table-row>
        <table:table-row table:style-name="ro1">
          <table:table-cell office:value-type="float" office:value="-0.320132857723724" calcext:value-type="float">
            <text:p>-0,320132857723724</text:p>
          </table:table-cell>
          <table:table-cell office:value-type="float" office:value="4.16398747065279" calcext:value-type="float">
            <text:p>4,16398747065279</text:p>
          </table:table-cell>
        </table:table-row>
        <table:table-row table:style-name="ro1">
          <table:table-cell office:value-type="float" office:value="2.15114209806769" calcext:value-type="float">
            <text:p>2,15114209806769</text:p>
          </table:table-cell>
          <table:table-cell office:value-type="float" office:value="-2.31255361693246" calcext:value-type="float">
            <text:p>-2,31255361693246</text:p>
          </table:table-cell>
        </table:table-row>
        <table:table-row table:style-name="ro1">
          <table:table-cell office:value-type="float" office:value="0.635395945806901" calcext:value-type="float">
            <text:p>0,635395945806901</text:p>
          </table:table-cell>
          <table:table-cell office:value-type="float" office:value="3.34955372608085" calcext:value-type="float">
            <text:p>3,34955372608085</text:p>
          </table:table-cell>
        </table:table-row>
        <table:table-row table:style-name="ro1">
          <table:table-cell office:value-type="float" office:value="4.97065875084509" calcext:value-type="float">
            <text:p>4,97065875084509</text:p>
          </table:table-cell>
          <table:table-cell office:value-type="float" office:value="-4.29578319930672" calcext:value-type="float">
            <text:p>-4,29578319930672</text:p>
          </table:table-cell>
        </table:table-row>
        <table:table-row table:style-name="ro1">
          <table:table-cell office:value-type="float" office:value="4.50730419679173" calcext:value-type="float">
            <text:p>4,50730419679173</text:p>
          </table:table-cell>
          <table:table-cell office:value-type="float" office:value="-4.26093850942284" calcext:value-type="float">
            <text:p>-4,26093850942284</text:p>
          </table:table-cell>
        </table:table-row>
        <table:table-row table:style-name="ro1">
          <table:table-cell office:value-type="float" office:value="4.45754234959045" calcext:value-type="float">
            <text:p>4,45754234959045</text:p>
          </table:table-cell>
          <table:table-cell office:value-type="float" office:value="-3.3981709119822" calcext:value-type="float">
            <text:p>-3,3981709119822</text:p>
          </table:table-cell>
        </table:table-row>
        <table:table-row table:style-name="ro1">
          <table:table-cell office:value-type="float" office:value="3.56492191521426" calcext:value-type="float">
            <text:p>3,56492191521426</text:p>
          </table:table-cell>
          <table:table-cell office:value-type="float" office:value="-4.99952986535668" calcext:value-type="float">
            <text:p>-4,99952986535668</text:p>
          </table:table-cell>
        </table:table-row>
        <table:table-row table:style-name="ro1">
          <table:table-cell office:value-type="float" office:value="3.65540767686793" calcext:value-type="float">
            <text:p>3,65540767686793</text:p>
          </table:table-cell>
          <table:table-cell office:value-type="float" office:value="-3.67085912848282" calcext:value-type="float">
            <text:p>-3,67085912848282</text:p>
          </table:table-cell>
        </table:table-row>
        <table:table-row table:style-name="ro1">
          <table:table-cell office:value-type="float" office:value="1.03305280503726" calcext:value-type="float">
            <text:p>1,03305280503726</text:p>
          </table:table-cell>
          <table:table-cell office:value-type="float" office:value="4.46712434304592" calcext:value-type="float">
            <text:p>4,46712434304592</text:p>
          </table:table-cell>
        </table:table-row>
        <table:table-row table:style-name="ro1">
          <table:table-cell office:value-type="float" office:value="3.90662972033237" calcext:value-type="float">
            <text:p>3,90662972033237</text:p>
          </table:table-cell>
          <table:table-cell office:value-type="float" office:value="-3.41050618112352" calcext:value-type="float">
            <text:p>-3,41050618112352</text:p>
          </table:table-cell>
        </table:table-row>
        <table:table-row table:style-name="ro1">
          <table:table-cell office:value-type="float" office:value="4.60280024466647" calcext:value-type="float">
            <text:p>4,60280024466647</text:p>
          </table:table-cell>
          <table:table-cell office:value-type="float" office:value="-4.55168235844463" calcext:value-type="float">
            <text:p>-4,55168235844463</text:p>
          </table:table-cell>
        </table:table-row>
        <table:table-row table:style-name="ro1">
          <table:table-cell office:value-type="float" office:value="2.16100991470206" calcext:value-type="float">
            <text:p>2,16100991470206</text:p>
          </table:table-cell>
          <table:table-cell office:value-type="float" office:value="-3.49341150199847" calcext:value-type="float">
            <text:p>-3,49341150199847</text:p>
          </table:table-cell>
        </table:table-row>
        <table:table-row table:style-name="ro1">
          <table:table-cell office:value-type="float" office:value="5.12586805222439" calcext:value-type="float">
            <text:p>5,12586805222439</text:p>
          </table:table-cell>
          <table:table-cell office:value-type="float" office:value="-3.75317365487863" calcext:value-type="float">
            <text:p>-3,75317365487863</text:p>
          </table:table-cell>
        </table:table-row>
        <table:table-row table:style-name="ro1">
          <table:table-cell office:value-type="float" office:value="-0.339094741995374" calcext:value-type="float">
            <text:p>-0,339094741995374</text:p>
          </table:table-cell>
          <table:table-cell office:value-type="float" office:value="4.5151266018582" calcext:value-type="float">
            <text:p>4,5151266018582</text:p>
          </table:table-cell>
        </table:table-row>
        <table:table-row table:style-name="ro1">
          <table:table-cell office:value-type="float" office:value="4.33451352514692" calcext:value-type="float">
            <text:p>4,33451352514692</text:p>
          </table:table-cell>
          <table:table-cell office:value-type="float" office:value="-3.33494143392941" calcext:value-type="float">
            <text:p>-3,33494143392941</text:p>
          </table:table-cell>
        </table:table-row>
        <table:table-row table:style-name="ro1">
          <table:table-cell office:value-type="float" office:value="3.33728647220199" calcext:value-type="float">
            <text:p>3,33728647220199</text:p>
          </table:table-cell>
          <table:table-cell office:value-type="float" office:value="-3.91671446170268" calcext:value-type="float">
            <text:p>-3,91671446170268</text:p>
          </table:table-cell>
        </table:table-row>
        <table:table-row table:style-name="ro1">
          <table:table-cell office:value-type="float" office:value="0.952990081545272" calcext:value-type="float">
            <text:p>0,952990081545272</text:p>
          </table:table-cell>
          <table:table-cell office:value-type="float" office:value="5.39659507384271" calcext:value-type="float">
            <text:p>5,39659507384271</text:p>
          </table:table-cell>
        </table:table-row>
        <table:table-row table:style-name="ro1">
          <table:table-cell office:value-type="float" office:value="3.23891311392246" calcext:value-type="float">
            <text:p>3,23891311392246</text:p>
          </table:table-cell>
          <table:table-cell office:value-type="float" office:value="-4.93619695038062" calcext:value-type="float">
            <text:p>-4,93619695038062</text:p>
          </table:table-cell>
        </table:table-row>
        <table:table-row table:style-name="ro1">
          <table:table-cell office:value-type="float" office:value="3.93902596927" calcext:value-type="float">
            <text:p>3,93902596927</text:p>
          </table:table-cell>
          <table:table-cell office:value-type="float" office:value="-2.68403342498245" calcext:value-type="float">
            <text:p>-2,68403342498245</text:p>
          </table:table-cell>
        </table:table-row>
        <table:table-row table:style-name="ro1">
          <table:table-cell office:value-type="float" office:value="2.81893820176964" calcext:value-type="float">
            <text:p>2,81893820176964</text:p>
          </table:table-cell>
          <table:table-cell office:value-type="float" office:value="-4.2813844650026" calcext:value-type="float">
            <text:p>-4,2813844650026</text:p>
          </table:table-cell>
        </table:table-row>
        <table:table-row table:style-name="ro1">
          <table:table-cell office:value-type="float" office:value="3.47934057365946" calcext:value-type="float">
            <text:p>3,47934057365946</text:p>
          </table:table-cell>
          <table:table-cell office:value-type="float" office:value="-4.30610837618892" calcext:value-type="float">
            <text:p>-4,30610837618892</text:p>
          </table:table-cell>
        </table:table-row>
        <table:table-row table:style-name="ro1">
          <table:table-cell office:value-type="float" office:value="2.99746007455623" calcext:value-type="float">
            <text:p>2,99746007455623</text:p>
          </table:table-cell>
          <table:table-cell office:value-type="float" office:value="-4.558526778285" calcext:value-type="float">
            <text:p>-4,558526778285</text:p>
          </table:table-cell>
        </table:table-row>
        <table:table-row table:style-name="ro1">
          <table:table-cell office:value-type="float" office:value="4.33096728041642" calcext:value-type="float">
            <text:p>4,33096728041642</text:p>
          </table:table-cell>
          <table:table-cell office:value-type="float" office:value="-2.16760205157844" calcext:value-type="float">
            <text:p>-2,16760205157844</text:p>
          </table:table-cell>
        </table:table-row>
        <table:table-row table:style-name="ro1">
          <table:table-cell office:value-type="float" office:value="-0.229902213151983" calcext:value-type="float">
            <text:p>-0,229902213151983</text:p>
          </table:table-cell>
          <table:table-cell office:value-type="float" office:value="3.78079330039202" calcext:value-type="float">
            <text:p>3,78079330039202</text:p>
          </table:table-cell>
        </table:table-row>
        <table:table-row table:style-name="ro1">
          <table:table-cell office:value-type="float" office:value="1.67334291327025" calcext:value-type="float">
            <text:p>1,67334291327025</text:p>
          </table:table-cell>
          <table:table-cell office:value-type="float" office:value="5.4102640685474" calcext:value-type="float">
            <text:p>5,4102640685474</text:p>
          </table:table-cell>
        </table:table-row>
        <table:table-row table:style-name="ro1">
          <table:table-cell office:value-type="float" office:value="2.76287308882495" calcext:value-type="float">
            <text:p>2,76287308882495</text:p>
          </table:table-cell>
          <table:table-cell office:value-type="float" office:value="-3.41523419076142" calcext:value-type="float">
            <text:p>-3,41523419076142</text:p>
          </table:table-cell>
        </table:table-row>
        <table:table-row table:style-name="ro1">
          <table:table-cell office:value-type="float" office:value="0.901141961575468" calcext:value-type="float">
            <text:p>0,901141961575468</text:p>
          </table:table-cell>
          <table:table-cell office:value-type="float" office:value="4.28391073639898" calcext:value-type="float">
            <text:p>4,28391073639898</text:p>
          </table:table-cell>
        </table:table-row>
        <table:table-row table:style-name="ro1">
          <table:table-cell office:value-type="float" office:value="3.78772885035227" calcext:value-type="float">
            <text:p>3,78772885035227</text:p>
          </table:table-cell>
          <table:table-cell office:value-type="float" office:value="-2.99751625952232" calcext:value-type="float">
            <text:p>-2,99751625952232</text:p>
          </table:table-cell>
        </table:table-row>
        <table:table-row table:style-name="ro1">
          <table:table-cell office:value-type="float" office:value="3.40913434902315" calcext:value-type="float">
            <text:p>3,40913434902315</text:p>
          </table:table-cell>
          <table:table-cell office:value-type="float" office:value="-3.26128155192746" calcext:value-type="float">
            <text:p>-3,26128155192746</text:p>
          </table:table-cell>
        </table:table-row>
        <table:table-row table:style-name="ro1">
          <table:table-cell office:value-type="float" office:value="0.987967271023141" calcext:value-type="float">
            <text:p>0,987967271023141</text:p>
          </table:table-cell>
          <table:table-cell office:value-type="float" office:value="3.60411073038434" calcext:value-type="float">
            <text:p>3,60411073038434</text:p>
          </table:table-cell>
        </table:table-row>
        <table:table-row table:style-name="ro1">
          <table:table-cell office:value-type="float" office:value="1.02959078603788" calcext:value-type="float">
            <text:p>1,02959078603788</text:p>
          </table:table-cell>
          <table:table-cell office:value-type="float" office:value="4.47608134614861" calcext:value-type="float">
            <text:p>4,47608134614861</text:p>
          </table:table-cell>
        </table:table-row>
        <table:table-row table:style-name="ro1">
          <table:table-cell office:value-type="float" office:value="1.27800110009612" calcext:value-type="float">
            <text:p>1,27800110009612</text:p>
          </table:table-cell>
          <table:table-cell office:value-type="float" office:value="-3.86698552162119" calcext:value-type="float">
            <text:p>-3,86698552162119</text:p>
          </table:table-cell>
        </table:table-row>
        <table:table-row table:style-name="ro1">
          <table:table-cell office:value-type="float" office:value="-0.265150132269876" calcext:value-type="float">
            <text:p>-0,265150132269876</text:p>
          </table:table-cell>
          <table:table-cell office:value-type="float" office:value="3.67143060051238" calcext:value-type="float">
            <text:p>3,67143060051238</text:p>
          </table:table-cell>
        </table:table-row>
        <table:table-row table:style-name="ro1">
          <table:table-cell office:value-type="float" office:value="3.31088969534402" calcext:value-type="float">
            <text:p>3,31088969534402</text:p>
          </table:table-cell>
          <table:table-cell office:value-type="float" office:value="-2.92220336895269" calcext:value-type="float">
            <text:p>-2,92220336895269</text:p>
          </table:table-cell>
        </table:table-row>
        <table:table-row table:style-name="ro1">
          <table:table-cell office:value-type="float" office:value="0.0847735865657567" calcext:value-type="float">
            <text:p>0,0847735865657567</text:p>
          </table:table-cell>
          <table:table-cell office:value-type="float" office:value="3.98378168021589" calcext:value-type="float">
            <text:p>3,98378168021589</text:p>
          </table:table-cell>
        </table:table-row>
        <table:table-row table:style-name="ro1">
          <table:table-cell office:value-type="float" office:value="4.99450777500399" calcext:value-type="float">
            <text:p>4,99450777500399</text:p>
          </table:table-cell>
          <table:table-cell office:value-type="float" office:value="-3.62473581414395" calcext:value-type="float">
            <text:p>-3,62473581414395</text:p>
          </table:table-cell>
        </table:table-row>
        <table:table-row table:style-name="ro1">
          <table:table-cell office:value-type="float" office:value="3.36683424441572" calcext:value-type="float">
            <text:p>3,36683424441572</text:p>
          </table:table-cell>
          <table:table-cell office:value-type="float" office:value="-1.74479520268034" calcext:value-type="float">
            <text:p>-1,74479520268034</text:p>
          </table:table-cell>
        </table:table-row>
        <table:table-row table:style-name="ro1">
          <table:table-cell office:value-type="float" office:value="3.08386676682612" calcext:value-type="float">
            <text:p>3,08386676682612</text:p>
          </table:table-cell>
          <table:table-cell office:value-type="float" office:value="-5.03903162472829" calcext:value-type="float">
            <text:p>-5,03903162472829</text:p>
          </table:table-cell>
        </table:table-row>
        <table:table-row table:style-name="ro1">
          <table:table-cell office:value-type="float" office:value="3.00156125623509" calcext:value-type="float">
            <text:p>3,00156125623509</text:p>
          </table:table-cell>
          <table:table-cell office:value-type="float" office:value="-3.69647265988009" calcext:value-type="float">
            <text:p>-3,69647265988009</text:p>
          </table:table-cell>
        </table:table-row>
        <table:table-row table:style-name="ro1">
          <table:table-cell office:value-type="float" office:value="4.93794111184723" calcext:value-type="float">
            <text:p>4,93794111184723</text:p>
          </table:table-cell>
          <table:table-cell office:value-type="float" office:value="-4.07402815795661" calcext:value-type="float">
            <text:p>-4,07402815795661</text:p>
          </table:table-cell>
        </table:table-row>
        <table:table-row table:style-name="ro1">
          <table:table-cell office:value-type="float" office:value="1.79427426304124" calcext:value-type="float">
            <text:p>1,79427426304124</text:p>
          </table:table-cell>
          <table:table-cell office:value-type="float" office:value="4.46613524613001" calcext:value-type="float">
            <text:p>4,46613524613001</text:p>
          </table:table-cell>
        </table:table-row>
        <table:table-row table:style-name="ro1">
          <table:table-cell office:value-type="float" office:value="3.25239978958599" calcext:value-type="float">
            <text:p>3,25239978958599</text:p>
          </table:table-cell>
          <table:table-cell office:value-type="float" office:value="-4.33351728377158" calcext:value-type="float">
            <text:p>-4,33351728377158</text:p>
          </table:table-cell>
        </table:table-row>
        <table:table-row table:style-name="ro1">
          <table:table-cell office:value-type="float" office:value="3.56743973935663" calcext:value-type="float">
            <text:p>3,56743973935663</text:p>
          </table:table-cell>
          <table:table-cell office:value-type="float" office:value="-3.10468928180349" calcext:value-type="float">
            <text:p>-3,10468928180349</text:p>
          </table:table-cell>
        </table:table-row>
        <table:table-row table:style-name="ro1">
          <table:table-cell office:value-type="float" office:value="3.71903842978871" calcext:value-type="float">
            <text:p>3,71903842978871</text:p>
          </table:table-cell>
          <table:table-cell office:value-type="float" office:value="-3.28401607697127" calcext:value-type="float">
            <text:p>-3,28401607697127</text:p>
          </table:table-cell>
        </table:table-row>
        <table:table-row table:style-name="ro1">
          <table:table-cell office:value-type="float" office:value="1.44850108473639" calcext:value-type="float">
            <text:p>1,44850108473639</text:p>
          </table:table-cell>
          <table:table-cell office:value-type="float" office:value="-3.36338704495748" calcext:value-type="float">
            <text:p>-3,36338704495748</text:p>
          </table:table-cell>
        </table:table-row>
        <table:table-row table:style-name="ro1">
          <table:table-cell office:value-type="float" office:value="1.21234137045961" calcext:value-type="float">
            <text:p>1,21234137045961</text:p>
          </table:table-cell>
          <table:table-cell office:value-type="float" office:value="3.4525733394026" calcext:value-type="float">
            <text:p>3,4525733394026</text:p>
          </table:table-cell>
        </table:table-row>
        <table:table-row table:style-name="ro1">
          <table:table-cell office:value-type="float" office:value="-0.741414011637556" calcext:value-type="float">
            <text:p>-0,741414011637556</text:p>
          </table:table-cell>
          <table:table-cell office:value-type="float" office:value="3.9050984802277" calcext:value-type="float">
            <text:p>3,9050984802277</text:p>
          </table:table-cell>
        </table:table-row>
        <table:table-row table:style-name="ro1">
          <table:table-cell office:value-type="float" office:value="3.21044663970147" calcext:value-type="float">
            <text:p>3,21044663970147</text:p>
          </table:table-cell>
          <table:table-cell office:value-type="float" office:value="-3.17858920887998" calcext:value-type="float">
            <text:p>-3,17858920887998</text:p>
          </table:table-cell>
        </table:table-row>
        <table:table-row table:style-name="ro1">
          <table:table-cell office:value-type="float" office:value="4.03116213780533" calcext:value-type="float">
            <text:p>4,03116213780533</text:p>
          </table:table-cell>
          <table:table-cell office:value-type="float" office:value="-2.77159092967422" calcext:value-type="float">
            <text:p>-2,77159092967422</text:p>
          </table:table-cell>
        </table:table-row>
        <table:table-row table:style-name="ro1">
          <table:table-cell office:value-type="float" office:value="4.39300277365198" calcext:value-type="float">
            <text:p>4,39300277365198</text:p>
          </table:table-cell>
          <table:table-cell office:value-type="float" office:value="-3.99360382571868" calcext:value-type="float">
            <text:p>-3,99360382571868</text:p>
          </table:table-cell>
        </table:table-row>
        <table:table-row table:style-name="ro1">
          <table:table-cell office:value-type="float" office:value="-0.246832780460866" calcext:value-type="float">
            <text:p>-0,246832780460866</text:p>
          </table:table-cell>
          <table:table-cell office:value-type="float" office:value="5.38505304768167" calcext:value-type="float">
            <text:p>5,38505304768167</text:p>
          </table:table-cell>
        </table:table-row>
        <table:table-row table:style-name="ro1">
          <table:table-cell office:value-type="float" office:value="0.921937083545292" calcext:value-type="float">
            <text:p>0,921937083545292</text:p>
          </table:table-cell>
          <table:table-cell office:value-type="float" office:value="3.15275973780024" calcext:value-type="float">
            <text:p>3,15275973780024</text:p>
          </table:table-cell>
        </table:table-row>
        <table:table-row table:style-name="ro1">
          <table:table-cell office:value-type="float" office:value="2.50530213148757" calcext:value-type="float">
            <text:p>2,50530213148757</text:p>
          </table:table-cell>
          <table:table-cell office:value-type="float" office:value="-2.8149593674648" calcext:value-type="float">
            <text:p>-2,8149593674648</text:p>
          </table:table-cell>
        </table:table-row>
        <table:table-row table:style-name="ro1">
          <table:table-cell office:value-type="float" office:value="2.06122676675537" calcext:value-type="float">
            <text:p>2,06122676675537</text:p>
          </table:table-cell>
          <table:table-cell office:value-type="float" office:value="-3.46278089248184" calcext:value-type="float">
            <text:p>-3,46278089248184</text:p>
          </table:table-cell>
        </table:table-row>
        <table:table-row table:style-name="ro1">
          <table:table-cell office:value-type="float" office:value="1.09709002573915" calcext:value-type="float">
            <text:p>1,09709002573915</text:p>
          </table:table-cell>
          <table:table-cell office:value-type="float" office:value="4.91808796100923" calcext:value-type="float">
            <text:p>4,91808796100923</text:p>
          </table:table-cell>
        </table:table-row>
        <table:table-row table:style-name="ro1">
          <table:table-cell office:value-type="float" office:value="3.45375538785684" calcext:value-type="float">
            <text:p>3,45375538785684</text:p>
          </table:table-cell>
          <table:table-cell office:value-type="float" office:value="-4.45927603002955" calcext:value-type="float">
            <text:p>-4,45927603002955</text:p>
          </table:table-cell>
        </table:table-row>
        <table:table-row table:style-name="ro1">
          <table:table-cell office:value-type="float" office:value="4.46203128123489" calcext:value-type="float">
            <text:p>4,46203128123489</text:p>
          </table:table-cell>
          <table:table-cell office:value-type="float" office:value="-3.53551073386764" calcext:value-type="float">
            <text:p>-3,53551073386764</text:p>
          </table:table-cell>
        </table:table-row>
        <table:table-row table:style-name="ro1">
          <table:table-cell office:value-type="float" office:value="0.0339678629336561" calcext:value-type="float">
            <text:p>0,0339678629336561</text:p>
          </table:table-cell>
          <table:table-cell office:value-type="float" office:value="4.12039386450881" calcext:value-type="float">
            <text:p>4,12039386450881</text:p>
          </table:table-cell>
        </table:table-row>
        <table:table-row table:style-name="ro1">
          <table:table-cell office:value-type="float" office:value="1.88224914258767" calcext:value-type="float">
            <text:p>1,88224914258767</text:p>
          </table:table-cell>
          <table:table-cell office:value-type="float" office:value="4.62863709442139" calcext:value-type="float">
            <text:p>4,62863709442139</text:p>
          </table:table-cell>
        </table:table-row>
        <table:table-row table:style-name="ro1">
          <table:table-cell office:value-type="float" office:value="3.00361274791662" calcext:value-type="float">
            <text:p>3,00361274791662</text:p>
          </table:table-cell>
          <table:table-cell office:value-type="float" office:value="-3.77257469204398" calcext:value-type="float">
            <text:p>-3,77257469204398</text:p>
          </table:table-cell>
        </table:table-row>
        <table:table-row table:style-name="ro1">
          <table:table-cell office:value-type="float" office:value="3.55217802836215" calcext:value-type="float">
            <text:p>3,55217802836215</text:p>
          </table:table-cell>
          <table:table-cell office:value-type="float" office:value="-3.38884089067964" calcext:value-type="float">
            <text:p>-3,38884089067964</text:p>
          </table:table-cell>
        </table:table-row>
        <table:table-row table:style-name="ro1">
          <table:table-cell office:value-type="float" office:value="2.93138145142248" calcext:value-type="float">
            <text:p>2,93138145142248</text:p>
          </table:table-cell>
          <table:table-cell office:value-type="float" office:value="-4.1520053953942" calcext:value-type="float">
            <text:p>-4,1520053953942</text:p>
          </table:table-cell>
        </table:table-row>
        <table:table-row table:style-name="ro1">
          <table:table-cell office:value-type="float" office:value="0.951396737492009" calcext:value-type="float">
            <text:p>0,951396737492009</text:p>
          </table:table-cell>
          <table:table-cell office:value-type="float" office:value="5.86583313271192" calcext:value-type="float">
            <text:p>5,86583313271192</text:p>
          </table:table-cell>
        </table:table-row>
        <table:table-row table:style-name="ro1">
          <table:table-cell office:value-type="float" office:value="2.29868595205556" calcext:value-type="float">
            <text:p>2,29868595205556</text:p>
          </table:table-cell>
          <table:table-cell office:value-type="float" office:value="4.75013095845909" calcext:value-type="float">
            <text:p>4,75013095845909</text:p>
          </table:table-cell>
        </table:table-row>
        <table:table-row table:style-name="ro1">
          <table:table-cell office:value-type="float" office:value="0.432536798353122" calcext:value-type="float">
            <text:p>0,432536798353122</text:p>
          </table:table-cell>
          <table:table-cell office:value-type="float" office:value="4.42960512352399" calcext:value-type="float">
            <text:p>4,42960512352399</text:p>
          </table:table-cell>
        </table:table-row>
        <table:table-row table:style-name="ro1">
          <table:table-cell office:value-type="float" office:value="3.43720154383888" calcext:value-type="float">
            <text:p>3,43720154383888</text:p>
          </table:table-cell>
          <table:table-cell office:value-type="float" office:value="-4.03575914140711" calcext:value-type="float">
            <text:p>-4,03575914140711</text:p>
          </table:table-cell>
        </table:table-row>
        <table:table-row table:style-name="ro1">
          <table:table-cell office:value-type="float" office:value="3.52134677364699" calcext:value-type="float">
            <text:p>3,52134677364699</text:p>
          </table:table-cell>
          <table:table-cell office:value-type="float" office:value="-5.29049059026735" calcext:value-type="float">
            <text:p>-5,29049059026735</text:p>
          </table:table-cell>
        </table:table-row>
        <table:table-row table:style-name="ro1">
          <table:table-cell office:value-type="float" office:value="2.04998215108544" calcext:value-type="float">
            <text:p>2,04998215108544</text:p>
          </table:table-cell>
          <table:table-cell office:value-type="float" office:value="4.28483177307166" calcext:value-type="float">
            <text:p>4,28483177307166</text:p>
          </table:table-cell>
        </table:table-row>
        <table:table-row table:style-name="ro1">
          <table:table-cell office:value-type="float" office:value="2.4101809983899" calcext:value-type="float">
            <text:p>2,4101809983899</text:p>
          </table:table-cell>
          <table:table-cell office:value-type="float" office:value="-4.30079659025595" calcext:value-type="float">
            <text:p>-4,30079659025595</text:p>
          </table:table-cell>
        </table:table-row>
        <table:table-row table:style-name="ro1">
          <table:table-cell office:value-type="float" office:value="0.806529840901313" calcext:value-type="float">
            <text:p>0,806529840901313</text:p>
          </table:table-cell>
          <table:table-cell office:value-type="float" office:value="5.38267953022065" calcext:value-type="float">
            <text:p>5,38267953022065</text:p>
          </table:table-cell>
        </table:table-row>
        <table:table-row table:style-name="ro1">
          <table:table-cell office:value-type="float" office:value="-0.604985308485419" calcext:value-type="float">
            <text:p>-0,604985308485419</text:p>
          </table:table-cell>
          <table:table-cell office:value-type="float" office:value="4.28359082242739" calcext:value-type="float">
            <text:p>4,28359082242739</text:p>
          </table:table-cell>
        </table:table-row>
        <table:table-row table:style-name="ro1">
          <table:table-cell office:value-type="float" office:value="2.67091394692266" calcext:value-type="float">
            <text:p>2,67091394692266</text:p>
          </table:table-cell>
          <table:table-cell office:value-type="float" office:value="-3.9019451483208" calcext:value-type="float">
            <text:p>-3,9019451483208</text:p>
          </table:table-cell>
        </table:table-row>
        <table:table-row table:style-name="ro1">
          <table:table-cell office:value-type="float" office:value="3.21201748838889" calcext:value-type="float">
            <text:p>3,21201748838889</text:p>
          </table:table-cell>
          <table:table-cell office:value-type="float" office:value="-3.80213062739866" calcext:value-type="float">
            <text:p>-3,80213062739866</text:p>
          </table:table-cell>
        </table:table-row>
        <table:table-row table:style-name="ro1">
          <table:table-cell office:value-type="float" office:value="-0.092592815471053" calcext:value-type="float">
            <text:p>-0,092592815471053</text:p>
          </table:table-cell>
          <table:table-cell office:value-type="float" office:value="3.35194136003839" calcext:value-type="float">
            <text:p>3,35194136003839</text:p>
          </table:table-cell>
        </table:table-row>
        <table:table-row table:style-name="ro1">
          <table:table-cell office:value-type="float" office:value="3.38489725154172" calcext:value-type="float">
            <text:p>3,38489725154172</text:p>
          </table:table-cell>
          <table:table-cell office:value-type="float" office:value="-3.70577190636697" calcext:value-type="float">
            <text:p>-3,70577190636697</text:p>
          </table:table-cell>
        </table:table-row>
        <table:table-row table:style-name="ro1">
          <table:table-cell office:value-type="float" office:value="-0.0315619239655769" calcext:value-type="float">
            <text:p>-0,0315619239655769</text:p>
          </table:table-cell>
          <table:table-cell office:value-type="float" office:value="5.02482410747482" calcext:value-type="float">
            <text:p>5,02482410747482</text:p>
          </table:table-cell>
        </table:table-row>
        <table:table-row table:style-name="ro1">
          <table:table-cell office:value-type="float" office:value="1.69912028725796" calcext:value-type="float">
            <text:p>1,69912028725796</text:p>
          </table:table-cell>
          <table:table-cell office:value-type="float" office:value="3.12691834091671" calcext:value-type="float">
            <text:p>3,12691834091671</text:p>
          </table:table-cell>
        </table:table-row>
        <table:table-row table:style-name="ro1">
          <table:table-cell office:value-type="float" office:value="0.670281204599137" calcext:value-type="float">
            <text:p>0,670281204599137</text:p>
          </table:table-cell>
          <table:table-cell office:value-type="float" office:value="3.08452657569902" calcext:value-type="float">
            <text:p>3,08452657569902</text:p>
          </table:table-cell>
        </table:table-row>
        <table:table-row table:style-name="ro1">
          <table:table-cell office:value-type="float" office:value="1.49992166896307" calcext:value-type="float">
            <text:p>1,49992166896307</text:p>
          </table:table-cell>
          <table:table-cell office:value-type="float" office:value="-3.28350588196796" calcext:value-type="float">
            <text:p>-3,28350588196796</text:p>
          </table:table-cell>
        </table:table-row>
        <table:table-row table:style-name="ro1">
          <table:table-cell office:value-type="float" office:value="3.44723535381061" calcext:value-type="float">
            <text:p>3,44723535381061</text:p>
          </table:table-cell>
          <table:table-cell office:value-type="float" office:value="-3.75162565437961" calcext:value-type="float">
            <text:p>-3,75162565437961</text:p>
          </table:table-cell>
        </table:table-row>
        <table:table-row table:style-name="ro1">
          <table:table-cell office:value-type="float" office:value="1.37640309588735" calcext:value-type="float">
            <text:p>1,37640309588735</text:p>
          </table:table-cell>
          <table:table-cell office:value-type="float" office:value="4.82323198869763" calcext:value-type="float">
            <text:p>4,82323198869763</text:p>
          </table:table-cell>
        </table:table-row>
        <table:table-row table:style-name="ro1">
          <table:table-cell office:value-type="float" office:value="1.25685918411929" calcext:value-type="float">
            <text:p>1,25685918411929</text:p>
          </table:table-cell>
          <table:table-cell office:value-type="float" office:value="3.51814337314082" calcext:value-type="float">
            <text:p>3,51814337314082</text:p>
          </table:table-cell>
        </table:table-row>
        <table:table-row table:style-name="ro1">
          <table:table-cell office:value-type="float" office:value="3.16670246299948" calcext:value-type="float">
            <text:p>3,16670246299948</text:p>
          </table:table-cell>
          <table:table-cell office:value-type="float" office:value="-3.42916703452275" calcext:value-type="float">
            <text:p>-3,42916703452275</text:p>
          </table:table-cell>
        </table:table-row>
        <table:table-row table:style-name="ro1">
          <table:table-cell office:value-type="float" office:value="2.58313247702995" calcext:value-type="float">
            <text:p>2,58313247702995</text:p>
          </table:table-cell>
          <table:table-cell office:value-type="float" office:value="-3.75510212870788" calcext:value-type="float">
            <text:p>-3,75510212870788</text:p>
          </table:table-cell>
        </table:table-row>
        <table:table-row table:style-name="ro1">
          <table:table-cell office:value-type="float" office:value="3.07402098368297" calcext:value-type="float">
            <text:p>3,07402098368297</text:p>
          </table:table-cell>
          <table:table-cell office:value-type="float" office:value="-2.08286680080381" calcext:value-type="float">
            <text:p>-2,08286680080381</text:p>
          </table:table-cell>
        </table:table-row>
        <table:table-row table:style-name="ro1">
          <table:table-cell office:value-type="float" office:value="1.6564474632773" calcext:value-type="float">
            <text:p>1,6564474632773</text:p>
          </table:table-cell>
          <table:table-cell office:value-type="float" office:value="-3.17650732878221" calcext:value-type="float">
            <text:p>-3,17650732878221</text:p>
          </table:table-cell>
        </table:table-row>
        <table:table-row table:style-name="ro1">
          <table:table-cell office:value-type="float" office:value="0.838209308530799" calcext:value-type="float">
            <text:p>0,838209308530799</text:p>
          </table:table-cell>
          <table:table-cell office:value-type="float" office:value="3.07587740396992" calcext:value-type="float">
            <text:p>3,07587740396992</text:p>
          </table:table-cell>
        </table:table-row>
        <table:table-row table:style-name="ro1">
          <table:table-cell office:value-type="float" office:value="1.43147277040714" calcext:value-type="float">
            <text:p>1,43147277040714</text:p>
          </table:table-cell>
          <table:table-cell office:value-type="float" office:value="3.71801057142812" calcext:value-type="float">
            <text:p>3,71801057142812</text:p>
          </table:table-cell>
        </table:table-row>
        <table:table-row table:style-name="ro1">
          <table:table-cell office:value-type="float" office:value="0.760576766865477" calcext:value-type="float">
            <text:p>0,760576766865477</text:p>
          </table:table-cell>
          <table:table-cell office:value-type="float" office:value="4.64522628893357" calcext:value-type="float">
            <text:p>4,64522628893357</text:p>
          </table:table-cell>
        </table:table-row>
        <table:table-row table:style-name="ro1">
          <table:table-cell office:value-type="float" office:value="0.877320533328385" calcext:value-type="float">
            <text:p>0,877320533328385</text:p>
          </table:table-cell>
          <table:table-cell office:value-type="float" office:value="4.36237057035813" calcext:value-type="float">
            <text:p>4,36237057035813</text:p>
          </table:table-cell>
        </table:table-row>
        <table:table-row table:style-name="ro1">
          <table:table-cell office:value-type="float" office:value="2.07790786347801" calcext:value-type="float">
            <text:p>2,07790786347801</text:p>
          </table:table-cell>
          <table:table-cell office:value-type="float" office:value="3.982124521629" calcext:value-type="float">
            <text:p>3,982124521629</text:p>
          </table:table-cell>
        </table:table-row>
        <table:table-row table:style-name="ro1">
          <table:table-cell office:value-type="float" office:value="3.68764383730304" calcext:value-type="float">
            <text:p>3,68764383730304</text:p>
          </table:table-cell>
          <table:table-cell office:value-type="float" office:value="-4.19244683610283" calcext:value-type="float">
            <text:p>-4,19244683610283</text:p>
          </table:table-cell>
        </table:table-row>
        <table:table-row table:style-name="ro1">
          <table:table-cell office:value-type="float" office:value="1.22075528825782" calcext:value-type="float">
            <text:p>1,22075528825782</text:p>
          </table:table-cell>
          <table:table-cell office:value-type="float" office:value="4.46265263960526" calcext:value-type="float">
            <text:p>4,46265263960526</text:p>
          </table:table-cell>
        </table:table-row>
        <table:table-row table:style-name="ro1">
          <table:table-cell office:value-type="float" office:value="1.02908587957476" calcext:value-type="float">
            <text:p>1,02908587957476</text:p>
          </table:table-cell>
          <table:table-cell office:value-type="float" office:value="3.85515759158166" calcext:value-type="float">
            <text:p>3,85515759158166</text:p>
          </table:table-cell>
        </table:table-row>
        <table:table-row table:style-name="ro1">
          <table:table-cell office:value-type="float" office:value="2.65508471893076" calcext:value-type="float">
            <text:p>2,65508471893076</text:p>
          </table:table-cell>
          <table:table-cell office:value-type="float" office:value="-3.38845861073845" calcext:value-type="float">
            <text:p>-3,38845861073845</text:p>
          </table:table-cell>
        </table:table-row>
        <table:table-row table:style-name="ro1">
          <table:table-cell office:value-type="float" office:value="2.02201453117497" calcext:value-type="float">
            <text:p>2,02201453117497</text:p>
          </table:table-cell>
          <table:table-cell office:value-type="float" office:value="5.04676822727905" calcext:value-type="float">
            <text:p>5,04676822727905</text:p>
          </table:table-cell>
        </table:table-row>
        <table:table-row table:style-name="ro1">
          <table:table-cell office:value-type="float" office:value="2.99397856985286" calcext:value-type="float">
            <text:p>2,99397856985286</text:p>
          </table:table-cell>
          <table:table-cell office:value-type="float" office:value="-3.49617550480473" calcext:value-type="float">
            <text:p>-3,49617550480473</text:p>
          </table:table-cell>
        </table:table-row>
        <table:table-row table:style-name="ro1">
          <table:table-cell office:value-type="float" office:value="0.070038001168142" calcext:value-type="float">
            <text:p>0,070038001168142</text:p>
          </table:table-cell>
          <table:table-cell office:value-type="float" office:value="3.53838890993909" calcext:value-type="float">
            <text:p>3,53838890993909</text:p>
          </table:table-cell>
        </table:table-row>
        <table:table-row table:style-name="ro1">
          <table:table-cell office:value-type="float" office:value="1.11784468562299" calcext:value-type="float">
            <text:p>1,11784468562299</text:p>
          </table:table-cell>
          <table:table-cell office:value-type="float" office:value="4.45511190500322" calcext:value-type="float">
            <text:p>4,45511190500322</text:p>
          </table:table-cell>
        </table:table-row>
        <table:table-row table:style-name="ro1">
          <table:table-cell office:value-type="float" office:value="3.44364109154505" calcext:value-type="float">
            <text:p>3,44364109154505</text:p>
          </table:table-cell>
          <table:table-cell office:value-type="float" office:value="-3.33805113346891" calcext:value-type="float">
            <text:p>-3,33805113346891</text:p>
          </table:table-cell>
        </table:table-row>
        <table:table-row table:style-name="ro1">
          <table:table-cell office:value-type="float" office:value="3.73746552105" calcext:value-type="float">
            <text:p>3,73746552105</text:p>
          </table:table-cell>
          <table:table-cell office:value-type="float" office:value="-3.58223587293409" calcext:value-type="float">
            <text:p>-3,58223587293409</text:p>
          </table:table-cell>
        </table:table-row>
        <table:table-row table:style-name="ro1">
          <table:table-cell office:value-type="float" office:value="0.582922508195985" calcext:value-type="float">
            <text:p>0,582922508195985</text:p>
          </table:table-cell>
          <table:table-cell office:value-type="float" office:value="5.00104066502197" calcext:value-type="float">
            <text:p>5,00104066502197</text:p>
          </table:table-cell>
        </table:table-row>
        <table:table-row table:style-name="ro1">
          <table:table-cell office:value-type="float" office:value="3.91685572668638" calcext:value-type="float">
            <text:p>3,91685572668638</text:p>
          </table:table-cell>
          <table:table-cell office:value-type="float" office:value="-3.6152721519149" calcext:value-type="float">
            <text:p>-3,6152721519149</text:p>
          </table:table-cell>
        </table:table-row>
        <table:table-row table:style-name="ro1">
          <table:table-cell office:value-type="float" office:value="2.46337751950501" calcext:value-type="float">
            <text:p>2,46337751950501</text:p>
          </table:table-cell>
          <table:table-cell office:value-type="float" office:value="-2.69926364716326" calcext:value-type="float">
            <text:p>-2,69926364716326</text:p>
          </table:table-cell>
        </table:table-row>
        <table:table-row table:style-name="ro1">
          <table:table-cell office:value-type="float" office:value="2.81876184187976" calcext:value-type="float">
            <text:p>2,81876184187976</text:p>
          </table:table-cell>
          <table:table-cell office:value-type="float" office:value="-3.81593151402646" calcext:value-type="float">
            <text:p>-3,81593151402646</text:p>
          </table:table-cell>
        </table:table-row>
        <table:table-row table:style-name="ro1">
          <table:table-cell office:value-type="float" office:value="3.8397396705006" calcext:value-type="float">
            <text:p>3,8397396705006</text:p>
          </table:table-cell>
          <table:table-cell office:value-type="float" office:value="-4.5866343558498" calcext:value-type="float">
            <text:p>-4,5866343558498</text:p>
          </table:table-cell>
        </table:table-row>
        <table:table-row table:style-name="ro1">
          <table:table-cell office:value-type="float" office:value="3.25536224258679" calcext:value-type="float">
            <text:p>3,25536224258679</text:p>
          </table:table-cell>
          <table:table-cell office:value-type="float" office:value="-4.03319157991773" calcext:value-type="float">
            <text:p>-4,03319157991773</text:p>
          </table:table-cell>
        </table:table-row>
        <table:table-row table:style-name="ro1">
          <table:table-cell office:value-type="float" office:value="4.08629993258939" calcext:value-type="float">
            <text:p>4,08629993258939</text:p>
          </table:table-cell>
          <table:table-cell office:value-type="float" office:value="-3.90014460227184" calcext:value-type="float">
            <text:p>-3,90014460227184</text:p>
          </table:table-cell>
        </table:table-row>
        <table:table-row table:style-name="ro1">
          <table:table-cell office:value-type="float" office:value="3.40287871343056" calcext:value-type="float">
            <text:p>3,40287871343056</text:p>
          </table:table-cell>
          <table:table-cell office:value-type="float" office:value="-1.79693503281391" calcext:value-type="float">
            <text:p>-1,79693503281391</text:p>
          </table:table-cell>
        </table:table-row>
        <table:table-row table:style-name="ro1">
          <table:table-cell office:value-type="float" office:value="-0.231434980334704" calcext:value-type="float">
            <text:p>-0,231434980334704</text:p>
          </table:table-cell>
          <table:table-cell office:value-type="float" office:value="4.26198206452512" calcext:value-type="float">
            <text:p>4,26198206452512</text:p>
          </table:table-cell>
        </table:table-row>
        <table:table-row table:style-name="ro1">
          <table:table-cell office:value-type="float" office:value="0.914337596685605" calcext:value-type="float">
            <text:p>0,914337596685605</text:p>
          </table:table-cell>
          <table:table-cell office:value-type="float" office:value="4.60001970364832" calcext:value-type="float">
            <text:p>4,60001970364832</text:p>
          </table:table-cell>
        </table:table-row>
        <table:table-row table:style-name="ro1">
          <table:table-cell office:value-type="float" office:value="2.13876629300497" calcext:value-type="float">
            <text:p>2,13876629300497</text:p>
          </table:table-cell>
          <table:table-cell office:value-type="float" office:value="-3.33490536015302" calcext:value-type="float">
            <text:p>-3,33490536015302</text:p>
          </table:table-cell>
        </table:table-row>
        <table:table-row table:style-name="ro1">
          <table:table-cell office:value-type="float" office:value="1.12731106410526" calcext:value-type="float">
            <text:p>1,12731106410526</text:p>
          </table:table-cell>
          <table:table-cell office:value-type="float" office:value="4.36042136269149" calcext:value-type="float">
            <text:p>4,36042136269149</text:p>
          </table:table-cell>
        </table:table-row>
        <table:table-row table:style-name="ro1">
          <table:table-cell office:value-type="float" office:value="3.5551577632044" calcext:value-type="float">
            <text:p>3,5551577632044</text:p>
          </table:table-cell>
          <table:table-cell office:value-type="float" office:value="-1.94931877657287" calcext:value-type="float">
            <text:p>-1,94931877657287</text:p>
          </table:table-cell>
        </table:table-row>
        <table:table-row table:style-name="ro1">
          <table:table-cell office:value-type="float" office:value="0.615171727923874" calcext:value-type="float">
            <text:p>0,615171727923874</text:p>
          </table:table-cell>
          <table:table-cell office:value-type="float" office:value="3.12844883944504" calcext:value-type="float">
            <text:p>3,12844883944504</text:p>
          </table:table-cell>
        </table:table-row>
        <table:table-row table:style-name="ro1">
          <table:table-cell office:value-type="float" office:value="3.21475113310848" calcext:value-type="float">
            <text:p>3,21475113310848</text:p>
          </table:table-cell>
          <table:table-cell office:value-type="float" office:value="-3.37533505337353" calcext:value-type="float">
            <text:p>-3,37533505337353</text:p>
          </table:table-cell>
        </table:table-row>
        <table:table-row table:style-name="ro1">
          <table:table-cell office:value-type="float" office:value="-0.431485633608087" calcext:value-type="float">
            <text:p>-0,431485633608087</text:p>
          </table:table-cell>
          <table:table-cell office:value-type="float" office:value="5.31188627728244" calcext:value-type="float">
            <text:p>5,31188627728244</text:p>
          </table:table-cell>
        </table:table-row>
        <table:table-row table:style-name="ro1">
          <table:table-cell office:value-type="float" office:value="3.2870377960207" calcext:value-type="float">
            <text:p>3,2870377960207</text:p>
          </table:table-cell>
          <table:table-cell office:value-type="float" office:value="-2.45397068156621" calcext:value-type="float">
            <text:p>-2,45397068156621</text:p>
          </table:table-cell>
        </table:table-row>
        <table:table-row table:style-name="ro1">
          <table:table-cell office:value-type="float" office:value="1.00699436946703" calcext:value-type="float">
            <text:p>1,00699436946703</text:p>
          </table:table-cell>
          <table:table-cell office:value-type="float" office:value="4.35324102803884" calcext:value-type="float">
            <text:p>4,35324102803884</text:p>
          </table:table-cell>
        </table:table-row>
        <table:table-row table:style-name="ro1">
          <table:table-cell office:value-type="float" office:value="3.38959304485611" calcext:value-type="float">
            <text:p>3,38959304485611</text:p>
          </table:table-cell>
          <table:table-cell office:value-type="float" office:value="-2.68855869477457" calcext:value-type="float">
            <text:p>-2,68855869477457</text:p>
          </table:table-cell>
        </table:table-row>
        <table:table-row table:style-name="ro1">
          <table:table-cell office:value-type="float" office:value="0.954810833414267" calcext:value-type="float">
            <text:p>0,954810833414267</text:p>
          </table:table-cell>
          <table:table-cell office:value-type="float" office:value="6.29278715811456" calcext:value-type="float">
            <text:p>6,29278715811456</text:p>
          </table:table-cell>
        </table:table-row>
        <table:table-row table:style-name="ro1">
          <table:table-cell office:value-type="float" office:value="0.664862420164604" calcext:value-type="float">
            <text:p>0,664862420164604</text:p>
          </table:table-cell>
          <table:table-cell office:value-type="float" office:value="4.47289484248353" calcext:value-type="float">
            <text:p>4,47289484248353</text:p>
          </table:table-cell>
        </table:table-row>
        <table:table-row table:style-name="ro1">
          <table:table-cell office:value-type="float" office:value="1.27462657661968" calcext:value-type="float">
            <text:p>1,27462657661968</text:p>
          </table:table-cell>
          <table:table-cell office:value-type="float" office:value="3.73783145438297" calcext:value-type="float">
            <text:p>3,73783145438297</text:p>
          </table:table-cell>
        </table:table-row>
        <table:table-row table:style-name="ro1">
          <table:table-cell office:value-type="float" office:value="2.14723732953764" calcext:value-type="float">
            <text:p>2,14723732953764</text:p>
          </table:table-cell>
          <table:table-cell office:value-type="float" office:value="-3.96436154281969" calcext:value-type="float">
            <text:p>-3,96436154281969</text:p>
          </table:table-cell>
        </table:table-row>
        <table:table-row table:style-name="ro1">
          <table:table-cell office:value-type="float" office:value="3.71568099257085" calcext:value-type="float">
            <text:p>3,71568099257085</text:p>
          </table:table-cell>
          <table:table-cell office:value-type="float" office:value="-2.69874518212113" calcext:value-type="float">
            <text:p>-2,69874518212113</text:p>
          </table:table-cell>
        </table:table-row>
        <table:table-row table:style-name="ro1">
          <table:table-cell office:value-type="float" office:value="3.40144807599077" calcext:value-type="float">
            <text:p>3,40144807599077</text:p>
          </table:table-cell>
          <table:table-cell office:value-type="float" office:value="-3.23842298091056" calcext:value-type="float">
            <text:p>-3,23842298091056</text:p>
          </table:table-cell>
        </table:table-row>
        <table:table-row table:style-name="ro1">
          <table:table-cell office:value-type="float" office:value="4.14405031380131" calcext:value-type="float">
            <text:p>4,14405031380131</text:p>
          </table:table-cell>
          <table:table-cell office:value-type="float" office:value="-3.59884100561714" calcext:value-type="float">
            <text:p>-3,59884100561714</text:p>
          </table:table-cell>
        </table:table-row>
        <table:table-row table:style-name="ro1">
          <table:table-cell office:value-type="float" office:value="3.5900772771076" calcext:value-type="float">
            <text:p>3,5900772771076</text:p>
          </table:table-cell>
          <table:table-cell office:value-type="float" office:value="-3.93630495974278" calcext:value-type="float">
            <text:p>-3,93630495974278</text:p>
          </table:table-cell>
        </table:table-row>
        <table:table-row table:style-name="ro1">
          <table:table-cell office:value-type="float" office:value="3.47551069715754" calcext:value-type="float">
            <text:p>3,47551069715754</text:p>
          </table:table-cell>
          <table:table-cell office:value-type="float" office:value="-2.13839693931223" calcext:value-type="float">
            <text:p>-2,13839693931223</text:p>
          </table:table-cell>
        </table:table-row>
        <table:table-row table:style-name="ro1">
          <table:table-cell office:value-type="float" office:value="1.78285829020653" calcext:value-type="float">
            <text:p>1,78285829020653</text:p>
          </table:table-cell>
          <table:table-cell office:value-type="float" office:value="5.31366349738216" calcext:value-type="float">
            <text:p>5,31366349738216</text:p>
          </table:table-cell>
        </table:table-row>
        <table:table-row table:style-name="ro1">
          <table:table-cell office:value-type="float" office:value="2.38836713307119" calcext:value-type="float">
            <text:p>2,38836713307119</text:p>
          </table:table-cell>
          <table:table-cell office:value-type="float" office:value="-3.19701219236118" calcext:value-type="float">
            <text:p>-3,19701219236118</text:p>
          </table:table-cell>
        </table:table-row>
        <table:table-row table:style-name="ro1">
          <table:table-cell office:value-type="float" office:value="2.84999289906784" calcext:value-type="float">
            <text:p>2,84999289906784</text:p>
          </table:table-cell>
          <table:table-cell office:value-type="float" office:value="-3.7101053650721" calcext:value-type="float">
            <text:p>-3,7101053650721</text:p>
          </table:table-cell>
        </table:table-row>
        <table:table-row table:style-name="ro1">
          <table:table-cell office:value-type="float" office:value="3.95985392217154" calcext:value-type="float">
            <text:p>3,95985392217154</text:p>
          </table:table-cell>
          <table:table-cell office:value-type="float" office:value="-2.3586470522992" calcext:value-type="float">
            <text:p>-2,3586470522992</text:p>
          </table:table-cell>
        </table:table-row>
        <table:table-row table:style-name="ro1">
          <table:table-cell office:value-type="float" office:value="4.30237046582269" calcext:value-type="float">
            <text:p>4,30237046582269</text:p>
          </table:table-cell>
          <table:table-cell office:value-type="float" office:value="-3.461343310726" calcext:value-type="float">
            <text:p>-3,461343310726</text:p>
          </table:table-cell>
        </table:table-row>
        <table:table-row table:style-name="ro1">
          <table:table-cell office:value-type="float" office:value="1.90104044306051" calcext:value-type="float">
            <text:p>1,90104044306051</text:p>
          </table:table-cell>
          <table:table-cell office:value-type="float" office:value="4.64417542160341" calcext:value-type="float">
            <text:p>4,64417542160341</text:p>
          </table:table-cell>
        </table:table-row>
        <table:table-row table:style-name="ro1">
          <table:table-cell office:value-type="float" office:value="5.08748259412664" calcext:value-type="float">
            <text:p>5,08748259412664</text:p>
          </table:table-cell>
          <table:table-cell office:value-type="float" office:value="-3.42450147100028" calcext:value-type="float">
            <text:p>-3,42450147100028</text:p>
          </table:table-cell>
        </table:table-row>
        <table:table-row table:style-name="ro1">
          <table:table-cell office:value-type="float" office:value="-0.848575420509347" calcext:value-type="float">
            <text:p>-0,848575420509347</text:p>
          </table:table-cell>
          <table:table-cell office:value-type="float" office:value="4.40288033723274" calcext:value-type="float">
            <text:p>4,40288033723274</text:p>
          </table:table-cell>
        </table:table-row>
        <table:table-row table:style-name="ro1">
          <table:table-cell office:value-type="float" office:value="1.23707769029965" calcext:value-type="float">
            <text:p>1,23707769029965</text:p>
          </table:table-cell>
          <table:table-cell office:value-type="float" office:value="4.15655434227684" calcext:value-type="float">
            <text:p>4,15655434227684</text:p>
          </table:table-cell>
        </table:table-row>
        <table:table-row table:style-name="ro1">
          <table:table-cell office:value-type="float" office:value="3.30790346741578" calcext:value-type="float">
            <text:p>3,30790346741578</text:p>
          </table:table-cell>
          <table:table-cell office:value-type="float" office:value="-1.75608759082842" calcext:value-type="float">
            <text:p>-1,75608759082842</text:p>
          </table:table-cell>
        </table:table-row>
        <table:table-row table:style-name="ro1">
          <table:table-cell office:value-type="float" office:value="2.00419472223719" calcext:value-type="float">
            <text:p>2,00419472223719</text:p>
          </table:table-cell>
          <table:table-cell office:value-type="float" office:value="5.2596131325657" calcext:value-type="float">
            <text:p>5,2596131325657</text:p>
          </table:table-cell>
        </table:table-row>
        <table:table-row table:style-name="ro1">
          <table:table-cell office:value-type="float" office:value="2.51373449583961" calcext:value-type="float">
            <text:p>2,51373449583961</text:p>
          </table:table-cell>
          <table:table-cell office:value-type="float" office:value="-3.17667387414856" calcext:value-type="float">
            <text:p>-3,17667387414856</text:p>
          </table:table-cell>
        </table:table-row>
        <table:table-row table:style-name="ro1">
          <table:table-cell office:value-type="float" office:value="0.927336408135327" calcext:value-type="float">
            <text:p>0,927336408135327</text:p>
          </table:table-cell>
          <table:table-cell office:value-type="float" office:value="4.69274104162491" calcext:value-type="float">
            <text:p>4,69274104162491</text:p>
          </table:table-cell>
        </table:table-row>
        <table:table-row table:style-name="ro1">
          <table:table-cell office:value-type="float" office:value="0.677926111671561" calcext:value-type="float">
            <text:p>0,677926111671561</text:p>
          </table:table-cell>
          <table:table-cell office:value-type="float" office:value="4.74543488978212" calcext:value-type="float">
            <text:p>4,74543488978212</text:p>
          </table:table-cell>
        </table:table-row>
        <table:table-row table:style-name="ro1">
          <table:table-cell office:value-type="float" office:value="3.26614304586949" calcext:value-type="float">
            <text:p>3,26614304586949</text:p>
          </table:table-cell>
          <table:table-cell office:value-type="float" office:value="-2.11154307569817" calcext:value-type="float">
            <text:p>-2,11154307569817</text:p>
          </table:table-cell>
        </table:table-row>
        <table:table-row table:style-name="ro1">
          <table:table-cell office:value-type="float" office:value="-0.256927322028937" calcext:value-type="float">
            <text:p>-0,256927322028937</text:p>
          </table:table-cell>
          <table:table-cell office:value-type="float" office:value="4.91864531075269" calcext:value-type="float">
            <text:p>4,91864531075269</text:p>
          </table:table-cell>
        </table:table-row>
        <table:table-row table:style-name="ro1">
          <table:table-cell office:value-type="float" office:value="4.35771970417787" calcext:value-type="float">
            <text:p>4,35771970417787</text:p>
          </table:table-cell>
          <table:table-cell office:value-type="float" office:value="-3.62988686367173" calcext:value-type="float">
            <text:p>-3,62988686367173</text:p>
          </table:table-cell>
        </table:table-row>
        <table:table-row table:style-name="ro1">
          <table:table-cell office:value-type="float" office:value="4.25212368717285" calcext:value-type="float">
            <text:p>4,25212368717285</text:p>
          </table:table-cell>
          <table:table-cell office:value-type="float" office:value="-2.65458331264103" calcext:value-type="float">
            <text:p>-2,65458331264103</text:p>
          </table:table-cell>
        </table:table-row>
        <table:table-row table:style-name="ro1">
          <table:table-cell office:value-type="float" office:value="3.77909213745956" calcext:value-type="float">
            <text:p>3,77909213745956</text:p>
          </table:table-cell>
          <table:table-cell office:value-type="float" office:value="-3.38400614753753" calcext:value-type="float">
            <text:p>-3,38400614753753</text:p>
          </table:table-cell>
        </table:table-row>
        <table:table-row table:style-name="ro1">
          <table:table-cell office:value-type="float" office:value="2.25943018388702" calcext:value-type="float">
            <text:p>2,25943018388702</text:p>
          </table:table-cell>
          <table:table-cell office:value-type="float" office:value="-2.50241336076824" calcext:value-type="float">
            <text:p>-2,50241336076824</text:p>
          </table:table-cell>
        </table:table-row>
        <table:table-row table:style-name="ro1">
          <table:table-cell office:value-type="float" office:value="-1.09712752632418" calcext:value-type="float">
            <text:p>-1,09712752632418</text:p>
          </table:table-cell>
          <table:table-cell office:value-type="float" office:value="4.47653857794683" calcext:value-type="float">
            <text:p>4,47653857794683</text:p>
          </table:table-cell>
        </table:table-row>
        <table:table-row table:style-name="ro1">
          <table:table-cell office:value-type="float" office:value="-0.497082571314216" calcext:value-type="float">
            <text:p>-0,497082571314216</text:p>
          </table:table-cell>
          <table:table-cell office:value-type="float" office:value="4.22229524040543" calcext:value-type="float">
            <text:p>4,22229524040543</text:p>
          </table:table-cell>
        </table:table-row>
        <table:table-row table:style-name="ro1">
          <table:table-cell office:value-type="float" office:value="2.67194526454358" calcext:value-type="float">
            <text:p>2,67194526454358</text:p>
          </table:table-cell>
          <table:table-cell office:value-type="float" office:value="3.78738794814295" calcext:value-type="float">
            <text:p>3,78738794814295</text:p>
          </table:table-cell>
        </table:table-row>
        <table:table-row table:style-name="ro1">
          <table:table-cell office:value-type="float" office:value="2.08630140378086" calcext:value-type="float">
            <text:p>2,08630140378086</text:p>
          </table:table-cell>
          <table:table-cell office:value-type="float" office:value="-2.97447601785978" calcext:value-type="float">
            <text:p>-2,97447601785978</text:p>
          </table:table-cell>
        </table:table-row>
        <table:table-row table:style-name="ro1">
          <table:table-cell office:value-type="float" office:value="3.18869386333216" calcext:value-type="float">
            <text:p>3,18869386333216</text:p>
          </table:table-cell>
          <table:table-cell office:value-type="float" office:value="-4.88368958176378" calcext:value-type="float">
            <text:p>-4,88368958176378</text:p>
          </table:table-cell>
        </table:table-row>
        <table:table-row table:style-name="ro1">
          <table:table-cell office:value-type="float" office:value="2.15627930573487" calcext:value-type="float">
            <text:p>2,15627930573487</text:p>
          </table:table-cell>
          <table:table-cell office:value-type="float" office:value="-3.33865407528225" calcext:value-type="float">
            <text:p>-3,33865407528225</text:p>
          </table:table-cell>
        </table:table-row>
        <table:table-row table:style-name="ro1">
          <table:table-cell office:value-type="float" office:value="3.56349947813246" calcext:value-type="float">
            <text:p>3,56349947813246</text:p>
          </table:table-cell>
          <table:table-cell office:value-type="float" office:value="-4.09031008658272" calcext:value-type="float">
            <text:p>-4,09031008658272</text:p>
          </table:table-cell>
        </table:table-row>
        <table:table-row table:style-name="ro1">
          <table:table-cell office:value-type="float" office:value="2.59979962470469" calcext:value-type="float">
            <text:p>2,59979962470469</text:p>
          </table:table-cell>
          <table:table-cell office:value-type="float" office:value="4.55804310571425" calcext:value-type="float">
            <text:p>4,55804310571425</text:p>
          </table:table-cell>
        </table:table-row>
        <table:table-row table:style-name="ro1">
          <table:table-cell office:value-type="float" office:value="1.43385780699897" calcext:value-type="float">
            <text:p>1,43385780699897</text:p>
          </table:table-cell>
          <table:table-cell office:value-type="float" office:value="3.56061136044897" calcext:value-type="float">
            <text:p>3,56061136044897</text:p>
          </table:table-cell>
        </table:table-row>
        <table:table-row table:style-name="ro1">
          <table:table-cell office:value-type="float" office:value="3.65748061199184" calcext:value-type="float">
            <text:p>3,65748061199184</text:p>
          </table:table-cell>
          <table:table-cell office:value-type="float" office:value="-3.94258262562543" calcext:value-type="float">
            <text:p>-3,94258262562543</text:p>
          </table:table-cell>
        </table:table-row>
        <table:table-row table:style-name="ro1">
          <table:table-cell office:value-type="float" office:value="2.98681715737959" calcext:value-type="float">
            <text:p>2,98681715737959</text:p>
          </table:table-cell>
          <table:table-cell office:value-type="float" office:value="-1.7729134333658" calcext:value-type="float">
            <text:p>-1,7729134333658</text:p>
          </table:table-cell>
        </table:table-row>
        <table:table-row table:style-name="ro1">
          <table:table-cell office:value-type="float" office:value="1.81491518175578" calcext:value-type="float">
            <text:p>1,81491518175578</text:p>
          </table:table-cell>
          <table:table-cell office:value-type="float" office:value="4.6582734744371" calcext:value-type="float">
            <text:p>4,6582734744371</text:p>
          </table:table-cell>
        </table:table-row>
        <table:table-row table:style-name="ro1">
          <table:table-cell office:value-type="float" office:value="2.05887632312952" calcext:value-type="float">
            <text:p>2,05887632312952</text:p>
          </table:table-cell>
          <table:table-cell office:value-type="float" office:value="5.05595502980103" calcext:value-type="float">
            <text:p>5,05595502980103</text:p>
          </table:table-cell>
        </table:table-row>
        <table:table-row table:style-name="ro1">
          <table:table-cell office:value-type="float" office:value="4.04815378594288" calcext:value-type="float">
            <text:p>4,04815378594288</text:p>
          </table:table-cell>
          <table:table-cell office:value-type="float" office:value="-3.5245057894785" calcext:value-type="float">
            <text:p>-3,5245057894785</text:p>
          </table:table-cell>
        </table:table-row>
        <table:table-row table:style-name="ro1">
          <table:table-cell office:value-type="float" office:value="3.03449570830409" calcext:value-type="float">
            <text:p>3,03449570830409</text:p>
          </table:table-cell>
          <table:table-cell office:value-type="float" office:value="-2.79978162027216" calcext:value-type="float">
            <text:p>-2,79978162027216</text:p>
          </table:table-cell>
        </table:table-row>
        <table:table-row table:style-name="ro1">
          <table:table-cell office:value-type="float" office:value="2.00516841157709" calcext:value-type="float">
            <text:p>2,00516841157709</text:p>
          </table:table-cell>
          <table:table-cell office:value-type="float" office:value="-4.72571768662206" calcext:value-type="float">
            <text:p>-4,72571768662206</text:p>
          </table:table-cell>
        </table:table-row>
        <table:table-row table:style-name="ro1">
          <table:table-cell office:value-type="float" office:value="3.74276426393128" calcext:value-type="float">
            <text:p>3,74276426393128</text:p>
          </table:table-cell>
          <table:table-cell office:value-type="float" office:value="-2.2810775836686" calcext:value-type="float">
            <text:p>-2,2810775836686</text:p>
          </table:table-cell>
        </table:table-row>
        <table:table-row table:style-name="ro1">
          <table:table-cell office:value-type="float" office:value="1.05499092141253" calcext:value-type="float">
            <text:p>1,05499092141253</text:p>
          </table:table-cell>
          <table:table-cell office:value-type="float" office:value="4.75096664247144" calcext:value-type="float">
            <text:p>4,75096664247144</text:p>
          </table:table-cell>
        </table:table-row>
        <table:table-row table:style-name="ro1">
          <table:table-cell office:value-type="float" office:value="0.23721833705108" calcext:value-type="float">
            <text:p>0,23721833705108</text:p>
          </table:table-cell>
          <table:table-cell office:value-type="float" office:value="3.01483461230297" calcext:value-type="float">
            <text:p>3,01483461230297</text:p>
          </table:table-cell>
        </table:table-row>
        <table:table-row table:style-name="ro1">
          <table:table-cell office:value-type="float" office:value="0.193826052983302" calcext:value-type="float">
            <text:p>0,193826052983302</text:p>
          </table:table-cell>
          <table:table-cell office:value-type="float" office:value="4.43969257427575" calcext:value-type="float">
            <text:p>4,43969257427575</text:p>
          </table:table-cell>
        </table:table-row>
        <table:table-row table:style-name="ro1">
          <table:table-cell office:value-type="float" office:value="-0.0742512066630978" calcext:value-type="float">
            <text:p>-0,0742512066630978</text:p>
          </table:table-cell>
          <table:table-cell office:value-type="float" office:value="4.64001260499949" calcext:value-type="float">
            <text:p>4,64001260499949</text:p>
          </table:table-cell>
        </table:table-row>
        <table:table-row table:style-name="ro1">
          <table:table-cell office:value-type="float" office:value="3.34185325746652" calcext:value-type="float">
            <text:p>3,34185325746652</text:p>
          </table:table-cell>
          <table:table-cell office:value-type="float" office:value="-5.38231913943734" calcext:value-type="float">
            <text:p>-5,38231913943734</text:p>
          </table:table-cell>
        </table:table-row>
        <table:table-row table:style-name="ro1">
          <table:table-cell office:value-type="float" office:value="1.71887918169991" calcext:value-type="float">
            <text:p>1,71887918169991</text:p>
          </table:table-cell>
          <table:table-cell office:value-type="float" office:value="4.56066796215185" calcext:value-type="float">
            <text:p>4,56066796215185</text:p>
          </table:table-cell>
        </table:table-row>
        <table:table-row table:style-name="ro1">
          <table:table-cell office:value-type="float" office:value="3.9734585576283" calcext:value-type="float">
            <text:p>3,9734585576283</text:p>
          </table:table-cell>
          <table:table-cell office:value-type="float" office:value="-3.44794391879556" calcext:value-type="float">
            <text:p>-3,44794391879556</text:p>
          </table:table-cell>
        </table:table-row>
        <table:table-row table:style-name="ro1">
          <table:table-cell office:value-type="float" office:value="2.75021836884349" calcext:value-type="float">
            <text:p>2,75021836884349</text:p>
          </table:table-cell>
          <table:table-cell office:value-type="float" office:value="-2.65939194496115" calcext:value-type="float">
            <text:p>-2,65939194496115</text:p>
          </table:table-cell>
        </table:table-row>
        <table:table-row table:style-name="ro1">
          <table:table-cell office:value-type="float" office:value="2.11619676187189" calcext:value-type="float">
            <text:p>2,11619676187189</text:p>
          </table:table-cell>
          <table:table-cell office:value-type="float" office:value="-3.23448691439649" calcext:value-type="float">
            <text:p>-3,23448691439649</text:p>
          </table:table-cell>
        </table:table-row>
        <table:table-row table:style-name="ro1">
          <table:table-cell office:value-type="float" office:value="2.02236311698031" calcext:value-type="float">
            <text:p>2,02236311698031</text:p>
          </table:table-cell>
          <table:table-cell office:value-type="float" office:value="-4.66465951059858" calcext:value-type="float">
            <text:p>-4,66465951059858</text:p>
          </table:table-cell>
        </table:table-row>
        <table:table-row table:style-name="ro1">
          <table:table-cell office:value-type="float" office:value="3.94078103526008" calcext:value-type="float">
            <text:p>3,94078103526008</text:p>
          </table:table-cell>
          <table:table-cell office:value-type="float" office:value="-3.95923531514869" calcext:value-type="float">
            <text:p>-3,95923531514869</text:p>
          </table:table-cell>
        </table:table-row>
        <table:table-row table:style-name="ro1">
          <table:table-cell office:value-type="float" office:value="1.19551426595174" calcext:value-type="float">
            <text:p>1,19551426595174</text:p>
          </table:table-cell>
          <table:table-cell office:value-type="float" office:value="4.29362132150936" calcext:value-type="float">
            <text:p>4,29362132150936</text:p>
          </table:table-cell>
        </table:table-row>
        <table:table-row table:style-name="ro1">
          <table:table-cell office:value-type="float" office:value="0.518720121538029" calcext:value-type="float">
            <text:p>0,518720121538029</text:p>
          </table:table-cell>
          <table:table-cell office:value-type="float" office:value="5.09146355527703" calcext:value-type="float">
            <text:p>5,09146355527703</text:p>
          </table:table-cell>
        </table:table-row>
        <table:table-row table:style-name="ro1">
          <table:table-cell office:value-type="float" office:value="-0.282614861118375" calcext:value-type="float">
            <text:p>-0,282614861118375</text:p>
          </table:table-cell>
          <table:table-cell office:value-type="float" office:value="4.30278123642007" calcext:value-type="float">
            <text:p>4,30278123642007</text:p>
          </table:table-cell>
        </table:table-row>
        <table:table-row table:style-name="ro1">
          <table:table-cell office:value-type="float" office:value="4.08426756091814" calcext:value-type="float">
            <text:p>4,08426756091814</text:p>
          </table:table-cell>
          <table:table-cell office:value-type="float" office:value="-5.0741360375473" calcext:value-type="float">
            <text:p>-5,0741360375473</text:p>
          </table:table-cell>
        </table:table-row>
        <table:table-row table:style-name="ro1">
          <table:table-cell office:value-type="float" office:value="3.02418078749811" calcext:value-type="float">
            <text:p>3,02418078749811</text:p>
          </table:table-cell>
          <table:table-cell office:value-type="float" office:value="-3.34676240666863" calcext:value-type="float">
            <text:p>-3,34676240666863</text:p>
          </table:table-cell>
        </table:table-row>
        <table:table-row table:style-name="ro1">
          <table:table-cell office:value-type="float" office:value="-0.175201074973124" calcext:value-type="float">
            <text:p>-0,175201074973124</text:p>
          </table:table-cell>
          <table:table-cell office:value-type="float" office:value="4.01256853318517" calcext:value-type="float">
            <text:p>4,01256853318517</text:p>
          </table:table-cell>
        </table:table-row>
        <table:table-row table:style-name="ro1">
          <table:table-cell office:value-type="float" office:value="0.607535030648879" calcext:value-type="float">
            <text:p>0,607535030648879</text:p>
          </table:table-cell>
          <table:table-cell office:value-type="float" office:value="3.9124248353863" calcext:value-type="float">
            <text:p>3,9124248353863</text:p>
          </table:table-cell>
        </table:table-row>
        <table:table-row table:style-name="ro1">
          <table:table-cell office:value-type="float" office:value="0.250899535576924" calcext:value-type="float">
            <text:p>0,250899535576924</text:p>
          </table:table-cell>
          <table:table-cell office:value-type="float" office:value="4.27189310092769" calcext:value-type="float">
            <text:p>4,27189310092769</text:p>
          </table:table-cell>
        </table:table-row>
        <table:table-row table:style-name="ro1">
          <table:table-cell office:value-type="float" office:value="4.61041026694237" calcext:value-type="float">
            <text:p>4,61041026694237</text:p>
          </table:table-cell>
          <table:table-cell office:value-type="float" office:value="-3.28401844158964" calcext:value-type="float">
            <text:p>-3,28401844158964</text:p>
          </table:table-cell>
        </table:table-row>
        <table:table-row table:style-name="ro1">
          <table:table-cell office:value-type="float" office:value="2.84486561982424" calcext:value-type="float">
            <text:p>2,84486561982424</text:p>
          </table:table-cell>
          <table:table-cell office:value-type="float" office:value="-4.8471725330912" calcext:value-type="float">
            <text:p>-4,8471725330912</text:p>
          </table:table-cell>
        </table:table-row>
        <table:table-row table:style-name="ro1">
          <table:table-cell office:value-type="float" office:value="0.198969176898754" calcext:value-type="float">
            <text:p>0,198969176898754</text:p>
          </table:table-cell>
          <table:table-cell office:value-type="float" office:value="3.17043762865609" calcext:value-type="float">
            <text:p>3,17043762865609</text:p>
          </table:table-cell>
        </table:table-row>
        <table:table-row table:style-name="ro1">
          <table:table-cell office:value-type="float" office:value="2.92949737518398" calcext:value-type="float">
            <text:p>2,92949737518398</text:p>
          </table:table-cell>
          <table:table-cell office:value-type="float" office:value="-3.93262312595286" calcext:value-type="float">
            <text:p>-3,93262312595286</text:p>
          </table:table-cell>
        </table:table-row>
        <table:table-row table:style-name="ro1">
          <table:table-cell office:value-type="float" office:value="2.70223666814144" calcext:value-type="float">
            <text:p>2,70223666814144</text:p>
          </table:table-cell>
          <table:table-cell office:value-type="float" office:value="-3.06855121437176" calcext:value-type="float">
            <text:p>-3,06855121437176</text:p>
          </table:table-cell>
        </table:table-row>
        <table:table-row table:style-name="ro1">
          <table:table-cell office:value-type="float" office:value="3.24210798840279" calcext:value-type="float">
            <text:p>3,24210798840279</text:p>
          </table:table-cell>
          <table:table-cell office:value-type="float" office:value="-4.3693906456318" calcext:value-type="float">
            <text:p>-4,3693906456318</text:p>
          </table:table-cell>
        </table:table-row>
        <table:table-row table:style-name="ro1">
          <table:table-cell office:value-type="float" office:value="2.97163559905893" calcext:value-type="float">
            <text:p>2,97163559905893</text:p>
          </table:table-cell>
          <table:table-cell office:value-type="float" office:value="-5.22165530809786" calcext:value-type="float">
            <text:p>-5,22165530809786</text:p>
          </table:table-cell>
        </table:table-row>
        <table:table-row table:style-name="ro1">
          <table:table-cell office:value-type="float" office:value="2.24834353099593" calcext:value-type="float">
            <text:p>2,24834353099593</text:p>
          </table:table-cell>
          <table:table-cell office:value-type="float" office:value="-2.72934956647398" calcext:value-type="float">
            <text:p>-2,72934956647398</text:p>
          </table:table-cell>
        </table:table-row>
        <table:table-row table:style-name="ro1">
          <table:table-cell office:value-type="float" office:value="3.14855375955648" calcext:value-type="float">
            <text:p>3,14855375955648</text:p>
          </table:table-cell>
          <table:table-cell office:value-type="float" office:value="-4.22374756298993" calcext:value-type="float">
            <text:p>-4,22374756298993</text:p>
          </table:table-cell>
        </table:table-row>
        <table:table-row table:style-name="ro1">
          <table:table-cell office:value-type="float" office:value="1.25013044958556" calcext:value-type="float">
            <text:p>1,25013044958556</text:p>
          </table:table-cell>
          <table:table-cell office:value-type="float" office:value="-3.5074319534751" calcext:value-type="float">
            <text:p>-3,5074319534751</text:p>
          </table:table-cell>
        </table:table-row>
        <table:table-row table:style-name="ro1">
          <table:table-cell office:value-type="float" office:value="4.35329966164195" calcext:value-type="float">
            <text:p>4,35329966164195</text:p>
          </table:table-cell>
          <table:table-cell office:value-type="float" office:value="-3.40773781280711" calcext:value-type="float">
            <text:p>-3,40773781280711</text:p>
          </table:table-cell>
        </table:table-row>
        <table:table-row table:style-name="ro1">
          <table:table-cell office:value-type="float" office:value="2.12506229289672" calcext:value-type="float">
            <text:p>2,12506229289672</text:p>
          </table:table-cell>
          <table:table-cell office:value-type="float" office:value="-3.75477851760964" calcext:value-type="float">
            <text:p>-3,75477851760964</text:p>
          </table:table-cell>
        </table:table-row>
        <table:table-row table:style-name="ro1">
          <table:table-cell office:value-type="float" office:value="4.26691954703428" calcext:value-type="float">
            <text:p>4,26691954703428</text:p>
          </table:table-cell>
          <table:table-cell office:value-type="float" office:value="-3.54611375036191" calcext:value-type="float">
            <text:p>-3,54611375036191</text:p>
          </table:table-cell>
        </table:table-row>
        <table:table-row table:style-name="ro1">
          <table:table-cell office:value-type="float" office:value="2.43346714119814" calcext:value-type="float">
            <text:p>2,43346714119814</text:p>
          </table:table-cell>
          <table:table-cell office:value-type="float" office:value="-4.43948003204723" calcext:value-type="float">
            <text:p>-4,43948003204723</text:p>
          </table:table-cell>
        </table:table-row>
        <table:table-row table:style-name="ro1">
          <table:table-cell office:value-type="float" office:value="2.46805147883376" calcext:value-type="float">
            <text:p>2,46805147883376</text:p>
          </table:table-cell>
          <table:table-cell office:value-type="float" office:value="4.63409662273953" calcext:value-type="float">
            <text:p>4,63409662273953</text:p>
          </table:table-cell>
        </table:table-row>
        <table:table-row table:style-name="ro1">
          <table:table-cell office:value-type="float" office:value="3.21733176923842" calcext:value-type="float">
            <text:p>3,21733176923842</text:p>
          </table:table-cell>
          <table:table-cell office:value-type="float" office:value="-3.22700084009693" calcext:value-type="float">
            <text:p>-3,22700084009693</text:p>
          </table:table-cell>
        </table:table-row>
        <table:table-row table:style-name="ro1">
          <table:table-cell office:value-type="float" office:value="3.08245956052938" calcext:value-type="float">
            <text:p>3,08245956052938</text:p>
          </table:table-cell>
          <table:table-cell office:value-type="float" office:value="-2.3342643647583" calcext:value-type="float">
            <text:p>-2,3342643647583</text:p>
          </table:table-cell>
        </table:table-row>
        <table:table-row table:style-name="ro1">
          <table:table-cell office:value-type="float" office:value="4.46994789400866" calcext:value-type="float">
            <text:p>4,46994789400866</text:p>
          </table:table-cell>
          <table:table-cell office:value-type="float" office:value="-4.04778999216959" calcext:value-type="float">
            <text:p>-4,04778999216959</text:p>
          </table:table-cell>
        </table:table-row>
        <table:table-row table:style-name="ro1">
          <table:table-cell office:value-type="float" office:value="3.90976529785089" calcext:value-type="float">
            <text:p>3,90976529785089</text:p>
          </table:table-cell>
          <table:table-cell office:value-type="float" office:value="-3.40239048643712" calcext:value-type="float">
            <text:p>-3,40239048643712</text:p>
          </table:table-cell>
        </table:table-row>
        <table:table-row table:style-name="ro1">
          <table:table-cell office:value-type="float" office:value="-0.662194778195874" calcext:value-type="float">
            <text:p>-0,662194778195874</text:p>
          </table:table-cell>
          <table:table-cell office:value-type="float" office:value="4.94337506103547" calcext:value-type="float">
            <text:p>4,94337506103547</text:p>
          </table:table-cell>
        </table:table-row>
        <table:table-row table:style-name="ro1">
          <table:table-cell office:value-type="float" office:value="0.814825761046906" calcext:value-type="float">
            <text:p>0,814825761046906</text:p>
          </table:table-cell>
          <table:table-cell office:value-type="float" office:value="4.42987098916716" calcext:value-type="float">
            <text:p>4,42987098916716</text:p>
          </table:table-cell>
        </table:table-row>
        <table:table-row table:style-name="ro1">
          <table:table-cell office:value-type="float" office:value="4.986069955783" calcext:value-type="float">
            <text:p>4,986069955783</text:p>
          </table:table-cell>
          <table:table-cell office:value-type="float" office:value="-3.82444878755948" calcext:value-type="float">
            <text:p>-3,82444878755948</text:p>
          </table:table-cell>
        </table:table-row>
        <table:table-row table:style-name="ro1">
          <table:table-cell office:value-type="float" office:value="0.884518151913767" calcext:value-type="float">
            <text:p>0,884518151913767</text:p>
          </table:table-cell>
          <table:table-cell office:value-type="float" office:value="4.40224766633048" calcext:value-type="float">
            <text:p>4,40224766633048</text:p>
          </table:table-cell>
        </table:table-row>
        <table:table-row table:style-name="ro1">
          <table:table-cell office:value-type="float" office:value="0.818393487214787" calcext:value-type="float">
            <text:p>0,818393487214787</text:p>
          </table:table-cell>
          <table:table-cell office:value-type="float" office:value="4.11916937269404" calcext:value-type="float">
            <text:p>4,11916937269404</text:p>
          </table:table-cell>
        </table:table-row>
        <table:table-row table:style-name="ro1">
          <table:table-cell office:value-type="float" office:value="3.05962550151908" calcext:value-type="float">
            <text:p>3,05962550151908</text:p>
          </table:table-cell>
          <table:table-cell office:value-type="float" office:value="-4.8394729629836" calcext:value-type="float">
            <text:p>-4,8394729629836</text:p>
          </table:table-cell>
        </table:table-row>
        <table:table-row table:style-name="ro1">
          <table:table-cell office:value-type="float" office:value="0.557127703955977" calcext:value-type="float">
            <text:p>0,557127703955977</text:p>
          </table:table-cell>
          <table:table-cell office:value-type="float" office:value="4.0488448739488" calcext:value-type="float">
            <text:p>4,0488448739488</text:p>
          </table:table-cell>
        </table:table-row>
        <table:table-row table:style-name="ro1">
          <table:table-cell office:value-type="float" office:value="1.60350865726611" calcext:value-type="float">
            <text:p>1,60350865726611</text:p>
          </table:table-cell>
          <table:table-cell office:value-type="float" office:value="-3.24683120012685" calcext:value-type="float">
            <text:p>-3,24683120012685</text:p>
          </table:table-cell>
        </table:table-row>
        <table:table-row table:style-name="ro1">
          <table:table-cell office:value-type="float" office:value="4.06598924824301" calcext:value-type="float">
            <text:p>4,06598924824301</text:p>
          </table:table-cell>
          <table:table-cell office:value-type="float" office:value="-2.48448116769543" calcext:value-type="float">
            <text:p>-2,48448116769543</text:p>
          </table:table-cell>
        </table:table-row>
        <table:table-row table:style-name="ro1">
          <table:table-cell office:value-type="float" office:value="2.25485625776651" calcext:value-type="float">
            <text:p>2,25485625776651</text:p>
          </table:table-cell>
          <table:table-cell office:value-type="float" office:value="4.73100517361775" calcext:value-type="float">
            <text:p>4,73100517361775</text:p>
          </table:table-cell>
        </table:table-row>
        <table:table-row table:style-name="ro1">
          <table:table-cell office:value-type="float" office:value="1.54956218323041" calcext:value-type="float">
            <text:p>1,54956218323041</text:p>
          </table:table-cell>
          <table:table-cell office:value-type="float" office:value="5.64295865795258" calcext:value-type="float">
            <text:p>5,64295865795258</text:p>
          </table:table-cell>
        </table:table-row>
        <table:table-row table:style-name="ro1">
          <table:table-cell office:value-type="float" office:value="4.2279566354165" calcext:value-type="float">
            <text:p>4,2279566354165</text:p>
          </table:table-cell>
          <table:table-cell office:value-type="float" office:value="-3.98865128205714" calcext:value-type="float">
            <text:p>-3,98865128205714</text:p>
          </table:table-cell>
        </table:table-row>
        <table:table-row table:style-name="ro1">
          <table:table-cell office:value-type="float" office:value="1.40405231933757" calcext:value-type="float">
            <text:p>1,40405231933757</text:p>
          </table:table-cell>
          <table:table-cell office:value-type="float" office:value="-4.19899080607131" calcext:value-type="float">
            <text:p>-4,19899080607131</text:p>
          </table:table-cell>
        </table:table-row>
        <table:table-row table:style-name="ro1">
          <table:table-cell office:value-type="float" office:value="3.47118929373024" calcext:value-type="float">
            <text:p>3,47118929373024</text:p>
          </table:table-cell>
          <table:table-cell office:value-type="float" office:value="-3.22799655726472" calcext:value-type="float">
            <text:p>-3,22799655726472</text:p>
          </table:table-cell>
        </table:table-row>
        <table:table-row table:style-name="ro1">
          <table:table-cell office:value-type="float" office:value="0.0777553217848213" calcext:value-type="float">
            <text:p>0,0777553217848213</text:p>
          </table:table-cell>
          <table:table-cell office:value-type="float" office:value="4.55407645108021" calcext:value-type="float">
            <text:p>4,55407645108021</text:p>
          </table:table-cell>
        </table:table-row>
        <table:table-row table:style-name="ro1">
          <table:table-cell office:value-type="float" office:value="1.18395229902248" calcext:value-type="float">
            <text:p>1,18395229902248</text:p>
          </table:table-cell>
          <table:table-cell office:value-type="float" office:value="4.96759446161015" calcext:value-type="float">
            <text:p>4,96759446161015</text:p>
          </table:table-cell>
        </table:table-row>
        <table:table-row table:style-name="ro1">
          <table:table-cell office:value-type="float" office:value="4.45596246768823" calcext:value-type="float">
            <text:p>4,45596246768823</text:p>
          </table:table-cell>
          <table:table-cell office:value-type="float" office:value="-3.39307685294227" calcext:value-type="float">
            <text:p>-3,39307685294227</text:p>
          </table:table-cell>
        </table:table-row>
        <table:table-row table:style-name="ro1">
          <table:table-cell office:value-type="float" office:value="1.47144961573207" calcext:value-type="float">
            <text:p>1,47144961573207</text:p>
          </table:table-cell>
          <table:table-cell office:value-type="float" office:value="-3.72101859464761" calcext:value-type="float">
            <text:p>-3,72101859464761</text:p>
          </table:table-cell>
        </table:table-row>
        <table:table-row table:style-name="ro1">
          <table:table-cell office:value-type="float" office:value="3.65634969018973" calcext:value-type="float">
            <text:p>3,65634969018973</text:p>
          </table:table-cell>
          <table:table-cell office:value-type="float" office:value="-3.41538318878896" calcext:value-type="float">
            <text:p>-3,41538318878896</text:p>
          </table:table-cell>
        </table:table-row>
        <table:table-row table:style-name="ro1">
          <table:table-cell office:value-type="float" office:value="3.22776784527659" calcext:value-type="float">
            <text:p>3,22776784527659</text:p>
          </table:table-cell>
          <table:table-cell office:value-type="float" office:value="-2.45645259310385" calcext:value-type="float">
            <text:p>-2,45645259310385</text:p>
          </table:table-cell>
        </table:table-row>
        <table:table-row table:style-name="ro1">
          <table:table-cell office:value-type="float" office:value="3.82267943483949" calcext:value-type="float">
            <text:p>3,82267943483949</text:p>
          </table:table-cell>
          <table:table-cell office:value-type="float" office:value="-3.85702684050471" calcext:value-type="float">
            <text:p>-3,85702684050471</text:p>
          </table:table-cell>
        </table:table-row>
        <table:table-row table:style-name="ro1">
          <table:table-cell office:value-type="float" office:value="4.073758580875" calcext:value-type="float">
            <text:p>4,073758580875</text:p>
          </table:table-cell>
          <table:table-cell office:value-type="float" office:value="-3.30887051965385" calcext:value-type="float">
            <text:p>-3,30887051965385</text:p>
          </table:table-cell>
        </table:table-row>
        <table:table-row table:style-name="ro1">
          <table:table-cell office:value-type="float" office:value="2.31491401522599" calcext:value-type="float">
            <text:p>2,31491401522599</text:p>
          </table:table-cell>
          <table:table-cell office:value-type="float" office:value="-5.10059893295083" calcext:value-type="float">
            <text:p>-5,10059893295083</text:p>
          </table:table-cell>
        </table:table-row>
        <table:table-row table:style-name="ro1">
          <table:table-cell office:value-type="float" office:value="-0.163230553620299" calcext:value-type="float">
            <text:p>-0,163230553620299</text:p>
          </table:table-cell>
          <table:table-cell office:value-type="float" office:value="5.02788329888367" calcext:value-type="float">
            <text:p>5,02788329888367</text:p>
          </table:table-cell>
        </table:table-row>
        <table:table-row table:style-name="ro1">
          <table:table-cell office:value-type="float" office:value="3.01999717947099" calcext:value-type="float">
            <text:p>3,01999717947099</text:p>
          </table:table-cell>
          <table:table-cell office:value-type="float" office:value="-3.51888341661008" calcext:value-type="float">
            <text:p>-3,51888341661008</text:p>
          </table:table-cell>
        </table:table-row>
        <table:table-row table:style-name="ro1">
          <table:table-cell office:value-type="float" office:value="4.14153760716042" calcext:value-type="float">
            <text:p>4,14153760716042</text:p>
          </table:table-cell>
          <table:table-cell office:value-type="float" office:value="-3.06013518315879" calcext:value-type="float">
            <text:p>-3,06013518315879</text:p>
          </table:table-cell>
        </table:table-row>
        <table:table-row table:style-name="ro1">
          <table:table-cell office:value-type="float" office:value="3.30075224953598" calcext:value-type="float">
            <text:p>3,30075224953598</text:p>
          </table:table-cell>
          <table:table-cell office:value-type="float" office:value="-4.16077157420302" calcext:value-type="float">
            <text:p>-4,16077157420302</text:p>
          </table:table-cell>
        </table:table-row>
        <table:table-row table:style-name="ro1">
          <table:table-cell office:value-type="float" office:value="2.69471796646907" calcext:value-type="float">
            <text:p>2,69471796646907</text:p>
          </table:table-cell>
          <table:table-cell office:value-type="float" office:value="-4.37270151550503" calcext:value-type="float">
            <text:p>-4,37270151550503</text:p>
          </table:table-cell>
        </table:table-row>
        <table:table-row table:style-name="ro1">
          <table:table-cell office:value-type="float" office:value="2.17891811650266" calcext:value-type="float">
            <text:p>2,17891811650266</text:p>
          </table:table-cell>
          <table:table-cell office:value-type="float" office:value="4.68943654435067" calcext:value-type="float">
            <text:p>4,68943654435067</text:p>
          </table:table-cell>
        </table:table-row>
        <table:table-row table:style-name="ro1">
          <table:table-cell office:value-type="float" office:value="5.016133104301" calcext:value-type="float">
            <text:p>5,016133104301</text:p>
          </table:table-cell>
          <table:table-cell office:value-type="float" office:value="-3.54691427889068" calcext:value-type="float">
            <text:p>-3,54691427889068</text:p>
          </table:table-cell>
        </table:table-row>
        <table:table-row table:style-name="ro1">
          <table:table-cell office:value-type="float" office:value="4.14829197676138" calcext:value-type="float">
            <text:p>4,14829197676138</text:p>
          </table:table-cell>
          <table:table-cell office:value-type="float" office:value="-3.88390627884551" calcext:value-type="float">
            <text:p>-3,88390627884551</text:p>
          </table:table-cell>
        </table:table-row>
        <table:table-row table:style-name="ro1">
          <table:table-cell office:value-type="float" office:value="2.61814666395152" calcext:value-type="float">
            <text:p>2,61814666395152</text:p>
          </table:table-cell>
          <table:table-cell office:value-type="float" office:value="-3.56979289270785" calcext:value-type="float">
            <text:p>-3,56979289270785</text:p>
          </table:table-cell>
        </table:table-row>
        <table:table-row table:style-name="ro1">
          <table:table-cell office:value-type="float" office:value="0.79252393664505" calcext:value-type="float">
            <text:p>0,79252393664505</text:p>
          </table:table-cell>
          <table:table-cell office:value-type="float" office:value="4.61011365437795" calcext:value-type="float">
            <text:p>4,61011365437795</text:p>
          </table:table-cell>
        </table:table-row>
        <table:table-row table:style-name="ro1">
          <table:table-cell office:value-type="float" office:value="0.652618412783871" calcext:value-type="float">
            <text:p>0,652618412783871</text:p>
          </table:table-cell>
          <table:table-cell office:value-type="float" office:value="5.82034124446486" calcext:value-type="float">
            <text:p>5,82034124446486</text:p>
          </table:table-cell>
        </table:table-row>
        <table:table-row table:style-name="ro1">
          <table:table-cell office:value-type="float" office:value="1.64005335851097" calcext:value-type="float">
            <text:p>1,64005335851097</text:p>
          </table:table-cell>
          <table:table-cell office:value-type="float" office:value="-4.36571013174242" calcext:value-type="float">
            <text:p>-4,36571013174242</text:p>
          </table:table-cell>
        </table:table-row>
        <table:table-row table:style-name="ro1">
          <table:table-cell office:value-type="float" office:value="-0.570968539153776" calcext:value-type="float">
            <text:p>-0,570968539153776</text:p>
          </table:table-cell>
          <table:table-cell office:value-type="float" office:value="4.89166383313019" calcext:value-type="float">
            <text:p>4,89166383313019</text:p>
          </table:table-cell>
        </table:table-row>
        <table:table-row table:style-name="ro1">
          <table:table-cell office:value-type="float" office:value="2.89309617544396" calcext:value-type="float">
            <text:p>2,89309617544396</text:p>
          </table:table-cell>
          <table:table-cell office:value-type="float" office:value="-3.76896624076033" calcext:value-type="float">
            <text:p>-3,76896624076033</text:p>
          </table:table-cell>
        </table:table-row>
        <table:table-row table:style-name="ro1">
          <table:table-cell office:value-type="float" office:value="0.739361778411899" calcext:value-type="float">
            <text:p>0,739361778411899</text:p>
          </table:table-cell>
          <table:table-cell office:value-type="float" office:value="3.86792280618204" calcext:value-type="float">
            <text:p>3,86792280618204</text:p>
          </table:table-cell>
        </table:table-row>
        <table:table-row table:style-name="ro1">
          <table:table-cell office:value-type="float" office:value="3.23077808039054" calcext:value-type="float">
            <text:p>3,23077808039054</text:p>
          </table:table-cell>
          <table:table-cell office:value-type="float" office:value="-3.99670677929336" calcext:value-type="float">
            <text:p>-3,99670677929336</text:p>
          </table:table-cell>
        </table:table-row>
        <table:table-row table:style-name="ro1">
          <table:table-cell office:value-type="float" office:value="3.61061914963308" calcext:value-type="float">
            <text:p>3,61061914963308</text:p>
          </table:table-cell>
          <table:table-cell office:value-type="float" office:value="-2.63247872411456" calcext:value-type="float">
            <text:p>-2,63247872411456</text:p>
          </table:table-cell>
        </table:table-row>
        <table:table-row table:style-name="ro1">
          <table:table-cell office:value-type="float" office:value="3.0640313584937" calcext:value-type="float">
            <text:p>3,0640313584937</text:p>
          </table:table-cell>
          <table:table-cell office:value-type="float" office:value="-2.30879130710132" calcext:value-type="float">
            <text:p>-2,30879130710132</text:p>
          </table:table-cell>
        </table:table-row>
        <table:table-row table:style-name="ro1">
          <table:table-cell office:value-type="float" office:value="4.99616955807997" calcext:value-type="float">
            <text:p>4,99616955807997</text:p>
          </table:table-cell>
          <table:table-cell office:value-type="float" office:value="-3.60023232653123" calcext:value-type="float">
            <text:p>-3,60023232653123</text:p>
          </table:table-cell>
        </table:table-row>
        <table:table-row table:style-name="ro1">
          <table:table-cell office:value-type="float" office:value="3.29153531699807" calcext:value-type="float">
            <text:p>3,29153531699807</text:p>
          </table:table-cell>
          <table:table-cell office:value-type="float" office:value="-3.57377054264285" calcext:value-type="float">
            <text:p>-3,57377054264285</text:p>
          </table:table-cell>
        </table:table-row>
        <table:table-row table:style-name="ro1">
          <table:table-cell office:value-type="float" office:value="2.77072437253147" calcext:value-type="float">
            <text:p>2,77072437253147</text:p>
          </table:table-cell>
          <table:table-cell office:value-type="float" office:value="-2.98491966162249" calcext:value-type="float">
            <text:p>-2,98491966162249</text:p>
          </table:table-cell>
        </table:table-row>
        <table:table-row table:style-name="ro1">
          <table:table-cell office:value-type="float" office:value="1.79530023552345" calcext:value-type="float">
            <text:p>1,79530023552345</text:p>
          </table:table-cell>
          <table:table-cell office:value-type="float" office:value="4.61475759236064" calcext:value-type="float">
            <text:p>4,61475759236064</text:p>
          </table:table-cell>
        </table:table-row>
        <table:table-row table:style-name="ro1">
          <table:table-cell office:value-type="float" office:value="2.29812386942374" calcext:value-type="float">
            <text:p>2,29812386942374</text:p>
          </table:table-cell>
          <table:table-cell office:value-type="float" office:value="-2.49309651010029" calcext:value-type="float">
            <text:p>-2,49309651010029</text:p>
          </table:table-cell>
        </table:table-row>
        <table:table-row table:style-name="ro1">
          <table:table-cell office:value-type="float" office:value="1.24795683157923" calcext:value-type="float">
            <text:p>1,24795683157923</text:p>
          </table:table-cell>
          <table:table-cell office:value-type="float" office:value="4.5201642694223" calcext:value-type="float">
            <text:p>4,5201642694223</text:p>
          </table:table-cell>
        </table:table-row>
        <table:table-row table:style-name="ro1">
          <table:table-cell office:value-type="float" office:value="2.41101245211644" calcext:value-type="float">
            <text:p>2,41101245211644</text:p>
          </table:table-cell>
          <table:table-cell office:value-type="float" office:value="-3.93236323856928" calcext:value-type="float">
            <text:p>-3,93236323856928</text:p>
          </table:table-cell>
        </table:table-row>
        <table:table-row table:style-name="ro1">
          <table:table-cell office:value-type="float" office:value="3.17662274523702" calcext:value-type="float">
            <text:p>3,17662274523702</text:p>
          </table:table-cell>
          <table:table-cell office:value-type="float" office:value="-4.83769181325997" calcext:value-type="float">
            <text:p>-4,83769181325997</text:p>
          </table:table-cell>
        </table:table-row>
        <table:table-row table:style-name="ro1">
          <table:table-cell office:value-type="float" office:value="0.850918889717594" calcext:value-type="float">
            <text:p>0,850918889717594</text:p>
          </table:table-cell>
          <table:table-cell office:value-type="float" office:value="2.62837070923428" calcext:value-type="float">
            <text:p>2,62837070923428</text:p>
          </table:table-cell>
        </table:table-row>
        <table:table-row table:style-name="ro1">
          <table:table-cell office:value-type="float" office:value="2.51764142953227" calcext:value-type="float">
            <text:p>2,51764142953227</text:p>
          </table:table-cell>
          <table:table-cell office:value-type="float" office:value="-4.10197023692433" calcext:value-type="float">
            <text:p>-4,10197023692433</text:p>
          </table:table-cell>
        </table:table-row>
        <table:table-row table:style-name="ro1">
          <table:table-cell office:value-type="float" office:value="3.62576808152844" calcext:value-type="float">
            <text:p>3,62576808152844</text:p>
          </table:table-cell>
          <table:table-cell office:value-type="float" office:value="-3.6622658790058" calcext:value-type="float">
            <text:p>-3,6622658790058</text:p>
          </table:table-cell>
        </table:table-row>
        <table:table-row table:style-name="ro1">
          <table:table-cell office:value-type="float" office:value="3.21105337646007" calcext:value-type="float">
            <text:p>3,21105337646007</text:p>
          </table:table-cell>
          <table:table-cell office:value-type="float" office:value="-2.6481792776442" calcext:value-type="float">
            <text:p>-2,6481792776442</text:p>
          </table:table-cell>
        </table:table-row>
        <table:table-row table:style-name="ro1">
          <table:table-cell office:value-type="float" office:value="0.889502097992281" calcext:value-type="float">
            <text:p>0,889502097992281</text:p>
          </table:table-cell>
          <table:table-cell office:value-type="float" office:value="4.75603955007533" calcext:value-type="float">
            <text:p>4,75603955007533</text:p>
          </table:table-cell>
        </table:table-row>
        <table:table-row table:style-name="ro1">
          <table:table-cell office:value-type="float" office:value="3.28758624685242" calcext:value-type="float">
            <text:p>3,28758624685242</text:p>
          </table:table-cell>
          <table:table-cell office:value-type="float" office:value="-3.67898792425115" calcext:value-type="float">
            <text:p>-3,67898792425115</text:p>
          </table:table-cell>
        </table:table-row>
        <table:table-row table:style-name="ro1">
          <table:table-cell office:value-type="float" office:value="2.7013718578457" calcext:value-type="float">
            <text:p>2,7013718578457</text:p>
          </table:table-cell>
          <table:table-cell office:value-type="float" office:value="4.80186819591892" calcext:value-type="float">
            <text:p>4,80186819591892</text:p>
          </table:table-cell>
        </table:table-row>
        <table:table-row table:style-name="ro1">
          <table:table-cell office:value-type="float" office:value="3.32995774000012" calcext:value-type="float">
            <text:p>3,32995774000012</text:p>
          </table:table-cell>
          <table:table-cell office:value-type="float" office:value="-2.40794016346007" calcext:value-type="float">
            <text:p>-2,40794016346007</text:p>
          </table:table-cell>
        </table:table-row>
        <table:table-row table:style-name="ro1">
          <table:table-cell office:value-type="float" office:value="0.498084504225405" calcext:value-type="float">
            <text:p>0,498084504225405</text:p>
          </table:table-cell>
          <table:table-cell office:value-type="float" office:value="4.53532269746672" calcext:value-type="float">
            <text:p>4,53532269746672</text:p>
          </table:table-cell>
        </table:table-row>
        <table:table-row table:style-name="ro1">
          <table:table-cell office:value-type="float" office:value="0.0405845203561364" calcext:value-type="float">
            <text:p>0,0405845203561364</text:p>
          </table:table-cell>
          <table:table-cell office:value-type="float" office:value="4.71516356043367" calcext:value-type="float">
            <text:p>4,71516356043367</text:p>
          </table:table-cell>
        </table:table-row>
        <table:table-row table:style-name="ro1">
          <table:table-cell office:value-type="float" office:value="3.13895391362517" calcext:value-type="float">
            <text:p>3,13895391362517</text:p>
          </table:table-cell>
          <table:table-cell office:value-type="float" office:value="-4.78275663516805" calcext:value-type="float">
            <text:p>-4,78275663516805</text:p>
          </table:table-cell>
        </table:table-row>
        <table:table-row table:style-name="ro1">
          <table:table-cell office:value-type="float" office:value="0.754943265096367" calcext:value-type="float">
            <text:p>0,754943265096367</text:p>
          </table:table-cell>
          <table:table-cell office:value-type="float" office:value="5.34541897606262" calcext:value-type="float">
            <text:p>5,34541897606262</text:p>
          </table:table-cell>
        </table:table-row>
        <table:table-row table:style-name="ro1">
          <table:table-cell office:value-type="float" office:value="3.54040798955791" calcext:value-type="float">
            <text:p>3,54040798955791</text:p>
          </table:table-cell>
          <table:table-cell office:value-type="float" office:value="-1.94927331197939" calcext:value-type="float">
            <text:p>-1,94927331197939</text:p>
          </table:table-cell>
        </table:table-row>
        <table:table-row table:style-name="ro1">
          <table:table-cell office:value-type="float" office:value="3.30878057369199" calcext:value-type="float">
            <text:p>3,30878057369199</text:p>
          </table:table-cell>
          <table:table-cell office:value-type="float" office:value="-5.09622424339785" calcext:value-type="float">
            <text:p>-5,09622424339785</text:p>
          </table:table-cell>
        </table:table-row>
        <table:table-row table:style-name="ro1">
          <table:table-cell office:value-type="float" office:value="2.43844174485676" calcext:value-type="float">
            <text:p>2,43844174485676</text:p>
          </table:table-cell>
          <table:table-cell office:value-type="float" office:value="-3.07507960493121" calcext:value-type="float">
            <text:p>-3,07507960493121</text:p>
          </table:table-cell>
        </table:table-row>
        <table:table-row table:style-name="ro1">
          <table:table-cell office:value-type="float" office:value="3.5408699891711" calcext:value-type="float">
            <text:p>3,5408699891711</text:p>
          </table:table-cell>
          <table:table-cell office:value-type="float" office:value="-1.98504925125815" calcext:value-type="float">
            <text:p>-1,98504925125815</text:p>
          </table:table-cell>
        </table:table-row>
        <table:table-row table:style-name="ro1">
          <table:table-cell office:value-type="float" office:value="0.477713216769243" calcext:value-type="float">
            <text:p>0,477713216769243</text:p>
          </table:table-cell>
          <table:table-cell office:value-type="float" office:value="5.892806254735" calcext:value-type="float">
            <text:p>5,892806254735</text:p>
          </table:table-cell>
        </table:table-row>
        <table:table-row table:style-name="ro1">
          <table:table-cell office:value-type="float" office:value="3.13919589346149" calcext:value-type="float">
            <text:p>3,13919589346149</text:p>
          </table:table-cell>
          <table:table-cell office:value-type="float" office:value="-3.01623125770948" calcext:value-type="float">
            <text:p>-3,01623125770948</text:p>
          </table:table-cell>
        </table:table-row>
        <table:table-row table:style-name="ro1">
          <table:table-cell office:value-type="float" office:value="0.902251628750413" calcext:value-type="float">
            <text:p>0,902251628750413</text:p>
          </table:table-cell>
          <table:table-cell office:value-type="float" office:value="3.06704272587987" calcext:value-type="float">
            <text:p>3,06704272587987</text:p>
          </table:table-cell>
        </table:table-row>
        <table:table-row table:style-name="ro1">
          <table:table-cell office:value-type="float" office:value="-0.096429346358623" calcext:value-type="float">
            <text:p>-0,096429346358623</text:p>
          </table:table-cell>
          <table:table-cell office:value-type="float" office:value="3.51960469543141" calcext:value-type="float">
            <text:p>3,51960469543141</text:p>
          </table:table-cell>
        </table:table-row>
        <table:table-row table:style-name="ro1">
          <table:table-cell office:value-type="float" office:value="1.94926645888937" calcext:value-type="float">
            <text:p>1,94926645888937</text:p>
          </table:table-cell>
          <table:table-cell office:value-type="float" office:value="-3.58277451437383" calcext:value-type="float">
            <text:p>-3,58277451437383</text:p>
          </table:table-cell>
        </table:table-row>
        <table:table-row table:style-name="ro1">
          <table:table-cell office:value-type="float" office:value="2.2042734675254" calcext:value-type="float">
            <text:p>2,2042734675254</text:p>
          </table:table-cell>
          <table:table-cell office:value-type="float" office:value="-3.70363010642997" calcext:value-type="float">
            <text:p>-3,70363010642997</text:p>
          </table:table-cell>
        </table:table-row>
        <table:table-row table:style-name="ro1">
          <table:table-cell office:value-type="float" office:value="1.50896345986649" calcext:value-type="float">
            <text:p>1,50896345986649</text:p>
          </table:table-cell>
          <table:table-cell office:value-type="float" office:value="4.23046349911306" calcext:value-type="float">
            <text:p>4,23046349911306</text:p>
          </table:table-cell>
        </table:table-row>
        <table:table-row table:style-name="ro1">
          <table:table-cell office:value-type="float" office:value="0.653993168612578" calcext:value-type="float">
            <text:p>0,653993168612578</text:p>
          </table:table-cell>
          <table:table-cell office:value-type="float" office:value="5.06308878723259" calcext:value-type="float">
            <text:p>5,06308878723259</text:p>
          </table:table-cell>
        </table:table-row>
        <table:table-row table:style-name="ro1">
          <table:table-cell office:value-type="float" office:value="0.403602697945341" calcext:value-type="float">
            <text:p>0,403602697945341</text:p>
          </table:table-cell>
          <table:table-cell office:value-type="float" office:value="5.12353597101311" calcext:value-type="float">
            <text:p>5,12353597101311</text:p>
          </table:table-cell>
        </table:table-row>
        <table:table-row table:style-name="ro1">
          <table:table-cell office:value-type="float" office:value="3.08794008370376" calcext:value-type="float">
            <text:p>3,08794008370376</text:p>
          </table:table-cell>
          <table:table-cell office:value-type="float" office:value="-3.38296204402996" calcext:value-type="float">
            <text:p>-3,38296204402996</text:p>
          </table:table-cell>
        </table:table-row>
        <table:table-row table:style-name="ro1">
          <table:table-cell office:value-type="float" office:value="1.19752143256563" calcext:value-type="float">
            <text:p>1,19752143256563</text:p>
          </table:table-cell>
          <table:table-cell office:value-type="float" office:value="5.86856945574964" calcext:value-type="float">
            <text:p>5,86856945574964</text:p>
          </table:table-cell>
        </table:table-row>
        <table:table-row table:style-name="ro1">
          <table:table-cell office:value-type="float" office:value="1.71154815112395" calcext:value-type="float">
            <text:p>1,71154815112395</text:p>
          </table:table-cell>
          <table:table-cell office:value-type="float" office:value="5.85213952414247" calcext:value-type="float">
            <text:p>5,85213952414247</text:p>
          </table:table-cell>
        </table:table-row>
        <table:table-row table:style-name="ro1">
          <table:table-cell office:value-type="float" office:value="3.33988338642511" calcext:value-type="float">
            <text:p>3,33988338642511</text:p>
          </table:table-cell>
          <table:table-cell office:value-type="float" office:value="-4.10890869387327" calcext:value-type="float">
            <text:p>-4,10890869387327</text:p>
          </table:table-cell>
        </table:table-row>
        <table:table-row table:style-name="ro1">
          <table:table-cell office:value-type="float" office:value="0.408023818964789" calcext:value-type="float">
            <text:p>0,408023818964789</text:p>
          </table:table-cell>
          <table:table-cell office:value-type="float" office:value="4.42649300890874" calcext:value-type="float">
            <text:p>4,42649300890874</text:p>
          </table:table-cell>
        </table:table-row>
        <table:table-row table:style-name="ro1">
          <table:table-cell office:value-type="float" office:value="1.58279978566451" calcext:value-type="float">
            <text:p>1,58279978566451</text:p>
          </table:table-cell>
          <table:table-cell office:value-type="float" office:value="5.40521000171702" calcext:value-type="float">
            <text:p>5,40521000171702</text:p>
          </table:table-cell>
        </table:table-row>
        <table:table-row table:style-name="ro1">
          <table:table-cell office:value-type="float" office:value="2.53447671283685" calcext:value-type="float">
            <text:p>2,53447671283685</text:p>
          </table:table-cell>
          <table:table-cell office:value-type="float" office:value="4.56045852939893" calcext:value-type="float">
            <text:p>4,56045852939893</text:p>
          </table:table-cell>
        </table:table-row>
        <table:table-row table:style-name="ro1">
          <table:table-cell office:value-type="float" office:value="1.95452778903271" calcext:value-type="float">
            <text:p>1,95452778903271</text:p>
          </table:table-cell>
          <table:table-cell office:value-type="float" office:value="3.80214815625909" calcext:value-type="float">
            <text:p>3,80214815625909</text:p>
          </table:table-cell>
        </table:table-row>
        <table:table-row table:style-name="ro1">
          <table:table-cell office:value-type="float" office:value="1.31533867350518" calcext:value-type="float">
            <text:p>1,31533867350518</text:p>
          </table:table-cell>
          <table:table-cell office:value-type="float" office:value="4.48380828073527" calcext:value-type="float">
            <text:p>4,48380828073527</text:p>
          </table:table-cell>
        </table:table-row>
        <table:table-row table:style-name="ro1">
          <table:table-cell office:value-type="float" office:value="0.921978632569514" calcext:value-type="float">
            <text:p>0,921978632569514</text:p>
          </table:table-cell>
          <table:table-cell office:value-type="float" office:value="4.36989631485877" calcext:value-type="float">
            <text:p>4,36989631485877</text:p>
          </table:table-cell>
        </table:table-row>
        <table:table-row table:style-name="ro1">
          <table:table-cell office:value-type="float" office:value="2.67694907443612" calcext:value-type="float">
            <text:p>2,67694907443612</text:p>
          </table:table-cell>
          <table:table-cell office:value-type="float" office:value="4.61932017486898" calcext:value-type="float">
            <text:p>4,61932017486898</text:p>
          </table:table-cell>
        </table:table-row>
        <table:table-row table:style-name="ro1">
          <table:table-cell office:value-type="float" office:value="1.0800047262138" calcext:value-type="float">
            <text:p>1,0800047262138</text:p>
          </table:table-cell>
          <table:table-cell office:value-type="float" office:value="4.2020835132224" calcext:value-type="float">
            <text:p>4,2020835132224</text:p>
          </table:table-cell>
        </table:table-row>
        <table:table-row table:style-name="ro1">
          <table:table-cell office:value-type="float" office:value="4.39068431788632" calcext:value-type="float">
            <text:p>4,39068431788632</text:p>
          </table:table-cell>
          <table:table-cell office:value-type="float" office:value="-3.99764977873208" calcext:value-type="float">
            <text:p>-3,99764977873208</text:p>
          </table:table-cell>
        </table:table-row>
        <table:table-row table:style-name="ro1">
          <table:table-cell office:value-type="float" office:value="0.33342371713993" calcext:value-type="float">
            <text:p>0,33342371713993</text:p>
          </table:table-cell>
          <table:table-cell office:value-type="float" office:value="4.08533611148484" calcext:value-type="float">
            <text:p>4,08533611148484</text:p>
          </table:table-cell>
        </table:table-row>
        <table:table-row table:style-name="ro1">
          <table:table-cell office:value-type="float" office:value="-0.336783127627095" calcext:value-type="float">
            <text:p>-0,336783127627095</text:p>
          </table:table-cell>
          <table:table-cell office:value-type="float" office:value="3.78960133645969" calcext:value-type="float">
            <text:p>3,78960133645969</text:p>
          </table:table-cell>
        </table:table-row>
        <table:table-row table:style-name="ro1">
          <table:table-cell office:value-type="float" office:value="1.32162972938717" calcext:value-type="float">
            <text:p>1,32162972938717</text:p>
          </table:table-cell>
          <table:table-cell office:value-type="float" office:value="4.08704055861455" calcext:value-type="float">
            <text:p>4,08704055861455</text:p>
          </table:table-cell>
        </table:table-row>
        <table:table-row table:style-name="ro1">
          <table:table-cell office:value-type="float" office:value="4.45402218922807" calcext:value-type="float">
            <text:p>4,45402218922807</text:p>
          </table:table-cell>
          <table:table-cell office:value-type="float" office:value="-2.58525079640641" calcext:value-type="float">
            <text:p>-2,58525079640641</text:p>
          </table:table-cell>
        </table:table-row>
        <table:table-row table:style-name="ro1">
          <table:table-cell office:value-type="float" office:value="0.751312046146605" calcext:value-type="float">
            <text:p>0,751312046146605</text:p>
          </table:table-cell>
          <table:table-cell office:value-type="float" office:value="3.50577556499834" calcext:value-type="float">
            <text:p>3,50577556499834</text:p>
          </table:table-cell>
        </table:table-row>
        <table:table-row table:style-name="ro1">
          <table:table-cell office:value-type="float" office:value="2.14335385663844" calcext:value-type="float">
            <text:p>2,14335385663844</text:p>
          </table:table-cell>
          <table:table-cell office:value-type="float" office:value="5.06828608751273" calcext:value-type="float">
            <text:p>5,06828608751273</text:p>
          </table:table-cell>
        </table:table-row>
        <table:table-row table:style-name="ro1">
          <table:table-cell office:value-type="float" office:value="2.76661717514375" calcext:value-type="float">
            <text:p>2,76661717514375</text:p>
          </table:table-cell>
          <table:table-cell office:value-type="float" office:value="-3.62102396863332" calcext:value-type="float">
            <text:p>-3,62102396863332</text:p>
          </table:table-cell>
        </table:table-row>
        <table:table-row table:style-name="ro1">
          <table:table-cell office:value-type="float" office:value="1.13175907298935" calcext:value-type="float">
            <text:p>1,13175907298935</text:p>
          </table:table-cell>
          <table:table-cell office:value-type="float" office:value="2.8837164236494" calcext:value-type="float">
            <text:p>2,8837164236494</text:p>
          </table:table-cell>
        </table:table-row>
        <table:table-row table:style-name="ro1">
          <table:table-cell office:value-type="float" office:value="4.08213354694008" calcext:value-type="float">
            <text:p>4,08213354694008</text:p>
          </table:table-cell>
          <table:table-cell office:value-type="float" office:value="-4.4241551462346" calcext:value-type="float">
            <text:p>-4,4241551462346</text:p>
          </table:table-cell>
        </table:table-row>
        <table:table-row table:style-name="ro1">
          <table:table-cell office:value-type="float" office:value="3.31053052072329" calcext:value-type="float">
            <text:p>3,31053052072329</text:p>
          </table:table-cell>
          <table:table-cell office:value-type="float" office:value="-3.40569998023285" calcext:value-type="float">
            <text:p>-3,40569998023285</text:p>
          </table:table-cell>
        </table:table-row>
        <table:table-row table:style-name="ro1">
          <table:table-cell office:value-type="float" office:value="3.27917508898796" calcext:value-type="float">
            <text:p>3,27917508898796</text:p>
          </table:table-cell>
          <table:table-cell office:value-type="float" office:value="-5.46999229218691" calcext:value-type="float">
            <text:p>-5,46999229218691</text:p>
          </table:table-cell>
        </table:table-row>
        <table:table-row table:style-name="ro1">
          <table:table-cell office:value-type="float" office:value="3.51699327065408" calcext:value-type="float">
            <text:p>3,51699327065408</text:p>
          </table:table-cell>
          <table:table-cell office:value-type="float" office:value="-3.36570213666605" calcext:value-type="float">
            <text:p>-3,36570213666605</text:p>
          </table:table-cell>
        </table:table-row>
        <table:table-row table:style-name="ro1">
          <table:table-cell office:value-type="float" office:value="3.09668185868366" calcext:value-type="float">
            <text:p>3,09668185868366</text:p>
          </table:table-cell>
          <table:table-cell office:value-type="float" office:value="-3.6321973302292" calcext:value-type="float">
            <text:p>-3,6321973302292</text:p>
          </table:table-cell>
        </table:table-row>
        <table:table-row table:style-name="ro1">
          <table:table-cell office:value-type="float" office:value="2.13030881953836" calcext:value-type="float">
            <text:p>2,13030881953836</text:p>
          </table:table-cell>
          <table:table-cell office:value-type="float" office:value="-3.52646672968957" calcext:value-type="float">
            <text:p>-3,52646672968957</text:p>
          </table:table-cell>
        </table:table-row>
        <table:table-row table:style-name="ro1">
          <table:table-cell office:value-type="float" office:value="0.727077995055193" calcext:value-type="float">
            <text:p>0,727077995055193</text:p>
          </table:table-cell>
          <table:table-cell office:value-type="float" office:value="6.45812058384938" calcext:value-type="float">
            <text:p>6,45812058384938</text:p>
          </table:table-cell>
        </table:table-row>
        <table:table-row table:style-name="ro1">
          <table:table-cell office:value-type="float" office:value="2.57827127138191" calcext:value-type="float">
            <text:p>2,57827127138191</text:p>
          </table:table-cell>
          <table:table-cell office:value-type="float" office:value="-4.20182747317505" calcext:value-type="float">
            <text:p>-4,20182747317505</text:p>
          </table:table-cell>
        </table:table-row>
        <table:table-row table:style-name="ro1">
          <table:table-cell office:value-type="float" office:value="2.0832960812572" calcext:value-type="float">
            <text:p>2,0832960812572</text:p>
          </table:table-cell>
          <table:table-cell office:value-type="float" office:value="-3.47582548555278" calcext:value-type="float">
            <text:p>-3,47582548555278</text:p>
          </table:table-cell>
        </table:table-row>
        <table:table-row table:style-name="ro1">
          <table:table-cell office:value-type="float" office:value="0.315380269805361" calcext:value-type="float">
            <text:p>0,315380269805361</text:p>
          </table:table-cell>
          <table:table-cell office:value-type="float" office:value="4.34471359877629" calcext:value-type="float">
            <text:p>4,34471359877629</text:p>
          </table:table-cell>
        </table:table-row>
        <table:table-row table:style-name="ro1">
          <table:table-cell office:value-type="float" office:value="3.20916787289742" calcext:value-type="float">
            <text:p>3,20916787289742</text:p>
          </table:table-cell>
          <table:table-cell office:value-type="float" office:value="-5.21058586193885" calcext:value-type="float">
            <text:p>-5,21058586193885</text:p>
          </table:table-cell>
        </table:table-row>
        <table:table-row table:style-name="ro1">
          <table:table-cell office:value-type="float" office:value="0.939075971711572" calcext:value-type="float">
            <text:p>0,939075971711572</text:p>
          </table:table-cell>
          <table:table-cell office:value-type="float" office:value="5.20602404191204" calcext:value-type="float">
            <text:p>5,20602404191204</text:p>
          </table:table-cell>
        </table:table-row>
        <table:table-row table:style-name="ro1">
          <table:table-cell office:value-type="float" office:value="2.72693077205356" calcext:value-type="float">
            <text:p>2,72693077205356</text:p>
          </table:table-cell>
          <table:table-cell office:value-type="float" office:value="-2.71863136752297" calcext:value-type="float">
            <text:p>-2,71863136752297</text:p>
          </table:table-cell>
        </table:table-row>
        <table:table-row table:style-name="ro1">
          <table:table-cell office:value-type="float" office:value="3.24980465079637" calcext:value-type="float">
            <text:p>3,24980465079637</text:p>
          </table:table-cell>
          <table:table-cell office:value-type="float" office:value="-5.59144057081476" calcext:value-type="float">
            <text:p>-5,59144057081476</text:p>
          </table:table-cell>
        </table:table-row>
        <table:table-row table:style-name="ro1">
          <table:table-cell office:value-type="float" office:value="3.15267972005917" calcext:value-type="float">
            <text:p>3,15267972005917</text:p>
          </table:table-cell>
          <table:table-cell office:value-type="float" office:value="-2.50946661409786" calcext:value-type="float">
            <text:p>-2,50946661409786</text:p>
          </table:table-cell>
        </table:table-row>
        <table:table-row table:style-name="ro1">
          <table:table-cell office:value-type="float" office:value="4.36278638194566" calcext:value-type="float">
            <text:p>4,36278638194566</text:p>
          </table:table-cell>
          <table:table-cell office:value-type="float" office:value="-2.68769834348019" calcext:value-type="float">
            <text:p>-2,68769834348019</text:p>
          </table:table-cell>
        </table:table-row>
        <table:table-row table:style-name="ro1">
          <table:table-cell office:value-type="float" office:value="3.58665145294324" calcext:value-type="float">
            <text:p>3,58665145294324</text:p>
          </table:table-cell>
          <table:table-cell office:value-type="float" office:value="-3.67657020406455" calcext:value-type="float">
            <text:p>-3,67657020406455</text:p>
          </table:table-cell>
        </table:table-row>
        <table:table-row table:style-name="ro1">
          <table:table-cell office:value-type="float" office:value="2.18747075763284" calcext:value-type="float">
            <text:p>2,18747075763284</text:p>
          </table:table-cell>
          <table:table-cell office:value-type="float" office:value="4.56607514124115" calcext:value-type="float">
            <text:p>4,56607514124115</text:p>
          </table:table-cell>
        </table:table-row>
        <table:table-row table:style-name="ro1">
          <table:table-cell office:value-type="float" office:value="0.685921793929386" calcext:value-type="float">
            <text:p>0,685921793929386</text:p>
          </table:table-cell>
          <table:table-cell office:value-type="float" office:value="3.70712604326504" calcext:value-type="float">
            <text:p>3,70712604326504</text:p>
          </table:table-cell>
        </table:table-row>
        <table:table-row table:style-name="ro1">
          <table:table-cell office:value-type="float" office:value="1.6591867548849" calcext:value-type="float">
            <text:p>1,6591867548849</text:p>
          </table:table-cell>
          <table:table-cell office:value-type="float" office:value="-3.66047605128051" calcext:value-type="float">
            <text:p>-3,66047605128051</text:p>
          </table:table-cell>
        </table:table-row>
        <table:table-row table:style-name="ro1">
          <table:table-cell office:value-type="float" office:value="2.05172066302726" calcext:value-type="float">
            <text:p>2,05172066302726</text:p>
          </table:table-cell>
          <table:table-cell office:value-type="float" office:value="-3.60182637379298" calcext:value-type="float">
            <text:p>-3,60182637379298</text:p>
          </table:table-cell>
        </table:table-row>
        <table:table-row table:style-name="ro1">
          <table:table-cell office:value-type="float" office:value="1.00087750302427" calcext:value-type="float">
            <text:p>1,00087750302427</text:p>
          </table:table-cell>
          <table:table-cell office:value-type="float" office:value="3.50309409094193" calcext:value-type="float">
            <text:p>3,50309409094193</text:p>
          </table:table-cell>
        </table:table-row>
        <table:table-row table:style-name="ro1">
          <table:table-cell office:value-type="float" office:value="1.25888482583719" calcext:value-type="float">
            <text:p>1,25888482583719</text:p>
          </table:table-cell>
          <table:table-cell office:value-type="float" office:value="6.10744473409864" calcext:value-type="float">
            <text:p>6,10744473409864</text:p>
          </table:table-cell>
        </table:table-row>
        <table:table-row table:style-name="ro1">
          <table:table-cell office:value-type="float" office:value="2.55391983648409" calcext:value-type="float">
            <text:p>2,55391983648409</text:p>
          </table:table-cell>
          <table:table-cell office:value-type="float" office:value="-4.39742010584274" calcext:value-type="float">
            <text:p>-4,39742010584274</text:p>
          </table:table-cell>
        </table:table-row>
        <table:table-row table:style-name="ro1">
          <table:table-cell office:value-type="float" office:value="0.67462736186126" calcext:value-type="float">
            <text:p>0,67462736186126</text:p>
          </table:table-cell>
          <table:table-cell office:value-type="float" office:value="4.54538445733178" calcext:value-type="float">
            <text:p>4,54538445733178</text:p>
          </table:table-cell>
        </table:table-row>
        <table:table-row table:style-name="ro1">
          <table:table-cell office:value-type="float" office:value="-1.00021079126072" calcext:value-type="float">
            <text:p>-1,00021079126072</text:p>
          </table:table-cell>
          <table:table-cell office:value-type="float" office:value="4.37107007468234" calcext:value-type="float">
            <text:p>4,37107007468234</text:p>
          </table:table-cell>
        </table:table-row>
        <table:table-row table:style-name="ro1">
          <table:table-cell office:value-type="float" office:value="3.5018889177159" calcext:value-type="float">
            <text:p>3,5018889177159</text:p>
          </table:table-cell>
          <table:table-cell office:value-type="float" office:value="-3.26122037003759" calcext:value-type="float">
            <text:p>-3,26122037003759</text:p>
          </table:table-cell>
        </table:table-row>
        <table:table-row table:style-name="ro1">
          <table:table-cell office:value-type="float" office:value="0.882379015646289" calcext:value-type="float">
            <text:p>0,882379015646289</text:p>
          </table:table-cell>
          <table:table-cell office:value-type="float" office:value="2.64848661066393" calcext:value-type="float">
            <text:p>2,64848661066393</text:p>
          </table:table-cell>
        </table:table-row>
        <table:table-row table:style-name="ro1">
          <table:table-cell office:value-type="float" office:value="3.41274027281815" calcext:value-type="float">
            <text:p>3,41274027281815</text:p>
          </table:table-cell>
          <table:table-cell office:value-type="float" office:value="-3.78536390616409" calcext:value-type="float">
            <text:p>-3,78536390616409</text:p>
          </table:table-cell>
        </table:table-row>
        <table:table-row table:style-name="ro1">
          <table:table-cell office:value-type="float" office:value="0.536651727545222" calcext:value-type="float">
            <text:p>0,536651727545222</text:p>
          </table:table-cell>
          <table:table-cell office:value-type="float" office:value="4.03704242265204" calcext:value-type="float">
            <text:p>4,03704242265204</text:p>
          </table:table-cell>
        </table:table-row>
        <table:table-row table:style-name="ro1">
          <table:table-cell office:value-type="float" office:value="-0.461158195869348" calcext:value-type="float">
            <text:p>-0,461158195869348</text:p>
          </table:table-cell>
          <table:table-cell office:value-type="float" office:value="3.99571871792133" calcext:value-type="float">
            <text:p>3,99571871792133</text:p>
          </table:table-cell>
        </table:table-row>
        <table:table-row table:style-name="ro1">
          <table:table-cell office:value-type="float" office:value="3.57057892347811" calcext:value-type="float">
            <text:p>3,57057892347811</text:p>
          </table:table-cell>
          <table:table-cell office:value-type="float" office:value="-4.95273455365721" calcext:value-type="float">
            <text:p>-4,95273455365721</text:p>
          </table:table-cell>
        </table:table-row>
        <table:table-row table:style-name="ro1">
          <table:table-cell office:value-type="float" office:value="0.570371690387874" calcext:value-type="float">
            <text:p>0,570371690387874</text:p>
          </table:table-cell>
          <table:table-cell office:value-type="float" office:value="5.52267136532899" calcext:value-type="float">
            <text:p>5,52267136532899</text:p>
          </table:table-cell>
        </table:table-row>
        <table:table-row table:style-name="ro1">
          <table:table-cell office:value-type="float" office:value="3.15977040150258" calcext:value-type="float">
            <text:p>3,15977040150258</text:p>
          </table:table-cell>
          <table:table-cell office:value-type="float" office:value="-2.41674255170956" calcext:value-type="float">
            <text:p>-2,41674255170956</text:p>
          </table:table-cell>
        </table:table-row>
        <table:table-row table:style-name="ro1">
          <table:table-cell office:value-type="float" office:value="0.95239301906125" calcext:value-type="float">
            <text:p>0,95239301906125</text:p>
          </table:table-cell>
          <table:table-cell office:value-type="float" office:value="5.12176136654444" calcext:value-type="float">
            <text:p>5,12176136654444</text:p>
          </table:table-cell>
        </table:table-row>
        <table:table-row table:style-name="ro1">
          <table:table-cell office:value-type="float" office:value="2.61841718891226" calcext:value-type="float">
            <text:p>2,61841718891226</text:p>
          </table:table-cell>
          <table:table-cell office:value-type="float" office:value="-4.3980377556142" calcext:value-type="float">
            <text:p>-4,3980377556142</text:p>
          </table:table-cell>
        </table:table-row>
        <table:table-row table:style-name="ro1">
          <table:table-cell office:value-type="float" office:value="3.02031649794935" calcext:value-type="float">
            <text:p>3,02031649794935</text:p>
          </table:table-cell>
          <table:table-cell office:value-type="float" office:value="-4.09556159757243" calcext:value-type="float">
            <text:p>-4,09556159757243</text:p>
          </table:table-cell>
        </table:table-row>
        <table:table-row table:style-name="ro1">
          <table:table-cell office:value-type="float" office:value="1.73447312615854" calcext:value-type="float">
            <text:p>1,73447312615854</text:p>
          </table:table-cell>
          <table:table-cell office:value-type="float" office:value="-3.5487215279454" calcext:value-type="float">
            <text:p>-3,5487215279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5:18:43.095506164</meta:creation-date>
    <dc:date>2025-11-27T15:28:29.255008030</dc:date>
    <meta:editing-duration>PT9M46S</meta:editing-duration>
    <meta:editing-cycles>1</meta:editing-cycles>
    <meta:document-statistic meta:table-count="1" meta:cell-count="1450" meta:object-count="1"/>
    <meta:generator>LibreOffice/25.8.3.2$Linux_X86_64 LibreOffice_project/5ee70f9e60a556cf41458d71cbfa54885591385a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5.014cm" svg:y="4.203cm" style:legend-expansion="high" chart:style-name="ch2"/>
        <chart:plot-area chart:style-name="ch3" svg:x="0.319cm" svg:y="0.18cm" svg:width="14.376cm" svg:height="8.645cm">
          <chart:coordinate-region svg:x="0.472cm" svg:y="0.379cm" svg:width="14.126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725" chart:label-cell-address="Лист1.B1:Лист1.B1" chart:class="chart:scatter">
            <chart:domain table:cell-range-address="Лист1.A2:Лист1.A725"/>
            <chart:data-point chart:repeated="7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025542783924">
                <text:p>1.3025542783924</text:p>
                <draw:g>
                  <svg:desc>Лист1.A2:Лист1.A725</svg:desc>
                </draw:g>
              </table:table-cell>
              <table:table-cell office:value-type="float" office:value="3.07449956978571">
                <text:p>3.07449956978571</text:p>
                <draw:g>
                  <svg:desc>Лист1.B2:Лист1.B7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5453762687242">
                <text:p>3.55453762687242</text:p>
              </table:table-cell>
              <table:table-cell office:value-type="float" office:value="-4.50911648196677">
                <text:p>-4.50911648196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3964388913406">
                <text:p>4.13964388913406</text:p>
              </table:table-cell>
              <table:table-cell office:value-type="float" office:value="-3.56470693456047">
                <text:p>-3.56470693456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41838822265395">
                <text:p>-0.141838822265395</text:p>
              </table:table-cell>
              <table:table-cell office:value-type="float" office:value="4.25746108685707">
                <text:p>4.25746108685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2807282397132">
                <text:p>4.42807282397132</text:p>
              </table:table-cell>
              <table:table-cell office:value-type="float" office:value="-3.96967987210105">
                <text:p>-3.96967987210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55415972089">
                <text:p>1.555415972089</text:p>
              </table:table-cell>
              <table:table-cell office:value-type="float" office:value="-3.79617000182384">
                <text:p>-3.79617000182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0461811104141">
                <text:p>2.50461811104141</text:p>
              </table:table-cell>
              <table:table-cell office:value-type="float" office:value="-3.24091267111125">
                <text:p>-3.24091267111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6850875719057">
                <text:p>3.46850875719057</text:p>
              </table:table-cell>
              <table:table-cell office:value-type="float" office:value="-2.24754691827959">
                <text:p>-2.24754691827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1119861485746">
                <text:p>2.41119861485746</text:p>
              </table:table-cell>
              <table:table-cell office:value-type="float" office:value="-3.51412169017679">
                <text:p>-3.51412169017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72267421827863">
                <text:p>-0.272267421827863</text:p>
              </table:table-cell>
              <table:table-cell office:value-type="float" office:value="5.28777235914304">
                <text:p>5.2877723591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8612407065595">
                <text:p>0.758612407065595</text:p>
              </table:table-cell>
              <table:table-cell office:value-type="float" office:value="6.16249296264976">
                <text:p>6.16249296264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728867482752948">
                <text:p>-0.0728867482752948</text:p>
              </table:table-cell>
              <table:table-cell office:value-type="float" office:value="4.15477073743633">
                <text:p>4.15477073743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5187398533401">
                <text:p>1.95187398533401</text:p>
              </table:table-cell>
              <table:table-cell office:value-type="float" office:value="-3.61207409674221">
                <text:p>-3.61207409674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2923409627551">
                <text:p>2.92923409627551</text:p>
              </table:table-cell>
              <table:table-cell office:value-type="float" office:value="-4.2082586902454">
                <text:p>-4.2082586902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3912998966667">
                <text:p>1.23912998966667</text:p>
              </table:table-cell>
              <table:table-cell office:value-type="float" office:value="3.00720387418143">
                <text:p>3.00720387418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3894522916801">
                <text:p>4.53894522916801</text:p>
              </table:table-cell>
              <table:table-cell office:value-type="float" office:value="-4.18766172170461">
                <text:p>-4.187661721704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17834997354">
                <text:p>4.917834997354</text:p>
              </table:table-cell>
              <table:table-cell office:value-type="float" office:value="-3.68484395599852">
                <text:p>-3.68484395599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1254478796862">
                <text:p>3.31254478796862</text:p>
              </table:table-cell>
              <table:table-cell office:value-type="float" office:value="-2.41528916654616">
                <text:p>-2.41528916654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0362991397606">
                <text:p>3.90362991397606</text:p>
              </table:table-cell>
              <table:table-cell office:value-type="float" office:value="-1.95193837529276">
                <text:p>-1.951938375292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66287269359972">
                <text:p>0.0566287269359972</text:p>
              </table:table-cell>
              <table:table-cell office:value-type="float" office:value="6.00573834067881">
                <text:p>6.005738340678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6123110353039">
                <text:p>3.26123110353039</text:p>
              </table:table-cell>
              <table:table-cell office:value-type="float" office:value="-3.92304101595974">
                <text:p>-3.92304101595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7269231206109">
                <text:p>3.07269231206109</text:p>
              </table:table-cell>
              <table:table-cell office:value-type="float" office:value="-3.26747367330115">
                <text:p>-3.26747367330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60831027639149">
                <text:p>0.860831027639149</text:p>
              </table:table-cell>
              <table:table-cell office:value-type="float" office:value="4.50972218788913">
                <text:p>4.50972218788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5230385972931">
                <text:p>3.15230385972931</text:p>
              </table:table-cell>
              <table:table-cell office:value-type="float" office:value="-2.26743547541939">
                <text:p>-2.267435475419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6071234949792">
                <text:p>4.96071234949792</text:p>
              </table:table-cell>
              <table:table-cell office:value-type="float" office:value="-4.40133015117665">
                <text:p>-4.40133015117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956977112112">
                <text:p>4.1956977112112</text:p>
              </table:table-cell>
              <table:table-cell office:value-type="float" office:value="-4.07584693915122">
                <text:p>-4.07584693915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7639725186022">
                <text:p>0.187639725186022</text:p>
              </table:table-cell>
              <table:table-cell office:value-type="float" office:value="3.7620331589901">
                <text:p>3.76203315899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2485042671547">
                <text:p>3.92485042671547</text:p>
              </table:table-cell>
              <table:table-cell office:value-type="float" office:value="-3.42516360738065">
                <text:p>-3.425163607380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1207838962676">
                <text:p>3.51207838962676</text:p>
              </table:table-cell>
              <table:table-cell office:value-type="float" office:value="-4.63119979802962">
                <text:p>-4.63119979802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26549404841978">
                <text:p>4.26549404841978</text:p>
              </table:table-cell>
              <table:table-cell office:value-type="float" office:value="-4.82651668331758">
                <text:p>-4.826516683317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8224406923538">
                <text:p>4.98224406923538</text:p>
              </table:table-cell>
              <table:table-cell office:value-type="float" office:value="-3.71597438724835">
                <text:p>-3.71597438724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92607213778992">
                <text:p>-0.592607213778992</text:p>
              </table:table-cell>
              <table:table-cell office:value-type="float" office:value="4.52477598662677">
                <text:p>4.52477598662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1337014322264">
                <text:p>0.951337014322264</text:p>
              </table:table-cell>
              <table:table-cell office:value-type="float" office:value="5.17229329232375">
                <text:p>5.17229329232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5971454637479">
                <text:p>3.55971454637479</text:p>
              </table:table-cell>
              <table:table-cell office:value-type="float" office:value="-3.92284942956109">
                <text:p>-3.922849429561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5458841908881">
                <text:p>2.55458841908881</text:p>
              </table:table-cell>
              <table:table-cell office:value-type="float" office:value="-2.60486299478732">
                <text:p>-2.604862994787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4321898330451">
                <text:p>0.404321898330451</text:p>
              </table:table-cell>
              <table:table-cell office:value-type="float" office:value="4.69893230897384">
                <text:p>4.698932308973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7801806761006">
                <text:p>1.97801806761006</text:p>
              </table:table-cell>
              <table:table-cell office:value-type="float" office:value="-3.75383059908365">
                <text:p>-3.75383059908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11980379701741">
                <text:p>0.911980379701741</text:p>
              </table:table-cell>
              <table:table-cell office:value-type="float" office:value="2.75826918717925">
                <text:p>2.758269187179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3098593762761">
                <text:p>3.13098593762761</text:p>
              </table:table-cell>
              <table:table-cell office:value-type="float" office:value="-5.1065736656689">
                <text:p>-5.1065736656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31612868162986">
                <text:p>3.31612868162986</text:p>
              </table:table-cell>
              <table:table-cell office:value-type="float" office:value="-4.27624816482037">
                <text:p>-4.276248164820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2564163603177">
                <text:p>2.02564163603177</text:p>
              </table:table-cell>
              <table:table-cell office:value-type="float" office:value="-3.80962083625027">
                <text:p>-3.809620836250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912387706866231">
                <text:p>-0.0912387706866231</text:p>
              </table:table-cell>
              <table:table-cell office:value-type="float" office:value="3.5316115420766">
                <text:p>3.53161154207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2246834595946">
                <text:p>3.62246834595946</text:p>
              </table:table-cell>
              <table:table-cell office:value-type="float" office:value="-3.28846596207933">
                <text:p>-3.288465962079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00249199129644">
                <text:p>-0.800249199129644</text:p>
              </table:table-cell>
              <table:table-cell office:value-type="float" office:value="3.68578657103013">
                <text:p>3.685786571030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8081797306606">
                <text:p>2.78081797306606</text:p>
              </table:table-cell>
              <table:table-cell office:value-type="float" office:value="-3.84609894017778">
                <text:p>-3.8460989401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3439602978384">
                <text:p>4.23439602978384</text:p>
              </table:table-cell>
              <table:table-cell office:value-type="float" office:value="-3.10358597698998">
                <text:p>-3.10358597698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8473655541503">
                <text:p>4.68473655541503</text:p>
              </table:table-cell>
              <table:table-cell office:value-type="float" office:value="-3.43705995528678">
                <text:p>-3.43705995528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9156258941025">
                <text:p>2.99156258941025</text:p>
              </table:table-cell>
              <table:table-cell office:value-type="float" office:value="-3.05536350589705">
                <text:p>-3.055363505897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3090569537712">
                <text:p>0.283090569537712</text:p>
              </table:table-cell>
              <table:table-cell office:value-type="float" office:value="3.32546977430326">
                <text:p>3.325469774303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4802456572844">
                <text:p>1.14802456572844</text:p>
              </table:table-cell>
              <table:table-cell office:value-type="float" office:value="6.1662821024829">
                <text:p>6.16628210248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279163195508">
                <text:p>2.4279163195508</text:p>
              </table:table-cell>
              <table:table-cell office:value-type="float" office:value="-3.88776683865488">
                <text:p>-3.887766838654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4760235694406">
                <text:p>3.14760235694406</text:p>
              </table:table-cell>
              <table:table-cell office:value-type="float" office:value="-3.96337349782902">
                <text:p>-3.963373497829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8955970122617">
                <text:p>2.38955970122617</text:p>
              </table:table-cell>
              <table:table-cell office:value-type="float" office:value="-2.62586256430043">
                <text:p>-2.625862564300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3520989567289">
                <text:p>3.43520989567289</text:p>
              </table:table-cell>
              <table:table-cell office:value-type="float" office:value="-3.87302017336921">
                <text:p>-3.873020173369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5270680476043">
                <text:p>3.55270680476043</text:p>
              </table:table-cell>
              <table:table-cell office:value-type="float" office:value="-4.02137377383828">
                <text:p>-4.021373773838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3129791286519">
                <text:p>1.83129791286519</text:p>
              </table:table-cell>
              <table:table-cell office:value-type="float" office:value="6.01989408049411">
                <text:p>6.019894080494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7187898651654">
                <text:p>3.17187898651654</text:p>
              </table:table-cell>
              <table:table-cell office:value-type="float" office:value="-2.76863402736064">
                <text:p>-2.76863402736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6554831630211">
                <text:p>0.806554831630211</text:p>
              </table:table-cell>
              <table:table-cell office:value-type="float" office:value="5.58925442095033">
                <text:p>5.58925442095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9768629296935">
                <text:p>3.69768629296935</text:p>
              </table:table-cell>
              <table:table-cell office:value-type="float" office:value="-4.65561648803301">
                <text:p>-4.655616488033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9102300512839">
                <text:p>3.49102300512839</text:p>
              </table:table-cell>
              <table:table-cell office:value-type="float" office:value="-3.89284957321988">
                <text:p>-3.892849573219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1523749139505">
                <text:p>3.71523749139505</text:p>
              </table:table-cell>
              <table:table-cell office:value-type="float" office:value="-2.10121942826843">
                <text:p>-2.10121942826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03595771441517">
                <text:p>4.03595771441517</text:p>
              </table:table-cell>
              <table:table-cell office:value-type="float" office:value="-3.21331878149363">
                <text:p>-3.213318781493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08740649493507">
                <text:p>0.708740649493507</text:p>
              </table:table-cell>
              <table:table-cell office:value-type="float" office:value="4.10039590594667">
                <text:p>4.10039590594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5566393664178">
                <text:p>3.35566393664178</text:p>
              </table:table-cell>
              <table:table-cell office:value-type="float" office:value="-2.25551720796518">
                <text:p>-2.255517207965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2906950476823">
                <text:p>3.52906950476823</text:p>
              </table:table-cell>
              <table:table-cell office:value-type="float" office:value="-4.32164771827729">
                <text:p>-4.321647718277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81985966683115">
                <text:p>2.81985966683115</text:p>
              </table:table-cell>
              <table:table-cell office:value-type="float" office:value="-3.22462394548314">
                <text:p>-3.22462394548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8141958654346">
                <text:p>4.18141958654346</text:p>
              </table:table-cell>
              <table:table-cell office:value-type="float" office:value="-2.47911129537408">
                <text:p>-2.479111295374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317562874551627">
                <text:p>-0.0317562874551627</text:p>
              </table:table-cell>
              <table:table-cell office:value-type="float" office:value="4.41313324545731">
                <text:p>4.413133245457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1919205666199">
                <text:p>1.61919205666199</text:p>
              </table:table-cell>
              <table:table-cell office:value-type="float" office:value="-4.07699369558614">
                <text:p>-4.076993695586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0515739126536">
                <text:p>3.40515739126536</text:p>
              </table:table-cell>
              <table:table-cell office:value-type="float" office:value="-3.63940244432675">
                <text:p>-3.639402444326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9750397744961">
                <text:p>0.109750397744961</text:p>
              </table:table-cell>
              <table:table-cell office:value-type="float" office:value="4.68004324748187">
                <text:p>4.680043247481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36330554198685">
                <text:p>3.36330554198685</text:p>
              </table:table-cell>
              <table:table-cell office:value-type="float" office:value="-4.3576310654634">
                <text:p>-4.35763106546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3966194258647">
                <text:p>1.83966194258647</text:p>
              </table:table-cell>
              <table:table-cell office:value-type="float" office:value="3.2817759214149">
                <text:p>3.28177592141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8319713154894">
                <text:p>3.88319713154894</text:p>
              </table:table-cell>
              <table:table-cell office:value-type="float" office:value="-3.99916025523088">
                <text:p>-3.999160255230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133590849105">
                <text:p>2.1133590849105</text:p>
              </table:table-cell>
              <table:table-cell office:value-type="float" office:value="-2.90296355131055">
                <text:p>-2.902963551310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3806699260202">
                <text:p>0.973806699260202</text:p>
              </table:table-cell>
              <table:table-cell office:value-type="float" office:value="6.17793243169665">
                <text:p>6.177932431696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5137665069908">
                <text:p>2.85137665069908</text:p>
              </table:table-cell>
              <table:table-cell office:value-type="float" office:value="-5.52414383691103">
                <text:p>-5.52414383691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1928476129723">
                <text:p>3.71928476129723</text:p>
              </table:table-cell>
              <table:table-cell office:value-type="float" office:value="-3.28255271843681">
                <text:p>-3.282552718436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4524382752011">
                <text:p>2.04524382752011</text:p>
              </table:table-cell>
              <table:table-cell office:value-type="float" office:value="-3.52834363821028">
                <text:p>-3.528343638210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6202298686577">
                <text:p>2.06202298686577</text:p>
              </table:table-cell>
              <table:table-cell office:value-type="float" office:value="-3.59670700290231">
                <text:p>-3.59670700290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88206642278555">
                <text:p>4.88206642278555</text:p>
              </table:table-cell>
              <table:table-cell office:value-type="float" office:value="-3.85515124464537">
                <text:p>-3.855151244645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6130316789719">
                <text:p>0.96130316789719</text:p>
              </table:table-cell>
              <table:table-cell office:value-type="float" office:value="3.79625625359801">
                <text:p>3.796256253598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9957134028913">
                <text:p>0.499957134028913</text:p>
              </table:table-cell>
              <table:table-cell office:value-type="float" office:value="4.42660600609515">
                <text:p>4.426606006095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2171318706528">
                <text:p>1.62171318706528</text:p>
              </table:table-cell>
              <table:table-cell office:value-type="float" office:value="-3.44836854536915">
                <text:p>-3.448368545369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31379415358452">
                <text:p>-0.831379415358452</text:p>
              </table:table-cell>
              <table:table-cell office:value-type="float" office:value="4.37622475532088">
                <text:p>4.376224755320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705545341721">
                <text:p>2.6705545341721</text:p>
              </table:table-cell>
              <table:table-cell office:value-type="float" office:value="-3.46262779016291">
                <text:p>-3.462627790162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7992969641717">
                <text:p>2.77992969641717</text:p>
              </table:table-cell>
              <table:table-cell office:value-type="float" office:value="-5.19734863368785">
                <text:p>-5.197348633687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2937308894357">
                <text:p>3.52937308894357</text:p>
              </table:table-cell>
              <table:table-cell office:value-type="float" office:value="-2.61880113279577">
                <text:p>-2.618801132795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22183732994646">
                <text:p>3.22183732994646</text:p>
              </table:table-cell>
              <table:table-cell office:value-type="float" office:value="-4.23603506853662">
                <text:p>-4.2360350685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7156993241262">
                <text:p>1.27156993241262</text:p>
              </table:table-cell>
              <table:table-cell office:value-type="float" office:value="5.60920367465547">
                <text:p>5.609203674655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70473743079551">
                <text:p>0.470473743079551</text:p>
              </table:table-cell>
              <table:table-cell office:value-type="float" office:value="5.53792480022321">
                <text:p>5.537924800223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7928187279157">
                <text:p>1.17928187279157</text:p>
              </table:table-cell>
              <table:table-cell office:value-type="float" office:value="4.49704083556514">
                <text:p>4.497040835565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48252436114269">
                <text:p>2.48252436114269</text:p>
              </table:table-cell>
              <table:table-cell office:value-type="float" office:value="4.93813190719417">
                <text:p>4.938131907194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48672372922053">
                <text:p>0.748672372922053</text:p>
              </table:table-cell>
              <table:table-cell office:value-type="float" office:value="5.23814102999974">
                <text:p>5.238141029999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328202842075">
                <text:p>2.6328202842075</text:p>
              </table:table-cell>
              <table:table-cell office:value-type="float" office:value="-3.58831518364471">
                <text:p>-3.588315183644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8648631745616">
                <text:p>1.28648631745616</text:p>
              </table:table-cell>
              <table:table-cell office:value-type="float" office:value="-3.85868018053638">
                <text:p>-3.858680180536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91963621578091">
                <text:p>2.91963621578091</text:p>
              </table:table-cell>
              <table:table-cell office:value-type="float" office:value="-3.16998951506237">
                <text:p>-3.169989515062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0966445128964">
                <text:p>0.80966445128964</text:p>
              </table:table-cell>
              <table:table-cell office:value-type="float" office:value="3.38696953649859">
                <text:p>3.386969536498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13711672168289">
                <text:p>3.13711672168289</text:p>
              </table:table-cell>
              <table:table-cell office:value-type="float" office:value="-2.24292726369617">
                <text:p>-2.242927263696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84387415145378">
                <text:p>2.84387415145378</text:p>
              </table:table-cell>
              <table:table-cell office:value-type="float" office:value="-3.51285947927882">
                <text:p>-3.512859479278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31620507214757">
                <text:p>0.431620507214757</text:p>
              </table:table-cell>
              <table:table-cell office:value-type="float" office:value="3.59938839862876">
                <text:p>3.599388398628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0481396164275">
                <text:p>1.10481396164275</text:p>
              </table:table-cell>
              <table:table-cell office:value-type="float" office:value="5.05342157641083">
                <text:p>5.053421576410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27776030887617">
                <text:p>-0.427776030887617</text:p>
              </table:table-cell>
              <table:table-cell office:value-type="float" office:value="4.85231995512982">
                <text:p>4.852319955129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74125316778497">
                <text:p>0.874125316778497</text:p>
              </table:table-cell>
              <table:table-cell office:value-type="float" office:value="4.81599407497756">
                <text:p>4.815994074977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35895505952381">
                <text:p>2.35895505952381</text:p>
              </table:table-cell>
              <table:table-cell office:value-type="float" office:value="-4.99523698622248">
                <text:p>-4.995236986222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1478075146044">
                <text:p>2.01478075146044</text:p>
              </table:table-cell>
              <table:table-cell office:value-type="float" office:value="3.54416831678998">
                <text:p>3.544168316789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51572443107743">
                <text:p>2.51572443107743</text:p>
              </table:table-cell>
              <table:table-cell office:value-type="float" office:value="-3.91198363847489">
                <text:p>-3.911983638474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473194377237861">
                <text:p>-0.473194377237861</text:p>
              </table:table-cell>
              <table:table-cell office:value-type="float" office:value="4.53624353618343">
                <text:p>4.536243536183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143453313086">
                <text:p>2.16143453313086</text:p>
              </table:table-cell>
              <table:table-cell office:value-type="float" office:value="-3.58637966612063">
                <text:p>-3.586379666120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20090468810815">
                <text:p>3.20090468810815</text:p>
              </table:table-cell>
              <table:table-cell office:value-type="float" office:value="-4.26966803519551">
                <text:p>-4.269668035195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76994737870588">
                <text:p>-0.176994737870588</text:p>
              </table:table-cell>
              <table:table-cell office:value-type="float" office:value="4.62116891444169">
                <text:p>4.621168914441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5610465112857">
                <text:p>1.55610465112857</text:p>
              </table:table-cell>
              <table:table-cell office:value-type="float" office:value="4.78149833276354">
                <text:p>4.781498332763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7241646107706">
                <text:p>1.77241646107706</text:p>
              </table:table-cell>
              <table:table-cell office:value-type="float" office:value="4.8965115935302">
                <text:p>4.89651159353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1532747368741">
                <text:p>1.21532747368741</text:p>
              </table:table-cell>
              <table:table-cell office:value-type="float" office:value="4.60357856366249">
                <text:p>4.603578563662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21873123414188">
                <text:p>0.0621873123414188</text:p>
              </table:table-cell>
              <table:table-cell office:value-type="float" office:value="4.30551020584761">
                <text:p>4.305510205847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37442435463977">
                <text:p>3.37442435463977</text:p>
              </table:table-cell>
              <table:table-cell office:value-type="float" office:value="-1.97000433849486">
                <text:p>-1.970004338494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56980642964363">
                <text:p>0.256980642964363</text:p>
              </table:table-cell>
              <table:table-cell office:value-type="float" office:value="5.74722648206306">
                <text:p>5.747226482063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04167076375985">
                <text:p>2.04167076375985</text:p>
              </table:table-cell>
              <table:table-cell office:value-type="float" office:value="-3.68959205913076">
                <text:p>-3.689592059130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2074495544864">
                <text:p>1.92074495544864</text:p>
              </table:table-cell>
              <table:table-cell office:value-type="float" office:value="3.96962010255178">
                <text:p>3.969620102551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31267434991394">
                <text:p>0.731267434991394</text:p>
              </table:table-cell>
              <table:table-cell office:value-type="float" office:value="5.56020117208607">
                <text:p>5.560201172086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0110459168128">
                <text:p>0.230110459168128</text:p>
              </table:table-cell>
              <table:table-cell office:value-type="float" office:value="3.50141043441186">
                <text:p>3.501410434411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26253195854898">
                <text:p>-0.26253195854898</text:p>
              </table:table-cell>
              <table:table-cell office:value-type="float" office:value="5.62256504304819">
                <text:p>5.622565043048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830899721997805">
                <text:p>-0.830899721997805</text:p>
              </table:table-cell>
              <table:table-cell office:value-type="float" office:value="4.67880888396052">
                <text:p>4.678808883960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0966488738388">
                <text:p>3.00966488738388</text:p>
              </table:table-cell>
              <table:table-cell office:value-type="float" office:value="-3.9356078678429">
                <text:p>-3.93560786784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83280831796498">
                <text:p>4.83280831796498</text:p>
              </table:table-cell>
              <table:table-cell office:value-type="float" office:value="-4.70754524757898">
                <text:p>-4.707545247578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2007859401436">
                <text:p>2.62007859401436</text:p>
              </table:table-cell>
              <table:table-cell office:value-type="float" office:value="-4.83931071817284">
                <text:p>-4.839310718172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31993815205759">
                <text:p>2.31993815205759</text:p>
              </table:table-cell>
              <table:table-cell office:value-type="float" office:value="-3.4559873281043">
                <text:p>-3.45598732810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31808006580447">
                <text:p>3.31808006580447</text:p>
              </table:table-cell>
              <table:table-cell office:value-type="float" office:value="-3.26975046025067">
                <text:p>-3.26975046025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36233699371589">
                <text:p>0.436233699371589</text:p>
              </table:table-cell>
              <table:table-cell office:value-type="float" office:value="4.16756937262512">
                <text:p>4.16756937262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0411265513027">
                <text:p>3.20411265513027</text:p>
              </table:table-cell>
              <table:table-cell office:value-type="float" office:value="-4.24493680975577">
                <text:p>-4.244936809755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5851234442891">
                <text:p>1.55851234442891</text:p>
              </table:table-cell>
              <table:table-cell office:value-type="float" office:value="-3.28625251736717">
                <text:p>-3.286252517367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53354417918487">
                <text:p>0.853354417918487</text:p>
              </table:table-cell>
              <table:table-cell office:value-type="float" office:value="5.3338275418695">
                <text:p>5.33382754186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8758624685242">
                <text:p>3.28758624685242</text:p>
              </table:table-cell>
              <table:table-cell office:value-type="float" office:value="-3.67898792425115">
                <text:p>-3.678987924251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4878432493586">
                <text:p>2.4878432493586</text:p>
              </table:table-cell>
              <table:table-cell office:value-type="float" office:value="5.09839048645547">
                <text:p>5.098390486455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2706122147336">
                <text:p>1.22706122147336</text:p>
              </table:table-cell>
              <table:table-cell office:value-type="float" office:value="5.9762428648883">
                <text:p>5.97624286488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85047116595024">
                <text:p>0.585047116595024</text:p>
              </table:table-cell>
              <table:table-cell office:value-type="float" office:value="4.38262099097461">
                <text:p>4.382620990974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03248884903057">
                <text:p>3.03248884903057</text:p>
              </table:table-cell>
              <table:table-cell office:value-type="float" office:value="-4.02085790378415">
                <text:p>-4.020857903784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29189826921117">
                <text:p>3.29189826921117</text:p>
              </table:table-cell>
              <table:table-cell office:value-type="float" office:value="-5.11651170903803">
                <text:p>-5.116511709038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687439490695518">
                <text:p>-0.687439490695518</text:p>
              </table:table-cell>
              <table:table-cell office:value-type="float" office:value="5.36615639913459">
                <text:p>5.366156399134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91510964617896">
                <text:p>3.91510964617896</text:p>
              </table:table-cell>
              <table:table-cell office:value-type="float" office:value="-3.46512359735115">
                <text:p>-3.465123597351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502498856265457">
                <text:p>-0.502498856265457</text:p>
              </table:table-cell>
              <table:table-cell office:value-type="float" office:value="5.40843005347708">
                <text:p>5.408430053477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0548942534147">
                <text:p>3.10548942534147</text:p>
              </table:table-cell>
              <table:table-cell office:value-type="float" office:value="-4.4183936008665">
                <text:p>-4.41839360086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40539834221501">
                <text:p>3.40539834221501</text:p>
              </table:table-cell>
              <table:table-cell office:value-type="float" office:value="-2.92489716558077">
                <text:p>-2.924897165580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58656936030964">
                <text:p>4.58656936030964</text:p>
              </table:table-cell>
              <table:table-cell office:value-type="float" office:value="-2.99443320641371">
                <text:p>-2.994433206413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85988033129513">
                <text:p>3.85988033129513</text:p>
              </table:table-cell>
              <table:table-cell office:value-type="float" office:value="-3.66792367653186">
                <text:p>-3.667923676531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07865985828982">
                <text:p>0.107865985828982</text:p>
              </table:table-cell>
              <table:table-cell office:value-type="float" office:value="4.50203905093666">
                <text:p>4.502039050936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01511903824894">
                <text:p>3.01511903824894</text:p>
              </table:table-cell>
              <table:table-cell office:value-type="float" office:value="-5.23318516430101">
                <text:p>-5.233185164301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98570470500899">
                <text:p>3.98570470500899</text:p>
              </table:table-cell>
              <table:table-cell office:value-type="float" office:value="-3.64559652838056">
                <text:p>-3.645596528380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4221885725798">
                <text:p>0.744221885725798</text:p>
              </table:table-cell>
              <table:table-cell office:value-type="float" office:value="5.45923311569654">
                <text:p>5.459233115696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85668749368751">
                <text:p>1.85668749368751</text:p>
              </table:table-cell>
              <table:table-cell office:value-type="float" office:value="3.19280127719435">
                <text:p>3.192801277194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89475097391841">
                <text:p>0.989475097391841</text:p>
              </table:table-cell>
              <table:table-cell office:value-type="float" office:value="3.91326408475223">
                <text:p>3.913264084752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48591455003626">
                <text:p>3.48591455003626</text:p>
              </table:table-cell>
              <table:table-cell office:value-type="float" office:value="-3.98517977160901">
                <text:p>-3.985179771609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83619620125049">
                <text:p>1.83619620125049</text:p>
              </table:table-cell>
              <table:table-cell office:value-type="float" office:value="-2.84301593788638">
                <text:p>-2.843015937886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63927924677145">
                <text:p>1.63927924677145</text:p>
              </table:table-cell>
              <table:table-cell office:value-type="float" office:value="4.69891942637373">
                <text:p>4.698919426373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2955627333501">
                <text:p>1.12955627333501</text:p>
              </table:table-cell>
              <table:table-cell office:value-type="float" office:value="4.18962540633758">
                <text:p>4.189625406337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37196364921743">
                <text:p>3.37196364921743</text:p>
              </table:table-cell>
              <table:table-cell office:value-type="float" office:value="-2.61490207023661">
                <text:p>-2.614902070236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41608339704158">
                <text:p>0.941608339704158</text:p>
              </table:table-cell>
              <table:table-cell office:value-type="float" office:value="4.0381350200535">
                <text:p>4.0381350200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80962950705535">
                <text:p>2.80962950705535</text:p>
              </table:table-cell>
              <table:table-cell office:value-type="float" office:value="-3.18069515185373">
                <text:p>-3.180695151853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95910440847537">
                <text:p>4.95910440847537</text:p>
              </table:table-cell>
              <table:table-cell office:value-type="float" office:value="-3.72519059678235">
                <text:p>-3.725190596782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182498023024">
                <text:p>1.6182498023024</text:p>
              </table:table-cell>
              <table:table-cell office:value-type="float" office:value="3.99121800774804">
                <text:p>3.991218007748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0068073577217">
                <text:p>2.10068073577217</text:p>
              </table:table-cell>
              <table:table-cell office:value-type="float" office:value="-2.48915095629801">
                <text:p>-2.489150956298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0942533811729">
                <text:p>1.00942533811729</text:p>
              </table:table-cell>
              <table:table-cell office:value-type="float" office:value="4.13709197789048">
                <text:p>4.137091977890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03584854043761">
                <text:p>2.03584854043761</text:p>
              </table:table-cell>
              <table:table-cell office:value-type="float" office:value="4.90647470791891">
                <text:p>4.906474707918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75612699845017">
                <text:p>3.75612699845017</text:p>
              </table:table-cell>
              <table:table-cell office:value-type="float" office:value="-2.37144959096367">
                <text:p>-2.371449590963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35923433102885">
                <text:p>3.35923433102885</text:p>
              </table:table-cell>
              <table:table-cell office:value-type="float" office:value="-3.77851931746485">
                <text:p>-3.778519317464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29559114261377">
                <text:p>3.29559114261377</text:p>
              </table:table-cell>
              <table:table-cell office:value-type="float" office:value="-5.35312218214712">
                <text:p>-5.353122182147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57589689104301">
                <text:p>3.57589689104301</text:p>
              </table:table-cell>
              <table:table-cell office:value-type="float" office:value="-3.35708283292715">
                <text:p>-3.357082832927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61937843660179">
                <text:p>3.61937843660179</text:p>
              </table:table-cell>
              <table:table-cell office:value-type="float" office:value="-3.51062762151167">
                <text:p>-3.510627621511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20394067521309">
                <text:p>3.20394067521309</text:p>
              </table:table-cell>
              <table:table-cell office:value-type="float" office:value="-5.28753785396082">
                <text:p>-5.287537853960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9903359548711">
                <text:p>1.49903359548711</text:p>
              </table:table-cell>
              <table:table-cell office:value-type="float" office:value="4.51848162701657">
                <text:p>4.518481627016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90911644091666">
                <text:p>3.90911644091666</text:p>
              </table:table-cell>
              <table:table-cell office:value-type="float" office:value="-3.7389615148698">
                <text:p>-3.73896151486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60637045834987">
                <text:p>3.60637045834987</text:p>
              </table:table-cell>
              <table:table-cell office:value-type="float" office:value="-4.17275392725705">
                <text:p>-4.172753927257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60201559617282">
                <text:p>2.60201559617282</text:p>
              </table:table-cell>
              <table:table-cell office:value-type="float" office:value="-2.27509906288525">
                <text:p>-2.275099062885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532825338348329">
                <text:p>-0.532825338348329</text:p>
              </table:table-cell>
              <table:table-cell office:value-type="float" office:value="5.5533323427647">
                <text:p>5.55333234276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31053774557207">
                <text:p>3.31053774557207</text:p>
              </table:table-cell>
              <table:table-cell office:value-type="float" office:value="-4.07980885560351">
                <text:p>-4.079808855603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60648840899526">
                <text:p>2.60648840899526</text:p>
              </table:table-cell>
              <table:table-cell office:value-type="float" office:value="-2.48339435263771">
                <text:p>-2.483394352637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9021237915688">
                <text:p>1.79021237915688</text:p>
              </table:table-cell>
              <table:table-cell office:value-type="float" office:value="5.43558468372637">
                <text:p>5.435584683726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60366558545859">
                <text:p>4.60366558545859</text:p>
              </table:table-cell>
              <table:table-cell office:value-type="float" office:value="-3.5731109354041">
                <text:p>-3.57311093540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65532473322662">
                <text:p>0.865532473322662</text:p>
              </table:table-cell>
              <table:table-cell office:value-type="float" office:value="4.1991755508603">
                <text:p>4.19917555086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0386299735424">
                <text:p>4.0386299735424</text:p>
              </table:table-cell>
              <table:table-cell office:value-type="float" office:value="-3.64168633771738">
                <text:p>-3.641686337717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32186356817495">
                <text:p>0.832186356817495</text:p>
              </table:table-cell>
              <table:table-cell office:value-type="float" office:value="5.17919978534145">
                <text:p>5.179199785341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1576308572052">
                <text:p>4.1576308572052</text:p>
              </table:table-cell>
              <table:table-cell office:value-type="float" office:value="-2.03573442991598">
                <text:p>-2.035734429915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342790364043">
                <text:p>2.342790364043</text:p>
              </table:table-cell>
              <table:table-cell office:value-type="float" office:value="-3.36816195908308">
                <text:p>-3.368161959083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4884969401256">
                <text:p>3.64884969401256</text:p>
              </table:table-cell>
              <table:table-cell office:value-type="float" office:value="-3.63214530399143">
                <text:p>-3.632145303991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70150530421206">
                <text:p>0.670150530421206</text:p>
              </table:table-cell>
              <table:table-cell office:value-type="float" office:value="5.03421680128686">
                <text:p>5.034216801286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5963424978075">
                <text:p>3.75963424978075</text:p>
              </table:table-cell>
              <table:table-cell office:value-type="float" office:value="-2.31331628607417">
                <text:p>-2.313316286074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53647414598794">
                <text:p>3.53647414598794</text:p>
              </table:table-cell>
              <table:table-cell office:value-type="float" office:value="-4.35666216416575">
                <text:p>-4.356662164165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87884094123035">
                <text:p>3.87884094123035</text:p>
              </table:table-cell>
              <table:table-cell office:value-type="float" office:value="-5.23125799372317">
                <text:p>-5.231257993723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57290638284781">
                <text:p>0.857290638284781</text:p>
              </table:table-cell>
              <table:table-cell office:value-type="float" office:value="3.44547247779628">
                <text:p>3.445472477796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40408822661343">
                <text:p>3.40408822661343</text:p>
              </table:table-cell>
              <table:table-cell office:value-type="float" office:value="-3.8206740170537">
                <text:p>-3.82067401705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63734016146085">
                <text:p>3.63734016146085</text:p>
              </table:table-cell>
              <table:table-cell office:value-type="float" office:value="-3.65486135222719">
                <text:p>-3.654861352227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7611491772699">
                <text:p>1.97611491772699</text:p>
              </table:table-cell>
              <table:table-cell office:value-type="float" office:value="3.64957353761009">
                <text:p>3.649573537610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68330773461447">
                <text:p>0.168330773461447</text:p>
              </table:table-cell>
              <table:table-cell office:value-type="float" office:value="5.35554173247406">
                <text:p>5.355541732474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32128313654212">
                <text:p>4.32128313654212</text:p>
              </table:table-cell>
              <table:table-cell office:value-type="float" office:value="-2.69351229446243">
                <text:p>-2.693512294462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50059663825147">
                <text:p>0.450059663825147</text:p>
              </table:table-cell>
              <table:table-cell office:value-type="float" office:value="4.56954554036682">
                <text:p>4.569545540366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2962984008106">
                <text:p>1.12962984008106</text:p>
              </table:table-cell>
              <table:table-cell office:value-type="float" office:value="5.93391885675129">
                <text:p>5.933918856751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77900219269414">
                <text:p>0.177900219269414</text:p>
              </table:table-cell>
              <table:table-cell office:value-type="float" office:value="2.90923976011949">
                <text:p>2.909239760119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64854714086784">
                <text:p>0.964854714086784</text:p>
              </table:table-cell>
              <table:table-cell office:value-type="float" office:value="4.48845643402896">
                <text:p>4.488456434028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36106794301132">
                <text:p>2.36106794301132</text:p>
              </table:table-cell>
              <table:table-cell office:value-type="float" office:value="-4.58456859262612">
                <text:p>-4.584568592626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18611399855538">
                <text:p>0.718611399855538</text:p>
              </table:table-cell>
              <table:table-cell office:value-type="float" office:value="3.84025151912246">
                <text:p>3.840251519122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0074675350958">
                <text:p>0.810074675350958</text:p>
              </table:table-cell>
              <table:table-cell office:value-type="float" office:value="5.71058878400023">
                <text:p>5.710588784000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6732825995034">
                <text:p>1.06732825995034</text:p>
              </table:table-cell>
              <table:table-cell office:value-type="float" office:value="4.60570880525351">
                <text:p>4.605708805253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70917224458671">
                <text:p>0.670917224458671</text:p>
              </table:table-cell>
              <table:table-cell office:value-type="float" office:value="2.60933677368534">
                <text:p>2.609336773685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141840277203073">
                <text:p>-0.141840277203073</text:p>
              </table:table-cell>
              <table:table-cell office:value-type="float" office:value="4.20951294980729">
                <text:p>4.209512949807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5716305263531">
                <text:p>1.25716305263531</text:p>
              </table:table-cell>
              <table:table-cell office:value-type="float" office:value="5.501931988427">
                <text:p>5.5019319884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12354765199011">
                <text:p>4.12354765199011</text:p>
              </table:table-cell>
              <table:table-cell office:value-type="float" office:value="-3.45229941911649">
                <text:p>-3.452299419116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02904888080501">
                <text:p>5.02904888080501</text:p>
              </table:table-cell>
              <table:table-cell office:value-type="float" office:value="-3.7527073871277">
                <text:p>-3.75270738712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5477449297458">
                <text:p>4.5477449297458</text:p>
              </table:table-cell>
              <table:table-cell office:value-type="float" office:value="-4.55017791800083">
                <text:p>-4.550177918000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00051897844971">
                <text:p>3.00051897844971</text:p>
              </table:table-cell>
              <table:table-cell office:value-type="float" office:value="-3.06588940847579">
                <text:p>-3.065889408475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37850688300576">
                <text:p>0.637850688300576</text:p>
              </table:table-cell>
              <table:table-cell office:value-type="float" office:value="4.85407531666179">
                <text:p>4.854075316661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03294278793417">
                <text:p>3.03294278793417</text:p>
              </table:table-cell>
              <table:table-cell office:value-type="float" office:value="-4.19533719242061">
                <text:p>-4.195337192420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91894901789061">
                <text:p>1.91894901789061</text:p>
              </table:table-cell>
              <table:table-cell office:value-type="float" office:value="4.4860482802761">
                <text:p>4.48604828027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40392448563861">
                <text:p>0.840392448563861</text:p>
              </table:table-cell>
              <table:table-cell office:value-type="float" office:value="4.21800846941483">
                <text:p>4.218008469414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5172887315795">
                <text:p>1.05172887315795</text:p>
              </table:table-cell>
              <table:table-cell office:value-type="float" office:value="3.44870087878413">
                <text:p>3.448700878784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58135442250328">
                <text:p>0.858135442250328</text:p>
              </table:table-cell>
              <table:table-cell office:value-type="float" office:value="2.92077469295988">
                <text:p>2.920774692959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10523583764814">
                <text:p>4.10523583764814</text:p>
              </table:table-cell>
              <table:table-cell office:value-type="float" office:value="-3.11340645064435">
                <text:p>-3.113406450644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03362339754764">
                <text:p>4.03362339754764</text:p>
              </table:table-cell>
              <table:table-cell office:value-type="float" office:value="-5.15930291100567">
                <text:p>-5.159302911005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62638560834316">
                <text:p>1.62638560834316</text:p>
              </table:table-cell>
              <table:table-cell office:value-type="float" office:value="-3.11545846693521">
                <text:p>-3.115458466935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61420292103709">
                <text:p>3.61420292103709</text:p>
              </table:table-cell>
              <table:table-cell office:value-type="float" office:value="-3.63278999245103">
                <text:p>-3.632789992451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36374535523299">
                <text:p>2.36374535523299</text:p>
              </table:table-cell>
              <table:table-cell office:value-type="float" office:value="4.36112848142085">
                <text:p>4.361128481420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3604421048527">
                <text:p>1.83604421048527</text:p>
              </table:table-cell>
              <table:table-cell office:value-type="float" office:value="6.0399694904417">
                <text:p>6.03996949044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21895683029632">
                <text:p>3.21895683029632</text:p>
              </table:table-cell>
              <table:table-cell office:value-type="float" office:value="-4.34460792298084">
                <text:p>-4.344607922980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8122207797253">
                <text:p>1.48122207797253</text:p>
              </table:table-cell>
              <table:table-cell office:value-type="float" office:value="4.20223600826798">
                <text:p>4.202236008267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5400310567202">
                <text:p>-0.5400310567202</text:p>
              </table:table-cell>
              <table:table-cell office:value-type="float" office:value="4.24702768797421">
                <text:p>4.247027687974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8065173126648">
                <text:p>2.28065173126648</text:p>
              </table:table-cell>
              <table:table-cell office:value-type="float" office:value="-4.39953215003511">
                <text:p>-4.399532150035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71350141659185">
                <text:p>0.871350141659185</text:p>
              </table:table-cell>
              <table:table-cell office:value-type="float" office:value="6.22653760082788">
                <text:p>6.226537600827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75562825560908">
                <text:p>3.75562825560908</text:p>
              </table:table-cell>
              <table:table-cell office:value-type="float" office:value="-3.39781741460808">
                <text:p>-3.397817414608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56871588689152">
                <text:p>0.456871588689152</text:p>
              </table:table-cell>
              <table:table-cell office:value-type="float" office:value="5.46581168667447">
                <text:p>5.465811686674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57198125419235">
                <text:p>0.257198125419235</text:p>
              </table:table-cell>
              <table:table-cell office:value-type="float" office:value="4.24417476678328">
                <text:p>4.244174766783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98660405973105">
                <text:p>4.98660405973105</text:p>
              </table:table-cell>
              <table:table-cell office:value-type="float" office:value="-3.1707413843084">
                <text:p>-3.17074138430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08108138645927">
                <text:p>3.08108138645927</text:p>
              </table:table-cell>
              <table:table-cell office:value-type="float" office:value="-4.65400645567292">
                <text:p>-4.654006455672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53193111110596">
                <text:p>3.53193111110596</text:p>
              </table:table-cell>
              <table:table-cell office:value-type="float" office:value="-4.58952198266966">
                <text:p>-4.589521982669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08990364898389">
                <text:p>0.908990364898389</text:p>
              </table:table-cell>
              <table:table-cell office:value-type="float" office:value="2.94091290831053">
                <text:p>2.940912908310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9122611800674">
                <text:p>3.39122611800674</text:p>
              </table:table-cell>
              <table:table-cell office:value-type="float" office:value="-3.33093862815617">
                <text:p>-3.330938628156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47061980911393">
                <text:p>0.247061980911393</text:p>
              </table:table-cell>
              <table:table-cell office:value-type="float" office:value="5.27843493962097">
                <text:p>5.278434939620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58033801972823">
                <text:p>0.658033801972823</text:p>
              </table:table-cell>
              <table:table-cell office:value-type="float" office:value="5.84530300286191">
                <text:p>5.845303002861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57876207281119">
                <text:p>3.57876207281119</text:p>
              </table:table-cell>
              <table:table-cell office:value-type="float" office:value="-5.03512454646986">
                <text:p>-5.035124546469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2099521652783">
                <text:p>4.72099521652783</text:p>
              </table:table-cell>
              <table:table-cell office:value-type="float" office:value="-3.34113392468586">
                <text:p>-3.341133924685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395504610798">
                <text:p>1.1395504610798</text:p>
              </table:table-cell>
              <table:table-cell office:value-type="float" office:value="5.59251897848003">
                <text:p>5.592518978480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591111828838415">
                <text:p>-0.591111828838415</text:p>
              </table:table-cell>
              <table:table-cell office:value-type="float" office:value="5.12457386514">
                <text:p>5.124573865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79173537540902">
                <text:p>0.979173537540902</text:p>
              </table:table-cell>
              <table:table-cell office:value-type="float" office:value="5.16762047951788">
                <text:p>5.167620479517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26261384341617">
                <text:p>2.26261384341617</text:p>
              </table:table-cell>
              <table:table-cell office:value-type="float" office:value="4.77312477279796">
                <text:p>4.773124772797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12885949923452">
                <text:p>3.12885949923452</text:p>
              </table:table-cell>
              <table:table-cell office:value-type="float" office:value="-3.70268012457477">
                <text:p>-3.702680124574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55774533880206">
                <text:p>3.55774533880206</text:p>
              </table:table-cell>
              <table:table-cell office:value-type="float" office:value="-5.46230391072329">
                <text:p>-5.462303910723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17832510593663">
                <text:p>3.17832510593663</text:p>
              </table:table-cell>
              <table:table-cell office:value-type="float" office:value="-2.57838848868657">
                <text:p>-2.578388488686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838941214046">
                <text:p>1.6838941214046</text:p>
              </table:table-cell>
              <table:table-cell office:value-type="float" office:value="3.58397502168221">
                <text:p>3.583975021682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10651440064448">
                <text:p>1.10651440064448</text:p>
              </table:table-cell>
              <table:table-cell office:value-type="float" office:value="4.48769231489472">
                <text:p>4.487692314894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5572624272384">
                <text:p>1.15572624272384</text:p>
              </table:table-cell>
              <table:table-cell office:value-type="float" office:value="5.90397158969759">
                <text:p>5.903971589697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81827607037016">
                <text:p>3.81827607037016</text:p>
              </table:table-cell>
              <table:table-cell office:value-type="float" office:value="-5.40264596317879">
                <text:p>-5.402645963178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2753259055814">
                <text:p>0.12753259055814</text:p>
              </table:table-cell>
              <table:table-cell office:value-type="float" office:value="4.21672048425416">
                <text:p>4.216720484254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27339809175841">
                <text:p>3.27339809175841</text:p>
              </table:table-cell>
              <table:table-cell office:value-type="float" office:value="-2.21077809731347">
                <text:p>-2.210778097313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25521646850124">
                <text:p>3.25521646850124</text:p>
              </table:table-cell>
              <table:table-cell office:value-type="float" office:value="-1.99866368999918">
                <text:p>-1.998663689999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60133083420585">
                <text:p>3.60133083420585</text:p>
              </table:table-cell>
              <table:table-cell office:value-type="float" office:value="-4.08863112428492">
                <text:p>-4.088631124284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43276992117318">
                <text:p>0.943276992117318</text:p>
              </table:table-cell>
              <table:table-cell office:value-type="float" office:value="5.89444608532453">
                <text:p>5.894446085324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6764067814367">
                <text:p>2.56764067814367</text:p>
              </table:table-cell>
              <table:table-cell office:value-type="float" office:value="4.84156746135212">
                <text:p>4.841567461352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06336813959183">
                <text:p>0.706336813959183</text:p>
              </table:table-cell>
              <table:table-cell office:value-type="float" office:value="4.81361158181024">
                <text:p>4.813611581810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642906052289242">
                <text:p>0.0642906052289242</text:p>
              </table:table-cell>
              <table:table-cell office:value-type="float" office:value="5.09419328686101">
                <text:p>5.094193286861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52882897040212">
                <text:p>3.52882897040212</text:p>
              </table:table-cell>
              <table:table-cell office:value-type="float" office:value="-2.99188015227895">
                <text:p>-2.991880152278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3799766725331">
                <text:p>0.83799766725331</text:p>
              </table:table-cell>
              <table:table-cell office:value-type="float" office:value="4.35903116816052">
                <text:p>4.359031168160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32408537022158">
                <text:p>3.32408537022158</text:p>
              </table:table-cell>
              <table:table-cell office:value-type="float" office:value="-4.55305512727319">
                <text:p>-4.553055127273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80625808786181">
                <text:p>2.80625808786181</text:p>
              </table:table-cell>
              <table:table-cell office:value-type="float" office:value="4.41112759905773">
                <text:p>4.411127599057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35812622746071">
                <text:p>1.35812622746071</text:p>
              </table:table-cell>
              <table:table-cell office:value-type="float" office:value="3.74729198304483">
                <text:p>3.747291983044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1739058793309">
                <text:p>1.51739058793309</text:p>
              </table:table-cell>
              <table:table-cell office:value-type="float" office:value="5.2143928960075">
                <text:p>5.21439289600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97576055655096">
                <text:p>0.697576055655096</text:p>
              </table:table-cell>
              <table:table-cell office:value-type="float" office:value="6.08281270787888">
                <text:p>6.082812707878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20337179609754">
                <text:p>2.20337179609754</text:p>
              </table:table-cell>
              <table:table-cell office:value-type="float" office:value="-4.26136009406485">
                <text:p>-4.261360094064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13622000490567">
                <text:p>1.13622000490567</text:p>
              </table:table-cell>
              <table:table-cell office:value-type="float" office:value="4.46830048494974">
                <text:p>4.468300484949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63016445419373">
                <text:p>3.63016445419373</text:p>
              </table:table-cell>
              <table:table-cell office:value-type="float" office:value="-2.15104409238537">
                <text:p>-2.151044092385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58971784215602">
                <text:p>2.58971784215602</text:p>
              </table:table-cell>
              <table:table-cell office:value-type="float" office:value="-5.02285777821667">
                <text:p>-5.02285777821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34150552336759">
                <text:p>1.34150552336759</text:p>
              </table:table-cell>
              <table:table-cell office:value-type="float" office:value="5.71744184537104">
                <text:p>5.717441845371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023819691872">
                <text:p>3.023819691872</text:p>
              </table:table-cell>
              <table:table-cell office:value-type="float" office:value="-4.39104077089364">
                <text:p>-4.391040770893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97786994199976">
                <text:p>2.97786994199976</text:p>
              </table:table-cell>
              <table:table-cell office:value-type="float" office:value="-2.8650429020477">
                <text:p>-2.86504290204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21607547962196">
                <text:p>1.21607547962196</text:p>
              </table:table-cell>
              <table:table-cell office:value-type="float" office:value="5.89551203161436">
                <text:p>5.895512031614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8759749159654">
                <text:p>3.8759749159654</text:p>
              </table:table-cell>
              <table:table-cell office:value-type="float" office:value="-4.45945348067597">
                <text:p>-4.459453480675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66660291290732">
                <text:p>4.66660291290732</text:p>
              </table:table-cell>
              <table:table-cell office:value-type="float" office:value="-3.41318443071955">
                <text:p>-3.413184430719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24454790129713">
                <text:p>0.624454790129713</text:p>
              </table:table-cell>
              <table:table-cell office:value-type="float" office:value="4.70545944309658">
                <text:p>4.705459443096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81269127173699">
                <text:p>2.81269127173699</text:p>
              </table:table-cell>
              <table:table-cell office:value-type="float" office:value="-3.33336086532901">
                <text:p>-3.333360865329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55566938308721">
                <text:p>3.55566938308721</text:p>
              </table:table-cell>
              <table:table-cell office:value-type="float" office:value="-3.1936746692207">
                <text:p>-3.19367466922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2773807110366">
                <text:p>2.72773807110366</text:p>
              </table:table-cell>
              <table:table-cell office:value-type="float" office:value="-3.05996683354129">
                <text:p>-3.059966833541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48731665439615">
                <text:p>2.48731665439615</text:p>
              </table:table-cell>
              <table:table-cell office:value-type="float" office:value="-3.64841316884976">
                <text:p>-3.648413168849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20352303636863">
                <text:p>3.20352303636863</text:p>
              </table:table-cell>
              <table:table-cell office:value-type="float" office:value="-4.14365574389192">
                <text:p>-4.143655743891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19913094766211">
                <text:p>0.819913094766211</text:p>
              </table:table-cell>
              <table:table-cell office:value-type="float" office:value="4.47410850535193">
                <text:p>4.474108505351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69290283760062">
                <text:p>0.469290283760062</text:p>
              </table:table-cell>
              <table:table-cell office:value-type="float" office:value="5.82475829685747">
                <text:p>5.824758296857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04837498406706">
                <text:p>3.04837498406706</text:p>
              </table:table-cell>
              <table:table-cell office:value-type="float" office:value="-3.18203912677917">
                <text:p>-3.182039126779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01964208468948">
                <text:p>-1.01964208468948</text:p>
              </table:table-cell>
              <table:table-cell office:value-type="float" office:value="4.412272501065">
                <text:p>4.4122725010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47113451270322">
                <text:p>3.47113451270322</text:p>
              </table:table-cell>
              <table:table-cell office:value-type="float" office:value="-4.04237748403584">
                <text:p>-4.042377484035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43934350091948">
                <text:p>0.943934350091948</text:p>
              </table:table-cell>
              <table:table-cell office:value-type="float" office:value="4.28789959096564">
                <text:p>4.287899590965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23584718277851">
                <text:p>0.523584718277851</text:p>
              </table:table-cell>
              <table:table-cell office:value-type="float" office:value="5.85444294552697">
                <text:p>5.854442945526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26140664622797">
                <text:p>1.26140664622797</text:p>
              </table:table-cell>
              <table:table-cell office:value-type="float" office:value="4.22420003360585">
                <text:p>4.224200033605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6532694781491">
                <text:p>2.6532694781491</text:p>
              </table:table-cell>
              <table:table-cell office:value-type="float" office:value="-3.41364748965545">
                <text:p>-3.413647489655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08171439705754">
                <text:p>4.08171439705754</text:p>
              </table:table-cell>
              <table:table-cell office:value-type="float" office:value="-4.07911309031179">
                <text:p>-4.079113090311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19060813486261">
                <text:p>3.19060813486261</text:p>
              </table:table-cell>
              <table:table-cell office:value-type="float" office:value="-2.88429180704526">
                <text:p>-2.884291807045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18117970903695">
                <text:p>3.18117970903695</text:p>
              </table:table-cell>
              <table:table-cell office:value-type="float" office:value="-2.70054267143541">
                <text:p>-2.700542671435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00052717227197">
                <text:p>2.00052717227197</text:p>
              </table:table-cell>
              <table:table-cell office:value-type="float" office:value="4.5472668570485">
                <text:p>4.54726685704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70434280910701">
                <text:p>0.770434280910701</text:p>
              </table:table-cell>
              <table:table-cell office:value-type="float" office:value="6.16102209084549">
                <text:p>6.161022090845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44464333335544">
                <text:p>1.44464333335544</text:p>
              </table:table-cell>
              <table:table-cell office:value-type="float" office:value="6.06434541061525">
                <text:p>6.064345410615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77249926367691">
                <text:p>2.77249926367691</text:p>
              </table:table-cell>
              <table:table-cell office:value-type="float" office:value="-2.97268480891747">
                <text:p>-2.972684808917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3065897579597">
                <text:p>1.3065897579597</text:p>
              </table:table-cell>
              <table:table-cell office:value-type="float" office:value="4.75571838327226">
                <text:p>4.755718383272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72007249142196">
                <text:p>2.72007249142196</text:p>
              </table:table-cell>
              <table:table-cell office:value-type="float" office:value="3.9163256935105">
                <text:p>3.91632569351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37620330631487">
                <text:p>3.37620330631487</text:p>
              </table:table-cell>
              <table:table-cell office:value-type="float" office:value="-5.14059144106531">
                <text:p>-5.140591441065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7145181321767">
                <text:p>3.07145181321767</text:p>
              </table:table-cell>
              <table:table-cell office:value-type="float" office:value="-3.01069943310515">
                <text:p>-3.010699433105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968383896085">
                <text:p>1.2968383896085</text:p>
              </table:table-cell>
              <table:table-cell office:value-type="float" office:value="-3.60140096487176">
                <text:p>-3.601400964871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72225934954274">
                <text:p>4.72225934954274</text:p>
              </table:table-cell>
              <table:table-cell office:value-type="float" office:value="-3.60837453481239">
                <text:p>-3.608374534812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4623083550834">
                <text:p>1.24623083550834</text:p>
              </table:table-cell>
              <table:table-cell office:value-type="float" office:value="-3.65803439188786">
                <text:p>-3.658034391887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18062756455203">
                <text:p>2.18062756455203</text:p>
              </table:table-cell>
              <table:table-cell office:value-type="float" office:value="-3.69644715813419">
                <text:p>-3.696447158134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1446797425591">
                <text:p>1.51446797425591</text:p>
              </table:table-cell>
              <table:table-cell office:value-type="float" office:value="4.47654098175086">
                <text:p>4.476540981750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60143131675181">
                <text:p>0.860143131675181</text:p>
              </table:table-cell>
              <table:table-cell office:value-type="float" office:value="3.10434251432112">
                <text:p>3.104342514321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77805413336013">
                <text:p>0.777805413336013</text:p>
              </table:table-cell>
              <table:table-cell office:value-type="float" office:value="3.08782085863339">
                <text:p>3.087820858633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144751934332309">
                <text:p>-0.144751934332309</text:p>
              </table:table-cell>
              <table:table-cell office:value-type="float" office:value="4.08612487475652">
                <text:p>4.086124874756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92111300517387">
                <text:p>0.392111300517387</text:p>
              </table:table-cell>
              <table:table-cell office:value-type="float" office:value="6.02084124370921">
                <text:p>6.020841243709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84814549952327">
                <text:p>0.884814549952327</text:p>
              </table:table-cell>
              <table:table-cell office:value-type="float" office:value="3.22027888458621">
                <text:p>3.220278884586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8152786192482">
                <text:p>4.8152786192482</text:p>
              </table:table-cell>
              <table:table-cell office:value-type="float" office:value="-3.62258328271932">
                <text:p>-3.622583282719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47121102187154">
                <text:p>3.47121102187154</text:p>
              </table:table-cell>
              <table:table-cell office:value-type="float" office:value="-3.62360955994628">
                <text:p>-3.623609559946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17544279579323">
                <text:p>1.17544279579323</text:p>
              </table:table-cell>
              <table:table-cell office:value-type="float" office:value="2.98287359299091">
                <text:p>2.982873592990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78721121280111">
                <text:p>0.778721121280111</text:p>
              </table:table-cell>
              <table:table-cell office:value-type="float" office:value="4.05472247223055">
                <text:p>4.054722472230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45528119859378">
                <text:p>3.45528119859378</text:p>
              </table:table-cell>
              <table:table-cell office:value-type="float" office:value="-4.57363488079163">
                <text:p>-4.573634880791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40592210913974">
                <text:p>1.40592210913974</text:p>
              </table:table-cell>
              <table:table-cell office:value-type="float" office:value="5.72217919363292">
                <text:p>5.722179193632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96956869199651">
                <text:p>0.596956869199651</text:p>
              </table:table-cell>
              <table:table-cell office:value-type="float" office:value="6.1771854125375">
                <text:p>6.1771854125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90815724329953">
                <text:p>3.90815724329953</text:p>
              </table:table-cell>
              <table:table-cell office:value-type="float" office:value="-4.42387414871706">
                <text:p>-4.423874148717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60831027639149">
                <text:p>0.860831027639149</text:p>
              </table:table-cell>
              <table:table-cell office:value-type="float" office:value="4.50972218788913">
                <text:p>4.509722187889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54881442526632">
                <text:p>2.54881442526632</text:p>
              </table:table-cell>
              <table:table-cell office:value-type="float" office:value="-1.91122010619143">
                <text:p>-1.911220106191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71457718634234">
                <text:p>2.71457718634234</text:p>
              </table:table-cell>
              <table:table-cell office:value-type="float" office:value="-3.37065625903329">
                <text:p>-3.370656259033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08493112242426">
                <text:p>1.08493112242426</text:p>
              </table:table-cell>
              <table:table-cell office:value-type="float" office:value="5.20126281698757">
                <text:p>5.201262816987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27586333016386">
                <text:p>2.27586333016386</text:p>
              </table:table-cell>
              <table:table-cell office:value-type="float" office:value="-3.63283502602584">
                <text:p>-3.632835026025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19914664526203">
                <text:p>0.119914664526203</text:p>
              </table:table-cell>
              <table:table-cell office:value-type="float" office:value="4.96899910597101">
                <text:p>4.968999105971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23599031710588">
                <text:p>0.823599031710588</text:p>
              </table:table-cell>
              <table:table-cell office:value-type="float" office:value="4.94886758482446">
                <text:p>4.948867584824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55254223759676">
                <text:p>0.755254223759676</text:p>
              </table:table-cell>
              <table:table-cell office:value-type="float" office:value="4.92145973828298">
                <text:p>4.921459738282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36632061158697">
                <text:p>1.36632061158697</text:p>
              </table:table-cell>
              <table:table-cell office:value-type="float" office:value="-3.52238090430614">
                <text:p>-3.522380904306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5376287436291">
                <text:p>1.05376287436291</text:p>
              </table:table-cell>
              <table:table-cell office:value-type="float" office:value="3.84566093085715">
                <text:p>3.845660930857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49898236382212">
                <text:p>2.49898236382212</text:p>
              </table:table-cell>
              <table:table-cell office:value-type="float" office:value="-3.99913249026324">
                <text:p>-3.999132490263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0034726660137">
                <text:p>3.0034726660137</text:p>
              </table:table-cell>
              <table:table-cell office:value-type="float" office:value="-3.52141178271997">
                <text:p>-3.521411782719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66674839283938">
                <text:p>0.966674839283938</text:p>
              </table:table-cell>
              <table:table-cell office:value-type="float" office:value="4.83261504508138">
                <text:p>4.832615045081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71860894078608">
                <text:p>3.71860894078608</text:p>
              </table:table-cell>
              <table:table-cell office:value-type="float" office:value="-4.40938691080977">
                <text:p>-4.409386910809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6325979819304">
                <text:p>1.6325979819304</text:p>
              </table:table-cell>
              <table:table-cell office:value-type="float" office:value="4.75051736818864">
                <text:p>4.750517368188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82690790805308">
                <text:p>2.82690790805308</text:p>
              </table:table-cell>
              <table:table-cell office:value-type="float" office:value="-2.53118115477002">
                <text:p>-2.531181154770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24419271313623">
                <text:p>3.24419271313623</text:p>
              </table:table-cell>
              <table:table-cell office:value-type="float" office:value="-4.45680470684456">
                <text:p>-4.456804706844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80509817400843">
                <text:p>4.80509817400843</text:p>
              </table:table-cell>
              <table:table-cell office:value-type="float" office:value="-4.10586332294934">
                <text:p>-4.105863322949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53691223297507">
                <text:p>3.53691223297507</text:p>
              </table:table-cell>
              <table:table-cell office:value-type="float" office:value="-2.6655314735553">
                <text:p>-2.66553147355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21884408573808">
                <text:p>1.21884408573808</text:p>
              </table:table-cell>
              <table:table-cell office:value-type="float" office:value="4.92995359081762">
                <text:p>4.929953590817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33685033205068">
                <text:p>2.33685033205068</text:p>
              </table:table-cell>
              <table:table-cell office:value-type="float" office:value="-3.89637654451696">
                <text:p>-3.896376544516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0394446866763">
                <text:p>3.30394446866763</text:p>
              </table:table-cell>
              <table:table-cell office:value-type="float" office:value="-2.55101736573945">
                <text:p>-2.551017365739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74170504240686">
                <text:p>2.74170504240686</text:p>
              </table:table-cell>
              <table:table-cell office:value-type="float" office:value="-2.2475056669344">
                <text:p>-2.24750566693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90435313268168">
                <text:p>2.90435313268168</text:p>
              </table:table-cell>
              <table:table-cell office:value-type="float" office:value="-4.70851697237799">
                <text:p>-4.708516972377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00631621050726">
                <text:p>5.00631621050726</text:p>
              </table:table-cell>
              <table:table-cell office:value-type="float" office:value="-3.8262867152402">
                <text:p>-3.82628671524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89185199009938">
                <text:p>2.89185199009938</text:p>
              </table:table-cell>
              <table:table-cell office:value-type="float" office:value="-3.57325827634823">
                <text:p>-3.573258276348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20701496200277">
                <text:p>3.20701496200277</text:p>
              </table:table-cell>
              <table:table-cell office:value-type="float" office:value="-4.60195916780572">
                <text:p>-4.601959167805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45931429714726">
                <text:p>0.545931429714726</text:p>
              </table:table-cell>
              <table:table-cell office:value-type="float" office:value="3.84256031596751">
                <text:p>3.842560315967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53094913448468">
                <text:p>3.53094913448468</text:p>
              </table:table-cell>
              <table:table-cell office:value-type="float" office:value="-5.15723632875455">
                <text:p>-5.157236328754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75711580580996">
                <text:p>0.0175711580580996</text:p>
              </table:table-cell>
              <table:table-cell office:value-type="float" office:value="4.52959627568673">
                <text:p>4.529596275686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48500545523374">
                <text:p>0.648500545523374</text:p>
              </table:table-cell>
              <table:table-cell office:value-type="float" office:value="4.17558556218391">
                <text:p>4.175585562183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88306480605255">
                <text:p>0.988306480605255</text:p>
              </table:table-cell>
              <table:table-cell office:value-type="float" office:value="4.33941046636625">
                <text:p>4.339410466366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14314752272679">
                <text:p>3.14314752272679</text:p>
              </table:table-cell>
              <table:table-cell office:value-type="float" office:value="-2.4389601752934">
                <text:p>-2.43896017529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4038593965144">
                <text:p>3.54038593965144</text:p>
              </table:table-cell>
              <table:table-cell office:value-type="float" office:value="-2.88772860865439">
                <text:p>-2.887728608654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73047056223947">
                <text:p>1.73047056223947</text:p>
              </table:table-cell>
              <table:table-cell office:value-type="float" office:value="2.90202689061794">
                <text:p>2.902026890617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90060555474718">
                <text:p>2.90060555474718</text:p>
              </table:table-cell>
              <table:table-cell office:value-type="float" office:value="-3.85619751086837">
                <text:p>-3.856197510868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25127785268059">
                <text:p>3.25127785268059</text:p>
              </table:table-cell>
              <table:table-cell office:value-type="float" office:value="-3.09303210252626">
                <text:p>-3.093032102526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31571520455112">
                <text:p>2.31571520455112</text:p>
              </table:table-cell>
              <table:table-cell office:value-type="float" office:value="-3.8384673373921">
                <text:p>-3.83846733739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44154090641496">
                <text:p>4.44154090641496</text:p>
              </table:table-cell>
              <table:table-cell office:value-type="float" office:value="-3.46254723415245">
                <text:p>-3.462547234152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2086954679194">
                <text:p>1.42086954679194</text:p>
              </table:table-cell>
              <table:table-cell office:value-type="float" office:value="4.50511534753307">
                <text:p>4.505115347533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8474140035886">
                <text:p>1.8474140035886</text:p>
              </table:table-cell>
              <table:table-cell office:value-type="float" office:value="-3.47365845410664">
                <text:p>-3.473658454106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8258185662337">
                <text:p>3.8258185662337</text:p>
              </table:table-cell>
              <table:table-cell office:value-type="float" office:value="-2.98379279350209">
                <text:p>-2.983792793502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396053870403">
                <text:p>3.396053870403</text:p>
              </table:table-cell>
              <table:table-cell office:value-type="float" office:value="-2.25491394170672">
                <text:p>-2.254913941706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387121319125467">
                <text:p>-0.387121319125467</text:p>
              </table:table-cell>
              <table:table-cell office:value-type="float" office:value="4.20935190518062">
                <text:p>4.209351905180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61557866325327">
                <text:p>1.61557866325327</text:p>
              </table:table-cell>
              <table:table-cell office:value-type="float" office:value="3.89708150959688">
                <text:p>3.897081509596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59756070666382">
                <text:p>2.59756070666382</text:p>
              </table:table-cell>
              <table:table-cell office:value-type="float" office:value="4.45242218724691">
                <text:p>4.452422187246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12149576117743">
                <text:p>3.12149576117743</text:p>
              </table:table-cell>
              <table:table-cell office:value-type="float" office:value="-2.85821321546764">
                <text:p>-2.858213215467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168841872296757">
                <text:p>-0.168841872296757</text:p>
              </table:table-cell>
              <table:table-cell office:value-type="float" office:value="4.55161415956983">
                <text:p>4.551614159569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95226764168246">
                <text:p>3.95226764168246</text:p>
              </table:table-cell>
              <table:table-cell office:value-type="float" office:value="-5.03427250203471">
                <text:p>-5.034272502034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683378291276189">
                <text:p>-0.683378291276189</text:p>
              </table:table-cell>
              <table:table-cell office:value-type="float" office:value="4.29216300695153">
                <text:p>4.292163006951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14535187534917">
                <text:p>0.0514535187534917</text:p>
              </table:table-cell>
              <table:table-cell office:value-type="float" office:value="4.32376144764339">
                <text:p>4.323761447643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16196423969054">
                <text:p>2.16196423969054</text:p>
              </table:table-cell>
              <table:table-cell office:value-type="float" office:value="-3.91515935000495">
                <text:p>-3.915159350004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1436653830468">
                <text:p>2.1436653830468</text:p>
              </table:table-cell>
              <table:table-cell office:value-type="float" office:value="5.04893251211446">
                <text:p>5.048932512114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01807169696279">
                <text:p>2.01807169696279</text:p>
              </table:table-cell>
              <table:table-cell office:value-type="float" office:value="4.99773459301358">
                <text:p>4.997734593013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02591873913262">
                <text:p>2.02591873913262</text:p>
              </table:table-cell>
              <table:table-cell office:value-type="float" office:value="-3.90724919348307">
                <text:p>-3.907249193483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08774618121827">
                <text:p>0.408774618121827</text:p>
              </table:table-cell>
              <table:table-cell office:value-type="float" office:value="4.96644423571038">
                <text:p>4.966444235710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57219574146932">
                <text:p>4.57219574146932</text:p>
              </table:table-cell>
              <table:table-cell office:value-type="float" office:value="-3.14157949873589">
                <text:p>-3.141579498735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11185549302985">
                <text:p>0.311185549302985</text:p>
              </table:table-cell>
              <table:table-cell office:value-type="float" office:value="4.42153162569316">
                <text:p>4.421531625693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37066544240733">
                <text:p>0.537066544240733</text:p>
              </table:table-cell>
              <table:table-cell office:value-type="float" office:value="4.33125430506713">
                <text:p>4.331254305067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140175159704167">
                <text:p>-0.140175159704167</text:p>
              </table:table-cell>
              <table:table-cell office:value-type="float" office:value="4.58027587215237">
                <text:p>4.580275872152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63390483177056">
                <text:p>3.63390483177056</text:p>
              </table:table-cell>
              <table:table-cell office:value-type="float" office:value="-3.1854310526065">
                <text:p>-3.18543105260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06018520955647">
                <text:p>3.06018520955647</text:p>
              </table:table-cell>
              <table:table-cell office:value-type="float" office:value="-4.04229751805694">
                <text:p>-4.042297518056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30610628672278">
                <text:p>4.30610628672278</text:p>
              </table:table-cell>
              <table:table-cell office:value-type="float" office:value="-5.06601464516669">
                <text:p>-5.066014645166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62959987685063">
                <text:p>0.162959987685063</text:p>
              </table:table-cell>
              <table:table-cell office:value-type="float" office:value="4.63708907209788">
                <text:p>4.637089072097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28456625817115">
                <text:p>3.28456625817115</text:p>
              </table:table-cell>
              <table:table-cell office:value-type="float" office:value="-5.13851504224872">
                <text:p>-5.138515042248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50992164129028">
                <text:p>3.50992164129028</text:p>
              </table:table-cell>
              <table:table-cell office:value-type="float" office:value="-4.01301450742956">
                <text:p>-4.013014507429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83130823035734">
                <text:p>2.83130823035734</text:p>
              </table:table-cell>
              <table:table-cell office:value-type="float" office:value="-3.72992751047485">
                <text:p>-3.729927510474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24810386544794">
                <text:p>2.24810386544794</text:p>
              </table:table-cell>
              <table:table-cell office:value-type="float" office:value="3.52959248949784">
                <text:p>3.529592489497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65935766183735">
                <text:p>0.565935766183735</text:p>
              </table:table-cell>
              <table:table-cell office:value-type="float" office:value="6.06752406669685">
                <text:p>6.067524066696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320132857723724">
                <text:p>-0.320132857723724</text:p>
              </table:table-cell>
              <table:table-cell office:value-type="float" office:value="4.16398747065279">
                <text:p>4.163987470652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15114209806769">
                <text:p>2.15114209806769</text:p>
              </table:table-cell>
              <table:table-cell office:value-type="float" office:value="-2.31255361693246">
                <text:p>-2.312553616932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35395945806901">
                <text:p>0.635395945806901</text:p>
              </table:table-cell>
              <table:table-cell office:value-type="float" office:value="3.34955372608085">
                <text:p>3.349553726080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97065875084509">
                <text:p>4.97065875084509</text:p>
              </table:table-cell>
              <table:table-cell office:value-type="float" office:value="-4.29578319930672">
                <text:p>-4.295783199306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50730419679173">
                <text:p>4.50730419679173</text:p>
              </table:table-cell>
              <table:table-cell office:value-type="float" office:value="-4.26093850942284">
                <text:p>-4.260938509422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45754234959045">
                <text:p>4.45754234959045</text:p>
              </table:table-cell>
              <table:table-cell office:value-type="float" office:value="-3.3981709119822">
                <text:p>-3.39817091198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56492191521426">
                <text:p>3.56492191521426</text:p>
              </table:table-cell>
              <table:table-cell office:value-type="float" office:value="-4.99952986535668">
                <text:p>-4.999529865356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65540767686793">
                <text:p>3.65540767686793</text:p>
              </table:table-cell>
              <table:table-cell office:value-type="float" office:value="-3.67085912848282">
                <text:p>-3.670859128482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03305280503726">
                <text:p>1.03305280503726</text:p>
              </table:table-cell>
              <table:table-cell office:value-type="float" office:value="4.46712434304592">
                <text:p>4.467124343045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0662972033237">
                <text:p>3.90662972033237</text:p>
              </table:table-cell>
              <table:table-cell office:value-type="float" office:value="-3.41050618112352">
                <text:p>-3.410506181123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60280024466647">
                <text:p>4.60280024466647</text:p>
              </table:table-cell>
              <table:table-cell office:value-type="float" office:value="-4.55168235844463">
                <text:p>-4.551682358444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16100991470206">
                <text:p>2.16100991470206</text:p>
              </table:table-cell>
              <table:table-cell office:value-type="float" office:value="-3.49341150199847">
                <text:p>-3.493411501998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12586805222439">
                <text:p>5.12586805222439</text:p>
              </table:table-cell>
              <table:table-cell office:value-type="float" office:value="-3.75317365487863">
                <text:p>-3.753173654878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339094741995374">
                <text:p>-0.339094741995374</text:p>
              </table:table-cell>
              <table:table-cell office:value-type="float" office:value="4.5151266018582">
                <text:p>4.51512660185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33451352514692">
                <text:p>4.33451352514692</text:p>
              </table:table-cell>
              <table:table-cell office:value-type="float" office:value="-3.33494143392941">
                <text:p>-3.334941433929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33728647220199">
                <text:p>3.33728647220199</text:p>
              </table:table-cell>
              <table:table-cell office:value-type="float" office:value="-3.91671446170268">
                <text:p>-3.916714461702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52990081545272">
                <text:p>0.952990081545272</text:p>
              </table:table-cell>
              <table:table-cell office:value-type="float" office:value="5.39659507384271">
                <text:p>5.396595073842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23891311392246">
                <text:p>3.23891311392246</text:p>
              </table:table-cell>
              <table:table-cell office:value-type="float" office:value="-4.93619695038062">
                <text:p>-4.936196950380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93902596927">
                <text:p>3.93902596927</text:p>
              </table:table-cell>
              <table:table-cell office:value-type="float" office:value="-2.68403342498245">
                <text:p>-2.684033424982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81893820176964">
                <text:p>2.81893820176964</text:p>
              </table:table-cell>
              <table:table-cell office:value-type="float" office:value="-4.2813844650026">
                <text:p>-4.28138446500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47934057365946">
                <text:p>3.47934057365946</text:p>
              </table:table-cell>
              <table:table-cell office:value-type="float" office:value="-4.30610837618892">
                <text:p>-4.306108376188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99746007455623">
                <text:p>2.99746007455623</text:p>
              </table:table-cell>
              <table:table-cell office:value-type="float" office:value="-4.558526778285">
                <text:p>-4.5585267782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33096728041642">
                <text:p>4.33096728041642</text:p>
              </table:table-cell>
              <table:table-cell office:value-type="float" office:value="-2.16760205157844">
                <text:p>-2.167602051578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229902213151983">
                <text:p>-0.229902213151983</text:p>
              </table:table-cell>
              <table:table-cell office:value-type="float" office:value="3.78079330039202">
                <text:p>3.780793300392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67334291327025">
                <text:p>1.67334291327025</text:p>
              </table:table-cell>
              <table:table-cell office:value-type="float" office:value="5.4102640685474">
                <text:p>5.41026406854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76287308882495">
                <text:p>2.76287308882495</text:p>
              </table:table-cell>
              <table:table-cell office:value-type="float" office:value="-3.41523419076142">
                <text:p>-3.415234190761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01141961575468">
                <text:p>0.901141961575468</text:p>
              </table:table-cell>
              <table:table-cell office:value-type="float" office:value="4.28391073639898">
                <text:p>4.283910736398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78772885035227">
                <text:p>3.78772885035227</text:p>
              </table:table-cell>
              <table:table-cell office:value-type="float" office:value="-2.99751625952232">
                <text:p>-2.997516259522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40913434902315">
                <text:p>3.40913434902315</text:p>
              </table:table-cell>
              <table:table-cell office:value-type="float" office:value="-3.26128155192746">
                <text:p>-3.261281551927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87967271023141">
                <text:p>0.987967271023141</text:p>
              </table:table-cell>
              <table:table-cell office:value-type="float" office:value="3.60411073038434">
                <text:p>3.604110730384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2959078603788">
                <text:p>1.02959078603788</text:p>
              </table:table-cell>
              <table:table-cell office:value-type="float" office:value="4.47608134614861">
                <text:p>4.476081346148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27800110009612">
                <text:p>1.27800110009612</text:p>
              </table:table-cell>
              <table:table-cell office:value-type="float" office:value="-3.86698552162119">
                <text:p>-3.866985521621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265150132269876">
                <text:p>-0.265150132269876</text:p>
              </table:table-cell>
              <table:table-cell office:value-type="float" office:value="3.67143060051238">
                <text:p>3.671430600512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31088969534402">
                <text:p>3.31088969534402</text:p>
              </table:table-cell>
              <table:table-cell office:value-type="float" office:value="-2.92220336895269">
                <text:p>-2.922203368952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47735865657567">
                <text:p>0.0847735865657567</text:p>
              </table:table-cell>
              <table:table-cell office:value-type="float" office:value="3.98378168021589">
                <text:p>3.983781680215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99450777500399">
                <text:p>4.99450777500399</text:p>
              </table:table-cell>
              <table:table-cell office:value-type="float" office:value="-3.62473581414395">
                <text:p>-3.624735814143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36683424441572">
                <text:p>3.36683424441572</text:p>
              </table:table-cell>
              <table:table-cell office:value-type="float" office:value="-1.74479520268034">
                <text:p>-1.744795202680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08386676682612">
                <text:p>3.08386676682612</text:p>
              </table:table-cell>
              <table:table-cell office:value-type="float" office:value="-5.03903162472829">
                <text:p>-5.039031624728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00156125623509">
                <text:p>3.00156125623509</text:p>
              </table:table-cell>
              <table:table-cell office:value-type="float" office:value="-3.69647265988009">
                <text:p>-3.696472659880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93794111184723">
                <text:p>4.93794111184723</text:p>
              </table:table-cell>
              <table:table-cell office:value-type="float" office:value="-4.07402815795661">
                <text:p>-4.074028157956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79427426304124">
                <text:p>1.79427426304124</text:p>
              </table:table-cell>
              <table:table-cell office:value-type="float" office:value="4.46613524613001">
                <text:p>4.466135246130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25239978958599">
                <text:p>3.25239978958599</text:p>
              </table:table-cell>
              <table:table-cell office:value-type="float" office:value="-4.33351728377158">
                <text:p>-4.333517283771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56743973935663">
                <text:p>3.56743973935663</text:p>
              </table:table-cell>
              <table:table-cell office:value-type="float" office:value="-3.10468928180349">
                <text:p>-3.104689281803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71903842978871">
                <text:p>3.71903842978871</text:p>
              </table:table-cell>
              <table:table-cell office:value-type="float" office:value="-3.28401607697127">
                <text:p>-3.284016076971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44850108473639">
                <text:p>1.44850108473639</text:p>
              </table:table-cell>
              <table:table-cell office:value-type="float" office:value="-3.36338704495748">
                <text:p>-3.363387044957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21234137045961">
                <text:p>1.21234137045961</text:p>
              </table:table-cell>
              <table:table-cell office:value-type="float" office:value="3.4525733394026">
                <text:p>3.45257333940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741414011637556">
                <text:p>-0.741414011637556</text:p>
              </table:table-cell>
              <table:table-cell office:value-type="float" office:value="3.9050984802277">
                <text:p>3.90509848022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21044663970147">
                <text:p>3.21044663970147</text:p>
              </table:table-cell>
              <table:table-cell office:value-type="float" office:value="-3.17858920887998">
                <text:p>-3.178589208879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03116213780533">
                <text:p>4.03116213780533</text:p>
              </table:table-cell>
              <table:table-cell office:value-type="float" office:value="-2.77159092967422">
                <text:p>-2.771590929674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9300277365198">
                <text:p>4.39300277365198</text:p>
              </table:table-cell>
              <table:table-cell office:value-type="float" office:value="-3.99360382571868">
                <text:p>-3.993603825718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246832780460866">
                <text:p>-0.246832780460866</text:p>
              </table:table-cell>
              <table:table-cell office:value-type="float" office:value="5.38505304768167">
                <text:p>5.385053047681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21937083545292">
                <text:p>0.921937083545292</text:p>
              </table:table-cell>
              <table:table-cell office:value-type="float" office:value="3.15275973780024">
                <text:p>3.152759737800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50530213148757">
                <text:p>2.50530213148757</text:p>
              </table:table-cell>
              <table:table-cell office:value-type="float" office:value="-2.8149593674648">
                <text:p>-2.81495936746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06122676675537">
                <text:p>2.06122676675537</text:p>
              </table:table-cell>
              <table:table-cell office:value-type="float" office:value="-3.46278089248184">
                <text:p>-3.462780892481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09709002573915">
                <text:p>1.09709002573915</text:p>
              </table:table-cell>
              <table:table-cell office:value-type="float" office:value="4.91808796100923">
                <text:p>4.918087961009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45375538785684">
                <text:p>3.45375538785684</text:p>
              </table:table-cell>
              <table:table-cell office:value-type="float" office:value="-4.45927603002955">
                <text:p>-4.459276030029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6203128123489">
                <text:p>4.46203128123489</text:p>
              </table:table-cell>
              <table:table-cell office:value-type="float" office:value="-3.53551073386764">
                <text:p>-3.535510733867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339678629336561">
                <text:p>0.0339678629336561</text:p>
              </table:table-cell>
              <table:table-cell office:value-type="float" office:value="4.12039386450881">
                <text:p>4.120393864508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88224914258767">
                <text:p>1.88224914258767</text:p>
              </table:table-cell>
              <table:table-cell office:value-type="float" office:value="4.62863709442139">
                <text:p>4.628637094421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00361274791662">
                <text:p>3.00361274791662</text:p>
              </table:table-cell>
              <table:table-cell office:value-type="float" office:value="-3.77257469204398">
                <text:p>-3.772574692043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55217802836215">
                <text:p>3.55217802836215</text:p>
              </table:table-cell>
              <table:table-cell office:value-type="float" office:value="-3.38884089067964">
                <text:p>-3.388840890679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93138145142248">
                <text:p>2.93138145142248</text:p>
              </table:table-cell>
              <table:table-cell office:value-type="float" office:value="-4.1520053953942">
                <text:p>-4.15200539539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51396737492009">
                <text:p>0.951396737492009</text:p>
              </table:table-cell>
              <table:table-cell office:value-type="float" office:value="5.86583313271192">
                <text:p>5.865833132711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29868595205556">
                <text:p>2.29868595205556</text:p>
              </table:table-cell>
              <table:table-cell office:value-type="float" office:value="4.75013095845909">
                <text:p>4.750130958459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32536798353122">
                <text:p>0.432536798353122</text:p>
              </table:table-cell>
              <table:table-cell office:value-type="float" office:value="4.42960512352399">
                <text:p>4.429605123523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43720154383888">
                <text:p>3.43720154383888</text:p>
              </table:table-cell>
              <table:table-cell office:value-type="float" office:value="-4.03575914140711">
                <text:p>-4.035759141407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52134677364699">
                <text:p>3.52134677364699</text:p>
              </table:table-cell>
              <table:table-cell office:value-type="float" office:value="-5.29049059026735">
                <text:p>-5.290490590267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04998215108544">
                <text:p>2.04998215108544</text:p>
              </table:table-cell>
              <table:table-cell office:value-type="float" office:value="4.28483177307166">
                <text:p>4.284831773071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4101809983899">
                <text:p>2.4101809983899</text:p>
              </table:table-cell>
              <table:table-cell office:value-type="float" office:value="-4.30079659025595">
                <text:p>-4.300796590255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06529840901313">
                <text:p>0.806529840901313</text:p>
              </table:table-cell>
              <table:table-cell office:value-type="float" office:value="5.38267953022065">
                <text:p>5.382679530220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604985308485419">
                <text:p>-0.604985308485419</text:p>
              </table:table-cell>
              <table:table-cell office:value-type="float" office:value="4.28359082242739">
                <text:p>4.283590822427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67091394692266">
                <text:p>2.67091394692266</text:p>
              </table:table-cell>
              <table:table-cell office:value-type="float" office:value="-3.9019451483208">
                <text:p>-3.90194514832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21201748838889">
                <text:p>3.21201748838889</text:p>
              </table:table-cell>
              <table:table-cell office:value-type="float" office:value="-3.80213062739866">
                <text:p>-3.802130627398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92592815471053">
                <text:p>-0.092592815471053</text:p>
              </table:table-cell>
              <table:table-cell office:value-type="float" office:value="3.35194136003839">
                <text:p>3.351941360038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38489725154172">
                <text:p>3.38489725154172</text:p>
              </table:table-cell>
              <table:table-cell office:value-type="float" office:value="-3.70577190636697">
                <text:p>-3.705771906366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315619239655769">
                <text:p>-0.0315619239655769</text:p>
              </table:table-cell>
              <table:table-cell office:value-type="float" office:value="5.02482410747482">
                <text:p>5.024824107474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69912028725796">
                <text:p>1.69912028725796</text:p>
              </table:table-cell>
              <table:table-cell office:value-type="float" office:value="3.12691834091671">
                <text:p>3.126918340916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670281204599137">
                <text:p>0.670281204599137</text:p>
              </table:table-cell>
              <table:table-cell office:value-type="float" office:value="3.08452657569902">
                <text:p>3.084526575699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49992166896307">
                <text:p>1.49992166896307</text:p>
              </table:table-cell>
              <table:table-cell office:value-type="float" office:value="-3.28350588196796">
                <text:p>-3.283505881967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44723535381061">
                <text:p>3.44723535381061</text:p>
              </table:table-cell>
              <table:table-cell office:value-type="float" office:value="-3.75162565437961">
                <text:p>-3.751625654379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37640309588735">
                <text:p>1.37640309588735</text:p>
              </table:table-cell>
              <table:table-cell office:value-type="float" office:value="4.82323198869763">
                <text:p>4.823231988697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25685918411929">
                <text:p>1.25685918411929</text:p>
              </table:table-cell>
              <table:table-cell office:value-type="float" office:value="3.51814337314082">
                <text:p>3.518143373140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16670246299948">
                <text:p>3.16670246299948</text:p>
              </table:table-cell>
              <table:table-cell office:value-type="float" office:value="-3.42916703452275">
                <text:p>-3.429167034522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58313247702995">
                <text:p>2.58313247702995</text:p>
              </table:table-cell>
              <table:table-cell office:value-type="float" office:value="-3.75510212870788">
                <text:p>-3.755102128707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07402098368297">
                <text:p>3.07402098368297</text:p>
              </table:table-cell>
              <table:table-cell office:value-type="float" office:value="-2.08286680080381">
                <text:p>-2.082866800803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6564474632773">
                <text:p>1.6564474632773</text:p>
              </table:table-cell>
              <table:table-cell office:value-type="float" office:value="-3.17650732878221">
                <text:p>-3.176507328782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38209308530799">
                <text:p>0.838209308530799</text:p>
              </table:table-cell>
              <table:table-cell office:value-type="float" office:value="3.07587740396992">
                <text:p>3.075877403969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43147277040714">
                <text:p>1.43147277040714</text:p>
              </table:table-cell>
              <table:table-cell office:value-type="float" office:value="3.71801057142812">
                <text:p>3.718010571428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60576766865477">
                <text:p>0.760576766865477</text:p>
              </table:table-cell>
              <table:table-cell office:value-type="float" office:value="4.64522628893357">
                <text:p>4.6452262889335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77320533328385">
                <text:p>0.877320533328385</text:p>
              </table:table-cell>
              <table:table-cell office:value-type="float" office:value="4.36237057035813">
                <text:p>4.362370570358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07790786347801">
                <text:p>2.07790786347801</text:p>
              </table:table-cell>
              <table:table-cell office:value-type="float" office:value="3.982124521629">
                <text:p>3.9821245216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68764383730304">
                <text:p>3.68764383730304</text:p>
              </table:table-cell>
              <table:table-cell office:value-type="float" office:value="-4.19244683610283">
                <text:p>-4.1924468361028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22075528825782">
                <text:p>1.22075528825782</text:p>
              </table:table-cell>
              <table:table-cell office:value-type="float" office:value="4.46265263960526">
                <text:p>4.462652639605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02908587957476">
                <text:p>1.02908587957476</text:p>
              </table:table-cell>
              <table:table-cell office:value-type="float" office:value="3.85515759158166">
                <text:p>3.8551575915816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65508471893076">
                <text:p>2.65508471893076</text:p>
              </table:table-cell>
              <table:table-cell office:value-type="float" office:value="-3.38845861073845">
                <text:p>-3.388458610738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02201453117497">
                <text:p>2.02201453117497</text:p>
              </table:table-cell>
              <table:table-cell office:value-type="float" office:value="5.04676822727905">
                <text:p>5.046768227279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99397856985286">
                <text:p>2.99397856985286</text:p>
              </table:table-cell>
              <table:table-cell office:value-type="float" office:value="-3.49617550480473">
                <text:p>-3.496175504804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70038001168142">
                <text:p>0.070038001168142</text:p>
              </table:table-cell>
              <table:table-cell office:value-type="float" office:value="3.53838890993909">
                <text:p>3.538388909939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11784468562299">
                <text:p>1.11784468562299</text:p>
              </table:table-cell>
              <table:table-cell office:value-type="float" office:value="4.45511190500322">
                <text:p>4.455111905003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44364109154505">
                <text:p>3.44364109154505</text:p>
              </table:table-cell>
              <table:table-cell office:value-type="float" office:value="-3.33805113346891">
                <text:p>-3.338051133468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73746552105">
                <text:p>3.73746552105</text:p>
              </table:table-cell>
              <table:table-cell office:value-type="float" office:value="-3.58223587293409">
                <text:p>-3.582235872934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82922508195985">
                <text:p>0.582922508195985</text:p>
              </table:table-cell>
              <table:table-cell office:value-type="float" office:value="5.00104066502197">
                <text:p>5.001040665021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91685572668638">
                <text:p>3.91685572668638</text:p>
              </table:table-cell>
              <table:table-cell office:value-type="float" office:value="-3.6152721519149">
                <text:p>-3.61527215191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46337751950501">
                <text:p>2.46337751950501</text:p>
              </table:table-cell>
              <table:table-cell office:value-type="float" office:value="-2.69926364716326">
                <text:p>-2.699263647163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81876184187976">
                <text:p>2.81876184187976</text:p>
              </table:table-cell>
              <table:table-cell office:value-type="float" office:value="-3.81593151402646">
                <text:p>-3.815931514026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8397396705006">
                <text:p>3.8397396705006</text:p>
              </table:table-cell>
              <table:table-cell office:value-type="float" office:value="-4.5866343558498">
                <text:p>-4.58663435584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25536224258679">
                <text:p>3.25536224258679</text:p>
              </table:table-cell>
              <table:table-cell office:value-type="float" office:value="-4.03319157991773">
                <text:p>-4.033191579917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08629993258939">
                <text:p>4.08629993258939</text:p>
              </table:table-cell>
              <table:table-cell office:value-type="float" office:value="-3.90014460227184">
                <text:p>-3.900144602271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40287871343056">
                <text:p>3.40287871343056</text:p>
              </table:table-cell>
              <table:table-cell office:value-type="float" office:value="-1.79693503281391">
                <text:p>-1.796935032813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231434980334704">
                <text:p>-0.231434980334704</text:p>
              </table:table-cell>
              <table:table-cell office:value-type="float" office:value="4.26198206452512">
                <text:p>4.261982064525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14337596685605">
                <text:p>0.914337596685605</text:p>
              </table:table-cell>
              <table:table-cell office:value-type="float" office:value="4.60001970364832">
                <text:p>4.600019703648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13876629300497">
                <text:p>2.13876629300497</text:p>
              </table:table-cell>
              <table:table-cell office:value-type="float" office:value="-3.33490536015302">
                <text:p>-3.334905360153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12731106410526">
                <text:p>1.12731106410526</text:p>
              </table:table-cell>
              <table:table-cell office:value-type="float" office:value="4.36042136269149">
                <text:p>4.3604213626914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5551577632044">
                <text:p>3.5551577632044</text:p>
              </table:table-cell>
              <table:table-cell office:value-type="float" office:value="-1.94931877657287">
                <text:p>-1.9493187765728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15171727923874">
                <text:p>0.615171727923874</text:p>
              </table:table-cell>
              <table:table-cell office:value-type="float" office:value="3.12844883944504">
                <text:p>3.128448839445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21475113310848">
                <text:p>3.21475113310848</text:p>
              </table:table-cell>
              <table:table-cell office:value-type="float" office:value="-3.37533505337353">
                <text:p>-3.375335053373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431485633608087">
                <text:p>-0.431485633608087</text:p>
              </table:table-cell>
              <table:table-cell office:value-type="float" office:value="5.31188627728244">
                <text:p>5.3118862772824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2870377960207">
                <text:p>3.2870377960207</text:p>
              </table:table-cell>
              <table:table-cell office:value-type="float" office:value="-2.45397068156621">
                <text:p>-2.453970681566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00699436946703">
                <text:p>1.00699436946703</text:p>
              </table:table-cell>
              <table:table-cell office:value-type="float" office:value="4.35324102803884">
                <text:p>4.3532410280388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38959304485611">
                <text:p>3.38959304485611</text:p>
              </table:table-cell>
              <table:table-cell office:value-type="float" office:value="-2.68855869477457">
                <text:p>-2.6885586947745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54810833414267">
                <text:p>0.954810833414267</text:p>
              </table:table-cell>
              <table:table-cell office:value-type="float" office:value="6.29278715811456">
                <text:p>6.2927871581145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664862420164604">
                <text:p>0.664862420164604</text:p>
              </table:table-cell>
              <table:table-cell office:value-type="float" office:value="4.47289484248353">
                <text:p>4.4728948424835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27462657661968">
                <text:p>1.27462657661968</text:p>
              </table:table-cell>
              <table:table-cell office:value-type="float" office:value="3.73783145438297">
                <text:p>3.737831454382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14723732953764">
                <text:p>2.14723732953764</text:p>
              </table:table-cell>
              <table:table-cell office:value-type="float" office:value="-3.96436154281969">
                <text:p>-3.964361542819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71568099257085">
                <text:p>3.71568099257085</text:p>
              </table:table-cell>
              <table:table-cell office:value-type="float" office:value="-2.69874518212113">
                <text:p>-2.698745182121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40144807599077">
                <text:p>3.40144807599077</text:p>
              </table:table-cell>
              <table:table-cell office:value-type="float" office:value="-3.23842298091056">
                <text:p>-3.238422980910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.14405031380131">
                <text:p>4.14405031380131</text:p>
              </table:table-cell>
              <table:table-cell office:value-type="float" office:value="-3.59884100561714">
                <text:p>-3.598841005617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5900772771076">
                <text:p>3.5900772771076</text:p>
              </table:table-cell>
              <table:table-cell office:value-type="float" office:value="-3.93630495974278">
                <text:p>-3.9363049597427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47551069715754">
                <text:p>3.47551069715754</text:p>
              </table:table-cell>
              <table:table-cell office:value-type="float" office:value="-2.13839693931223">
                <text:p>-2.138396939312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78285829020653">
                <text:p>1.78285829020653</text:p>
              </table:table-cell>
              <table:table-cell office:value-type="float" office:value="5.31366349738216">
                <text:p>5.313663497382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38836713307119">
                <text:p>2.38836713307119</text:p>
              </table:table-cell>
              <table:table-cell office:value-type="float" office:value="-3.19701219236118">
                <text:p>-3.197012192361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84999289906784">
                <text:p>2.84999289906784</text:p>
              </table:table-cell>
              <table:table-cell office:value-type="float" office:value="-3.7101053650721">
                <text:p>-3.71010536507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95985392217154">
                <text:p>3.95985392217154</text:p>
              </table:table-cell>
              <table:table-cell office:value-type="float" office:value="-2.3586470522992">
                <text:p>-2.35864705229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.30237046582269">
                <text:p>4.30237046582269</text:p>
              </table:table-cell>
              <table:table-cell office:value-type="float" office:value="-3.461343310726">
                <text:p>-3.4613433107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90104044306051">
                <text:p>1.90104044306051</text:p>
              </table:table-cell>
              <table:table-cell office:value-type="float" office:value="4.64417542160341">
                <text:p>4.6441754216034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08748259412664">
                <text:p>5.08748259412664</text:p>
              </table:table-cell>
              <table:table-cell office:value-type="float" office:value="-3.42450147100028">
                <text:p>-3.424501471000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848575420509347">
                <text:p>-0.848575420509347</text:p>
              </table:table-cell>
              <table:table-cell office:value-type="float" office:value="4.40288033723274">
                <text:p>4.402880337232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23707769029965">
                <text:p>1.23707769029965</text:p>
              </table:table-cell>
              <table:table-cell office:value-type="float" office:value="4.15655434227684">
                <text:p>4.1565543422768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30790346741578">
                <text:p>3.30790346741578</text:p>
              </table:table-cell>
              <table:table-cell office:value-type="float" office:value="-1.75608759082842">
                <text:p>-1.7560875908284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00419472223719">
                <text:p>2.00419472223719</text:p>
              </table:table-cell>
              <table:table-cell office:value-type="float" office:value="5.2596131325657">
                <text:p>5.25961313256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51373449583961">
                <text:p>2.51373449583961</text:p>
              </table:table-cell>
              <table:table-cell office:value-type="float" office:value="-3.17667387414856">
                <text:p>-3.176673874148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27336408135327">
                <text:p>0.927336408135327</text:p>
              </table:table-cell>
              <table:table-cell office:value-type="float" office:value="4.69274104162491">
                <text:p>4.692741041624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677926111671561">
                <text:p>0.677926111671561</text:p>
              </table:table-cell>
              <table:table-cell office:value-type="float" office:value="4.74543488978212">
                <text:p>4.745434889782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26614304586949">
                <text:p>3.26614304586949</text:p>
              </table:table-cell>
              <table:table-cell office:value-type="float" office:value="-2.11154307569817">
                <text:p>-2.111543075698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256927322028937">
                <text:p>-0.256927322028937</text:p>
              </table:table-cell>
              <table:table-cell office:value-type="float" office:value="4.91864531075269">
                <text:p>4.918645310752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.35771970417787">
                <text:p>4.35771970417787</text:p>
              </table:table-cell>
              <table:table-cell office:value-type="float" office:value="-3.62988686367173">
                <text:p>-3.629886863671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.25212368717285">
                <text:p>4.25212368717285</text:p>
              </table:table-cell>
              <table:table-cell office:value-type="float" office:value="-2.65458331264103">
                <text:p>-2.6545833126410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77909213745956">
                <text:p>3.77909213745956</text:p>
              </table:table-cell>
              <table:table-cell office:value-type="float" office:value="-3.38400614753753">
                <text:p>-3.3840061475375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25943018388702">
                <text:p>2.25943018388702</text:p>
              </table:table-cell>
              <table:table-cell office:value-type="float" office:value="-2.50241336076824">
                <text:p>-2.502413360768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.09712752632418">
                <text:p>-1.09712752632418</text:p>
              </table:table-cell>
              <table:table-cell office:value-type="float" office:value="4.47653857794683">
                <text:p>4.476538577946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497082571314216">
                <text:p>-0.497082571314216</text:p>
              </table:table-cell>
              <table:table-cell office:value-type="float" office:value="4.22229524040543">
                <text:p>4.222295240405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67194526454358">
                <text:p>2.67194526454358</text:p>
              </table:table-cell>
              <table:table-cell office:value-type="float" office:value="3.78738794814295">
                <text:p>3.787387948142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08630140378086">
                <text:p>2.08630140378086</text:p>
              </table:table-cell>
              <table:table-cell office:value-type="float" office:value="-2.97447601785978">
                <text:p>-2.9744760178597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18869386333216">
                <text:p>3.18869386333216</text:p>
              </table:table-cell>
              <table:table-cell office:value-type="float" office:value="-4.88368958176378">
                <text:p>-4.883689581763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15627930573487">
                <text:p>2.15627930573487</text:p>
              </table:table-cell>
              <table:table-cell office:value-type="float" office:value="-3.33865407528225">
                <text:p>-3.338654075282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56349947813246">
                <text:p>3.56349947813246</text:p>
              </table:table-cell>
              <table:table-cell office:value-type="float" office:value="-4.09031008658272">
                <text:p>-4.090310086582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59979962470469">
                <text:p>2.59979962470469</text:p>
              </table:table-cell>
              <table:table-cell office:value-type="float" office:value="4.55804310571425">
                <text:p>4.558043105714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43385780699897">
                <text:p>1.43385780699897</text:p>
              </table:table-cell>
              <table:table-cell office:value-type="float" office:value="3.56061136044897">
                <text:p>3.560611360448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65748061199184">
                <text:p>3.65748061199184</text:p>
              </table:table-cell>
              <table:table-cell office:value-type="float" office:value="-3.94258262562543">
                <text:p>-3.942582625625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98681715737959">
                <text:p>2.98681715737959</text:p>
              </table:table-cell>
              <table:table-cell office:value-type="float" office:value="-1.7729134333658">
                <text:p>-1.772913433365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81491518175578">
                <text:p>1.81491518175578</text:p>
              </table:table-cell>
              <table:table-cell office:value-type="float" office:value="4.6582734744371">
                <text:p>4.658273474437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05887632312952">
                <text:p>2.05887632312952</text:p>
              </table:table-cell>
              <table:table-cell office:value-type="float" office:value="5.05595502980103">
                <text:p>5.0559550298010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.04815378594288">
                <text:p>4.04815378594288</text:p>
              </table:table-cell>
              <table:table-cell office:value-type="float" office:value="-3.5245057894785">
                <text:p>-3.52450578947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03449570830409">
                <text:p>3.03449570830409</text:p>
              </table:table-cell>
              <table:table-cell office:value-type="float" office:value="-2.79978162027216">
                <text:p>-2.799781620272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00516841157709">
                <text:p>2.00516841157709</text:p>
              </table:table-cell>
              <table:table-cell office:value-type="float" office:value="-4.72571768662206">
                <text:p>-4.725717686622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74276426393128">
                <text:p>3.74276426393128</text:p>
              </table:table-cell>
              <table:table-cell office:value-type="float" office:value="-2.2810775836686">
                <text:p>-2.281077583668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05499092141253">
                <text:p>1.05499092141253</text:p>
              </table:table-cell>
              <table:table-cell office:value-type="float" office:value="4.75096664247144">
                <text:p>4.750966642471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3721833705108">
                <text:p>0.23721833705108</text:p>
              </table:table-cell>
              <table:table-cell office:value-type="float" office:value="3.01483461230297">
                <text:p>3.014834612302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93826052983302">
                <text:p>0.193826052983302</text:p>
              </table:table-cell>
              <table:table-cell office:value-type="float" office:value="4.43969257427575">
                <text:p>4.439692574275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742512066630978">
                <text:p>-0.0742512066630978</text:p>
              </table:table-cell>
              <table:table-cell office:value-type="float" office:value="4.64001260499949">
                <text:p>4.640012604999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34185325746652">
                <text:p>3.34185325746652</text:p>
              </table:table-cell>
              <table:table-cell office:value-type="float" office:value="-5.38231913943734">
                <text:p>-5.3823191394373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71887918169991">
                <text:p>1.71887918169991</text:p>
              </table:table-cell>
              <table:table-cell office:value-type="float" office:value="4.56066796215185">
                <text:p>4.560667962151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9734585576283">
                <text:p>3.9734585576283</text:p>
              </table:table-cell>
              <table:table-cell office:value-type="float" office:value="-3.44794391879556">
                <text:p>-3.447943918795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75021836884349">
                <text:p>2.75021836884349</text:p>
              </table:table-cell>
              <table:table-cell office:value-type="float" office:value="-2.65939194496115">
                <text:p>-2.659391944961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11619676187189">
                <text:p>2.11619676187189</text:p>
              </table:table-cell>
              <table:table-cell office:value-type="float" office:value="-3.23448691439649">
                <text:p>-3.2344869143964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02236311698031">
                <text:p>2.02236311698031</text:p>
              </table:table-cell>
              <table:table-cell office:value-type="float" office:value="-4.66465951059858">
                <text:p>-4.664659510598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94078103526008">
                <text:p>3.94078103526008</text:p>
              </table:table-cell>
              <table:table-cell office:value-type="float" office:value="-3.95923531514869">
                <text:p>-3.959235315148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19551426595174">
                <text:p>1.19551426595174</text:p>
              </table:table-cell>
              <table:table-cell office:value-type="float" office:value="4.29362132150936">
                <text:p>4.2936213215093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18720121538029">
                <text:p>0.518720121538029</text:p>
              </table:table-cell>
              <table:table-cell office:value-type="float" office:value="5.09146355527703">
                <text:p>5.091463555277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282614861118375">
                <text:p>-0.282614861118375</text:p>
              </table:table-cell>
              <table:table-cell office:value-type="float" office:value="4.30278123642007">
                <text:p>4.302781236420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.08426756091814">
                <text:p>4.08426756091814</text:p>
              </table:table-cell>
              <table:table-cell office:value-type="float" office:value="-5.0741360375473">
                <text:p>-5.07413603754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02418078749811">
                <text:p>3.02418078749811</text:p>
              </table:table-cell>
              <table:table-cell office:value-type="float" office:value="-3.34676240666863">
                <text:p>-3.3467624066686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175201074973124">
                <text:p>-0.175201074973124</text:p>
              </table:table-cell>
              <table:table-cell office:value-type="float" office:value="4.01256853318517">
                <text:p>4.0125685331851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607535030648879">
                <text:p>0.607535030648879</text:p>
              </table:table-cell>
              <table:table-cell office:value-type="float" office:value="3.9124248353863">
                <text:p>3.91242483538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50899535576924">
                <text:p>0.250899535576924</text:p>
              </table:table-cell>
              <table:table-cell office:value-type="float" office:value="4.27189310092769">
                <text:p>4.271893100927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61041026694237">
                <text:p>4.61041026694237</text:p>
              </table:table-cell>
              <table:table-cell office:value-type="float" office:value="-3.28401844158964">
                <text:p>-3.2840184415896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84486561982424">
                <text:p>2.84486561982424</text:p>
              </table:table-cell>
              <table:table-cell office:value-type="float" office:value="-4.8471725330912">
                <text:p>-4.84717253309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98969176898754">
                <text:p>0.198969176898754</text:p>
              </table:table-cell>
              <table:table-cell office:value-type="float" office:value="3.17043762865609">
                <text:p>3.170437628656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92949737518398">
                <text:p>2.92949737518398</text:p>
              </table:table-cell>
              <table:table-cell office:value-type="float" office:value="-3.93262312595286">
                <text:p>-3.9326231259528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70223666814144">
                <text:p>2.70223666814144</text:p>
              </table:table-cell>
              <table:table-cell office:value-type="float" office:value="-3.06855121437176">
                <text:p>-3.068551214371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24210798840279">
                <text:p>3.24210798840279</text:p>
              </table:table-cell>
              <table:table-cell office:value-type="float" office:value="-4.3693906456318">
                <text:p>-4.36939064563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97163559905893">
                <text:p>2.97163559905893</text:p>
              </table:table-cell>
              <table:table-cell office:value-type="float" office:value="-5.22165530809786">
                <text:p>-5.221655308097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24834353099593">
                <text:p>2.24834353099593</text:p>
              </table:table-cell>
              <table:table-cell office:value-type="float" office:value="-2.72934956647398">
                <text:p>-2.7293495664739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14855375955648">
                <text:p>3.14855375955648</text:p>
              </table:table-cell>
              <table:table-cell office:value-type="float" office:value="-4.22374756298993">
                <text:p>-4.2237475629899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25013044958556">
                <text:p>1.25013044958556</text:p>
              </table:table-cell>
              <table:table-cell office:value-type="float" office:value="-3.5074319534751">
                <text:p>-3.507431953475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.35329966164195">
                <text:p>4.35329966164195</text:p>
              </table:table-cell>
              <table:table-cell office:value-type="float" office:value="-3.40773781280711">
                <text:p>-3.407737812807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12506229289672">
                <text:p>2.12506229289672</text:p>
              </table:table-cell>
              <table:table-cell office:value-type="float" office:value="-3.75477851760964">
                <text:p>-3.754778517609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.26691954703428">
                <text:p>4.26691954703428</text:p>
              </table:table-cell>
              <table:table-cell office:value-type="float" office:value="-3.54611375036191">
                <text:p>-3.546113750361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43346714119814">
                <text:p>2.43346714119814</text:p>
              </table:table-cell>
              <table:table-cell office:value-type="float" office:value="-4.43948003204723">
                <text:p>-4.439480032047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46805147883376">
                <text:p>2.46805147883376</text:p>
              </table:table-cell>
              <table:table-cell office:value-type="float" office:value="4.63409662273953">
                <text:p>4.634096622739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21733176923842">
                <text:p>3.21733176923842</text:p>
              </table:table-cell>
              <table:table-cell office:value-type="float" office:value="-3.22700084009693">
                <text:p>-3.227000840096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08245956052938">
                <text:p>3.08245956052938</text:p>
              </table:table-cell>
              <table:table-cell office:value-type="float" office:value="-2.3342643647583">
                <text:p>-2.33426436475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.46994789400866">
                <text:p>4.46994789400866</text:p>
              </table:table-cell>
              <table:table-cell office:value-type="float" office:value="-4.04778999216959">
                <text:p>-4.047789992169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90976529785089">
                <text:p>3.90976529785089</text:p>
              </table:table-cell>
              <table:table-cell office:value-type="float" office:value="-3.40239048643712">
                <text:p>-3.402390486437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662194778195874">
                <text:p>-0.662194778195874</text:p>
              </table:table-cell>
              <table:table-cell office:value-type="float" office:value="4.94337506103547">
                <text:p>4.943375061035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814825761046906">
                <text:p>0.814825761046906</text:p>
              </table:table-cell>
              <table:table-cell office:value-type="float" office:value="4.42987098916716">
                <text:p>4.429870989167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.986069955783">
                <text:p>4.986069955783</text:p>
              </table:table-cell>
              <table:table-cell office:value-type="float" office:value="-3.82444878755948">
                <text:p>-3.8244487875594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84518151913767">
                <text:p>0.884518151913767</text:p>
              </table:table-cell>
              <table:table-cell office:value-type="float" office:value="4.40224766633048">
                <text:p>4.402247666330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818393487214787">
                <text:p>0.818393487214787</text:p>
              </table:table-cell>
              <table:table-cell office:value-type="float" office:value="4.11916937269404">
                <text:p>4.1191693726940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05962550151908">
                <text:p>3.05962550151908</text:p>
              </table:table-cell>
              <table:table-cell office:value-type="float" office:value="-4.8394729629836">
                <text:p>-4.839472962983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57127703955977">
                <text:p>0.557127703955977</text:p>
              </table:table-cell>
              <table:table-cell office:value-type="float" office:value="4.0488448739488">
                <text:p>4.048844873948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60350865726611">
                <text:p>1.60350865726611</text:p>
              </table:table-cell>
              <table:table-cell office:value-type="float" office:value="-3.24683120012685">
                <text:p>-3.2468312001268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.06598924824301">
                <text:p>4.06598924824301</text:p>
              </table:table-cell>
              <table:table-cell office:value-type="float" office:value="-2.48448116769543">
                <text:p>-2.4844811676954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25485625776651">
                <text:p>2.25485625776651</text:p>
              </table:table-cell>
              <table:table-cell office:value-type="float" office:value="4.73100517361775">
                <text:p>4.731005173617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54956218323041">
                <text:p>1.54956218323041</text:p>
              </table:table-cell>
              <table:table-cell office:value-type="float" office:value="5.64295865795258">
                <text:p>5.6429586579525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.2279566354165">
                <text:p>4.2279566354165</text:p>
              </table:table-cell>
              <table:table-cell office:value-type="float" office:value="-3.98865128205714">
                <text:p>-3.988651282057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40405231933757">
                <text:p>1.40405231933757</text:p>
              </table:table-cell>
              <table:table-cell office:value-type="float" office:value="-4.19899080607131">
                <text:p>-4.198990806071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47118929373024">
                <text:p>3.47118929373024</text:p>
              </table:table-cell>
              <table:table-cell office:value-type="float" office:value="-3.22799655726472">
                <text:p>-3.2279965572647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777553217848213">
                <text:p>0.0777553217848213</text:p>
              </table:table-cell>
              <table:table-cell office:value-type="float" office:value="4.55407645108021">
                <text:p>4.554076451080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18395229902248">
                <text:p>1.18395229902248</text:p>
              </table:table-cell>
              <table:table-cell office:value-type="float" office:value="4.96759446161015">
                <text:p>4.967594461610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.45596246768823">
                <text:p>4.45596246768823</text:p>
              </table:table-cell>
              <table:table-cell office:value-type="float" office:value="-3.39307685294227">
                <text:p>-3.393076852942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47144961573207">
                <text:p>1.47144961573207</text:p>
              </table:table-cell>
              <table:table-cell office:value-type="float" office:value="-3.72101859464761">
                <text:p>-3.7210185946476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65634969018973">
                <text:p>3.65634969018973</text:p>
              </table:table-cell>
              <table:table-cell office:value-type="float" office:value="-3.41538318878896">
                <text:p>-3.415383188788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22776784527659">
                <text:p>3.22776784527659</text:p>
              </table:table-cell>
              <table:table-cell office:value-type="float" office:value="-2.45645259310385">
                <text:p>-2.4564525931038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82267943483949">
                <text:p>3.82267943483949</text:p>
              </table:table-cell>
              <table:table-cell office:value-type="float" office:value="-3.85702684050471">
                <text:p>-3.857026840504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073758580875">
                <text:p>4.073758580875</text:p>
              </table:table-cell>
              <table:table-cell office:value-type="float" office:value="-3.30887051965385">
                <text:p>-3.3088705196538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31491401522599">
                <text:p>2.31491401522599</text:p>
              </table:table-cell>
              <table:table-cell office:value-type="float" office:value="-5.10059893295083">
                <text:p>-5.1005989329508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163230553620299">
                <text:p>-0.163230553620299</text:p>
              </table:table-cell>
              <table:table-cell office:value-type="float" office:value="5.02788329888367">
                <text:p>5.0278832988836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01999717947099">
                <text:p>3.01999717947099</text:p>
              </table:table-cell>
              <table:table-cell office:value-type="float" office:value="-3.51888341661008">
                <text:p>-3.5188834166100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.14153760716042">
                <text:p>4.14153760716042</text:p>
              </table:table-cell>
              <table:table-cell office:value-type="float" office:value="-3.06013518315879">
                <text:p>-3.060135183158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30075224953598">
                <text:p>3.30075224953598</text:p>
              </table:table-cell>
              <table:table-cell office:value-type="float" office:value="-4.16077157420302">
                <text:p>-4.1607715742030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69471796646907">
                <text:p>2.69471796646907</text:p>
              </table:table-cell>
              <table:table-cell office:value-type="float" office:value="-4.37270151550503">
                <text:p>-4.372701515505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17891811650266">
                <text:p>2.17891811650266</text:p>
              </table:table-cell>
              <table:table-cell office:value-type="float" office:value="4.68943654435067">
                <text:p>4.689436544350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.016133104301">
                <text:p>5.016133104301</text:p>
              </table:table-cell>
              <table:table-cell office:value-type="float" office:value="-3.54691427889068">
                <text:p>-3.546914278890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14829197676138">
                <text:p>4.14829197676138</text:p>
              </table:table-cell>
              <table:table-cell office:value-type="float" office:value="-3.88390627884551">
                <text:p>-3.8839062788455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61814666395152">
                <text:p>2.61814666395152</text:p>
              </table:table-cell>
              <table:table-cell office:value-type="float" office:value="-3.56979289270785">
                <text:p>-3.5697928927078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79252393664505">
                <text:p>0.79252393664505</text:p>
              </table:table-cell>
              <table:table-cell office:value-type="float" office:value="4.61011365437795">
                <text:p>4.6101136543779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52618412783871">
                <text:p>0.652618412783871</text:p>
              </table:table-cell>
              <table:table-cell office:value-type="float" office:value="5.82034124446486">
                <text:p>5.8203412444648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64005335851097">
                <text:p>1.64005335851097</text:p>
              </table:table-cell>
              <table:table-cell office:value-type="float" office:value="-4.36571013174242">
                <text:p>-4.3657101317424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570968539153776">
                <text:p>-0.570968539153776</text:p>
              </table:table-cell>
              <table:table-cell office:value-type="float" office:value="4.89166383313019">
                <text:p>4.891663833130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89309617544396">
                <text:p>2.89309617544396</text:p>
              </table:table-cell>
              <table:table-cell office:value-type="float" office:value="-3.76896624076033">
                <text:p>-3.768966240760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739361778411899">
                <text:p>0.739361778411899</text:p>
              </table:table-cell>
              <table:table-cell office:value-type="float" office:value="3.86792280618204">
                <text:p>3.867922806182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23077808039054">
                <text:p>3.23077808039054</text:p>
              </table:table-cell>
              <table:table-cell office:value-type="float" office:value="-3.99670677929336">
                <text:p>-3.996706779293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61061914963308">
                <text:p>3.61061914963308</text:p>
              </table:table-cell>
              <table:table-cell office:value-type="float" office:value="-2.63247872411456">
                <text:p>-2.632478724114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0640313584937">
                <text:p>3.0640313584937</text:p>
              </table:table-cell>
              <table:table-cell office:value-type="float" office:value="-2.30879130710132">
                <text:p>-2.308791307101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.99616955807997">
                <text:p>4.99616955807997</text:p>
              </table:table-cell>
              <table:table-cell office:value-type="float" office:value="-3.60023232653123">
                <text:p>-3.6002323265312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29153531699807">
                <text:p>3.29153531699807</text:p>
              </table:table-cell>
              <table:table-cell office:value-type="float" office:value="-3.57377054264285">
                <text:p>-3.573770542642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77072437253147">
                <text:p>2.77072437253147</text:p>
              </table:table-cell>
              <table:table-cell office:value-type="float" office:value="-2.98491966162249">
                <text:p>-2.984919661622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79530023552345">
                <text:p>1.79530023552345</text:p>
              </table:table-cell>
              <table:table-cell office:value-type="float" office:value="4.61475759236064">
                <text:p>4.6147575923606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29812386942374">
                <text:p>2.29812386942374</text:p>
              </table:table-cell>
              <table:table-cell office:value-type="float" office:value="-2.49309651010029">
                <text:p>-2.493096510100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24795683157923">
                <text:p>1.24795683157923</text:p>
              </table:table-cell>
              <table:table-cell office:value-type="float" office:value="4.5201642694223">
                <text:p>4.52016426942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41101245211644">
                <text:p>2.41101245211644</text:p>
              </table:table-cell>
              <table:table-cell office:value-type="float" office:value="-3.93236323856928">
                <text:p>-3.932363238569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17662274523702">
                <text:p>3.17662274523702</text:p>
              </table:table-cell>
              <table:table-cell office:value-type="float" office:value="-4.83769181325997">
                <text:p>-4.837691813259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50918889717594">
                <text:p>0.850918889717594</text:p>
              </table:table-cell>
              <table:table-cell office:value-type="float" office:value="2.62837070923428">
                <text:p>2.628370709234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51764142953227">
                <text:p>2.51764142953227</text:p>
              </table:table-cell>
              <table:table-cell office:value-type="float" office:value="-4.10197023692433">
                <text:p>-4.1019702369243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62576808152844">
                <text:p>3.62576808152844</text:p>
              </table:table-cell>
              <table:table-cell office:value-type="float" office:value="-3.6622658790058">
                <text:p>-3.662265879005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21105337646007">
                <text:p>3.21105337646007</text:p>
              </table:table-cell>
              <table:table-cell office:value-type="float" office:value="-2.6481792776442">
                <text:p>-2.648179277644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889502097992281">
                <text:p>0.889502097992281</text:p>
              </table:table-cell>
              <table:table-cell office:value-type="float" office:value="4.75603955007533">
                <text:p>4.756039550075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28758624685242">
                <text:p>3.28758624685242</text:p>
              </table:table-cell>
              <table:table-cell office:value-type="float" office:value="-3.67898792425115">
                <text:p>-3.678987924251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7013718578457">
                <text:p>2.7013718578457</text:p>
              </table:table-cell>
              <table:table-cell office:value-type="float" office:value="4.80186819591892">
                <text:p>4.8018681959189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32995774000012">
                <text:p>3.32995774000012</text:p>
              </table:table-cell>
              <table:table-cell office:value-type="float" office:value="-2.40794016346007">
                <text:p>-2.4079401634600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98084504225405">
                <text:p>0.498084504225405</text:p>
              </table:table-cell>
              <table:table-cell office:value-type="float" office:value="4.53532269746672">
                <text:p>4.5353226974667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405845203561364">
                <text:p>0.0405845203561364</text:p>
              </table:table-cell>
              <table:table-cell office:value-type="float" office:value="4.71516356043367">
                <text:p>4.715163560433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13895391362517">
                <text:p>3.13895391362517</text:p>
              </table:table-cell>
              <table:table-cell office:value-type="float" office:value="-4.78275663516805">
                <text:p>-4.782756635168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754943265096367">
                <text:p>0.754943265096367</text:p>
              </table:table-cell>
              <table:table-cell office:value-type="float" office:value="5.34541897606262">
                <text:p>5.3454189760626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54040798955791">
                <text:p>3.54040798955791</text:p>
              </table:table-cell>
              <table:table-cell office:value-type="float" office:value="-1.94927331197939">
                <text:p>-1.949273311979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30878057369199">
                <text:p>3.30878057369199</text:p>
              </table:table-cell>
              <table:table-cell office:value-type="float" office:value="-5.09622424339785">
                <text:p>-5.096224243397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43844174485676">
                <text:p>2.43844174485676</text:p>
              </table:table-cell>
              <table:table-cell office:value-type="float" office:value="-3.07507960493121">
                <text:p>-3.075079604931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5408699891711">
                <text:p>3.5408699891711</text:p>
              </table:table-cell>
              <table:table-cell office:value-type="float" office:value="-1.98504925125815">
                <text:p>-1.985049251258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477713216769243">
                <text:p>0.477713216769243</text:p>
              </table:table-cell>
              <table:table-cell office:value-type="float" office:value="5.892806254735">
                <text:p>5.89280625473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13919589346149">
                <text:p>3.13919589346149</text:p>
              </table:table-cell>
              <table:table-cell office:value-type="float" office:value="-3.01623125770948">
                <text:p>-3.0162312577094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02251628750413">
                <text:p>0.902251628750413</text:p>
              </table:table-cell>
              <table:table-cell office:value-type="float" office:value="3.06704272587987">
                <text:p>3.0670427258798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96429346358623">
                <text:p>-0.096429346358623</text:p>
              </table:table-cell>
              <table:table-cell office:value-type="float" office:value="3.51960469543141">
                <text:p>3.5196046954314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94926645888937">
                <text:p>1.94926645888937</text:p>
              </table:table-cell>
              <table:table-cell office:value-type="float" office:value="-3.58277451437383">
                <text:p>-3.5827745143738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2042734675254">
                <text:p>2.2042734675254</text:p>
              </table:table-cell>
              <table:table-cell office:value-type="float" office:value="-3.70363010642997">
                <text:p>-3.7036301064299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50896345986649">
                <text:p>1.50896345986649</text:p>
              </table:table-cell>
              <table:table-cell office:value-type="float" office:value="4.23046349911306">
                <text:p>4.230463499113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53993168612578">
                <text:p>0.653993168612578</text:p>
              </table:table-cell>
              <table:table-cell office:value-type="float" office:value="5.06308878723259">
                <text:p>5.0630887872325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03602697945341">
                <text:p>0.403602697945341</text:p>
              </table:table-cell>
              <table:table-cell office:value-type="float" office:value="5.12353597101311">
                <text:p>5.1235359710131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08794008370376">
                <text:p>3.08794008370376</text:p>
              </table:table-cell>
              <table:table-cell office:value-type="float" office:value="-3.38296204402996">
                <text:p>-3.382962044029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19752143256563">
                <text:p>1.19752143256563</text:p>
              </table:table-cell>
              <table:table-cell office:value-type="float" office:value="5.86856945574964">
                <text:p>5.8685694557496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71154815112395">
                <text:p>1.71154815112395</text:p>
              </table:table-cell>
              <table:table-cell office:value-type="float" office:value="5.85213952414247">
                <text:p>5.8521395241424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33988338642511">
                <text:p>3.33988338642511</text:p>
              </table:table-cell>
              <table:table-cell office:value-type="float" office:value="-4.10890869387327">
                <text:p>-4.1089086938732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08023818964789">
                <text:p>0.408023818964789</text:p>
              </table:table-cell>
              <table:table-cell office:value-type="float" office:value="4.42649300890874">
                <text:p>4.4264930089087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58279978566451">
                <text:p>1.58279978566451</text:p>
              </table:table-cell>
              <table:table-cell office:value-type="float" office:value="5.40521000171702">
                <text:p>5.4052100017170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53447671283685">
                <text:p>2.53447671283685</text:p>
              </table:table-cell>
              <table:table-cell office:value-type="float" office:value="4.56045852939893">
                <text:p>4.560458529398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95452778903271">
                <text:p>1.95452778903271</text:p>
              </table:table-cell>
              <table:table-cell office:value-type="float" office:value="3.80214815625909">
                <text:p>3.8021481562590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31533867350518">
                <text:p>1.31533867350518</text:p>
              </table:table-cell>
              <table:table-cell office:value-type="float" office:value="4.48380828073527">
                <text:p>4.483808280735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21978632569514">
                <text:p>0.921978632569514</text:p>
              </table:table-cell>
              <table:table-cell office:value-type="float" office:value="4.36989631485877">
                <text:p>4.369896314858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67694907443612">
                <text:p>2.67694907443612</text:p>
              </table:table-cell>
              <table:table-cell office:value-type="float" office:value="4.61932017486898">
                <text:p>4.6193201748689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0800047262138">
                <text:p>1.0800047262138</text:p>
              </table:table-cell>
              <table:table-cell office:value-type="float" office:value="4.2020835132224">
                <text:p>4.202083513222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.39068431788632">
                <text:p>4.39068431788632</text:p>
              </table:table-cell>
              <table:table-cell office:value-type="float" office:value="-3.99764977873208">
                <text:p>-3.997649778732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33342371713993">
                <text:p>0.33342371713993</text:p>
              </table:table-cell>
              <table:table-cell office:value-type="float" office:value="4.08533611148484">
                <text:p>4.085336111484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336783127627095">
                <text:p>-0.336783127627095</text:p>
              </table:table-cell>
              <table:table-cell office:value-type="float" office:value="3.78960133645969">
                <text:p>3.7896013364596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32162972938717">
                <text:p>1.32162972938717</text:p>
              </table:table-cell>
              <table:table-cell office:value-type="float" office:value="4.08704055861455">
                <text:p>4.087040558614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.45402218922807">
                <text:p>4.45402218922807</text:p>
              </table:table-cell>
              <table:table-cell office:value-type="float" office:value="-2.58525079640641">
                <text:p>-2.5852507964064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751312046146605">
                <text:p>0.751312046146605</text:p>
              </table:table-cell>
              <table:table-cell office:value-type="float" office:value="3.50577556499834">
                <text:p>3.5057755649983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14335385663844">
                <text:p>2.14335385663844</text:p>
              </table:table-cell>
              <table:table-cell office:value-type="float" office:value="5.06828608751273">
                <text:p>5.0682860875127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76661717514375">
                <text:p>2.76661717514375</text:p>
              </table:table-cell>
              <table:table-cell office:value-type="float" office:value="-3.62102396863332">
                <text:p>-3.6210239686333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13175907298935">
                <text:p>1.13175907298935</text:p>
              </table:table-cell>
              <table:table-cell office:value-type="float" office:value="2.8837164236494">
                <text:p>2.883716423649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.08213354694008">
                <text:p>4.08213354694008</text:p>
              </table:table-cell>
              <table:table-cell office:value-type="float" office:value="-4.4241551462346">
                <text:p>-4.42415514623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31053052072329">
                <text:p>3.31053052072329</text:p>
              </table:table-cell>
              <table:table-cell office:value-type="float" office:value="-3.40569998023285">
                <text:p>-3.4056999802328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27917508898796">
                <text:p>3.27917508898796</text:p>
              </table:table-cell>
              <table:table-cell office:value-type="float" office:value="-5.46999229218691">
                <text:p>-5.469992292186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51699327065408">
                <text:p>3.51699327065408</text:p>
              </table:table-cell>
              <table:table-cell office:value-type="float" office:value="-3.36570213666605">
                <text:p>-3.365702136666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09668185868366">
                <text:p>3.09668185868366</text:p>
              </table:table-cell>
              <table:table-cell office:value-type="float" office:value="-3.6321973302292">
                <text:p>-3.632197330229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13030881953836">
                <text:p>2.13030881953836</text:p>
              </table:table-cell>
              <table:table-cell office:value-type="float" office:value="-3.52646672968957">
                <text:p>-3.526466729689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727077995055193">
                <text:p>0.727077995055193</text:p>
              </table:table-cell>
              <table:table-cell office:value-type="float" office:value="6.45812058384938">
                <text:p>6.4581205838493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57827127138191">
                <text:p>2.57827127138191</text:p>
              </table:table-cell>
              <table:table-cell office:value-type="float" office:value="-4.20182747317505">
                <text:p>-4.2018274731750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0832960812572">
                <text:p>2.0832960812572</text:p>
              </table:table-cell>
              <table:table-cell office:value-type="float" office:value="-3.47582548555278">
                <text:p>-3.4758254855527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315380269805361">
                <text:p>0.315380269805361</text:p>
              </table:table-cell>
              <table:table-cell office:value-type="float" office:value="4.34471359877629">
                <text:p>4.344713598776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20916787289742">
                <text:p>3.20916787289742</text:p>
              </table:table-cell>
              <table:table-cell office:value-type="float" office:value="-5.21058586193885">
                <text:p>-5.2105858619388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39075971711572">
                <text:p>0.939075971711572</text:p>
              </table:table-cell>
              <table:table-cell office:value-type="float" office:value="5.20602404191204">
                <text:p>5.206024041912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72693077205356">
                <text:p>2.72693077205356</text:p>
              </table:table-cell>
              <table:table-cell office:value-type="float" office:value="-2.71863136752297">
                <text:p>-2.7186313675229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24980465079637">
                <text:p>3.24980465079637</text:p>
              </table:table-cell>
              <table:table-cell office:value-type="float" office:value="-5.59144057081476">
                <text:p>-5.591440570814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15267972005917">
                <text:p>3.15267972005917</text:p>
              </table:table-cell>
              <table:table-cell office:value-type="float" office:value="-2.50946661409786">
                <text:p>-2.5094666140978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.36278638194566">
                <text:p>4.36278638194566</text:p>
              </table:table-cell>
              <table:table-cell office:value-type="float" office:value="-2.68769834348019">
                <text:p>-2.687698343480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58665145294324">
                <text:p>3.58665145294324</text:p>
              </table:table-cell>
              <table:table-cell office:value-type="float" office:value="-3.67657020406455">
                <text:p>-3.676570204064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18747075763284">
                <text:p>2.18747075763284</text:p>
              </table:table-cell>
              <table:table-cell office:value-type="float" office:value="4.56607514124115">
                <text:p>4.566075141241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685921793929386">
                <text:p>0.685921793929386</text:p>
              </table:table-cell>
              <table:table-cell office:value-type="float" office:value="3.70712604326504">
                <text:p>3.7071260432650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6591867548849">
                <text:p>1.6591867548849</text:p>
              </table:table-cell>
              <table:table-cell office:value-type="float" office:value="-3.66047605128051">
                <text:p>-3.660476051280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05172066302726">
                <text:p>2.05172066302726</text:p>
              </table:table-cell>
              <table:table-cell office:value-type="float" office:value="-3.60182637379298">
                <text:p>-3.6018263737929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00087750302427">
                <text:p>1.00087750302427</text:p>
              </table:table-cell>
              <table:table-cell office:value-type="float" office:value="3.50309409094193">
                <text:p>3.5030940909419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25888482583719">
                <text:p>1.25888482583719</text:p>
              </table:table-cell>
              <table:table-cell office:value-type="float" office:value="6.10744473409864">
                <text:p>6.107444734098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55391983648409">
                <text:p>2.55391983648409</text:p>
              </table:table-cell>
              <table:table-cell office:value-type="float" office:value="-4.39742010584274">
                <text:p>-4.397420105842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7462736186126">
                <text:p>0.67462736186126</text:p>
              </table:table-cell>
              <table:table-cell office:value-type="float" office:value="4.54538445733178">
                <text:p>4.5453844573317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.00021079126072">
                <text:p>-1.00021079126072</text:p>
              </table:table-cell>
              <table:table-cell office:value-type="float" office:value="4.37107007468234">
                <text:p>4.3710700746823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5018889177159">
                <text:p>3.5018889177159</text:p>
              </table:table-cell>
              <table:table-cell office:value-type="float" office:value="-3.26122037003759">
                <text:p>-3.261220370037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882379015646289">
                <text:p>0.882379015646289</text:p>
              </table:table-cell>
              <table:table-cell office:value-type="float" office:value="2.64848661066393">
                <text:p>2.6484866106639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41274027281815">
                <text:p>3.41274027281815</text:p>
              </table:table-cell>
              <table:table-cell office:value-type="float" office:value="-3.78536390616409">
                <text:p>-3.785363906164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536651727545222">
                <text:p>0.536651727545222</text:p>
              </table:table-cell>
              <table:table-cell office:value-type="float" office:value="4.03704242265204">
                <text:p>4.037042422652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461158195869348">
                <text:p>-0.461158195869348</text:p>
              </table:table-cell>
              <table:table-cell office:value-type="float" office:value="3.99571871792133">
                <text:p>3.9957187179213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57057892347811">
                <text:p>3.57057892347811</text:p>
              </table:table-cell>
              <table:table-cell office:value-type="float" office:value="-4.95273455365721">
                <text:p>-4.9527345536572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70371690387874">
                <text:p>0.570371690387874</text:p>
              </table:table-cell>
              <table:table-cell office:value-type="float" office:value="5.52267136532899">
                <text:p>5.522671365328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15977040150258">
                <text:p>3.15977040150258</text:p>
              </table:table-cell>
              <table:table-cell office:value-type="float" office:value="-2.41674255170956">
                <text:p>-2.416742551709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95239301906125">
                <text:p>0.95239301906125</text:p>
              </table:table-cell>
              <table:table-cell office:value-type="float" office:value="5.12176136654444">
                <text:p>5.1217613665444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61841718891226">
                <text:p>2.61841718891226</text:p>
              </table:table-cell>
              <table:table-cell office:value-type="float" office:value="-4.3980377556142">
                <text:p>-4.398037755614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02031649794935">
                <text:p>3.02031649794935</text:p>
              </table:table-cell>
              <table:table-cell office:value-type="float" office:value="-4.09556159757243">
                <text:p>-4.0955615975724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73447312615854">
                <text:p>1.73447312615854</text:p>
              </table:table-cell>
              <table:table-cell office:value-type="float" office:value="-3.5487215279454">
                <text:p>-3.5487215279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